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8"/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5" style:family="table-cell" style:parent-style-name="_19968__33324__32_2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6" style:family="table-cell" style:parent-style-name="_19968__33324__32_2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_19968__33324__32_2" style:data-style-name="N19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_19968__33324__32_2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_19968__33324__32_2" style:data-style-name="N48">
      <style:table-cell-properties fo:border="thin solid #000000" style:vertical-align="middle" fo:background-color="transparent"/>
    </style:style>
    <style:style style:name="ce10" style:family="table-cell" style:parent-style-name="_19968__33324__32_2" style:data-style-name="N48">
      <style:table-cell-properties fo:border="thin solid #000000" style:vertical-align="middle" fo:background-color="#EDEDED" style:repeat-content="false"/>
      <style:paragraph-properties fo:text-align="center"/>
      <style:text-properties fo:color="#FF0000"/>
    </style:style>
    <style:style style:name="ce11" style:family="table-cell" style:parent-style-name="_19968__33324__32_2" style:data-style-name="N48">
      <style:table-cell-properties fo:border="thin solid #000000" style:vertical-align="middle" fo:background-color="#EDEDE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進站資料" table:style-name="ta1">
        <table:table-column table:style-name="co1" table:default-cell-style-name="ce4"/>
        <table:table-column table:style-name="co2" table:number-columns-repeated="82" table:default-cell-style-name="ce2"/>
        <table:table-column table:style-name="co3" table:default-cell-style-name="ce2"/>
        <table:table-column table:style-name="co2" table:number-columns-repeated="36" table:default-cell-style-name="ce2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5">
            <text:p>　　　　車站</text:p>
            <text:p>日期</text:p>
          </table:table-cell>
          <table:table-cell office:value-type="date" office:date-value="2023-12-01T00:00:00" table:style-name="ce6">
            <text:p>2023/12/1</text:p>
          </table:table-cell>
          <table:table-cell office:value-type="date" office:date-value="2023-12-02T00:00:00" table:style-name="ce6">
            <text:p>2023/12/2</text:p>
          </table:table-cell>
          <table:table-cell office:value-type="date" office:date-value="2023-12-03T00:00:00" table:style-name="ce6">
            <text:p>2023/12/3</text:p>
          </table:table-cell>
          <table:table-cell office:value-type="date" office:date-value="2023-12-04T00:00:00" table:style-name="ce6">
            <text:p>2023/12/4</text:p>
          </table:table-cell>
          <table:table-cell office:value-type="date" office:date-value="2023-12-05T00:00:00" table:style-name="ce6">
            <text:p>2023/12/5</text:p>
          </table:table-cell>
          <table:table-cell office:value-type="date" office:date-value="2023-12-06T00:00:00" table:style-name="ce6">
            <text:p>2023/12/6</text:p>
          </table:table-cell>
          <table:table-cell office:value-type="date" office:date-value="2023-12-07T00:00:00" table:style-name="ce6">
            <text:p>2023/12/7</text:p>
          </table:table-cell>
          <table:table-cell office:value-type="date" office:date-value="2023-12-08T00:00:00" table:style-name="ce6">
            <text:p>2023/12/8</text:p>
          </table:table-cell>
          <table:table-cell office:value-type="date" office:date-value="2023-12-09T00:00:00" table:style-name="ce6">
            <text:p>2023/12/9</text:p>
          </table:table-cell>
          <table:table-cell office:value-type="date" office:date-value="2023-12-10T00:00:00" table:style-name="ce7">
            <text:p>2023/12/10</text:p>
          </table:table-cell>
          <table:table-cell office:value-type="date" office:date-value="2023-12-11T00:00:00" table:style-name="ce7">
            <text:p>2023/12/11</text:p>
          </table:table-cell>
          <table:table-cell office:value-type="date" office:date-value="2023-12-12T00:00:00" table:style-name="ce7">
            <text:p>2023/12/12</text:p>
          </table:table-cell>
          <table:table-cell office:value-type="date" office:date-value="2023-12-13T00:00:00" table:style-name="ce7">
            <text:p>2023/12/13</text:p>
          </table:table-cell>
          <table:table-cell office:value-type="date" office:date-value="2023-12-14T00:00:00" table:style-name="ce7">
            <text:p>2023/12/14</text:p>
          </table:table-cell>
          <table:table-cell office:value-type="date" office:date-value="2023-12-15T00:00:00" table:style-name="ce7">
            <text:p>2023/12/15</text:p>
          </table:table-cell>
          <table:table-cell office:value-type="date" office:date-value="2023-12-16T00:00:00" table:style-name="ce7">
            <text:p>2023/12/16</text:p>
          </table:table-cell>
          <table:table-cell office:value-type="date" office:date-value="2023-12-17T00:00:00" table:style-name="ce7">
            <text:p>2023/12/17</text:p>
          </table:table-cell>
          <table:table-cell office:value-type="date" office:date-value="2023-12-18T00:00:00" table:style-name="ce7">
            <text:p>2023/12/18</text:p>
          </table:table-cell>
          <table:table-cell office:value-type="date" office:date-value="2023-12-19T00:00:00" table:style-name="ce7">
            <text:p>2023/12/19</text:p>
          </table:table-cell>
          <table:table-cell office:value-type="date" office:date-value="2023-12-20T00:00:00" table:style-name="ce7">
            <text:p>2023/12/20</text:p>
          </table:table-cell>
          <table:table-cell office:value-type="date" office:date-value="2023-12-21T00:00:00" table:style-name="ce7">
            <text:p>2023/12/21</text:p>
          </table:table-cell>
          <table:table-cell office:value-type="date" office:date-value="2023-12-22T00:00:00" table:style-name="ce7">
            <text:p>2023/12/22</text:p>
          </table:table-cell>
          <table:table-cell office:value-type="date" office:date-value="2023-12-23T00:00:00" table:style-name="ce7">
            <text:p>2023/12/23</text:p>
          </table:table-cell>
          <table:table-cell office:value-type="date" office:date-value="2023-12-24T00:00:00" table:style-name="ce7">
            <text:p>2023/12/24</text:p>
          </table:table-cell>
          <table:table-cell office:value-type="date" office:date-value="2023-12-25T00:00:00" table:style-name="ce7">
            <text:p>2023/12/25</text:p>
          </table:table-cell>
          <table:table-cell office:value-type="date" office:date-value="2023-12-26T00:00:00" table:style-name="ce7">
            <text:p>2023/12/26</text:p>
          </table:table-cell>
          <table:table-cell office:value-type="date" office:date-value="2023-12-27T00:00:00" table:style-name="ce7">
            <text:p>2023/12/27</text:p>
          </table:table-cell>
          <table:table-cell office:value-type="date" office:date-value="2023-12-28T00:00:00" table:style-name="ce7">
            <text:p>2023/12/28</text:p>
          </table:table-cell>
          <table:table-cell office:value-type="date" office:date-value="2023-12-29T00:00:00" table:style-name="ce7">
            <text:p>2023/12/29</text:p>
          </table:table-cell>
          <table:table-cell office:value-type="date" office:date-value="2023-12-30T00:00:00" table:style-name="ce7">
            <text:p>2023/12/30</text:p>
          </table:table-cell>
          <table:table-cell office:value-type="date" office:date-value="2023-12-31T00:00:00" table:style-name="ce7">
            <text:p>2023/12/31</text:p>
          </table:table-cell>
          <table:table-cell office:value-type="string" table:style-name="ce1">
            <text:p>總出站人數</text:p>
          </table:table-cell>
          <table:table-cell table:number-columns-repeated="87" table:style-name="ce2"/>
          <table:table-cell table:number-columns-repeated="16264" table:style-name="ce3"/>
        </table:table-row>
        <table:table-row table:style-name="ro1">
          <table:table-cell office:value-type="string" table:style-name="ce8">
            <text:p>松山機場</text:p>
          </table:table-cell>
          <table:table-cell office:value-type="float" office:value="5321" table:style-name="ce9">
            <text:p>5,321<text:s/></text:p>
          </table:table-cell>
          <table:table-cell office:value-type="float" office:value="3448" table:style-name="ce9">
            <text:p>3,448<text:s/></text:p>
          </table:table-cell>
          <table:table-cell office:value-type="float" office:value="3528" table:style-name="ce9">
            <text:p>3,528<text:s/></text:p>
          </table:table-cell>
          <table:table-cell office:value-type="float" office:value="4891" table:style-name="ce9">
            <text:p>4,891<text:s/></text:p>
          </table:table-cell>
          <table:table-cell office:value-type="float" office:value="4794" table:style-name="ce9">
            <text:p>4,794<text:s/></text:p>
          </table:table-cell>
          <table:table-cell office:value-type="float" office:value="4718" table:style-name="ce9">
            <text:p>4,718<text:s/></text:p>
          </table:table-cell>
          <table:table-cell office:value-type="float" office:value="4797" table:style-name="ce9">
            <text:p>4,797<text:s/></text:p>
          </table:table-cell>
          <table:table-cell office:value-type="float" office:value="5608" table:style-name="ce9">
            <text:p>5,608<text:s/></text:p>
          </table:table-cell>
          <table:table-cell office:value-type="float" office:value="3642" table:style-name="ce9">
            <text:p>3,642<text:s/></text:p>
          </table:table-cell>
          <table:table-cell office:value-type="float" office:value="3758" table:style-name="ce9">
            <text:p>3,758<text:s/></text:p>
          </table:table-cell>
          <table:table-cell office:value-type="float" office:value="5081" table:style-name="ce9">
            <text:p>5,081<text:s/></text:p>
          </table:table-cell>
          <table:table-cell office:value-type="float" office:value="4801" table:style-name="ce9">
            <text:p>4,801<text:s/></text:p>
          </table:table-cell>
          <table:table-cell office:value-type="float" office:value="4783" table:style-name="ce9">
            <text:p>4,783<text:s/></text:p>
          </table:table-cell>
          <table:table-cell office:value-type="float" office:value="4907" table:style-name="ce9">
            <text:p>4,907<text:s/></text:p>
          </table:table-cell>
          <table:table-cell office:value-type="float" office:value="5217" table:style-name="ce9">
            <text:p>5,217<text:s/></text:p>
          </table:table-cell>
          <table:table-cell office:value-type="float" office:value="3416" table:style-name="ce9">
            <text:p>3,416<text:s/></text:p>
          </table:table-cell>
          <table:table-cell office:value-type="float" office:value="3709" table:style-name="ce9">
            <text:p>3,709<text:s/></text:p>
          </table:table-cell>
          <table:table-cell office:value-type="float" office:value="5195" table:style-name="ce9">
            <text:p>5,195<text:s/></text:p>
          </table:table-cell>
          <table:table-cell office:value-type="float" office:value="4769" table:style-name="ce9">
            <text:p>4,769<text:s/></text:p>
          </table:table-cell>
          <table:table-cell office:value-type="float" office:value="4766" table:style-name="ce9">
            <text:p>4,766<text:s/></text:p>
          </table:table-cell>
          <table:table-cell office:value-type="float" office:value="4836" table:style-name="ce9">
            <text:p>4,836<text:s/></text:p>
          </table:table-cell>
          <table:table-cell office:value-type="float" office:value="5069" table:style-name="ce9">
            <text:p>5,069<text:s/></text:p>
          </table:table-cell>
          <table:table-cell office:value-type="float" office:value="3382" table:style-name="ce9">
            <text:p>3,382<text:s/></text:p>
          </table:table-cell>
          <table:table-cell office:value-type="float" office:value="3424" table:style-name="ce9">
            <text:p>3,424<text:s/></text:p>
          </table:table-cell>
          <table:table-cell office:value-type="float" office:value="4722" table:style-name="ce9">
            <text:p>4,722<text:s/></text:p>
          </table:table-cell>
          <table:table-cell office:value-type="float" office:value="4667" table:style-name="ce9">
            <text:p>4,667<text:s/></text:p>
          </table:table-cell>
          <table:table-cell office:value-type="float" office:value="4724" table:style-name="ce9">
            <text:p>4,724<text:s/></text:p>
          </table:table-cell>
          <table:table-cell office:value-type="float" office:value="4942" table:style-name="ce9">
            <text:p>4,942<text:s/></text:p>
          </table:table-cell>
          <table:table-cell office:value-type="float" office:value="5499" table:style-name="ce9">
            <text:p>5,499<text:s/></text:p>
          </table:table-cell>
          <table:table-cell office:value-type="float" office:value="3865" table:style-name="ce9">
            <text:p>3,865<text:s/></text:p>
          </table:table-cell>
          <table:table-cell office:value-type="float" office:value="3328" table:style-name="ce9">
            <text:p>3,328<text:s/></text:p>
          </table:table-cell>
          <table:table-cell office:value-type="float" office:value="139607" table:formula="msoxl:=SUM(B2:AF2)" table:style-name="ce2">
            <text:p>139,607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中山國中</text:p>
          </table:table-cell>
          <table:table-cell office:value-type="float" office:value="15466" table:style-name="ce9">
            <text:p>15,466<text:s/></text:p>
          </table:table-cell>
          <table:table-cell office:value-type="float" office:value="9735" table:style-name="ce9">
            <text:p>9,735<text:s/></text:p>
          </table:table-cell>
          <table:table-cell office:value-type="float" office:value="7807" table:style-name="ce9">
            <text:p>7,807<text:s/></text:p>
          </table:table-cell>
          <table:table-cell office:value-type="float" office:value="14334" table:style-name="ce9">
            <text:p>14,334<text:s/></text:p>
          </table:table-cell>
          <table:table-cell office:value-type="float" office:value="14469" table:style-name="ce9">
            <text:p>14,469<text:s/></text:p>
          </table:table-cell>
          <table:table-cell office:value-type="float" office:value="14777" table:style-name="ce9">
            <text:p>14,777<text:s/></text:p>
          </table:table-cell>
          <table:table-cell office:value-type="float" office:value="14944" table:style-name="ce9">
            <text:p>14,944<text:s/></text:p>
          </table:table-cell>
          <table:table-cell office:value-type="float" office:value="15828" table:style-name="ce9">
            <text:p>15,828<text:s/></text:p>
          </table:table-cell>
          <table:table-cell office:value-type="float" office:value="10145" table:style-name="ce9">
            <text:p>10,145<text:s/></text:p>
          </table:table-cell>
          <table:table-cell office:value-type="float" office:value="8428" table:style-name="ce9">
            <text:p>8,428<text:s/></text:p>
          </table:table-cell>
          <table:table-cell office:value-type="float" office:value="13884" table:style-name="ce9">
            <text:p>13,884<text:s/></text:p>
          </table:table-cell>
          <table:table-cell office:value-type="float" office:value="14680" table:style-name="ce9">
            <text:p>14,680<text:s/></text:p>
          </table:table-cell>
          <table:table-cell office:value-type="float" office:value="14767" table:style-name="ce9">
            <text:p>14,767<text:s/></text:p>
          </table:table-cell>
          <table:table-cell office:value-type="float" office:value="14564" table:style-name="ce9">
            <text:p>14,564<text:s/></text:p>
          </table:table-cell>
          <table:table-cell office:value-type="float" office:value="15481" table:style-name="ce9">
            <text:p>15,481<text:s/></text:p>
          </table:table-cell>
          <table:table-cell office:value-type="float" office:value="10656" table:style-name="ce9">
            <text:p>10,656<text:s/></text:p>
          </table:table-cell>
          <table:table-cell office:value-type="float" office:value="8670" table:style-name="ce9">
            <text:p>8,670<text:s/></text:p>
          </table:table-cell>
          <table:table-cell office:value-type="float" office:value="14119" table:style-name="ce9">
            <text:p>14,119<text:s/></text:p>
          </table:table-cell>
          <table:table-cell office:value-type="float" office:value="14921" table:style-name="ce9">
            <text:p>14,921<text:s/></text:p>
          </table:table-cell>
          <table:table-cell office:value-type="float" office:value="15065" table:style-name="ce9">
            <text:p>15,065<text:s/></text:p>
          </table:table-cell>
          <table:table-cell office:value-type="float" office:value="15373" table:style-name="ce9">
            <text:p>15,373<text:s/></text:p>
          </table:table-cell>
          <table:table-cell office:value-type="float" office:value="15858" table:style-name="ce9">
            <text:p>15,858<text:s/></text:p>
          </table:table-cell>
          <table:table-cell office:value-type="float" office:value="11011" table:style-name="ce9">
            <text:p>11,011<text:s/></text:p>
          </table:table-cell>
          <table:table-cell office:value-type="float" office:value="8842" table:style-name="ce9">
            <text:p>8,842<text:s/></text:p>
          </table:table-cell>
          <table:table-cell office:value-type="float" office:value="14430" table:style-name="ce9">
            <text:p>14,430<text:s/></text:p>
          </table:table-cell>
          <table:table-cell office:value-type="float" office:value="14915" table:style-name="ce9">
            <text:p>14,915<text:s/></text:p>
          </table:table-cell>
          <table:table-cell office:value-type="float" office:value="15016" table:style-name="ce9">
            <text:p>15,016<text:s/></text:p>
          </table:table-cell>
          <table:table-cell office:value-type="float" office:value="15393" table:style-name="ce9">
            <text:p>15,393<text:s/></text:p>
          </table:table-cell>
          <table:table-cell office:value-type="float" office:value="15422" table:style-name="ce9">
            <text:p>15,422<text:s/></text:p>
          </table:table-cell>
          <table:table-cell office:value-type="float" office:value="9344" table:style-name="ce9">
            <text:p>9,344<text:s/></text:p>
          </table:table-cell>
          <table:table-cell office:value-type="float" office:value="10309" table:style-name="ce9">
            <text:p>10,309<text:s/></text:p>
          </table:table-cell>
          <table:table-cell office:value-type="float" office:value="408653" table:formula="msoxl:=SUM(B3:AF3)" table:style-name="ce2">
            <text:p>408,653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南京復興</text:p>
          </table:table-cell>
          <table:table-cell office:value-type="float" office:value="49357" table:style-name="ce9">
            <text:p>49,357<text:s/></text:p>
          </table:table-cell>
          <table:table-cell office:value-type="float" office:value="28097" table:style-name="ce9">
            <text:p>28,097<text:s/></text:p>
          </table:table-cell>
          <table:table-cell office:value-type="float" office:value="21072" table:style-name="ce9">
            <text:p>21,072<text:s/></text:p>
          </table:table-cell>
          <table:table-cell office:value-type="float" office:value="45591" table:style-name="ce9">
            <text:p>45,591<text:s/></text:p>
          </table:table-cell>
          <table:table-cell office:value-type="float" office:value="46505" table:style-name="ce9">
            <text:p>46,505<text:s/></text:p>
          </table:table-cell>
          <table:table-cell office:value-type="float" office:value="47762" table:style-name="ce9">
            <text:p>47,762<text:s/></text:p>
          </table:table-cell>
          <table:table-cell office:value-type="float" office:value="47473" table:style-name="ce9">
            <text:p>47,473<text:s/></text:p>
          </table:table-cell>
          <table:table-cell office:value-type="float" office:value="50273" table:style-name="ce9">
            <text:p>50,273<text:s/></text:p>
          </table:table-cell>
          <table:table-cell office:value-type="float" office:value="29699" table:style-name="ce9">
            <text:p>29,699<text:s/></text:p>
          </table:table-cell>
          <table:table-cell office:value-type="float" office:value="22082" table:style-name="ce9">
            <text:p>22,082<text:s/></text:p>
          </table:table-cell>
          <table:table-cell office:value-type="float" office:value="44398" table:style-name="ce9">
            <text:p>44,398<text:s/></text:p>
          </table:table-cell>
          <table:table-cell office:value-type="float" office:value="46758" table:style-name="ce9">
            <text:p>46,758<text:s/></text:p>
          </table:table-cell>
          <table:table-cell office:value-type="float" office:value="47443" table:style-name="ce9">
            <text:p>47,443<text:s/></text:p>
          </table:table-cell>
          <table:table-cell office:value-type="float" office:value="47386" table:style-name="ce9">
            <text:p>47,386<text:s/></text:p>
          </table:table-cell>
          <table:table-cell office:value-type="float" office:value="50636" table:style-name="ce9">
            <text:p>50,636<text:s/></text:p>
          </table:table-cell>
          <table:table-cell office:value-type="float" office:value="31075" table:style-name="ce9">
            <text:p>31,075<text:s/></text:p>
          </table:table-cell>
          <table:table-cell office:value-type="float" office:value="24185" table:style-name="ce9">
            <text:p>24,185<text:s/></text:p>
          </table:table-cell>
          <table:table-cell office:value-type="float" office:value="45355" table:style-name="ce9">
            <text:p>45,355<text:s/></text:p>
          </table:table-cell>
          <table:table-cell office:value-type="float" office:value="47216" table:style-name="ce9">
            <text:p>47,216<text:s/></text:p>
          </table:table-cell>
          <table:table-cell office:value-type="float" office:value="48266" table:style-name="ce9">
            <text:p>48,266<text:s/></text:p>
          </table:table-cell>
          <table:table-cell office:value-type="float" office:value="48708" table:style-name="ce9">
            <text:p>48,708<text:s/></text:p>
          </table:table-cell>
          <table:table-cell office:value-type="float" office:value="51766" table:style-name="ce9">
            <text:p>51,766<text:s/></text:p>
          </table:table-cell>
          <table:table-cell office:value-type="float" office:value="31644" table:style-name="ce9">
            <text:p>31,644<text:s/></text:p>
          </table:table-cell>
          <table:table-cell office:value-type="float" office:value="24141" table:style-name="ce9">
            <text:p>24,141<text:s/></text:p>
          </table:table-cell>
          <table:table-cell office:value-type="float" office:value="46837" table:style-name="ce9">
            <text:p>46,837<text:s/></text:p>
          </table:table-cell>
          <table:table-cell office:value-type="float" office:value="48237" table:style-name="ce9">
            <text:p>48,237<text:s/></text:p>
          </table:table-cell>
          <table:table-cell office:value-type="float" office:value="48485" table:style-name="ce9">
            <text:p>48,485<text:s/></text:p>
          </table:table-cell>
          <table:table-cell office:value-type="float" office:value="50012" table:style-name="ce9">
            <text:p>50,012<text:s/></text:p>
          </table:table-cell>
          <table:table-cell office:value-type="float" office:value="50344" table:style-name="ce9">
            <text:p>50,344<text:s/></text:p>
          </table:table-cell>
          <table:table-cell office:value-type="float" office:value="27322" table:style-name="ce9">
            <text:p>27,322<text:s/></text:p>
          </table:table-cell>
          <table:table-cell office:value-type="float" office:value="27800" table:style-name="ce9">
            <text:p>27,800<text:s/></text:p>
          </table:table-cell>
          <table:table-cell office:value-type="float" office:value="1275925" table:formula="msoxl:=SUM(B4:AF4)" table:style-name="ce2">
            <text:p>1,275,925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忠孝復興</text:p>
          </table:table-cell>
          <table:table-cell office:value-type="float" office:value="48584" table:style-name="ce9">
            <text:p>48,584<text:s/></text:p>
          </table:table-cell>
          <table:table-cell office:value-type="float" office:value="45067" table:style-name="ce9">
            <text:p>45,067<text:s/></text:p>
          </table:table-cell>
          <table:table-cell office:value-type="float" office:value="35554" table:style-name="ce9">
            <text:p>35,554<text:s/></text:p>
          </table:table-cell>
          <table:table-cell office:value-type="float" office:value="38541" table:style-name="ce9">
            <text:p>38,541<text:s/></text:p>
          </table:table-cell>
          <table:table-cell office:value-type="float" office:value="39929" table:style-name="ce9">
            <text:p>39,929<text:s/></text:p>
          </table:table-cell>
          <table:table-cell office:value-type="float" office:value="41809" table:style-name="ce9">
            <text:p>41,809<text:s/></text:p>
          </table:table-cell>
          <table:table-cell office:value-type="float" office:value="43710" table:style-name="ce9">
            <text:p>43,710<text:s/></text:p>
          </table:table-cell>
          <table:table-cell office:value-type="float" office:value="49556" table:style-name="ce9">
            <text:p>49,556<text:s/></text:p>
          </table:table-cell>
          <table:table-cell office:value-type="float" office:value="47971" table:style-name="ce9">
            <text:p>47,971<text:s/></text:p>
          </table:table-cell>
          <table:table-cell office:value-type="float" office:value="37271" table:style-name="ce9">
            <text:p>37,271<text:s/></text:p>
          </table:table-cell>
          <table:table-cell office:value-type="float" office:value="39072" table:style-name="ce9">
            <text:p>39,072<text:s/></text:p>
          </table:table-cell>
          <table:table-cell office:value-type="float" office:value="41188" table:style-name="ce9">
            <text:p>41,188<text:s/></text:p>
          </table:table-cell>
          <table:table-cell office:value-type="float" office:value="41483" table:style-name="ce9">
            <text:p>41,483<text:s/></text:p>
          </table:table-cell>
          <table:table-cell office:value-type="float" office:value="43075" table:style-name="ce9">
            <text:p>43,075<text:s/></text:p>
          </table:table-cell>
          <table:table-cell office:value-type="float" office:value="50155" table:style-name="ce9">
            <text:p>50,155<text:s/></text:p>
          </table:table-cell>
          <table:table-cell office:value-type="float" office:value="50969" table:style-name="ce9">
            <text:p>50,969<text:s/></text:p>
          </table:table-cell>
          <table:table-cell office:value-type="float" office:value="38919" table:style-name="ce9">
            <text:p>38,919<text:s/></text:p>
          </table:table-cell>
          <table:table-cell office:value-type="float" office:value="41111" table:style-name="ce9">
            <text:p>41,111<text:s/></text:p>
          </table:table-cell>
          <table:table-cell office:value-type="float" office:value="42889" table:style-name="ce9">
            <text:p>42,889<text:s/></text:p>
          </table:table-cell>
          <table:table-cell office:value-type="float" office:value="44006" table:style-name="ce9">
            <text:p>44,006<text:s/></text:p>
          </table:table-cell>
          <table:table-cell office:value-type="float" office:value="46299" table:style-name="ce9">
            <text:p>46,299<text:s/></text:p>
          </table:table-cell>
          <table:table-cell office:value-type="float" office:value="51843" table:style-name="ce9">
            <text:p>51,843<text:s/></text:p>
          </table:table-cell>
          <table:table-cell office:value-type="float" office:value="52816" table:style-name="ce9">
            <text:p>52,816<text:s/></text:p>
          </table:table-cell>
          <table:table-cell office:value-type="float" office:value="41903" table:style-name="ce9">
            <text:p>41,903<text:s/></text:p>
          </table:table-cell>
          <table:table-cell office:value-type="float" office:value="45629" table:style-name="ce9">
            <text:p>45,629<text:s/></text:p>
          </table:table-cell>
          <table:table-cell office:value-type="float" office:value="43970" table:style-name="ce9">
            <text:p>43,970<text:s/></text:p>
          </table:table-cell>
          <table:table-cell office:value-type="float" office:value="44979" table:style-name="ce9">
            <text:p>44,979<text:s/></text:p>
          </table:table-cell>
          <table:table-cell office:value-type="float" office:value="45831" table:style-name="ce9">
            <text:p>45,831<text:s/></text:p>
          </table:table-cell>
          <table:table-cell office:value-type="float" office:value="52638" table:style-name="ce9">
            <text:p>52,638<text:s/></text:p>
          </table:table-cell>
          <table:table-cell office:value-type="float" office:value="47974" table:style-name="ce9">
            <text:p>47,974<text:s/></text:p>
          </table:table-cell>
          <table:table-cell office:value-type="float" office:value="50537" table:style-name="ce9">
            <text:p>50,537<text:s/></text:p>
          </table:table-cell>
          <table:table-cell office:value-type="float" office:value="1385278" table:formula="msoxl:=SUM(B5:AF5)" table:style-name="ce2">
            <text:p>1,385,278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大安</text:p>
          </table:table-cell>
          <table:table-cell office:value-type="float" office:value="28531" table:style-name="ce9">
            <text:p>28,531<text:s/></text:p>
          </table:table-cell>
          <table:table-cell office:value-type="float" office:value="17507" table:style-name="ce9">
            <text:p>17,507<text:s/></text:p>
          </table:table-cell>
          <table:table-cell office:value-type="float" office:value="14243" table:style-name="ce9">
            <text:p>14,243<text:s/></text:p>
          </table:table-cell>
          <table:table-cell office:value-type="float" office:value="26720" table:style-name="ce9">
            <text:p>26,720<text:s/></text:p>
          </table:table-cell>
          <table:table-cell office:value-type="float" office:value="27585" table:style-name="ce9">
            <text:p>27,585<text:s/></text:p>
          </table:table-cell>
          <table:table-cell office:value-type="float" office:value="27898" table:style-name="ce9">
            <text:p>27,898<text:s/></text:p>
          </table:table-cell>
          <table:table-cell office:value-type="float" office:value="27560" table:style-name="ce9">
            <text:p>27,560<text:s/></text:p>
          </table:table-cell>
          <table:table-cell office:value-type="float" office:value="29203" table:style-name="ce9">
            <text:p>29,203<text:s/></text:p>
          </table:table-cell>
          <table:table-cell office:value-type="float" office:value="18702" table:style-name="ce9">
            <text:p>18,702<text:s/></text:p>
          </table:table-cell>
          <table:table-cell office:value-type="float" office:value="13869" table:style-name="ce9">
            <text:p>13,869<text:s/></text:p>
          </table:table-cell>
          <table:table-cell office:value-type="float" office:value="26082" table:style-name="ce9">
            <text:p>26,082<text:s/></text:p>
          </table:table-cell>
          <table:table-cell office:value-type="float" office:value="27384" table:style-name="ce9">
            <text:p>27,384<text:s/></text:p>
          </table:table-cell>
          <table:table-cell office:value-type="float" office:value="27307" table:style-name="ce9">
            <text:p>27,307<text:s/></text:p>
          </table:table-cell>
          <table:table-cell office:value-type="float" office:value="27777" table:style-name="ce9">
            <text:p>27,777<text:s/></text:p>
          </table:table-cell>
          <table:table-cell office:value-type="float" office:value="29372" table:style-name="ce9">
            <text:p>29,372<text:s/></text:p>
          </table:table-cell>
          <table:table-cell office:value-type="float" office:value="19104" table:style-name="ce9">
            <text:p>19,104<text:s/></text:p>
          </table:table-cell>
          <table:table-cell office:value-type="float" office:value="14663" table:style-name="ce9">
            <text:p>14,663<text:s/></text:p>
          </table:table-cell>
          <table:table-cell office:value-type="float" office:value="26811" table:style-name="ce9">
            <text:p>26,811<text:s/></text:p>
          </table:table-cell>
          <table:table-cell office:value-type="float" office:value="27523" table:style-name="ce9">
            <text:p>27,523<text:s/></text:p>
          </table:table-cell>
          <table:table-cell office:value-type="float" office:value="27789" table:style-name="ce9">
            <text:p>27,789<text:s/></text:p>
          </table:table-cell>
          <table:table-cell office:value-type="float" office:value="28130" table:style-name="ce9">
            <text:p>28,130<text:s/></text:p>
          </table:table-cell>
          <table:table-cell office:value-type="float" office:value="29225" table:style-name="ce9">
            <text:p>29,225<text:s/></text:p>
          </table:table-cell>
          <table:table-cell office:value-type="float" office:value="19231" table:style-name="ce9">
            <text:p>19,231<text:s/></text:p>
          </table:table-cell>
          <table:table-cell office:value-type="float" office:value="14075" table:style-name="ce9">
            <text:p>14,075<text:s/></text:p>
          </table:table-cell>
          <table:table-cell office:value-type="float" office:value="26964" table:style-name="ce9">
            <text:p>26,964<text:s/></text:p>
          </table:table-cell>
          <table:table-cell office:value-type="float" office:value="28119" table:style-name="ce9">
            <text:p>28,119<text:s/></text:p>
          </table:table-cell>
          <table:table-cell office:value-type="float" office:value="28469" table:style-name="ce9">
            <text:p>28,469<text:s/></text:p>
          </table:table-cell>
          <table:table-cell office:value-type="float" office:value="28755" table:style-name="ce9">
            <text:p>28,755<text:s/></text:p>
          </table:table-cell>
          <table:table-cell office:value-type="float" office:value="29346" table:style-name="ce9">
            <text:p>29,346<text:s/></text:p>
          </table:table-cell>
          <table:table-cell office:value-type="float" office:value="16818" table:style-name="ce9">
            <text:p>16,818<text:s/></text:p>
          </table:table-cell>
          <table:table-cell office:value-type="float" office:value="20353" table:style-name="ce9">
            <text:p>20,353<text:s/></text:p>
          </table:table-cell>
          <table:table-cell office:value-type="float" office:value="755115" table:formula="msoxl:=SUM(B6:AF6)" table:style-name="ce2">
            <text:p>755,115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科技大樓</text:p>
          </table:table-cell>
          <table:table-cell office:value-type="float" office:value="15648" table:style-name="ce9">
            <text:p>15,648<text:s/></text:p>
          </table:table-cell>
          <table:table-cell office:value-type="float" office:value="11392" table:style-name="ce9">
            <text:p>11,392<text:s/></text:p>
          </table:table-cell>
          <table:table-cell office:value-type="float" office:value="9473" table:style-name="ce9">
            <text:p>9,473<text:s/></text:p>
          </table:table-cell>
          <table:table-cell office:value-type="float" office:value="14926" table:style-name="ce9">
            <text:p>14,926<text:s/></text:p>
          </table:table-cell>
          <table:table-cell office:value-type="float" office:value="15154" table:style-name="ce9">
            <text:p>15,154<text:s/></text:p>
          </table:table-cell>
          <table:table-cell office:value-type="float" office:value="15496" table:style-name="ce9">
            <text:p>15,496<text:s/></text:p>
          </table:table-cell>
          <table:table-cell office:value-type="float" office:value="15275" table:style-name="ce9">
            <text:p>15,275<text:s/></text:p>
          </table:table-cell>
          <table:table-cell office:value-type="float" office:value="15869" table:style-name="ce9">
            <text:p>15,869<text:s/></text:p>
          </table:table-cell>
          <table:table-cell office:value-type="float" office:value="11600" table:style-name="ce9">
            <text:p>11,600<text:s/></text:p>
          </table:table-cell>
          <table:table-cell office:value-type="float" office:value="9965" table:style-name="ce9">
            <text:p>9,965<text:s/></text:p>
          </table:table-cell>
          <table:table-cell office:value-type="float" office:value="14193" table:style-name="ce9">
            <text:p>14,193<text:s/></text:p>
          </table:table-cell>
          <table:table-cell office:value-type="float" office:value="14924" table:style-name="ce9">
            <text:p>14,924<text:s/></text:p>
          </table:table-cell>
          <table:table-cell office:value-type="float" office:value="14900" table:style-name="ce9">
            <text:p>14,900<text:s/></text:p>
          </table:table-cell>
          <table:table-cell office:value-type="float" office:value="14904" table:style-name="ce9">
            <text:p>14,904<text:s/></text:p>
          </table:table-cell>
          <table:table-cell office:value-type="float" office:value="15483" table:style-name="ce9">
            <text:p>15,483<text:s/></text:p>
          </table:table-cell>
          <table:table-cell office:value-type="float" office:value="11421" table:style-name="ce9">
            <text:p>11,421<text:s/></text:p>
          </table:table-cell>
          <table:table-cell office:value-type="float" office:value="9431" table:style-name="ce9">
            <text:p>9,431<text:s/></text:p>
          </table:table-cell>
          <table:table-cell office:value-type="float" office:value="14415" table:style-name="ce9">
            <text:p>14,415<text:s/></text:p>
          </table:table-cell>
          <table:table-cell office:value-type="float" office:value="14850" table:style-name="ce9">
            <text:p>14,850<text:s/></text:p>
          </table:table-cell>
          <table:table-cell office:value-type="float" office:value="15066" table:style-name="ce9">
            <text:p>15,066<text:s/></text:p>
          </table:table-cell>
          <table:table-cell office:value-type="float" office:value="15700" table:style-name="ce9">
            <text:p>15,700<text:s/></text:p>
          </table:table-cell>
          <table:table-cell office:value-type="float" office:value="15915" table:style-name="ce9">
            <text:p>15,915<text:s/></text:p>
          </table:table-cell>
          <table:table-cell office:value-type="float" office:value="11577" table:style-name="ce9">
            <text:p>11,577<text:s/></text:p>
          </table:table-cell>
          <table:table-cell office:value-type="float" office:value="9151" table:style-name="ce9">
            <text:p>9,151<text:s/></text:p>
          </table:table-cell>
          <table:table-cell office:value-type="float" office:value="14335" table:style-name="ce9">
            <text:p>14,335<text:s/></text:p>
          </table:table-cell>
          <table:table-cell office:value-type="float" office:value="14622" table:style-name="ce9">
            <text:p>14,622<text:s/></text:p>
          </table:table-cell>
          <table:table-cell office:value-type="float" office:value="15089" table:style-name="ce9">
            <text:p>15,089<text:s/></text:p>
          </table:table-cell>
          <table:table-cell office:value-type="float" office:value="15236" table:style-name="ce9">
            <text:p>15,236<text:s/></text:p>
          </table:table-cell>
          <table:table-cell office:value-type="float" office:value="15164" table:style-name="ce9">
            <text:p>15,164<text:s/></text:p>
          </table:table-cell>
          <table:table-cell office:value-type="float" office:value="9671" table:style-name="ce9">
            <text:p>9,671<text:s/></text:p>
          </table:table-cell>
          <table:table-cell office:value-type="float" office:value="10181" table:style-name="ce9">
            <text:p>10,181<text:s/></text:p>
          </table:table-cell>
          <table:table-cell office:value-type="float" office:value="421026" table:formula="msoxl:=SUM(B7:AF7)" table:style-name="ce2">
            <text:p>421,026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六張犁</text:p>
          </table:table-cell>
          <table:table-cell office:value-type="float" office:value="12059" table:style-name="ce9">
            <text:p>12,059<text:s/></text:p>
          </table:table-cell>
          <table:table-cell office:value-type="float" office:value="8352" table:style-name="ce9">
            <text:p>8,352<text:s/></text:p>
          </table:table-cell>
          <table:table-cell office:value-type="float" office:value="6935" table:style-name="ce9">
            <text:p>6,935<text:s/></text:p>
          </table:table-cell>
          <table:table-cell office:value-type="float" office:value="11286" table:style-name="ce9">
            <text:p>11,286<text:s/></text:p>
          </table:table-cell>
          <table:table-cell office:value-type="float" office:value="11258" table:style-name="ce9">
            <text:p>11,258<text:s/></text:p>
          </table:table-cell>
          <table:table-cell office:value-type="float" office:value="11541" table:style-name="ce9">
            <text:p>11,541<text:s/></text:p>
          </table:table-cell>
          <table:table-cell office:value-type="float" office:value="11706" table:style-name="ce9">
            <text:p>11,706<text:s/></text:p>
          </table:table-cell>
          <table:table-cell office:value-type="float" office:value="12008" table:style-name="ce9">
            <text:p>12,008<text:s/></text:p>
          </table:table-cell>
          <table:table-cell office:value-type="float" office:value="8682" table:style-name="ce9">
            <text:p>8,682<text:s/></text:p>
          </table:table-cell>
          <table:table-cell office:value-type="float" office:value="6960" table:style-name="ce9">
            <text:p>6,960<text:s/></text:p>
          </table:table-cell>
          <table:table-cell office:value-type="float" office:value="10915" table:style-name="ce9">
            <text:p>10,915<text:s/></text:p>
          </table:table-cell>
          <table:table-cell office:value-type="float" office:value="11306" table:style-name="ce9">
            <text:p>11,306<text:s/></text:p>
          </table:table-cell>
          <table:table-cell office:value-type="float" office:value="11446" table:style-name="ce9">
            <text:p>11,446<text:s/></text:p>
          </table:table-cell>
          <table:table-cell office:value-type="float" office:value="11383" table:style-name="ce9">
            <text:p>11,383<text:s/></text:p>
          </table:table-cell>
          <table:table-cell office:value-type="float" office:value="12052" table:style-name="ce9">
            <text:p>12,052<text:s/></text:p>
          </table:table-cell>
          <table:table-cell office:value-type="float" office:value="8857" table:style-name="ce9">
            <text:p>8,857<text:s/></text:p>
          </table:table-cell>
          <table:table-cell office:value-type="float" office:value="7237" table:style-name="ce9">
            <text:p>7,237<text:s/></text:p>
          </table:table-cell>
          <table:table-cell office:value-type="float" office:value="10857" table:style-name="ce9">
            <text:p>10,857<text:s/></text:p>
          </table:table-cell>
          <table:table-cell office:value-type="float" office:value="11278" table:style-name="ce9">
            <text:p>11,278<text:s/></text:p>
          </table:table-cell>
          <table:table-cell office:value-type="float" office:value="11792" table:style-name="ce9">
            <text:p>11,792<text:s/></text:p>
          </table:table-cell>
          <table:table-cell office:value-type="float" office:value="11790" table:style-name="ce9">
            <text:p>11,790<text:s/></text:p>
          </table:table-cell>
          <table:table-cell office:value-type="float" office:value="12101" table:style-name="ce9">
            <text:p>12,101<text:s/></text:p>
          </table:table-cell>
          <table:table-cell office:value-type="float" office:value="9239" table:style-name="ce9">
            <text:p>9,239<text:s/></text:p>
          </table:table-cell>
          <table:table-cell office:value-type="float" office:value="7219" table:style-name="ce9">
            <text:p>7,219<text:s/></text:p>
          </table:table-cell>
          <table:table-cell office:value-type="float" office:value="11245" table:style-name="ce9">
            <text:p>11,245<text:s/></text:p>
          </table:table-cell>
          <table:table-cell office:value-type="float" office:value="11717" table:style-name="ce9">
            <text:p>11,717<text:s/></text:p>
          </table:table-cell>
          <table:table-cell office:value-type="float" office:value="11818" table:style-name="ce9">
            <text:p>11,818<text:s/></text:p>
          </table:table-cell>
          <table:table-cell office:value-type="float" office:value="11854" table:style-name="ce9">
            <text:p>11,854<text:s/></text:p>
          </table:table-cell>
          <table:table-cell office:value-type="float" office:value="11939" table:style-name="ce9">
            <text:p>11,939<text:s/></text:p>
          </table:table-cell>
          <table:table-cell office:value-type="float" office:value="8288" table:style-name="ce9">
            <text:p>8,288<text:s/></text:p>
          </table:table-cell>
          <table:table-cell office:value-type="float" office:value="10575" table:style-name="ce9">
            <text:p>10,575<text:s/></text:p>
          </table:table-cell>
          <table:table-cell office:value-type="float" office:value="325695" table:formula="msoxl:=SUM(B8:AF8)" table:style-name="ce2">
            <text:p>325,695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麟光</text:p>
          </table:table-cell>
          <table:table-cell office:value-type="float" office:value="4330" table:style-name="ce9">
            <text:p>4,330<text:s/></text:p>
          </table:table-cell>
          <table:table-cell office:value-type="float" office:value="3665" table:style-name="ce9">
            <text:p>3,665<text:s/></text:p>
          </table:table-cell>
          <table:table-cell office:value-type="float" office:value="3290" table:style-name="ce9">
            <text:p>3,290<text:s/></text:p>
          </table:table-cell>
          <table:table-cell office:value-type="float" office:value="4164" table:style-name="ce9">
            <text:p>4,164<text:s/></text:p>
          </table:table-cell>
          <table:table-cell office:value-type="float" office:value="4019" table:style-name="ce9">
            <text:p>4,019<text:s/></text:p>
          </table:table-cell>
          <table:table-cell office:value-type="float" office:value="4208" table:style-name="ce9">
            <text:p>4,208<text:s/></text:p>
          </table:table-cell>
          <table:table-cell office:value-type="float" office:value="4158" table:style-name="ce9">
            <text:p>4,158<text:s/></text:p>
          </table:table-cell>
          <table:table-cell office:value-type="float" office:value="4320" table:style-name="ce9">
            <text:p>4,320<text:s/></text:p>
          </table:table-cell>
          <table:table-cell office:value-type="float" office:value="3868" table:style-name="ce9">
            <text:p>3,868<text:s/></text:p>
          </table:table-cell>
          <table:table-cell office:value-type="float" office:value="3468" table:style-name="ce9">
            <text:p>3,468<text:s/></text:p>
          </table:table-cell>
          <table:table-cell office:value-type="float" office:value="4032" table:style-name="ce9">
            <text:p>4,032<text:s/></text:p>
          </table:table-cell>
          <table:table-cell office:value-type="float" office:value="4088" table:style-name="ce9">
            <text:p>4,088<text:s/></text:p>
          </table:table-cell>
          <table:table-cell office:value-type="float" office:value="4126" table:style-name="ce9">
            <text:p>4,126<text:s/></text:p>
          </table:table-cell>
          <table:table-cell office:value-type="float" office:value="4084" table:style-name="ce9">
            <text:p>4,084<text:s/></text:p>
          </table:table-cell>
          <table:table-cell office:value-type="float" office:value="4299" table:style-name="ce9">
            <text:p>4,299<text:s/></text:p>
          </table:table-cell>
          <table:table-cell office:value-type="float" office:value="4525" table:style-name="ce9">
            <text:p>4,525<text:s/></text:p>
          </table:table-cell>
          <table:table-cell office:value-type="float" office:value="3379" table:style-name="ce9">
            <text:p>3,379<text:s/></text:p>
          </table:table-cell>
          <table:table-cell office:value-type="float" office:value="4117" table:style-name="ce9">
            <text:p>4,117<text:s/></text:p>
          </table:table-cell>
          <table:table-cell office:value-type="float" office:value="4061" table:style-name="ce9">
            <text:p>4,061<text:s/></text:p>
          </table:table-cell>
          <table:table-cell office:value-type="float" office:value="4191" table:style-name="ce9">
            <text:p>4,191<text:s/></text:p>
          </table:table-cell>
          <table:table-cell office:value-type="float" office:value="4380" table:style-name="ce9">
            <text:p>4,380<text:s/></text:p>
          </table:table-cell>
          <table:table-cell office:value-type="float" office:value="4514" table:style-name="ce9">
            <text:p>4,514<text:s/></text:p>
          </table:table-cell>
          <table:table-cell office:value-type="float" office:value="3837" table:style-name="ce9">
            <text:p>3,837<text:s/></text:p>
          </table:table-cell>
          <table:table-cell office:value-type="float" office:value="3348" table:style-name="ce9">
            <text:p>3,348<text:s/></text:p>
          </table:table-cell>
          <table:table-cell office:value-type="float" office:value="4034" table:style-name="ce9">
            <text:p>4,034<text:s/></text:p>
          </table:table-cell>
          <table:table-cell office:value-type="float" office:value="4091" table:style-name="ce9">
            <text:p>4,091<text:s/></text:p>
          </table:table-cell>
          <table:table-cell office:value-type="float" office:value="4350" table:style-name="ce9">
            <text:p>4,350<text:s/></text:p>
          </table:table-cell>
          <table:table-cell office:value-type="float" office:value="4119" table:style-name="ce9">
            <text:p>4,119<text:s/></text:p>
          </table:table-cell>
          <table:table-cell office:value-type="float" office:value="4290" table:style-name="ce9">
            <text:p>4,290<text:s/></text:p>
          </table:table-cell>
          <table:table-cell office:value-type="float" office:value="3660" table:style-name="ce9">
            <text:p>3,660<text:s/></text:p>
          </table:table-cell>
          <table:table-cell office:value-type="float" office:value="4434" table:style-name="ce9">
            <text:p>4,434<text:s/></text:p>
          </table:table-cell>
          <table:table-cell office:value-type="float" office:value="125449" table:formula="msoxl:=SUM(B9:AF9)" table:style-name="ce2">
            <text:p>125,449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辛亥</text:p>
          </table:table-cell>
          <table:table-cell office:value-type="float" office:value="3446" table:style-name="ce9">
            <text:p>3,446<text:s/></text:p>
          </table:table-cell>
          <table:table-cell office:value-type="float" office:value="2834" table:style-name="ce9">
            <text:p>2,834<text:s/></text:p>
          </table:table-cell>
          <table:table-cell office:value-type="float" office:value="2585" table:style-name="ce9">
            <text:p>2,585<text:s/></text:p>
          </table:table-cell>
          <table:table-cell office:value-type="float" office:value="3313" table:style-name="ce9">
            <text:p>3,313<text:s/></text:p>
          </table:table-cell>
          <table:table-cell office:value-type="float" office:value="3490" table:style-name="ce9">
            <text:p>3,490<text:s/></text:p>
          </table:table-cell>
          <table:table-cell office:value-type="float" office:value="3430" table:style-name="ce9">
            <text:p>3,430<text:s/></text:p>
          </table:table-cell>
          <table:table-cell office:value-type="float" office:value="3378" table:style-name="ce9">
            <text:p>3,378<text:s/></text:p>
          </table:table-cell>
          <table:table-cell office:value-type="float" office:value="3667" table:style-name="ce9">
            <text:p>3,667<text:s/></text:p>
          </table:table-cell>
          <table:table-cell office:value-type="float" office:value="2998" table:style-name="ce9">
            <text:p>2,998<text:s/></text:p>
          </table:table-cell>
          <table:table-cell office:value-type="float" office:value="2517" table:style-name="ce9">
            <text:p>2,517<text:s/></text:p>
          </table:table-cell>
          <table:table-cell office:value-type="float" office:value="3291" table:style-name="ce9">
            <text:p>3,291<text:s/></text:p>
          </table:table-cell>
          <table:table-cell office:value-type="float" office:value="3394" table:style-name="ce9">
            <text:p>3,394<text:s/></text:p>
          </table:table-cell>
          <table:table-cell office:value-type="float" office:value="3402" table:style-name="ce9">
            <text:p>3,402<text:s/></text:p>
          </table:table-cell>
          <table:table-cell office:value-type="float" office:value="3459" table:style-name="ce9">
            <text:p>3,459<text:s/></text:p>
          </table:table-cell>
          <table:table-cell office:value-type="float" office:value="3630" table:style-name="ce9">
            <text:p>3,630<text:s/></text:p>
          </table:table-cell>
          <table:table-cell office:value-type="float" office:value="2843" table:style-name="ce9">
            <text:p>2,843<text:s/></text:p>
          </table:table-cell>
          <table:table-cell office:value-type="float" office:value="2255" table:style-name="ce9">
            <text:p>2,255<text:s/></text:p>
          </table:table-cell>
          <table:table-cell office:value-type="float" office:value="3433" table:style-name="ce9">
            <text:p>3,433<text:s/></text:p>
          </table:table-cell>
          <table:table-cell office:value-type="float" office:value="3375" table:style-name="ce9">
            <text:p>3,375<text:s/></text:p>
          </table:table-cell>
          <table:table-cell office:value-type="float" office:value="3377" table:style-name="ce9">
            <text:p>3,377<text:s/></text:p>
          </table:table-cell>
          <table:table-cell office:value-type="float" office:value="3349" table:style-name="ce9">
            <text:p>3,349<text:s/></text:p>
          </table:table-cell>
          <table:table-cell office:value-type="float" office:value="3571" table:style-name="ce9">
            <text:p>3,571<text:s/></text:p>
          </table:table-cell>
          <table:table-cell office:value-type="float" office:value="3133" table:style-name="ce9">
            <text:p>3,133<text:s/></text:p>
          </table:table-cell>
          <table:table-cell office:value-type="float" office:value="2442" table:style-name="ce9">
            <text:p>2,442<text:s/></text:p>
          </table:table-cell>
          <table:table-cell office:value-type="float" office:value="3482" table:style-name="ce9">
            <text:p>3,482<text:s/></text:p>
          </table:table-cell>
          <table:table-cell office:value-type="float" office:value="3309" table:style-name="ce9">
            <text:p>3,309<text:s/></text:p>
          </table:table-cell>
          <table:table-cell office:value-type="float" office:value="3435" table:style-name="ce9">
            <text:p>3,435<text:s/></text:p>
          </table:table-cell>
          <table:table-cell office:value-type="float" office:value="3426" table:style-name="ce9">
            <text:p>3,426<text:s/></text:p>
          </table:table-cell>
          <table:table-cell office:value-type="float" office:value="3484" table:style-name="ce9">
            <text:p>3,484<text:s/></text:p>
          </table:table-cell>
          <table:table-cell office:value-type="float" office:value="2623" table:style-name="ce9">
            <text:p>2,623<text:s/></text:p>
          </table:table-cell>
          <table:table-cell office:value-type="float" office:value="3511" table:style-name="ce9">
            <text:p>3,511<text:s/></text:p>
          </table:table-cell>
          <table:table-cell office:value-type="float" office:value="99882" table:formula="msoxl:=SUM(B10:AF10)" table:style-name="ce2">
            <text:p>99,882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萬芳醫院</text:p>
          </table:table-cell>
          <table:table-cell office:value-type="float" office:value="13722" table:style-name="ce9">
            <text:p>13,722<text:s/></text:p>
          </table:table-cell>
          <table:table-cell office:value-type="float" office:value="8355" table:style-name="ce9">
            <text:p>8,355<text:s/></text:p>
          </table:table-cell>
          <table:table-cell office:value-type="float" office:value="7866" table:style-name="ce9">
            <text:p>7,866<text:s/></text:p>
          </table:table-cell>
          <table:table-cell office:value-type="float" office:value="13441" table:style-name="ce9">
            <text:p>13,441<text:s/></text:p>
          </table:table-cell>
          <table:table-cell office:value-type="float" office:value="13498" table:style-name="ce9">
            <text:p>13,498<text:s/></text:p>
          </table:table-cell>
          <table:table-cell office:value-type="float" office:value="13759" table:style-name="ce9">
            <text:p>13,759<text:s/></text:p>
          </table:table-cell>
          <table:table-cell office:value-type="float" office:value="13566" table:style-name="ce9">
            <text:p>13,566<text:s/></text:p>
          </table:table-cell>
          <table:table-cell office:value-type="float" office:value="13880" table:style-name="ce9">
            <text:p>13,880<text:s/></text:p>
          </table:table-cell>
          <table:table-cell office:value-type="float" office:value="9526" table:style-name="ce9">
            <text:p>9,526<text:s/></text:p>
          </table:table-cell>
          <table:table-cell office:value-type="float" office:value="8251" table:style-name="ce9">
            <text:p>8,251<text:s/></text:p>
          </table:table-cell>
          <table:table-cell office:value-type="float" office:value="13277" table:style-name="ce9">
            <text:p>13,277<text:s/></text:p>
          </table:table-cell>
          <table:table-cell office:value-type="float" office:value="13464" table:style-name="ce9">
            <text:p>13,464<text:s/></text:p>
          </table:table-cell>
          <table:table-cell office:value-type="float" office:value="13573" table:style-name="ce9">
            <text:p>13,573<text:s/></text:p>
          </table:table-cell>
          <table:table-cell office:value-type="float" office:value="13603" table:style-name="ce9">
            <text:p>13,603<text:s/></text:p>
          </table:table-cell>
          <table:table-cell office:value-type="float" office:value="13698" table:style-name="ce9">
            <text:p>13,698<text:s/></text:p>
          </table:table-cell>
          <table:table-cell office:value-type="float" office:value="9128" table:style-name="ce9">
            <text:p>9,128<text:s/></text:p>
          </table:table-cell>
          <table:table-cell office:value-type="float" office:value="7811" table:style-name="ce9">
            <text:p>7,811<text:s/></text:p>
          </table:table-cell>
          <table:table-cell office:value-type="float" office:value="13429" table:style-name="ce9">
            <text:p>13,429<text:s/></text:p>
          </table:table-cell>
          <table:table-cell office:value-type="float" office:value="13364" table:style-name="ce9">
            <text:p>13,364<text:s/></text:p>
          </table:table-cell>
          <table:table-cell office:value-type="float" office:value="13908" table:style-name="ce9">
            <text:p>13,908<text:s/></text:p>
          </table:table-cell>
          <table:table-cell office:value-type="float" office:value="13758" table:style-name="ce9">
            <text:p>13,758<text:s/></text:p>
          </table:table-cell>
          <table:table-cell office:value-type="float" office:value="13502" table:style-name="ce9">
            <text:p>13,502<text:s/></text:p>
          </table:table-cell>
          <table:table-cell office:value-type="float" office:value="9217" table:style-name="ce9">
            <text:p>9,217<text:s/></text:p>
          </table:table-cell>
          <table:table-cell office:value-type="float" office:value="7502" table:style-name="ce9">
            <text:p>7,502<text:s/></text:p>
          </table:table-cell>
          <table:table-cell office:value-type="float" office:value="13365" table:style-name="ce9">
            <text:p>13,365<text:s/></text:p>
          </table:table-cell>
          <table:table-cell office:value-type="float" office:value="13735" table:style-name="ce9">
            <text:p>13,735<text:s/></text:p>
          </table:table-cell>
          <table:table-cell office:value-type="float" office:value="13809" table:style-name="ce9">
            <text:p>13,809<text:s/></text:p>
          </table:table-cell>
          <table:table-cell office:value-type="float" office:value="13765" table:style-name="ce9">
            <text:p>13,765<text:s/></text:p>
          </table:table-cell>
          <table:table-cell office:value-type="float" office:value="13627" table:style-name="ce9">
            <text:p>13,627<text:s/></text:p>
          </table:table-cell>
          <table:table-cell office:value-type="float" office:value="7846" table:style-name="ce9">
            <text:p>7,846<text:s/></text:p>
          </table:table-cell>
          <table:table-cell office:value-type="float" office:value="8580" table:style-name="ce9">
            <text:p>8,580<text:s/></text:p>
          </table:table-cell>
          <table:table-cell office:value-type="float" office:value="369825" table:formula="msoxl:=SUM(B11:AF11)" table:style-name="ce2">
            <text:p>369,825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萬芳社區</text:p>
          </table:table-cell>
          <table:table-cell office:value-type="float" office:value="2113" table:style-name="ce9">
            <text:p>2,113<text:s/></text:p>
          </table:table-cell>
          <table:table-cell office:value-type="float" office:value="1582" table:style-name="ce9">
            <text:p>1,582<text:s/></text:p>
          </table:table-cell>
          <table:table-cell office:value-type="float" office:value="1368" table:style-name="ce9">
            <text:p>1,368<text:s/></text:p>
          </table:table-cell>
          <table:table-cell office:value-type="float" office:value="2039" table:style-name="ce9">
            <text:p>2,039<text:s/></text:p>
          </table:table-cell>
          <table:table-cell office:value-type="float" office:value="2135" table:style-name="ce9">
            <text:p>2,135<text:s/></text:p>
          </table:table-cell>
          <table:table-cell office:value-type="float" office:value="2117" table:style-name="ce9">
            <text:p>2,117<text:s/></text:p>
          </table:table-cell>
          <table:table-cell office:value-type="float" office:value="2285" table:style-name="ce9">
            <text:p>2,285<text:s/></text:p>
          </table:table-cell>
          <table:table-cell office:value-type="float" office:value="2228" table:style-name="ce9">
            <text:p>2,228<text:s/></text:p>
          </table:table-cell>
          <table:table-cell office:value-type="float" office:value="1789" table:style-name="ce9">
            <text:p>1,789<text:s/></text:p>
          </table:table-cell>
          <table:table-cell office:value-type="float" office:value="1489" table:style-name="ce9">
            <text:p>1,489<text:s/></text:p>
          </table:table-cell>
          <table:table-cell office:value-type="float" office:value="2117" table:style-name="ce9">
            <text:p>2,117<text:s/></text:p>
          </table:table-cell>
          <table:table-cell office:value-type="float" office:value="2232" table:style-name="ce9">
            <text:p>2,232<text:s/></text:p>
          </table:table-cell>
          <table:table-cell office:value-type="float" office:value="2214" table:style-name="ce9">
            <text:p>2,214<text:s/></text:p>
          </table:table-cell>
          <table:table-cell office:value-type="float" office:value="2200" table:style-name="ce9">
            <text:p>2,200<text:s/></text:p>
          </table:table-cell>
          <table:table-cell office:value-type="float" office:value="2223" table:style-name="ce9">
            <text:p>2,223<text:s/></text:p>
          </table:table-cell>
          <table:table-cell office:value-type="float" office:value="1576" table:style-name="ce9">
            <text:p>1,576<text:s/></text:p>
          </table:table-cell>
          <table:table-cell office:value-type="float" office:value="1427" table:style-name="ce9">
            <text:p>1,427<text:s/></text:p>
          </table:table-cell>
          <table:table-cell office:value-type="float" office:value="2126" table:style-name="ce9">
            <text:p>2,126<text:s/></text:p>
          </table:table-cell>
          <table:table-cell office:value-type="float" office:value="2156" table:style-name="ce9">
            <text:p>2,156<text:s/></text:p>
          </table:table-cell>
          <table:table-cell office:value-type="float" office:value="2225" table:style-name="ce9">
            <text:p>2,225<text:s/></text:p>
          </table:table-cell>
          <table:table-cell office:value-type="float" office:value="2095" table:style-name="ce9">
            <text:p>2,095<text:s/></text:p>
          </table:table-cell>
          <table:table-cell office:value-type="float" office:value="2123" table:style-name="ce9">
            <text:p>2,123<text:s/></text:p>
          </table:table-cell>
          <table:table-cell office:value-type="float" office:value="1710" table:style-name="ce9">
            <text:p>1,710<text:s/></text:p>
          </table:table-cell>
          <table:table-cell office:value-type="float" office:value="1321" table:style-name="ce9">
            <text:p>1,321<text:s/></text:p>
          </table:table-cell>
          <table:table-cell office:value-type="float" office:value="2085" table:style-name="ce9">
            <text:p>2,085<text:s/></text:p>
          </table:table-cell>
          <table:table-cell office:value-type="float" office:value="2120" table:style-name="ce9">
            <text:p>2,120<text:s/></text:p>
          </table:table-cell>
          <table:table-cell office:value-type="float" office:value="2235" table:style-name="ce9">
            <text:p>2,235<text:s/></text:p>
          </table:table-cell>
          <table:table-cell office:value-type="float" office:value="2020" table:style-name="ce9">
            <text:p>2,020<text:s/></text:p>
          </table:table-cell>
          <table:table-cell office:value-type="float" office:value="2181" table:style-name="ce9">
            <text:p>2,181<text:s/></text:p>
          </table:table-cell>
          <table:table-cell office:value-type="float" office:value="1536" table:style-name="ce9">
            <text:p>1,536<text:s/></text:p>
          </table:table-cell>
          <table:table-cell office:value-type="float" office:value="1975" table:style-name="ce9">
            <text:p>1,975<text:s/></text:p>
          </table:table-cell>
          <table:table-cell office:value-type="float" office:value="61042" table:formula="msoxl:=SUM(B12:AF12)" table:style-name="ce2">
            <text:p>61,042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木柵</text:p>
          </table:table-cell>
          <table:table-cell office:value-type="float" office:value="4839" table:style-name="ce9">
            <text:p>4,839<text:s/></text:p>
          </table:table-cell>
          <table:table-cell office:value-type="float" office:value="3198" table:style-name="ce9">
            <text:p>3,198<text:s/></text:p>
          </table:table-cell>
          <table:table-cell office:value-type="float" office:value="2617" table:style-name="ce9">
            <text:p>2,617<text:s/></text:p>
          </table:table-cell>
          <table:table-cell office:value-type="float" office:value="4694" table:style-name="ce9">
            <text:p>4,694<text:s/></text:p>
          </table:table-cell>
          <table:table-cell office:value-type="float" office:value="4842" table:style-name="ce9">
            <text:p>4,842<text:s/></text:p>
          </table:table-cell>
          <table:table-cell office:value-type="float" office:value="4737" table:style-name="ce9">
            <text:p>4,737<text:s/></text:p>
          </table:table-cell>
          <table:table-cell office:value-type="float" office:value="4853" table:style-name="ce9">
            <text:p>4,853<text:s/></text:p>
          </table:table-cell>
          <table:table-cell office:value-type="float" office:value="5036" table:style-name="ce9">
            <text:p>5,036<text:s/></text:p>
          </table:table-cell>
          <table:table-cell office:value-type="float" office:value="3642" table:style-name="ce9">
            <text:p>3,642<text:s/></text:p>
          </table:table-cell>
          <table:table-cell office:value-type="float" office:value="3228" table:style-name="ce9">
            <text:p>3,228<text:s/></text:p>
          </table:table-cell>
          <table:table-cell office:value-type="float" office:value="4816" table:style-name="ce9">
            <text:p>4,816<text:s/></text:p>
          </table:table-cell>
          <table:table-cell office:value-type="float" office:value="4803" table:style-name="ce9">
            <text:p>4,803<text:s/></text:p>
          </table:table-cell>
          <table:table-cell office:value-type="float" office:value="4693" table:style-name="ce9">
            <text:p>4,693<text:s/></text:p>
          </table:table-cell>
          <table:table-cell office:value-type="float" office:value="4841" table:style-name="ce9">
            <text:p>4,841<text:s/></text:p>
          </table:table-cell>
          <table:table-cell office:value-type="float" office:value="5178" table:style-name="ce9">
            <text:p>5,178<text:s/></text:p>
          </table:table-cell>
          <table:table-cell office:value-type="float" office:value="3359" table:style-name="ce9">
            <text:p>3,359<text:s/></text:p>
          </table:table-cell>
          <table:table-cell office:value-type="float" office:value="2829" table:style-name="ce9">
            <text:p>2,829<text:s/></text:p>
          </table:table-cell>
          <table:table-cell office:value-type="float" office:value="4815" table:style-name="ce9">
            <text:p>4,815<text:s/></text:p>
          </table:table-cell>
          <table:table-cell office:value-type="float" office:value="4776" table:style-name="ce9">
            <text:p>4,776<text:s/></text:p>
          </table:table-cell>
          <table:table-cell office:value-type="float" office:value="4795" table:style-name="ce9">
            <text:p>4,795<text:s/></text:p>
          </table:table-cell>
          <table:table-cell office:value-type="float" office:value="4876" table:style-name="ce9">
            <text:p>4,876<text:s/></text:p>
          </table:table-cell>
          <table:table-cell office:value-type="float" office:value="4878" table:style-name="ce9">
            <text:p>4,878<text:s/></text:p>
          </table:table-cell>
          <table:table-cell office:value-type="float" office:value="3278" table:style-name="ce9">
            <text:p>3,278<text:s/></text:p>
          </table:table-cell>
          <table:table-cell office:value-type="float" office:value="2591" table:style-name="ce9">
            <text:p>2,591<text:s/></text:p>
          </table:table-cell>
          <table:table-cell office:value-type="float" office:value="4743" table:style-name="ce9">
            <text:p>4,743<text:s/></text:p>
          </table:table-cell>
          <table:table-cell office:value-type="float" office:value="4886" table:style-name="ce9">
            <text:p>4,886<text:s/></text:p>
          </table:table-cell>
          <table:table-cell office:value-type="float" office:value="4915" table:style-name="ce9">
            <text:p>4,915<text:s/></text:p>
          </table:table-cell>
          <table:table-cell office:value-type="float" office:value="4860" table:style-name="ce9">
            <text:p>4,860<text:s/></text:p>
          </table:table-cell>
          <table:table-cell office:value-type="float" office:value="4979" table:style-name="ce9">
            <text:p>4,979<text:s/></text:p>
          </table:table-cell>
          <table:table-cell office:value-type="float" office:value="3260" table:style-name="ce9">
            <text:p>3,260<text:s/></text:p>
          </table:table-cell>
          <table:table-cell office:value-type="float" office:value="4809" table:style-name="ce9">
            <text:p>4,809<text:s/></text:p>
          </table:table-cell>
          <table:table-cell office:value-type="float" office:value="134666" table:formula="msoxl:=SUM(B13:AF13)" table:style-name="ce2">
            <text:p>134,666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動物園</text:p>
          </table:table-cell>
          <table:table-cell office:value-type="float" office:value="5828" table:style-name="ce9">
            <text:p>5,828<text:s/></text:p>
          </table:table-cell>
          <table:table-cell office:value-type="float" office:value="8318" table:style-name="ce9">
            <text:p>8,318<text:s/></text:p>
          </table:table-cell>
          <table:table-cell office:value-type="float" office:value="7173" table:style-name="ce9">
            <text:p>7,173<text:s/></text:p>
          </table:table-cell>
          <table:table-cell office:value-type="float" office:value="4714" table:style-name="ce9">
            <text:p>4,714<text:s/></text:p>
          </table:table-cell>
          <table:table-cell office:value-type="float" office:value="5853" table:style-name="ce9">
            <text:p>5,853<text:s/></text:p>
          </table:table-cell>
          <table:table-cell office:value-type="float" office:value="5045" table:style-name="ce9">
            <text:p>5,045<text:s/></text:p>
          </table:table-cell>
          <table:table-cell office:value-type="float" office:value="7143" table:style-name="ce9">
            <text:p>7,143<text:s/></text:p>
          </table:table-cell>
          <table:table-cell office:value-type="float" office:value="7635" table:style-name="ce9">
            <text:p>7,635<text:s/></text:p>
          </table:table-cell>
          <table:table-cell office:value-type="float" office:value="10450" table:style-name="ce9">
            <text:p>10,450<text:s/></text:p>
          </table:table-cell>
          <table:table-cell office:value-type="float" office:value="10771" table:style-name="ce9">
            <text:p>10,771<text:s/></text:p>
          </table:table-cell>
          <table:table-cell office:value-type="float" office:value="6374" table:style-name="ce9">
            <text:p>6,374<text:s/></text:p>
          </table:table-cell>
          <table:table-cell office:value-type="float" office:value="6659" table:style-name="ce9">
            <text:p>6,659<text:s/></text:p>
          </table:table-cell>
          <table:table-cell office:value-type="float" office:value="6905" table:style-name="ce9">
            <text:p>6,905<text:s/></text:p>
          </table:table-cell>
          <table:table-cell office:value-type="float" office:value="7599" table:style-name="ce9">
            <text:p>7,599<text:s/></text:p>
          </table:table-cell>
          <table:table-cell office:value-type="float" office:value="7495" table:style-name="ce9">
            <text:p>7,495<text:s/></text:p>
          </table:table-cell>
          <table:table-cell office:value-type="float" office:value="7192" table:style-name="ce9">
            <text:p>7,192<text:s/></text:p>
          </table:table-cell>
          <table:table-cell office:value-type="float" office:value="6729" table:style-name="ce9">
            <text:p>6,729<text:s/></text:p>
          </table:table-cell>
          <table:table-cell office:value-type="float" office:value="6429" table:style-name="ce9">
            <text:p>6,429<text:s/></text:p>
          </table:table-cell>
          <table:table-cell office:value-type="float" office:value="6775" table:style-name="ce9">
            <text:p>6,775<text:s/></text:p>
          </table:table-cell>
          <table:table-cell office:value-type="float" office:value="5844" table:style-name="ce9">
            <text:p>5,844<text:s/></text:p>
          </table:table-cell>
          <table:table-cell office:value-type="float" office:value="6074" table:style-name="ce9">
            <text:p>6,074<text:s/></text:p>
          </table:table-cell>
          <table:table-cell office:value-type="float" office:value="6615" table:style-name="ce9">
            <text:p>6,615<text:s/></text:p>
          </table:table-cell>
          <table:table-cell office:value-type="float" office:value="8083" table:style-name="ce9">
            <text:p>8,083<text:s/></text:p>
          </table:table-cell>
          <table:table-cell office:value-type="float" office:value="6682" table:style-name="ce9">
            <text:p>6,682<text:s/></text:p>
          </table:table-cell>
          <table:table-cell office:value-type="float" office:value="7360" table:style-name="ce9">
            <text:p>7,360<text:s/></text:p>
          </table:table-cell>
          <table:table-cell office:value-type="float" office:value="9439" table:style-name="ce9">
            <text:p>9,439<text:s/></text:p>
          </table:table-cell>
          <table:table-cell office:value-type="float" office:value="8669" table:style-name="ce9">
            <text:p>8,669<text:s/></text:p>
          </table:table-cell>
          <table:table-cell office:value-type="float" office:value="6422" table:style-name="ce9">
            <text:p>6,422<text:s/></text:p>
          </table:table-cell>
          <table:table-cell office:value-type="float" office:value="8392" table:style-name="ce9">
            <text:p>8,392<text:s/></text:p>
          </table:table-cell>
          <table:table-cell office:value-type="float" office:value="11157" table:style-name="ce9">
            <text:p>11,157<text:s/></text:p>
          </table:table-cell>
          <table:table-cell office:value-type="float" office:value="15675" table:style-name="ce9">
            <text:p>15,675<text:s/></text:p>
          </table:table-cell>
          <table:table-cell office:value-type="float" office:value="235499" table:formula="msoxl:=SUM(B14:AF14)" table:style-name="ce2">
            <text:p>235,499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大直</text:p>
          </table:table-cell>
          <table:table-cell office:value-type="float" office:value="9887" table:style-name="ce9">
            <text:p>9,887<text:s/></text:p>
          </table:table-cell>
          <table:table-cell office:value-type="float" office:value="6737" table:style-name="ce9">
            <text:p>6,737<text:s/></text:p>
          </table:table-cell>
          <table:table-cell office:value-type="float" office:value="6018" table:style-name="ce9">
            <text:p>6,018<text:s/></text:p>
          </table:table-cell>
          <table:table-cell office:value-type="float" office:value="9622" table:style-name="ce9">
            <text:p>9,622<text:s/></text:p>
          </table:table-cell>
          <table:table-cell office:value-type="float" office:value="9938" table:style-name="ce9">
            <text:p>9,938<text:s/></text:p>
          </table:table-cell>
          <table:table-cell office:value-type="float" office:value="10094" table:style-name="ce9">
            <text:p>10,094<text:s/></text:p>
          </table:table-cell>
          <table:table-cell office:value-type="float" office:value="10390" table:style-name="ce9">
            <text:p>10,390<text:s/></text:p>
          </table:table-cell>
          <table:table-cell office:value-type="float" office:value="10224" table:style-name="ce9">
            <text:p>10,224<text:s/></text:p>
          </table:table-cell>
          <table:table-cell office:value-type="float" office:value="7008" table:style-name="ce9">
            <text:p>7,008<text:s/></text:p>
          </table:table-cell>
          <table:table-cell office:value-type="float" office:value="6862" table:style-name="ce9">
            <text:p>6,862<text:s/></text:p>
          </table:table-cell>
          <table:table-cell office:value-type="float" office:value="9901" table:style-name="ce9">
            <text:p>9,901<text:s/></text:p>
          </table:table-cell>
          <table:table-cell office:value-type="float" office:value="10145" table:style-name="ce9">
            <text:p>10,145<text:s/></text:p>
          </table:table-cell>
          <table:table-cell office:value-type="float" office:value="10257" table:style-name="ce9">
            <text:p>10,257<text:s/></text:p>
          </table:table-cell>
          <table:table-cell office:value-type="float" office:value="10195" table:style-name="ce9">
            <text:p>10,195<text:s/></text:p>
          </table:table-cell>
          <table:table-cell office:value-type="float" office:value="10028" table:style-name="ce9">
            <text:p>10,028<text:s/></text:p>
          </table:table-cell>
          <table:table-cell office:value-type="float" office:value="6756" table:style-name="ce9">
            <text:p>6,756<text:s/></text:p>
          </table:table-cell>
          <table:table-cell office:value-type="float" office:value="6409" table:style-name="ce9">
            <text:p>6,409<text:s/></text:p>
          </table:table-cell>
          <table:table-cell office:value-type="float" office:value="9803" table:style-name="ce9">
            <text:p>9,803<text:s/></text:p>
          </table:table-cell>
          <table:table-cell office:value-type="float" office:value="10105" table:style-name="ce9">
            <text:p>10,105<text:s/></text:p>
          </table:table-cell>
          <table:table-cell office:value-type="float" office:value="10255" table:style-name="ce9">
            <text:p>10,255<text:s/></text:p>
          </table:table-cell>
          <table:table-cell office:value-type="float" office:value="10141" table:style-name="ce9">
            <text:p>10,141<text:s/></text:p>
          </table:table-cell>
          <table:table-cell office:value-type="float" office:value="10020" table:style-name="ce9">
            <text:p>10,020<text:s/></text:p>
          </table:table-cell>
          <table:table-cell office:value-type="float" office:value="7336" table:style-name="ce9">
            <text:p>7,336<text:s/></text:p>
          </table:table-cell>
          <table:table-cell office:value-type="float" office:value="6143" table:style-name="ce9">
            <text:p>6,143<text:s/></text:p>
          </table:table-cell>
          <table:table-cell office:value-type="float" office:value="10050" table:style-name="ce9">
            <text:p>10,050<text:s/></text:p>
          </table:table-cell>
          <table:table-cell office:value-type="float" office:value="10188" table:style-name="ce9">
            <text:p>10,188<text:s/></text:p>
          </table:table-cell>
          <table:table-cell office:value-type="float" office:value="10192" table:style-name="ce9">
            <text:p>10,192<text:s/></text:p>
          </table:table-cell>
          <table:table-cell office:value-type="float" office:value="10028" table:style-name="ce9">
            <text:p>10,028<text:s/></text:p>
          </table:table-cell>
          <table:table-cell office:value-type="float" office:value="9966" table:style-name="ce9">
            <text:p>9,966<text:s/></text:p>
          </table:table-cell>
          <table:table-cell office:value-type="float" office:value="6056" table:style-name="ce9">
            <text:p>6,056<text:s/></text:p>
          </table:table-cell>
          <table:table-cell office:value-type="float" office:value="6770" table:style-name="ce9">
            <text:p>6,770<text:s/></text:p>
          </table:table-cell>
          <table:table-cell office:value-type="float" office:value="277524" table:formula="msoxl:=SUM(B15:AF15)" table:style-name="ce2">
            <text:p>277,524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劍南路</text:p>
          </table:table-cell>
          <table:table-cell office:value-type="float" office:value="13987" table:style-name="ce9">
            <text:p>13,987<text:s/></text:p>
          </table:table-cell>
          <table:table-cell office:value-type="float" office:value="12940" table:style-name="ce9">
            <text:p>12,940<text:s/></text:p>
          </table:table-cell>
          <table:table-cell office:value-type="float" office:value="10899" table:style-name="ce9">
            <text:p>10,899<text:s/></text:p>
          </table:table-cell>
          <table:table-cell office:value-type="float" office:value="10617" table:style-name="ce9">
            <text:p>10,617<text:s/></text:p>
          </table:table-cell>
          <table:table-cell office:value-type="float" office:value="11140" table:style-name="ce9">
            <text:p>11,140<text:s/></text:p>
          </table:table-cell>
          <table:table-cell office:value-type="float" office:value="11586" table:style-name="ce9">
            <text:p>11,586<text:s/></text:p>
          </table:table-cell>
          <table:table-cell office:value-type="float" office:value="11844" table:style-name="ce9">
            <text:p>11,844<text:s/></text:p>
          </table:table-cell>
          <table:table-cell office:value-type="float" office:value="14785" table:style-name="ce9">
            <text:p>14,785<text:s/></text:p>
          </table:table-cell>
          <table:table-cell office:value-type="float" office:value="13367" table:style-name="ce9">
            <text:p>13,367<text:s/></text:p>
          </table:table-cell>
          <table:table-cell office:value-type="float" office:value="11037" table:style-name="ce9">
            <text:p>11,037<text:s/></text:p>
          </table:table-cell>
          <table:table-cell office:value-type="float" office:value="11537" table:style-name="ce9">
            <text:p>11,537<text:s/></text:p>
          </table:table-cell>
          <table:table-cell office:value-type="float" office:value="12143" table:style-name="ce9">
            <text:p>12,143<text:s/></text:p>
          </table:table-cell>
          <table:table-cell office:value-type="float" office:value="11757" table:style-name="ce9">
            <text:p>11,757<text:s/></text:p>
          </table:table-cell>
          <table:table-cell office:value-type="float" office:value="12199" table:style-name="ce9">
            <text:p>12,199<text:s/></text:p>
          </table:table-cell>
          <table:table-cell office:value-type="float" office:value="14228" table:style-name="ce9">
            <text:p>14,228<text:s/></text:p>
          </table:table-cell>
          <table:table-cell office:value-type="float" office:value="13002" table:style-name="ce9">
            <text:p>13,002<text:s/></text:p>
          </table:table-cell>
          <table:table-cell office:value-type="float" office:value="10972" table:style-name="ce9">
            <text:p>10,972<text:s/></text:p>
          </table:table-cell>
          <table:table-cell office:value-type="float" office:value="11602" table:style-name="ce9">
            <text:p>11,602<text:s/></text:p>
          </table:table-cell>
          <table:table-cell office:value-type="float" office:value="11909" table:style-name="ce9">
            <text:p>11,909<text:s/></text:p>
          </table:table-cell>
          <table:table-cell office:value-type="float" office:value="12420" table:style-name="ce9">
            <text:p>12,420<text:s/></text:p>
          </table:table-cell>
          <table:table-cell office:value-type="float" office:value="12630" table:style-name="ce9">
            <text:p>12,630<text:s/></text:p>
          </table:table-cell>
          <table:table-cell office:value-type="float" office:value="14402" table:style-name="ce9">
            <text:p>14,402<text:s/></text:p>
          </table:table-cell>
          <table:table-cell office:value-type="float" office:value="13565" table:style-name="ce9">
            <text:p>13,565<text:s/></text:p>
          </table:table-cell>
          <table:table-cell office:value-type="float" office:value="12419" table:style-name="ce9">
            <text:p>12,419<text:s/></text:p>
          </table:table-cell>
          <table:table-cell office:value-type="float" office:value="12561" table:style-name="ce9">
            <text:p>12,561<text:s/></text:p>
          </table:table-cell>
          <table:table-cell office:value-type="float" office:value="12138" table:style-name="ce9">
            <text:p>12,138<text:s/></text:p>
          </table:table-cell>
          <table:table-cell office:value-type="float" office:value="12365" table:style-name="ce9">
            <text:p>12,365<text:s/></text:p>
          </table:table-cell>
          <table:table-cell office:value-type="float" office:value="13023" table:style-name="ce9">
            <text:p>13,023<text:s/></text:p>
          </table:table-cell>
          <table:table-cell office:value-type="float" office:value="13988" table:style-name="ce9">
            <text:p>13,988<text:s/></text:p>
          </table:table-cell>
          <table:table-cell office:value-type="float" office:value="11622" table:style-name="ce9">
            <text:p>11,622<text:s/></text:p>
          </table:table-cell>
          <table:table-cell office:value-type="float" office:value="15801" table:style-name="ce9">
            <text:p>15,801<text:s/></text:p>
          </table:table-cell>
          <table:table-cell office:value-type="float" office:value="388485" table:formula="msoxl:=SUM(B16:AF16)" table:style-name="ce2">
            <text:p>388,485<text:s/></text:p>
          </table:table-cell>
          <table:table-cell table:number-columns-repeated="87" table:style-name="ce2"/>
          <table:table-cell table:number-columns-repeated="16264"/>
        </table:table-row>
        <table:table-row table:style-name="ro1">
          <table:table-cell office:value-type="string" table:style-name="ce8">
            <text:p>西湖</text:p>
          </table:table-cell>
          <table:table-cell office:value-type="float" office:value="17276" table:style-name="ce9">
            <text:p>17,276<text:s/></text:p>
          </table:table-cell>
          <table:table-cell office:value-type="float" office:value="5321" table:style-name="ce9">
            <text:p>5,321<text:s/></text:p>
          </table:table-cell>
          <table:table-cell office:value-type="float" office:value="4379" table:style-name="ce9">
            <text:p>4,379<text:s/></text:p>
          </table:table-cell>
          <table:table-cell office:value-type="float" office:value="17211" table:style-name="ce9">
            <text:p>17,211<text:s/></text:p>
          </table:table-cell>
          <table:table-cell office:value-type="float" office:value="17676" table:style-name="ce9">
            <text:p>17,676<text:s/></text:p>
          </table:table-cell>
          <table:table-cell office:value-type="float" office:value="17578" table:style-name="ce9">
            <text:p>17,578<text:s/></text:p>
          </table:table-cell>
          <table:table-cell office:value-type="float" office:value="17422" table:style-name="ce9">
            <text:p>17,422<text:s/></text:p>
          </table:table-cell>
          <table:table-cell office:value-type="float" office:value="17039" table:style-name="ce9">
            <text:p>17,039<text:s/></text:p>
          </table:table-cell>
          <table:table-cell office:value-type="float" office:value="5613" table:style-name="ce9">
            <text:p>5,613<text:s/></text:p>
          </table:table-cell>
          <table:table-cell office:value-type="float" office:value="4738" table:style-name="ce9">
            <text:p>4,738<text:s/></text:p>
          </table:table-cell>
          <table:table-cell office:value-type="float" office:value="16748" table:style-name="ce9">
            <text:p>16,748<text:s/></text:p>
          </table:table-cell>
          <table:table-cell office:value-type="float" office:value="17455" table:style-name="ce9">
            <text:p>17,455<text:s/></text:p>
          </table:table-cell>
          <table:table-cell office:value-type="float" office:value="17379" table:style-name="ce9">
            <text:p>17,379<text:s/></text:p>
          </table:table-cell>
          <table:table-cell office:value-type="float" office:value="17693" table:style-name="ce9">
            <text:p>17,693<text:s/></text:p>
          </table:table-cell>
          <table:table-cell office:value-type="float" office:value="16845" table:style-name="ce9">
            <text:p>16,845<text:s/></text:p>
          </table:table-cell>
          <table:table-cell office:value-type="float" office:value="6173" table:style-name="ce9">
            <text:p>6,173<text:s/></text:p>
          </table:table-cell>
          <table:table-cell office:value-type="float" office:value="4864" table:style-name="ce9">
            <text:p>4,864<text:s/></text:p>
          </table:table-cell>
          <table:table-cell office:value-type="float" office:value="16600" table:style-name="ce9">
            <text:p>16,600<text:s/></text:p>
          </table:table-cell>
          <table:table-cell office:value-type="float" office:value="17230" table:style-name="ce9">
            <text:p>17,230<text:s/></text:p>
          </table:table-cell>
          <table:table-cell office:value-type="float" office:value="17437" table:style-name="ce9">
            <text:p>17,437<text:s/></text:p>
          </table:table-cell>
          <table:table-cell office:value-type="float" office:value="17422" table:style-name="ce9">
            <text:p>17,422<text:s/></text:p>
          </table:table-cell>
          <table:table-cell office:value-type="float" office:value="16996" table:style-name="ce9">
            <text:p>16,996<text:s/></text:p>
          </table:table-cell>
          <table:table-cell office:value-type="float" office:value="5489" table:style-name="ce9">
            <text:p>5,489<text:s/></text:p>
          </table:table-cell>
          <table:table-cell office:value-type="float" office:value="4603" table:style-name="ce9">
            <text:p>4,603<text:s/></text:p>
          </table:table-cell>
          <table:table-cell office:value-type="float" office:value="16378" table:style-name="ce9">
            <text:p>16,378<text:s/></text:p>
          </table:table-cell>
          <table:table-cell office:value-type="float" office:value="17234" table:style-name="ce9">
            <text:p>17,234<text:s/></text:p>
          </table:table-cell>
          <table:table-cell office:value-type="float" office:value="17277" table:style-name="ce9">
            <text:p>17,277<text:s/></text:p>
          </table:table-cell>
          <table:table-cell office:value-type="float" office:value="17355" table:style-name="ce9">
            <text:p>17,355<text:s/></text:p>
          </table:table-cell>
          <table:table-cell office:value-type="float" office:value="16291" table:style-name="ce9">
            <text:p>16,291<text:s/></text:p>
          </table:table-cell>
          <table:table-cell office:value-type="float" office:value="4938" table:style-name="ce9">
            <text:p>4,938<text:s/></text:p>
          </table:table-cell>
          <table:table-cell office:value-type="float" office:value="5337" table:style-name="ce9">
            <text:p>5,337<text:s/></text:p>
          </table:table-cell>
          <table:table-cell office:value-type="float" office:value="411997" table:formula="msoxl:=SUM(B17:AF17)" table:style-name="ce2">
            <text:p>411,997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港墘</text:p>
          </table:table-cell>
          <table:table-cell office:value-type="float" office:value="19502" table:style-name="ce9">
            <text:p>19,502<text:s/></text:p>
          </table:table-cell>
          <table:table-cell office:value-type="float" office:value="7417" table:style-name="ce9">
            <text:p>7,417<text:s/></text:p>
          </table:table-cell>
          <table:table-cell office:value-type="float" office:value="6464" table:style-name="ce9">
            <text:p>6,464<text:s/></text:p>
          </table:table-cell>
          <table:table-cell office:value-type="float" office:value="18930" table:style-name="ce9">
            <text:p>18,930<text:s/></text:p>
          </table:table-cell>
          <table:table-cell office:value-type="float" office:value="19543" table:style-name="ce9">
            <text:p>19,543<text:s/></text:p>
          </table:table-cell>
          <table:table-cell office:value-type="float" office:value="19590" table:style-name="ce9">
            <text:p>19,590<text:s/></text:p>
          </table:table-cell>
          <table:table-cell office:value-type="float" office:value="19737" table:style-name="ce9">
            <text:p>19,737<text:s/></text:p>
          </table:table-cell>
          <table:table-cell office:value-type="float" office:value="19575" table:style-name="ce9">
            <text:p>19,575<text:s/></text:p>
          </table:table-cell>
          <table:table-cell office:value-type="float" office:value="8038" table:style-name="ce9">
            <text:p>8,038<text:s/></text:p>
          </table:table-cell>
          <table:table-cell office:value-type="float" office:value="6813" table:style-name="ce9">
            <text:p>6,813<text:s/></text:p>
          </table:table-cell>
          <table:table-cell office:value-type="float" office:value="18901" table:style-name="ce9">
            <text:p>18,901<text:s/></text:p>
          </table:table-cell>
          <table:table-cell office:value-type="float" office:value="19500" table:style-name="ce9">
            <text:p>19,500<text:s/></text:p>
          </table:table-cell>
          <table:table-cell office:value-type="float" office:value="19453" table:style-name="ce9">
            <text:p>19,453<text:s/></text:p>
          </table:table-cell>
          <table:table-cell office:value-type="float" office:value="19186" table:style-name="ce9">
            <text:p>19,186<text:s/></text:p>
          </table:table-cell>
          <table:table-cell office:value-type="float" office:value="19448" table:style-name="ce9">
            <text:p>19,448<text:s/></text:p>
          </table:table-cell>
          <table:table-cell office:value-type="float" office:value="7842" table:style-name="ce9">
            <text:p>7,842<text:s/></text:p>
          </table:table-cell>
          <table:table-cell office:value-type="float" office:value="6720" table:style-name="ce9">
            <text:p>6,720<text:s/></text:p>
          </table:table-cell>
          <table:table-cell office:value-type="float" office:value="18616" table:style-name="ce9">
            <text:p>18,616<text:s/></text:p>
          </table:table-cell>
          <table:table-cell office:value-type="float" office:value="19371" table:style-name="ce9">
            <text:p>19,371<text:s/></text:p>
          </table:table-cell>
          <table:table-cell office:value-type="float" office:value="19649" table:style-name="ce9">
            <text:p>19,649<text:s/></text:p>
          </table:table-cell>
          <table:table-cell office:value-type="float" office:value="19551" table:style-name="ce9">
            <text:p>19,551<text:s/></text:p>
          </table:table-cell>
          <table:table-cell office:value-type="float" office:value="19314" table:style-name="ce9">
            <text:p>19,314<text:s/></text:p>
          </table:table-cell>
          <table:table-cell office:value-type="float" office:value="7734" table:style-name="ce9">
            <text:p>7,734<text:s/></text:p>
          </table:table-cell>
          <table:table-cell office:value-type="float" office:value="6004" table:style-name="ce9">
            <text:p>6,004<text:s/></text:p>
          </table:table-cell>
          <table:table-cell office:value-type="float" office:value="18142" table:style-name="ce9">
            <text:p>18,142<text:s/></text:p>
          </table:table-cell>
          <table:table-cell office:value-type="float" office:value="19306" table:style-name="ce9">
            <text:p>19,306<text:s/></text:p>
          </table:table-cell>
          <table:table-cell office:value-type="float" office:value="19216" table:style-name="ce9">
            <text:p>19,216<text:s/></text:p>
          </table:table-cell>
          <table:table-cell office:value-type="float" office:value="19454" table:style-name="ce9">
            <text:p>19,454<text:s/></text:p>
          </table:table-cell>
          <table:table-cell office:value-type="float" office:value="18505" table:style-name="ce9">
            <text:p>18,505<text:s/></text:p>
          </table:table-cell>
          <table:table-cell office:value-type="float" office:value="7030" table:style-name="ce9">
            <text:p>7,030<text:s/></text:p>
          </table:table-cell>
          <table:table-cell office:value-type="float" office:value="6879" table:style-name="ce9">
            <text:p>6,879<text:s/></text:p>
          </table:table-cell>
          <table:table-cell office:value-type="float" office:value="475430" table:formula="msoxl:=SUM(B18:AF18)" table:style-name="ce2">
            <text:p>475,430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文德</text:p>
          </table:table-cell>
          <table:table-cell office:value-type="float" office:value="6402" table:style-name="ce9">
            <text:p>6,402<text:s/></text:p>
          </table:table-cell>
          <table:table-cell office:value-type="float" office:value="4236" table:style-name="ce9">
            <text:p>4,236<text:s/></text:p>
          </table:table-cell>
          <table:table-cell office:value-type="float" office:value="3640" table:style-name="ce9">
            <text:p>3,640<text:s/></text:p>
          </table:table-cell>
          <table:table-cell office:value-type="float" office:value="5891" table:style-name="ce9">
            <text:p>5,891<text:s/></text:p>
          </table:table-cell>
          <table:table-cell office:value-type="float" office:value="5963" table:style-name="ce9">
            <text:p>5,963<text:s/></text:p>
          </table:table-cell>
          <table:table-cell office:value-type="float" office:value="6016" table:style-name="ce9">
            <text:p>6,016<text:s/></text:p>
          </table:table-cell>
          <table:table-cell office:value-type="float" office:value="6230" table:style-name="ce9">
            <text:p>6,230<text:s/></text:p>
          </table:table-cell>
          <table:table-cell office:value-type="float" office:value="6613" table:style-name="ce9">
            <text:p>6,613<text:s/></text:p>
          </table:table-cell>
          <table:table-cell office:value-type="float" office:value="4415" table:style-name="ce9">
            <text:p>4,415<text:s/></text:p>
          </table:table-cell>
          <table:table-cell office:value-type="float" office:value="3802" table:style-name="ce9">
            <text:p>3,802<text:s/></text:p>
          </table:table-cell>
          <table:table-cell office:value-type="float" office:value="5931" table:style-name="ce9">
            <text:p>5,931<text:s/></text:p>
          </table:table-cell>
          <table:table-cell office:value-type="float" office:value="6191" table:style-name="ce9">
            <text:p>6,191<text:s/></text:p>
          </table:table-cell>
          <table:table-cell office:value-type="float" office:value="6219" table:style-name="ce9">
            <text:p>6,219<text:s/></text:p>
          </table:table-cell>
          <table:table-cell office:value-type="float" office:value="6234" table:style-name="ce9">
            <text:p>6,234<text:s/></text:p>
          </table:table-cell>
          <table:table-cell office:value-type="float" office:value="6459" table:style-name="ce9">
            <text:p>6,459<text:s/></text:p>
          </table:table-cell>
          <table:table-cell office:value-type="float" office:value="4780" table:style-name="ce9">
            <text:p>4,780<text:s/></text:p>
          </table:table-cell>
          <table:table-cell office:value-type="float" office:value="3751" table:style-name="ce9">
            <text:p>3,751<text:s/></text:p>
          </table:table-cell>
          <table:table-cell office:value-type="float" office:value="6030" table:style-name="ce9">
            <text:p>6,030<text:s/></text:p>
          </table:table-cell>
          <table:table-cell office:value-type="float" office:value="6023" table:style-name="ce9">
            <text:p>6,023<text:s/></text:p>
          </table:table-cell>
          <table:table-cell office:value-type="float" office:value="6254" table:style-name="ce9">
            <text:p>6,254<text:s/></text:p>
          </table:table-cell>
          <table:table-cell office:value-type="float" office:value="6438" table:style-name="ce9">
            <text:p>6,438<text:s/></text:p>
          </table:table-cell>
          <table:table-cell office:value-type="float" office:value="6435" table:style-name="ce9">
            <text:p>6,435<text:s/></text:p>
          </table:table-cell>
          <table:table-cell office:value-type="float" office:value="4581" table:style-name="ce9">
            <text:p>4,581<text:s/></text:p>
          </table:table-cell>
          <table:table-cell office:value-type="float" office:value="3842" table:style-name="ce9">
            <text:p>3,842<text:s/></text:p>
          </table:table-cell>
          <table:table-cell office:value-type="float" office:value="6122" table:style-name="ce9">
            <text:p>6,122<text:s/></text:p>
          </table:table-cell>
          <table:table-cell office:value-type="float" office:value="6227" table:style-name="ce9">
            <text:p>6,227<text:s/></text:p>
          </table:table-cell>
          <table:table-cell office:value-type="float" office:value="6267" table:style-name="ce9">
            <text:p>6,267<text:s/></text:p>
          </table:table-cell>
          <table:table-cell office:value-type="float" office:value="6263" table:style-name="ce9">
            <text:p>6,263<text:s/></text:p>
          </table:table-cell>
          <table:table-cell office:value-type="float" office:value="6501" table:style-name="ce9">
            <text:p>6,501<text:s/></text:p>
          </table:table-cell>
          <table:table-cell office:value-type="float" office:value="4230" table:style-name="ce9">
            <text:p>4,230<text:s/></text:p>
          </table:table-cell>
          <table:table-cell office:value-type="float" office:value="4645" table:style-name="ce9">
            <text:p>4,645<text:s/></text:p>
          </table:table-cell>
          <table:table-cell office:value-type="float" office:value="172631" table:formula="msoxl:=SUM(B19:AF19)" table:style-name="ce2">
            <text:p>172,631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內湖</text:p>
          </table:table-cell>
          <table:table-cell office:value-type="float" office:value="10670" table:style-name="ce9">
            <text:p>10,670<text:s/></text:p>
          </table:table-cell>
          <table:table-cell office:value-type="float" office:value="8679" table:style-name="ce9">
            <text:p>8,679<text:s/></text:p>
          </table:table-cell>
          <table:table-cell office:value-type="float" office:value="7383" table:style-name="ce9">
            <text:p>7,383<text:s/></text:p>
          </table:table-cell>
          <table:table-cell office:value-type="float" office:value="9752" table:style-name="ce9">
            <text:p>9,752<text:s/></text:p>
          </table:table-cell>
          <table:table-cell office:value-type="float" office:value="9923" table:style-name="ce9">
            <text:p>9,923<text:s/></text:p>
          </table:table-cell>
          <table:table-cell office:value-type="float" office:value="10202" table:style-name="ce9">
            <text:p>10,202<text:s/></text:p>
          </table:table-cell>
          <table:table-cell office:value-type="float" office:value="10164" table:style-name="ce9">
            <text:p>10,164<text:s/></text:p>
          </table:table-cell>
          <table:table-cell office:value-type="float" office:value="10798" table:style-name="ce9">
            <text:p>10,798<text:s/></text:p>
          </table:table-cell>
          <table:table-cell office:value-type="float" office:value="8906" table:style-name="ce9">
            <text:p>8,906<text:s/></text:p>
          </table:table-cell>
          <table:table-cell office:value-type="float" office:value="7951" table:style-name="ce9">
            <text:p>7,951<text:s/></text:p>
          </table:table-cell>
          <table:table-cell office:value-type="float" office:value="9611" table:style-name="ce9">
            <text:p>9,611<text:s/></text:p>
          </table:table-cell>
          <table:table-cell office:value-type="float" office:value="10164" table:style-name="ce9">
            <text:p>10,164<text:s/></text:p>
          </table:table-cell>
          <table:table-cell office:value-type="float" office:value="10393" table:style-name="ce9">
            <text:p>10,393<text:s/></text:p>
          </table:table-cell>
          <table:table-cell office:value-type="float" office:value="10358" table:style-name="ce9">
            <text:p>10,358<text:s/></text:p>
          </table:table-cell>
          <table:table-cell office:value-type="float" office:value="11082" table:style-name="ce9">
            <text:p>11,082<text:s/></text:p>
          </table:table-cell>
          <table:table-cell office:value-type="float" office:value="9074" table:style-name="ce9">
            <text:p>9,074<text:s/></text:p>
          </table:table-cell>
          <table:table-cell office:value-type="float" office:value="7427" table:style-name="ce9">
            <text:p>7,427<text:s/></text:p>
          </table:table-cell>
          <table:table-cell office:value-type="float" office:value="9841" table:style-name="ce9">
            <text:p>9,841<text:s/></text:p>
          </table:table-cell>
          <table:table-cell office:value-type="float" office:value="10089" table:style-name="ce9">
            <text:p>10,089<text:s/></text:p>
          </table:table-cell>
          <table:table-cell office:value-type="float" office:value="10280" table:style-name="ce9">
            <text:p>10,280<text:s/></text:p>
          </table:table-cell>
          <table:table-cell office:value-type="float" office:value="10249" table:style-name="ce9">
            <text:p>10,249<text:s/></text:p>
          </table:table-cell>
          <table:table-cell office:value-type="float" office:value="10743" table:style-name="ce9">
            <text:p>10,743<text:s/></text:p>
          </table:table-cell>
          <table:table-cell office:value-type="float" office:value="8892" table:style-name="ce9">
            <text:p>8,892<text:s/></text:p>
          </table:table-cell>
          <table:table-cell office:value-type="float" office:value="7729" table:style-name="ce9">
            <text:p>7,729<text:s/></text:p>
          </table:table-cell>
          <table:table-cell office:value-type="float" office:value="9776" table:style-name="ce9">
            <text:p>9,776<text:s/></text:p>
          </table:table-cell>
          <table:table-cell office:value-type="float" office:value="10179" table:style-name="ce9">
            <text:p>10,179<text:s/></text:p>
          </table:table-cell>
          <table:table-cell office:value-type="float" office:value="10446" table:style-name="ce9">
            <text:p>10,446<text:s/></text:p>
          </table:table-cell>
          <table:table-cell office:value-type="float" office:value="10457" table:style-name="ce9">
            <text:p>10,457<text:s/></text:p>
          </table:table-cell>
          <table:table-cell office:value-type="float" office:value="10848" table:style-name="ce9">
            <text:p>10,848<text:s/></text:p>
          </table:table-cell>
          <table:table-cell office:value-type="float" office:value="8558" table:style-name="ce9">
            <text:p>8,558<text:s/></text:p>
          </table:table-cell>
          <table:table-cell office:value-type="float" office:value="9518" table:style-name="ce9">
            <text:p>9,518<text:s/></text:p>
          </table:table-cell>
          <table:table-cell office:value-type="float" office:value="300142" table:formula="msoxl:=SUM(B20:AF20)" table:style-name="ce2">
            <text:p>300,142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大湖公園</text:p>
          </table:table-cell>
          <table:table-cell office:value-type="float" office:value="3404" table:style-name="ce9">
            <text:p>3,404<text:s/></text:p>
          </table:table-cell>
          <table:table-cell office:value-type="float" office:value="3188" table:style-name="ce9">
            <text:p>3,188<text:s/></text:p>
          </table:table-cell>
          <table:table-cell office:value-type="float" office:value="2796" table:style-name="ce9">
            <text:p>2,796<text:s/></text:p>
          </table:table-cell>
          <table:table-cell office:value-type="float" office:value="2971" table:style-name="ce9">
            <text:p>2,971<text:s/></text:p>
          </table:table-cell>
          <table:table-cell office:value-type="float" office:value="3245" table:style-name="ce9">
            <text:p>3,245<text:s/></text:p>
          </table:table-cell>
          <table:table-cell office:value-type="float" office:value="3189" table:style-name="ce9">
            <text:p>3,189<text:s/></text:p>
          </table:table-cell>
          <table:table-cell office:value-type="float" office:value="3793" table:style-name="ce9">
            <text:p>3,793<text:s/></text:p>
          </table:table-cell>
          <table:table-cell office:value-type="float" office:value="3758" table:style-name="ce9">
            <text:p>3,758<text:s/></text:p>
          </table:table-cell>
          <table:table-cell office:value-type="float" office:value="3896" table:style-name="ce9">
            <text:p>3,896<text:s/></text:p>
          </table:table-cell>
          <table:table-cell office:value-type="float" office:value="3905" table:style-name="ce9">
            <text:p>3,905<text:s/></text:p>
          </table:table-cell>
          <table:table-cell office:value-type="float" office:value="3638" table:style-name="ce9">
            <text:p>3,638<text:s/></text:p>
          </table:table-cell>
          <table:table-cell office:value-type="float" office:value="3410" table:style-name="ce9">
            <text:p>3,410<text:s/></text:p>
          </table:table-cell>
          <table:table-cell office:value-type="float" office:value="3674" table:style-name="ce9">
            <text:p>3,674<text:s/></text:p>
          </table:table-cell>
          <table:table-cell office:value-type="float" office:value="3981" table:style-name="ce9">
            <text:p>3,981<text:s/></text:p>
          </table:table-cell>
          <table:table-cell office:value-type="float" office:value="4065" table:style-name="ce9">
            <text:p>4,065<text:s/></text:p>
          </table:table-cell>
          <table:table-cell office:value-type="float" office:value="3098" table:style-name="ce9">
            <text:p>3,098<text:s/></text:p>
          </table:table-cell>
          <table:table-cell office:value-type="float" office:value="2804" table:style-name="ce9">
            <text:p>2,804<text:s/></text:p>
          </table:table-cell>
          <table:table-cell office:value-type="float" office:value="3815" table:style-name="ce9">
            <text:p>3,815<text:s/></text:p>
          </table:table-cell>
          <table:table-cell office:value-type="float" office:value="3497" table:style-name="ce9">
            <text:p>3,497<text:s/></text:p>
          </table:table-cell>
          <table:table-cell office:value-type="float" office:value="3429" table:style-name="ce9">
            <text:p>3,429<text:s/></text:p>
          </table:table-cell>
          <table:table-cell office:value-type="float" office:value="3240" table:style-name="ce9">
            <text:p>3,240<text:s/></text:p>
          </table:table-cell>
          <table:table-cell office:value-type="float" office:value="3337" table:style-name="ce9">
            <text:p>3,337<text:s/></text:p>
          </table:table-cell>
          <table:table-cell office:value-type="float" office:value="3271" table:style-name="ce9">
            <text:p>3,271<text:s/></text:p>
          </table:table-cell>
          <table:table-cell office:value-type="float" office:value="2967" table:style-name="ce9">
            <text:p>2,967<text:s/></text:p>
          </table:table-cell>
          <table:table-cell office:value-type="float" office:value="3576" table:style-name="ce9">
            <text:p>3,576<text:s/></text:p>
          </table:table-cell>
          <table:table-cell office:value-type="float" office:value="4122" table:style-name="ce9">
            <text:p>4,122<text:s/></text:p>
          </table:table-cell>
          <table:table-cell office:value-type="float" office:value="4144" table:style-name="ce9">
            <text:p>4,144<text:s/></text:p>
          </table:table-cell>
          <table:table-cell office:value-type="float" office:value="3342" table:style-name="ce9">
            <text:p>3,342<text:s/></text:p>
          </table:table-cell>
          <table:table-cell office:value-type="float" office:value="3544" table:style-name="ce9">
            <text:p>3,544<text:s/></text:p>
          </table:table-cell>
          <table:table-cell office:value-type="float" office:value="4191" table:style-name="ce9">
            <text:p>4,191<text:s/></text:p>
          </table:table-cell>
          <table:table-cell office:value-type="float" office:value="5064" table:style-name="ce9">
            <text:p>5,064<text:s/></text:p>
          </table:table-cell>
          <table:table-cell office:value-type="float" office:value="110354" table:formula="msoxl:=SUM(B21:AF21)" table:style-name="ce2">
            <text:p>110,354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葫洲</text:p>
          </table:table-cell>
          <table:table-cell office:value-type="float" office:value="9582" table:style-name="ce9">
            <text:p>9,582<text:s/></text:p>
          </table:table-cell>
          <table:table-cell office:value-type="float" office:value="6222" table:style-name="ce9">
            <text:p>6,222<text:s/></text:p>
          </table:table-cell>
          <table:table-cell office:value-type="float" office:value="4988" table:style-name="ce9">
            <text:p>4,988<text:s/></text:p>
          </table:table-cell>
          <table:table-cell office:value-type="float" office:value="9202" table:style-name="ce9">
            <text:p>9,202<text:s/></text:p>
          </table:table-cell>
          <table:table-cell office:value-type="float" office:value="9206" table:style-name="ce9">
            <text:p>9,206<text:s/></text:p>
          </table:table-cell>
          <table:table-cell office:value-type="float" office:value="9383" table:style-name="ce9">
            <text:p>9,383<text:s/></text:p>
          </table:table-cell>
          <table:table-cell office:value-type="float" office:value="9417" table:style-name="ce9">
            <text:p>9,417<text:s/></text:p>
          </table:table-cell>
          <table:table-cell office:value-type="float" office:value="9626" table:style-name="ce9">
            <text:p>9,626<text:s/></text:p>
          </table:table-cell>
          <table:table-cell office:value-type="float" office:value="6399" table:style-name="ce9">
            <text:p>6,399<text:s/></text:p>
          </table:table-cell>
          <table:table-cell office:value-type="float" office:value="5587" table:style-name="ce9">
            <text:p>5,587<text:s/></text:p>
          </table:table-cell>
          <table:table-cell office:value-type="float" office:value="8858" table:style-name="ce9">
            <text:p>8,858<text:s/></text:p>
          </table:table-cell>
          <table:table-cell office:value-type="float" office:value="9240" table:style-name="ce9">
            <text:p>9,240<text:s/></text:p>
          </table:table-cell>
          <table:table-cell office:value-type="float" office:value="9344" table:style-name="ce9">
            <text:p>9,344<text:s/></text:p>
          </table:table-cell>
          <table:table-cell office:value-type="float" office:value="9148" table:style-name="ce9">
            <text:p>9,148<text:s/></text:p>
          </table:table-cell>
          <table:table-cell office:value-type="float" office:value="9647" table:style-name="ce9">
            <text:p>9,647<text:s/></text:p>
          </table:table-cell>
          <table:table-cell office:value-type="float" office:value="6368" table:style-name="ce9">
            <text:p>6,368<text:s/></text:p>
          </table:table-cell>
          <table:table-cell office:value-type="float" office:value="5442" table:style-name="ce9">
            <text:p>5,442<text:s/></text:p>
          </table:table-cell>
          <table:table-cell office:value-type="float" office:value="9065" table:style-name="ce9">
            <text:p>9,065<text:s/></text:p>
          </table:table-cell>
          <table:table-cell office:value-type="float" office:value="9049" table:style-name="ce9">
            <text:p>9,049<text:s/></text:p>
          </table:table-cell>
          <table:table-cell office:value-type="float" office:value="9332" table:style-name="ce9">
            <text:p>9,332<text:s/></text:p>
          </table:table-cell>
          <table:table-cell office:value-type="float" office:value="9295" table:style-name="ce9">
            <text:p>9,295<text:s/></text:p>
          </table:table-cell>
          <table:table-cell office:value-type="float" office:value="9838" table:style-name="ce9">
            <text:p>9,838<text:s/></text:p>
          </table:table-cell>
          <table:table-cell office:value-type="float" office:value="6603" table:style-name="ce9">
            <text:p>6,603<text:s/></text:p>
          </table:table-cell>
          <table:table-cell office:value-type="float" office:value="5743" table:style-name="ce9">
            <text:p>5,743<text:s/></text:p>
          </table:table-cell>
          <table:table-cell office:value-type="float" office:value="9250" table:style-name="ce9">
            <text:p>9,250<text:s/></text:p>
          </table:table-cell>
          <table:table-cell office:value-type="float" office:value="9316" table:style-name="ce9">
            <text:p>9,316<text:s/></text:p>
          </table:table-cell>
          <table:table-cell office:value-type="float" office:value="9512" table:style-name="ce9">
            <text:p>9,512<text:s/></text:p>
          </table:table-cell>
          <table:table-cell office:value-type="float" office:value="9483" table:style-name="ce9">
            <text:p>9,483<text:s/></text:p>
          </table:table-cell>
          <table:table-cell office:value-type="float" office:value="9480" table:style-name="ce9">
            <text:p>9,480<text:s/></text:p>
          </table:table-cell>
          <table:table-cell office:value-type="float" office:value="5926" table:style-name="ce9">
            <text:p>5,926<text:s/></text:p>
          </table:table-cell>
          <table:table-cell office:value-type="float" office:value="6300" table:style-name="ce9">
            <text:p>6,300<text:s/></text:p>
          </table:table-cell>
          <table:table-cell office:value-type="float" office:value="255851" table:formula="msoxl:=SUM(B22:AF22)" table:style-name="ce2">
            <text:p>255,851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東湖</text:p>
          </table:table-cell>
          <table:table-cell office:value-type="float" office:value="9625" table:style-name="ce9">
            <text:p>9,625<text:s/></text:p>
          </table:table-cell>
          <table:table-cell office:value-type="float" office:value="6518" table:style-name="ce9">
            <text:p>6,518<text:s/></text:p>
          </table:table-cell>
          <table:table-cell office:value-type="float" office:value="5585" table:style-name="ce9">
            <text:p>5,585<text:s/></text:p>
          </table:table-cell>
          <table:table-cell office:value-type="float" office:value="9057" table:style-name="ce9">
            <text:p>9,057<text:s/></text:p>
          </table:table-cell>
          <table:table-cell office:value-type="float" office:value="9016" table:style-name="ce9">
            <text:p>9,016<text:s/></text:p>
          </table:table-cell>
          <table:table-cell office:value-type="float" office:value="9186" table:style-name="ce9">
            <text:p>9,186<text:s/></text:p>
          </table:table-cell>
          <table:table-cell office:value-type="float" office:value="9263" table:style-name="ce9">
            <text:p>9,263<text:s/></text:p>
          </table:table-cell>
          <table:table-cell office:value-type="float" office:value="9931" table:style-name="ce9">
            <text:p>9,931<text:s/></text:p>
          </table:table-cell>
          <table:table-cell office:value-type="float" office:value="6913" table:style-name="ce9">
            <text:p>6,913<text:s/></text:p>
          </table:table-cell>
          <table:table-cell office:value-type="float" office:value="6040" table:style-name="ce9">
            <text:p>6,040<text:s/></text:p>
          </table:table-cell>
          <table:table-cell office:value-type="float" office:value="8869" table:style-name="ce9">
            <text:p>8,869<text:s/></text:p>
          </table:table-cell>
          <table:table-cell office:value-type="float" office:value="9185" table:style-name="ce9">
            <text:p>9,185<text:s/></text:p>
          </table:table-cell>
          <table:table-cell office:value-type="float" office:value="9166" table:style-name="ce9">
            <text:p>9,166<text:s/></text:p>
          </table:table-cell>
          <table:table-cell office:value-type="float" office:value="9222" table:style-name="ce9">
            <text:p>9,222<text:s/></text:p>
          </table:table-cell>
          <table:table-cell office:value-type="float" office:value="9807" table:style-name="ce9">
            <text:p>9,807<text:s/></text:p>
          </table:table-cell>
          <table:table-cell office:value-type="float" office:value="6772" table:style-name="ce9">
            <text:p>6,772<text:s/></text:p>
          </table:table-cell>
          <table:table-cell office:value-type="float" office:value="5403" table:style-name="ce9">
            <text:p>5,403<text:s/></text:p>
          </table:table-cell>
          <table:table-cell office:value-type="float" office:value="8913" table:style-name="ce9">
            <text:p>8,913<text:s/></text:p>
          </table:table-cell>
          <table:table-cell office:value-type="float" office:value="9159" table:style-name="ce9">
            <text:p>9,159<text:s/></text:p>
          </table:table-cell>
          <table:table-cell office:value-type="float" office:value="9557" table:style-name="ce9">
            <text:p>9,557<text:s/></text:p>
          </table:table-cell>
          <table:table-cell office:value-type="float" office:value="9251" table:style-name="ce9">
            <text:p>9,251<text:s/></text:p>
          </table:table-cell>
          <table:table-cell office:value-type="float" office:value="9805" table:style-name="ce9">
            <text:p>9,805<text:s/></text:p>
          </table:table-cell>
          <table:table-cell office:value-type="float" office:value="6949" table:style-name="ce9">
            <text:p>6,949<text:s/></text:p>
          </table:table-cell>
          <table:table-cell office:value-type="float" office:value="5790" table:style-name="ce9">
            <text:p>5,790<text:s/></text:p>
          </table:table-cell>
          <table:table-cell office:value-type="float" office:value="9165" table:style-name="ce9">
            <text:p>9,165<text:s/></text:p>
          </table:table-cell>
          <table:table-cell office:value-type="float" office:value="9654" table:style-name="ce9">
            <text:p>9,654<text:s/></text:p>
          </table:table-cell>
          <table:table-cell office:value-type="float" office:value="9383" table:style-name="ce9">
            <text:p>9,383<text:s/></text:p>
          </table:table-cell>
          <table:table-cell office:value-type="float" office:value="9108" table:style-name="ce9">
            <text:p>9,108<text:s/></text:p>
          </table:table-cell>
          <table:table-cell office:value-type="float" office:value="9821" table:style-name="ce9">
            <text:p>9,821<text:s/></text:p>
          </table:table-cell>
          <table:table-cell office:value-type="float" office:value="6142" table:style-name="ce9">
            <text:p>6,142<text:s/></text:p>
          </table:table-cell>
          <table:table-cell office:value-type="float" office:value="7278" table:style-name="ce9">
            <text:p>7,278<text:s/></text:p>
          </table:table-cell>
          <table:table-cell office:value-type="float" office:value="259533" table:formula="msoxl:=SUM(B23:AF23)" table:style-name="ce2">
            <text:p>259,533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南港軟體園區</text:p>
          </table:table-cell>
          <table:table-cell office:value-type="float" office:value="7607" table:style-name="ce9">
            <text:p>7,607<text:s/></text:p>
          </table:table-cell>
          <table:table-cell office:value-type="float" office:value="2568" table:style-name="ce9">
            <text:p>2,568<text:s/></text:p>
          </table:table-cell>
          <table:table-cell office:value-type="float" office:value="2262" table:style-name="ce9">
            <text:p>2,262<text:s/></text:p>
          </table:table-cell>
          <table:table-cell office:value-type="float" office:value="7531" table:style-name="ce9">
            <text:p>7,531<text:s/></text:p>
          </table:table-cell>
          <table:table-cell office:value-type="float" office:value="7225" table:style-name="ce9">
            <text:p>7,225<text:s/></text:p>
          </table:table-cell>
          <table:table-cell office:value-type="float" office:value="7360" table:style-name="ce9">
            <text:p>7,360<text:s/></text:p>
          </table:table-cell>
          <table:table-cell office:value-type="float" office:value="7030" table:style-name="ce9">
            <text:p>7,030<text:s/></text:p>
          </table:table-cell>
          <table:table-cell office:value-type="float" office:value="7377" table:style-name="ce9">
            <text:p>7,377<text:s/></text:p>
          </table:table-cell>
          <table:table-cell office:value-type="float" office:value="2738" table:style-name="ce9">
            <text:p>2,738<text:s/></text:p>
          </table:table-cell>
          <table:table-cell office:value-type="float" office:value="2308" table:style-name="ce9">
            <text:p>2,308<text:s/></text:p>
          </table:table-cell>
          <table:table-cell office:value-type="float" office:value="6848" table:style-name="ce9">
            <text:p>6,848<text:s/></text:p>
          </table:table-cell>
          <table:table-cell office:value-type="float" office:value="7091" table:style-name="ce9">
            <text:p>7,091<text:s/></text:p>
          </table:table-cell>
          <table:table-cell office:value-type="float" office:value="7102" table:style-name="ce9">
            <text:p>7,102<text:s/></text:p>
          </table:table-cell>
          <table:table-cell office:value-type="float" office:value="7185" table:style-name="ce9">
            <text:p>7,185<text:s/></text:p>
          </table:table-cell>
          <table:table-cell office:value-type="float" office:value="7172" table:style-name="ce9">
            <text:p>7,172<text:s/></text:p>
          </table:table-cell>
          <table:table-cell office:value-type="float" office:value="2882" table:style-name="ce9">
            <text:p>2,882<text:s/></text:p>
          </table:table-cell>
          <table:table-cell office:value-type="float" office:value="2540" table:style-name="ce9">
            <text:p>2,540<text:s/></text:p>
          </table:table-cell>
          <table:table-cell office:value-type="float" office:value="6868" table:style-name="ce9">
            <text:p>6,868<text:s/></text:p>
          </table:table-cell>
          <table:table-cell office:value-type="float" office:value="7166" table:style-name="ce9">
            <text:p>7,166<text:s/></text:p>
          </table:table-cell>
          <table:table-cell office:value-type="float" office:value="7346" table:style-name="ce9">
            <text:p>7,346<text:s/></text:p>
          </table:table-cell>
          <table:table-cell office:value-type="float" office:value="7481" table:style-name="ce9">
            <text:p>7,481<text:s/></text:p>
          </table:table-cell>
          <table:table-cell office:value-type="float" office:value="7484" table:style-name="ce9">
            <text:p>7,484<text:s/></text:p>
          </table:table-cell>
          <table:table-cell office:value-type="float" office:value="3101" table:style-name="ce9">
            <text:p>3,101<text:s/></text:p>
          </table:table-cell>
          <table:table-cell office:value-type="float" office:value="2788" table:style-name="ce9">
            <text:p>2,788<text:s/></text:p>
          </table:table-cell>
          <table:table-cell office:value-type="float" office:value="6836" table:style-name="ce9">
            <text:p>6,836<text:s/></text:p>
          </table:table-cell>
          <table:table-cell office:value-type="float" office:value="7135" table:style-name="ce9">
            <text:p>7,135<text:s/></text:p>
          </table:table-cell>
          <table:table-cell office:value-type="float" office:value="7295" table:style-name="ce9">
            <text:p>7,295<text:s/></text:p>
          </table:table-cell>
          <table:table-cell office:value-type="float" office:value="7633" table:style-name="ce9">
            <text:p>7,633<text:s/></text:p>
          </table:table-cell>
          <table:table-cell office:value-type="float" office:value="7506" table:style-name="ce9">
            <text:p>7,506<text:s/></text:p>
          </table:table-cell>
          <table:table-cell office:value-type="float" office:value="2876" table:style-name="ce9">
            <text:p>2,876<text:s/></text:p>
          </table:table-cell>
          <table:table-cell office:value-type="float" office:value="3310" table:style-name="ce9">
            <text:p>3,310<text:s/></text:p>
          </table:table-cell>
          <table:table-cell office:value-type="float" office:value="179651" table:formula="msoxl:=SUM(B24:AF24)" table:style-name="ce2">
            <text:p>179,651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南港展覽館</text:p>
          </table:table-cell>
          <table:table-cell office:value-type="float" office:value="41060" table:style-name="ce9">
            <text:p>41,060<text:s/></text:p>
          </table:table-cell>
          <table:table-cell office:value-type="float" office:value="30174" table:style-name="ce9">
            <text:p>30,174<text:s/></text:p>
          </table:table-cell>
          <table:table-cell office:value-type="float" office:value="22881" table:style-name="ce9">
            <text:p>22,881<text:s/></text:p>
          </table:table-cell>
          <table:table-cell office:value-type="float" office:value="26683" table:style-name="ce9">
            <text:p>26,683<text:s/></text:p>
          </table:table-cell>
          <table:table-cell office:value-type="float" office:value="28129" table:style-name="ce9">
            <text:p>28,129<text:s/></text:p>
          </table:table-cell>
          <table:table-cell office:value-type="float" office:value="29200" table:style-name="ce9">
            <text:p>29,200<text:s/></text:p>
          </table:table-cell>
          <table:table-cell office:value-type="float" office:value="35524" table:style-name="ce9">
            <text:p>35,524<text:s/></text:p>
          </table:table-cell>
          <table:table-cell office:value-type="float" office:value="38537" table:style-name="ce9">
            <text:p>38,537<text:s/></text:p>
          </table:table-cell>
          <table:table-cell office:value-type="float" office:value="33864" table:style-name="ce9">
            <text:p>33,864<text:s/></text:p>
          </table:table-cell>
          <table:table-cell office:value-type="float" office:value="22697" table:style-name="ce9">
            <text:p>22,697<text:s/></text:p>
          </table:table-cell>
          <table:table-cell office:value-type="float" office:value="27288" table:style-name="ce9">
            <text:p>27,288<text:s/></text:p>
          </table:table-cell>
          <table:table-cell office:value-type="float" office:value="27959" table:style-name="ce9">
            <text:p>27,959<text:s/></text:p>
          </table:table-cell>
          <table:table-cell office:value-type="float" office:value="28346" table:style-name="ce9">
            <text:p>28,346<text:s/></text:p>
          </table:table-cell>
          <table:table-cell office:value-type="float" office:value="32096" table:style-name="ce9">
            <text:p>32,096<text:s/></text:p>
          </table:table-cell>
          <table:table-cell office:value-type="float" office:value="31755" table:style-name="ce9">
            <text:p>31,755<text:s/></text:p>
          </table:table-cell>
          <table:table-cell office:value-type="float" office:value="21430" table:style-name="ce9">
            <text:p>21,430<text:s/></text:p>
          </table:table-cell>
          <table:table-cell office:value-type="float" office:value="13786" table:style-name="ce9">
            <text:p>13,786<text:s/></text:p>
          </table:table-cell>
          <table:table-cell office:value-type="float" office:value="27408" table:style-name="ce9">
            <text:p>27,408<text:s/></text:p>
          </table:table-cell>
          <table:table-cell office:value-type="float" office:value="28224" table:style-name="ce9">
            <text:p>28,224<text:s/></text:p>
          </table:table-cell>
          <table:table-cell office:value-type="float" office:value="28497" table:style-name="ce9">
            <text:p>28,497<text:s/></text:p>
          </table:table-cell>
          <table:table-cell office:value-type="float" office:value="28144" table:style-name="ce9">
            <text:p>28,144<text:s/></text:p>
          </table:table-cell>
          <table:table-cell office:value-type="float" office:value="28954" table:style-name="ce9">
            <text:p>28,954<text:s/></text:p>
          </table:table-cell>
          <table:table-cell office:value-type="float" office:value="18378" table:style-name="ce9">
            <text:p>18,378<text:s/></text:p>
          </table:table-cell>
          <table:table-cell office:value-type="float" office:value="14083" table:style-name="ce9">
            <text:p>14,083<text:s/></text:p>
          </table:table-cell>
          <table:table-cell office:value-type="float" office:value="26845" table:style-name="ce9">
            <text:p>26,845<text:s/></text:p>
          </table:table-cell>
          <table:table-cell office:value-type="float" office:value="28594" table:style-name="ce9">
            <text:p>28,594<text:s/></text:p>
          </table:table-cell>
          <table:table-cell office:value-type="float" office:value="29545" table:style-name="ce9">
            <text:p>29,545<text:s/></text:p>
          </table:table-cell>
          <table:table-cell office:value-type="float" office:value="32089" table:style-name="ce9">
            <text:p>32,089<text:s/></text:p>
          </table:table-cell>
          <table:table-cell office:value-type="float" office:value="33931" table:style-name="ce9">
            <text:p>33,931<text:s/></text:p>
          </table:table-cell>
          <table:table-cell office:value-type="float" office:value="27465" table:style-name="ce9">
            <text:p>27,465<text:s/></text:p>
          </table:table-cell>
          <table:table-cell office:value-type="float" office:value="26663" table:style-name="ce9">
            <text:p>26,663<text:s/></text:p>
          </table:table-cell>
          <table:table-cell office:value-type="float" office:value="870229" table:formula="msoxl:=SUM(B25:AF25)" table:style-name="ce2">
            <text:p>870,229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小碧潭</text:p>
          </table:table-cell>
          <table:table-cell office:value-type="float" office:value="3604" table:style-name="ce9">
            <text:p>3,604<text:s/></text:p>
          </table:table-cell>
          <table:table-cell office:value-type="float" office:value="3447" table:style-name="ce9">
            <text:p>3,447<text:s/></text:p>
          </table:table-cell>
          <table:table-cell office:value-type="float" office:value="3265" table:style-name="ce9">
            <text:p>3,265<text:s/></text:p>
          </table:table-cell>
          <table:table-cell office:value-type="float" office:value="3376" table:style-name="ce9">
            <text:p>3,376<text:s/></text:p>
          </table:table-cell>
          <table:table-cell office:value-type="float" office:value="3373" table:style-name="ce9">
            <text:p>3,373<text:s/></text:p>
          </table:table-cell>
          <table:table-cell office:value-type="float" office:value="3400" table:style-name="ce9">
            <text:p>3,400<text:s/></text:p>
          </table:table-cell>
          <table:table-cell office:value-type="float" office:value="3429" table:style-name="ce9">
            <text:p>3,429<text:s/></text:p>
          </table:table-cell>
          <table:table-cell office:value-type="float" office:value="3629" table:style-name="ce9">
            <text:p>3,629<text:s/></text:p>
          </table:table-cell>
          <table:table-cell office:value-type="float" office:value="3560" table:style-name="ce9">
            <text:p>3,560<text:s/></text:p>
          </table:table-cell>
          <table:table-cell office:value-type="float" office:value="3217" table:style-name="ce9">
            <text:p>3,217<text:s/></text:p>
          </table:table-cell>
          <table:table-cell office:value-type="float" office:value="3258" table:style-name="ce9">
            <text:p>3,258<text:s/></text:p>
          </table:table-cell>
          <table:table-cell office:value-type="float" office:value="3286" table:style-name="ce9">
            <text:p>3,286<text:s/></text:p>
          </table:table-cell>
          <table:table-cell office:value-type="float" office:value="3338" table:style-name="ce9">
            <text:p>3,338<text:s/></text:p>
          </table:table-cell>
          <table:table-cell office:value-type="float" office:value="3478" table:style-name="ce9">
            <text:p>3,478<text:s/></text:p>
          </table:table-cell>
          <table:table-cell office:value-type="float" office:value="3615" table:style-name="ce9">
            <text:p>3,615<text:s/></text:p>
          </table:table-cell>
          <table:table-cell office:value-type="float" office:value="4110" table:style-name="ce9">
            <text:p>4,110<text:s/></text:p>
          </table:table-cell>
          <table:table-cell office:value-type="float" office:value="3675" table:style-name="ce9">
            <text:p>3,675<text:s/></text:p>
          </table:table-cell>
          <table:table-cell office:value-type="float" office:value="3330" table:style-name="ce9">
            <text:p>3,330<text:s/></text:p>
          </table:table-cell>
          <table:table-cell office:value-type="float" office:value="3288" table:style-name="ce9">
            <text:p>3,288<text:s/></text:p>
          </table:table-cell>
          <table:table-cell office:value-type="float" office:value="3409" table:style-name="ce9">
            <text:p>3,409<text:s/></text:p>
          </table:table-cell>
          <table:table-cell office:value-type="float" office:value="3614" table:style-name="ce9">
            <text:p>3,614<text:s/></text:p>
          </table:table-cell>
          <table:table-cell office:value-type="float" office:value="3540" table:style-name="ce9">
            <text:p>3,540<text:s/></text:p>
          </table:table-cell>
          <table:table-cell office:value-type="float" office:value="4091" table:style-name="ce9">
            <text:p>4,091<text:s/></text:p>
          </table:table-cell>
          <table:table-cell office:value-type="float" office:value="3584" table:style-name="ce9">
            <text:p>3,584<text:s/></text:p>
          </table:table-cell>
          <table:table-cell office:value-type="float" office:value="3512" table:style-name="ce9">
            <text:p>3,512<text:s/></text:p>
          </table:table-cell>
          <table:table-cell office:value-type="float" office:value="3355" table:style-name="ce9">
            <text:p>3,355<text:s/></text:p>
          </table:table-cell>
          <table:table-cell office:value-type="float" office:value="3483" table:style-name="ce9">
            <text:p>3,483<text:s/></text:p>
          </table:table-cell>
          <table:table-cell office:value-type="float" office:value="3623" table:style-name="ce9">
            <text:p>3,623<text:s/></text:p>
          </table:table-cell>
          <table:table-cell office:value-type="float" office:value="3665" table:style-name="ce9">
            <text:p>3,665<text:s/></text:p>
          </table:table-cell>
          <table:table-cell office:value-type="float" office:value="3304" table:style-name="ce9">
            <text:p>3,304<text:s/></text:p>
          </table:table-cell>
          <table:table-cell office:value-type="float" office:value="3569" table:style-name="ce9">
            <text:p>3,569<text:s/></text:p>
          </table:table-cell>
          <table:table-cell office:value-type="float" office:value="108427" table:formula="msoxl:=SUM(B26:AF26)" table:style-name="ce2">
            <text:p>108,427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新店</text:p>
          </table:table-cell>
          <table:table-cell office:value-type="float" office:value="11293" table:style-name="ce9">
            <text:p>11,293<text:s/></text:p>
          </table:table-cell>
          <table:table-cell office:value-type="float" office:value="10193" table:style-name="ce9">
            <text:p>10,193<text:s/></text:p>
          </table:table-cell>
          <table:table-cell office:value-type="float" office:value="9523" table:style-name="ce9">
            <text:p>9,523<text:s/></text:p>
          </table:table-cell>
          <table:table-cell office:value-type="float" office:value="10256" table:style-name="ce9">
            <text:p>10,256<text:s/></text:p>
          </table:table-cell>
          <table:table-cell office:value-type="float" office:value="10802" table:style-name="ce9">
            <text:p>10,802<text:s/></text:p>
          </table:table-cell>
          <table:table-cell office:value-type="float" office:value="10776" table:style-name="ce9">
            <text:p>10,776<text:s/></text:p>
          </table:table-cell>
          <table:table-cell office:value-type="float" office:value="11400" table:style-name="ce9">
            <text:p>11,400<text:s/></text:p>
          </table:table-cell>
          <table:table-cell office:value-type="float" office:value="12393" table:style-name="ce9">
            <text:p>12,393<text:s/></text:p>
          </table:table-cell>
          <table:table-cell office:value-type="float" office:value="12609" table:style-name="ce9">
            <text:p>12,609<text:s/></text:p>
          </table:table-cell>
          <table:table-cell office:value-type="float" office:value="11066" table:style-name="ce9">
            <text:p>11,066<text:s/></text:p>
          </table:table-cell>
          <table:table-cell office:value-type="float" office:value="11205" table:style-name="ce9">
            <text:p>11,205<text:s/></text:p>
          </table:table-cell>
          <table:table-cell office:value-type="float" office:value="11072" table:style-name="ce9">
            <text:p>11,072<text:s/></text:p>
          </table:table-cell>
          <table:table-cell office:value-type="float" office:value="11501" table:style-name="ce9">
            <text:p>11,501<text:s/></text:p>
          </table:table-cell>
          <table:table-cell office:value-type="float" office:value="11426" table:style-name="ce9">
            <text:p>11,426<text:s/></text:p>
          </table:table-cell>
          <table:table-cell office:value-type="float" office:value="12127" table:style-name="ce9">
            <text:p>12,127<text:s/></text:p>
          </table:table-cell>
          <table:table-cell office:value-type="float" office:value="10806" table:style-name="ce9">
            <text:p>10,806<text:s/></text:p>
          </table:table-cell>
          <table:table-cell office:value-type="float" office:value="9002" table:style-name="ce9">
            <text:p>9,002<text:s/></text:p>
          </table:table-cell>
          <table:table-cell office:value-type="float" office:value="11090" table:style-name="ce9">
            <text:p>11,090<text:s/></text:p>
          </table:table-cell>
          <table:table-cell office:value-type="float" office:value="10971" table:style-name="ce9">
            <text:p>10,971<text:s/></text:p>
          </table:table-cell>
          <table:table-cell office:value-type="float" office:value="10935" table:style-name="ce9">
            <text:p>10,935<text:s/></text:p>
          </table:table-cell>
          <table:table-cell office:value-type="float" office:value="10692" table:style-name="ce9">
            <text:p>10,692<text:s/></text:p>
          </table:table-cell>
          <table:table-cell office:value-type="float" office:value="11362" table:style-name="ce9">
            <text:p>11,362<text:s/></text:p>
          </table:table-cell>
          <table:table-cell office:value-type="float" office:value="11009" table:style-name="ce9">
            <text:p>11,009<text:s/></text:p>
          </table:table-cell>
          <table:table-cell office:value-type="float" office:value="8945" table:style-name="ce9">
            <text:p>8,945<text:s/></text:p>
          </table:table-cell>
          <table:table-cell office:value-type="float" office:value="11136" table:style-name="ce9">
            <text:p>11,136<text:s/></text:p>
          </table:table-cell>
          <table:table-cell office:value-type="float" office:value="11672" table:style-name="ce9">
            <text:p>11,672<text:s/></text:p>
          </table:table-cell>
          <table:table-cell office:value-type="float" office:value="11889" table:style-name="ce9">
            <text:p>11,889<text:s/></text:p>
          </table:table-cell>
          <table:table-cell office:value-type="float" office:value="11029" table:style-name="ce9">
            <text:p>11,029<text:s/></text:p>
          </table:table-cell>
          <table:table-cell office:value-type="float" office:value="11919" table:style-name="ce9">
            <text:p>11,919<text:s/></text:p>
          </table:table-cell>
          <table:table-cell office:value-type="float" office:value="10914" table:style-name="ce9">
            <text:p>10,914<text:s/></text:p>
          </table:table-cell>
          <table:table-cell office:value-type="float" office:value="12843" table:style-name="ce9">
            <text:p>12,843<text:s/></text:p>
          </table:table-cell>
          <table:table-cell office:value-type="float" office:value="343856" table:formula="msoxl:=SUM(B27:AF27)" table:style-name="ce2">
            <text:p>343,856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新店區公所</text:p>
          </table:table-cell>
          <table:table-cell office:value-type="float" office:value="13816" table:style-name="ce9">
            <text:p>13,816<text:s/></text:p>
          </table:table-cell>
          <table:table-cell office:value-type="float" office:value="10139" table:style-name="ce9">
            <text:p>10,139<text:s/></text:p>
          </table:table-cell>
          <table:table-cell office:value-type="float" office:value="8647" table:style-name="ce9">
            <text:p>8,647<text:s/></text:p>
          </table:table-cell>
          <table:table-cell office:value-type="float" office:value="13065" table:style-name="ce9">
            <text:p>13,065<text:s/></text:p>
          </table:table-cell>
          <table:table-cell office:value-type="float" office:value="13207" table:style-name="ce9">
            <text:p>13,207<text:s/></text:p>
          </table:table-cell>
          <table:table-cell office:value-type="float" office:value="13533" table:style-name="ce9">
            <text:p>13,533<text:s/></text:p>
          </table:table-cell>
          <table:table-cell office:value-type="float" office:value="13584" table:style-name="ce9">
            <text:p>13,584<text:s/></text:p>
          </table:table-cell>
          <table:table-cell office:value-type="float" office:value="14062" table:style-name="ce9">
            <text:p>14,062<text:s/></text:p>
          </table:table-cell>
          <table:table-cell office:value-type="float" office:value="10681" table:style-name="ce9">
            <text:p>10,681<text:s/></text:p>
          </table:table-cell>
          <table:table-cell office:value-type="float" office:value="9215" table:style-name="ce9">
            <text:p>9,215<text:s/></text:p>
          </table:table-cell>
          <table:table-cell office:value-type="float" office:value="13095" table:style-name="ce9">
            <text:p>13,095<text:s/></text:p>
          </table:table-cell>
          <table:table-cell office:value-type="float" office:value="13331" table:style-name="ce9">
            <text:p>13,331<text:s/></text:p>
          </table:table-cell>
          <table:table-cell office:value-type="float" office:value="13607" table:style-name="ce9">
            <text:p>13,607<text:s/></text:p>
          </table:table-cell>
          <table:table-cell office:value-type="float" office:value="13508" table:style-name="ce9">
            <text:p>13,508<text:s/></text:p>
          </table:table-cell>
          <table:table-cell office:value-type="float" office:value="13994" table:style-name="ce9">
            <text:p>13,994<text:s/></text:p>
          </table:table-cell>
          <table:table-cell office:value-type="float" office:value="10244" table:style-name="ce9">
            <text:p>10,244<text:s/></text:p>
          </table:table-cell>
          <table:table-cell office:value-type="float" office:value="8777" table:style-name="ce9">
            <text:p>8,777<text:s/></text:p>
          </table:table-cell>
          <table:table-cell office:value-type="float" office:value="13263" table:style-name="ce9">
            <text:p>13,263<text:s/></text:p>
          </table:table-cell>
          <table:table-cell office:value-type="float" office:value="13452" table:style-name="ce9">
            <text:p>13,452<text:s/></text:p>
          </table:table-cell>
          <table:table-cell office:value-type="float" office:value="13530" table:style-name="ce9">
            <text:p>13,530<text:s/></text:p>
          </table:table-cell>
          <table:table-cell office:value-type="float" office:value="13553" table:style-name="ce9">
            <text:p>13,553<text:s/></text:p>
          </table:table-cell>
          <table:table-cell office:value-type="float" office:value="13823" table:style-name="ce9">
            <text:p>13,823<text:s/></text:p>
          </table:table-cell>
          <table:table-cell office:value-type="float" office:value="10703" table:style-name="ce9">
            <text:p>10,703<text:s/></text:p>
          </table:table-cell>
          <table:table-cell office:value-type="float" office:value="8707" table:style-name="ce9">
            <text:p>8,707<text:s/></text:p>
          </table:table-cell>
          <table:table-cell office:value-type="float" office:value="13368" table:style-name="ce9">
            <text:p>13,368<text:s/></text:p>
          </table:table-cell>
          <table:table-cell office:value-type="float" office:value="13543" table:style-name="ce9">
            <text:p>13,543<text:s/></text:p>
          </table:table-cell>
          <table:table-cell office:value-type="float" office:value="13756" table:style-name="ce9">
            <text:p>13,756<text:s/></text:p>
          </table:table-cell>
          <table:table-cell office:value-type="float" office:value="13398" table:style-name="ce9">
            <text:p>13,398<text:s/></text:p>
          </table:table-cell>
          <table:table-cell office:value-type="float" office:value="13774" table:style-name="ce9">
            <text:p>13,774<text:s/></text:p>
          </table:table-cell>
          <table:table-cell office:value-type="float" office:value="9459" table:style-name="ce9">
            <text:p>9,459<text:s/></text:p>
          </table:table-cell>
          <table:table-cell office:value-type="float" office:value="10067" table:style-name="ce9">
            <text:p>10,067<text:s/></text:p>
          </table:table-cell>
          <table:table-cell office:value-type="float" office:value="380901" table:formula="msoxl:=SUM(B28:AF28)" table:style-name="ce2">
            <text:p>380,901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七張</text:p>
          </table:table-cell>
          <table:table-cell office:value-type="float" office:value="17447" table:style-name="ce9">
            <text:p>17,447<text:s/></text:p>
          </table:table-cell>
          <table:table-cell office:value-type="float" office:value="13508" table:style-name="ce9">
            <text:p>13,508<text:s/></text:p>
          </table:table-cell>
          <table:table-cell office:value-type="float" office:value="11761" table:style-name="ce9">
            <text:p>11,761<text:s/></text:p>
          </table:table-cell>
          <table:table-cell office:value-type="float" office:value="16029" table:style-name="ce9">
            <text:p>16,029<text:s/></text:p>
          </table:table-cell>
          <table:table-cell office:value-type="float" office:value="16574" table:style-name="ce9">
            <text:p>16,574<text:s/></text:p>
          </table:table-cell>
          <table:table-cell office:value-type="float" office:value="16618" table:style-name="ce9">
            <text:p>16,618<text:s/></text:p>
          </table:table-cell>
          <table:table-cell office:value-type="float" office:value="16596" table:style-name="ce9">
            <text:p>16,596<text:s/></text:p>
          </table:table-cell>
          <table:table-cell office:value-type="float" office:value="17620" table:style-name="ce9">
            <text:p>17,620<text:s/></text:p>
          </table:table-cell>
          <table:table-cell office:value-type="float" office:value="14160" table:style-name="ce9">
            <text:p>14,160<text:s/></text:p>
          </table:table-cell>
          <table:table-cell office:value-type="float" office:value="12386" table:style-name="ce9">
            <text:p>12,386<text:s/></text:p>
          </table:table-cell>
          <table:table-cell office:value-type="float" office:value="16030" table:style-name="ce9">
            <text:p>16,030<text:s/></text:p>
          </table:table-cell>
          <table:table-cell office:value-type="float" office:value="16282" table:style-name="ce9">
            <text:p>16,282<text:s/></text:p>
          </table:table-cell>
          <table:table-cell office:value-type="float" office:value="16411" table:style-name="ce9">
            <text:p>16,411<text:s/></text:p>
          </table:table-cell>
          <table:table-cell office:value-type="float" office:value="16537" table:style-name="ce9">
            <text:p>16,537<text:s/></text:p>
          </table:table-cell>
          <table:table-cell office:value-type="float" office:value="17621" table:style-name="ce9">
            <text:p>17,621<text:s/></text:p>
          </table:table-cell>
          <table:table-cell office:value-type="float" office:value="14327" table:style-name="ce9">
            <text:p>14,327<text:s/></text:p>
          </table:table-cell>
          <table:table-cell office:value-type="float" office:value="11446" table:style-name="ce9">
            <text:p>11,446<text:s/></text:p>
          </table:table-cell>
          <table:table-cell office:value-type="float" office:value="16502" table:style-name="ce9">
            <text:p>16,502<text:s/></text:p>
          </table:table-cell>
          <table:table-cell office:value-type="float" office:value="16429" table:style-name="ce9">
            <text:p>16,429<text:s/></text:p>
          </table:table-cell>
          <table:table-cell office:value-type="float" office:value="16904" table:style-name="ce9">
            <text:p>16,904<text:s/></text:p>
          </table:table-cell>
          <table:table-cell office:value-type="float" office:value="16882" table:style-name="ce9">
            <text:p>16,882<text:s/></text:p>
          </table:table-cell>
          <table:table-cell office:value-type="float" office:value="17311" table:style-name="ce9">
            <text:p>17,311<text:s/></text:p>
          </table:table-cell>
          <table:table-cell office:value-type="float" office:value="14259" table:style-name="ce9">
            <text:p>14,259<text:s/></text:p>
          </table:table-cell>
          <table:table-cell office:value-type="float" office:value="11620" table:style-name="ce9">
            <text:p>11,620<text:s/></text:p>
          </table:table-cell>
          <table:table-cell office:value-type="float" office:value="16066" table:style-name="ce9">
            <text:p>16,066<text:s/></text:p>
          </table:table-cell>
          <table:table-cell office:value-type="float" office:value="16680" table:style-name="ce9">
            <text:p>16,680<text:s/></text:p>
          </table:table-cell>
          <table:table-cell office:value-type="float" office:value="16892" table:style-name="ce9">
            <text:p>16,892<text:s/></text:p>
          </table:table-cell>
          <table:table-cell office:value-type="float" office:value="16811" table:style-name="ce9">
            <text:p>16,811<text:s/></text:p>
          </table:table-cell>
          <table:table-cell office:value-type="float" office:value="17428" table:style-name="ce9">
            <text:p>17,428<text:s/></text:p>
          </table:table-cell>
          <table:table-cell office:value-type="float" office:value="12714" table:style-name="ce9">
            <text:p>12,714<text:s/></text:p>
          </table:table-cell>
          <table:table-cell office:value-type="float" office:value="14128" table:style-name="ce9">
            <text:p>14,128<text:s/></text:p>
          </table:table-cell>
          <table:table-cell office:value-type="float" office:value="481979" table:formula="msoxl:=SUM(B29:AF29)" table:style-name="ce2">
            <text:p>481,979<text:s/></text:p>
          </table:table-cell>
          <table:table-cell table:number-columns-repeated="16351"/>
        </table:table-row>
        <table:table-row table:style-name="ro1">
          <table:table-cell office:value-type="string" table:style-name="ce10">
            <text:p>G大坪林</text:p>
          </table:table-cell>
          <table:table-cell office:value-type="float" office:value="22184" table:style-name="ce11">
            <text:p>22,184<text:s/></text:p>
          </table:table-cell>
          <table:table-cell office:value-type="float" office:value="16569" table:style-name="ce11">
            <text:p>16,569<text:s/></text:p>
          </table:table-cell>
          <table:table-cell office:value-type="float" office:value="14491" table:style-name="ce11">
            <text:p>14,491<text:s/></text:p>
          </table:table-cell>
          <table:table-cell office:value-type="float" office:value="20420" table:style-name="ce11">
            <text:p>20,420<text:s/></text:p>
          </table:table-cell>
          <table:table-cell office:value-type="float" office:value="21146" table:style-name="ce11">
            <text:p>21,146<text:s/></text:p>
          </table:table-cell>
          <table:table-cell office:value-type="float" office:value="21367" table:style-name="ce11">
            <text:p>21,367<text:s/></text:p>
          </table:table-cell>
          <table:table-cell office:value-type="float" office:value="21296" table:style-name="ce11">
            <text:p>21,296<text:s/></text:p>
          </table:table-cell>
          <table:table-cell office:value-type="float" office:value="22640" table:style-name="ce11">
            <text:p>22,640<text:s/></text:p>
          </table:table-cell>
          <table:table-cell office:value-type="float" office:value="17563" table:style-name="ce11">
            <text:p>17,563<text:s/></text:p>
          </table:table-cell>
          <table:table-cell office:value-type="float" office:value="14692" table:style-name="ce11">
            <text:p>14,692<text:s/></text:p>
          </table:table-cell>
          <table:table-cell office:value-type="float" office:value="20672" table:style-name="ce11">
            <text:p>20,672<text:s/></text:p>
          </table:table-cell>
          <table:table-cell office:value-type="float" office:value="21080" table:style-name="ce11">
            <text:p>21,080<text:s/></text:p>
          </table:table-cell>
          <table:table-cell office:value-type="float" office:value="21142" table:style-name="ce11">
            <text:p>21,142<text:s/></text:p>
          </table:table-cell>
          <table:table-cell office:value-type="float" office:value="21073" table:style-name="ce11">
            <text:p>21,073<text:s/></text:p>
          </table:table-cell>
          <table:table-cell office:value-type="float" office:value="22997" table:style-name="ce11">
            <text:p>22,997<text:s/></text:p>
          </table:table-cell>
          <table:table-cell office:value-type="float" office:value="17774" table:style-name="ce11">
            <text:p>17,774<text:s/></text:p>
          </table:table-cell>
          <table:table-cell office:value-type="float" office:value="14190" table:style-name="ce11">
            <text:p>14,190<text:s/></text:p>
          </table:table-cell>
          <table:table-cell office:value-type="float" office:value="20718" table:style-name="ce11">
            <text:p>20,718<text:s/></text:p>
          </table:table-cell>
          <table:table-cell office:value-type="float" office:value="21208" table:style-name="ce11">
            <text:p>21,208<text:s/></text:p>
          </table:table-cell>
          <table:table-cell office:value-type="float" office:value="21593" table:style-name="ce11">
            <text:p>21,593<text:s/></text:p>
          </table:table-cell>
          <table:table-cell office:value-type="float" office:value="21461" table:style-name="ce11">
            <text:p>21,461<text:s/></text:p>
          </table:table-cell>
          <table:table-cell office:value-type="float" office:value="22583" table:style-name="ce11">
            <text:p>22,583<text:s/></text:p>
          </table:table-cell>
          <table:table-cell office:value-type="float" office:value="17118" table:style-name="ce11">
            <text:p>17,118<text:s/></text:p>
          </table:table-cell>
          <table:table-cell office:value-type="float" office:value="13476" table:style-name="ce11">
            <text:p>13,476<text:s/></text:p>
          </table:table-cell>
          <table:table-cell office:value-type="float" office:value="20881" table:style-name="ce11">
            <text:p>20,881<text:s/></text:p>
          </table:table-cell>
          <table:table-cell office:value-type="float" office:value="21821" table:style-name="ce11">
            <text:p>21,821<text:s/></text:p>
          </table:table-cell>
          <table:table-cell office:value-type="float" office:value="21951" table:style-name="ce11">
            <text:p>21,951<text:s/></text:p>
          </table:table-cell>
          <table:table-cell office:value-type="float" office:value="21456" table:style-name="ce11">
            <text:p>21,456<text:s/></text:p>
          </table:table-cell>
          <table:table-cell office:value-type="float" office:value="22596" table:style-name="ce11">
            <text:p>22,596<text:s/></text:p>
          </table:table-cell>
          <table:table-cell office:value-type="float" office:value="16100" table:style-name="ce11">
            <text:p>16,100<text:s/></text:p>
          </table:table-cell>
          <table:table-cell office:value-type="float" office:value="16478" table:style-name="ce11">
            <text:p>16,478<text:s/></text:p>
          </table:table-cell>
          <table:table-cell office:value-type="float" office:value="610736" table:formula="msoxl:=SUM(B30:AF30)" table:style-name="ce2">
            <text:p>610,736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景美</text:p>
          </table:table-cell>
          <table:table-cell office:value-type="float" office:value="17961" table:style-name="ce9">
            <text:p>17,961<text:s/></text:p>
          </table:table-cell>
          <table:table-cell office:value-type="float" office:value="15009" table:style-name="ce9">
            <text:p>15,009<text:s/></text:p>
          </table:table-cell>
          <table:table-cell office:value-type="float" office:value="13544" table:style-name="ce9">
            <text:p>13,544<text:s/></text:p>
          </table:table-cell>
          <table:table-cell office:value-type="float" office:value="16266" table:style-name="ce9">
            <text:p>16,266<text:s/></text:p>
          </table:table-cell>
          <table:table-cell office:value-type="float" office:value="17637" table:style-name="ce9">
            <text:p>17,637<text:s/></text:p>
          </table:table-cell>
          <table:table-cell office:value-type="float" office:value="17361" table:style-name="ce9">
            <text:p>17,361<text:s/></text:p>
          </table:table-cell>
          <table:table-cell office:value-type="float" office:value="17905" table:style-name="ce9">
            <text:p>17,905<text:s/></text:p>
          </table:table-cell>
          <table:table-cell office:value-type="float" office:value="18553" table:style-name="ce9">
            <text:p>18,553<text:s/></text:p>
          </table:table-cell>
          <table:table-cell office:value-type="float" office:value="17008" table:style-name="ce9">
            <text:p>17,008<text:s/></text:p>
          </table:table-cell>
          <table:table-cell office:value-type="float" office:value="14538" table:style-name="ce9">
            <text:p>14,538<text:s/></text:p>
          </table:table-cell>
          <table:table-cell office:value-type="float" office:value="17584" table:style-name="ce9">
            <text:p>17,584<text:s/></text:p>
          </table:table-cell>
          <table:table-cell office:value-type="float" office:value="17683" table:style-name="ce9">
            <text:p>17,683<text:s/></text:p>
          </table:table-cell>
          <table:table-cell office:value-type="float" office:value="17737" table:style-name="ce9">
            <text:p>17,737<text:s/></text:p>
          </table:table-cell>
          <table:table-cell office:value-type="float" office:value="17309" table:style-name="ce9">
            <text:p>17,309<text:s/></text:p>
          </table:table-cell>
          <table:table-cell office:value-type="float" office:value="18393" table:style-name="ce9">
            <text:p>18,393<text:s/></text:p>
          </table:table-cell>
          <table:table-cell office:value-type="float" office:value="15525" table:style-name="ce9">
            <text:p>15,525<text:s/></text:p>
          </table:table-cell>
          <table:table-cell office:value-type="float" office:value="13216" table:style-name="ce9">
            <text:p>13,216<text:s/></text:p>
          </table:table-cell>
          <table:table-cell office:value-type="float" office:value="17041" table:style-name="ce9">
            <text:p>17,041<text:s/></text:p>
          </table:table-cell>
          <table:table-cell office:value-type="float" office:value="17600" table:style-name="ce9">
            <text:p>17,600<text:s/></text:p>
          </table:table-cell>
          <table:table-cell office:value-type="float" office:value="17626" table:style-name="ce9">
            <text:p>17,626<text:s/></text:p>
          </table:table-cell>
          <table:table-cell office:value-type="float" office:value="17695" table:style-name="ce9">
            <text:p>17,695<text:s/></text:p>
          </table:table-cell>
          <table:table-cell office:value-type="float" office:value="18643" table:style-name="ce9">
            <text:p>18,643<text:s/></text:p>
          </table:table-cell>
          <table:table-cell office:value-type="float" office:value="15262" table:style-name="ce9">
            <text:p>15,262<text:s/></text:p>
          </table:table-cell>
          <table:table-cell office:value-type="float" office:value="12764" table:style-name="ce9">
            <text:p>12,764<text:s/></text:p>
          </table:table-cell>
          <table:table-cell office:value-type="float" office:value="17307" table:style-name="ce9">
            <text:p>17,307<text:s/></text:p>
          </table:table-cell>
          <table:table-cell office:value-type="float" office:value="18316" table:style-name="ce9">
            <text:p>18,316<text:s/></text:p>
          </table:table-cell>
          <table:table-cell office:value-type="float" office:value="18506" table:style-name="ce9">
            <text:p>18,506<text:s/></text:p>
          </table:table-cell>
          <table:table-cell office:value-type="float" office:value="17579" table:style-name="ce9">
            <text:p>17,579<text:s/></text:p>
          </table:table-cell>
          <table:table-cell office:value-type="float" office:value="18131" table:style-name="ce9">
            <text:p>18,131<text:s/></text:p>
          </table:table-cell>
          <table:table-cell office:value-type="float" office:value="13748" table:style-name="ce9">
            <text:p>13,748<text:s/></text:p>
          </table:table-cell>
          <table:table-cell office:value-type="float" office:value="14679" table:style-name="ce9">
            <text:p>14,679<text:s/></text:p>
          </table:table-cell>
          <table:table-cell office:value-type="float" office:value="518126" table:formula="msoxl:=SUM(B31:AF31)" table:style-name="ce2">
            <text:p>518,126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萬隆</text:p>
          </table:table-cell>
          <table:table-cell office:value-type="float" office:value="10843" table:style-name="ce9">
            <text:p>10,843<text:s/></text:p>
          </table:table-cell>
          <table:table-cell office:value-type="float" office:value="8979" table:style-name="ce9">
            <text:p>8,979<text:s/></text:p>
          </table:table-cell>
          <table:table-cell office:value-type="float" office:value="8002" table:style-name="ce9">
            <text:p>8,002<text:s/></text:p>
          </table:table-cell>
          <table:table-cell office:value-type="float" office:value="9840" table:style-name="ce9">
            <text:p>9,840<text:s/></text:p>
          </table:table-cell>
          <table:table-cell office:value-type="float" office:value="9981" table:style-name="ce9">
            <text:p>9,981<text:s/></text:p>
          </table:table-cell>
          <table:table-cell office:value-type="float" office:value="10271" table:style-name="ce9">
            <text:p>10,271<text:s/></text:p>
          </table:table-cell>
          <table:table-cell office:value-type="float" office:value="10353" table:style-name="ce9">
            <text:p>10,353<text:s/></text:p>
          </table:table-cell>
          <table:table-cell office:value-type="float" office:value="10782" table:style-name="ce9">
            <text:p>10,782<text:s/></text:p>
          </table:table-cell>
          <table:table-cell office:value-type="float" office:value="9563" table:style-name="ce9">
            <text:p>9,563<text:s/></text:p>
          </table:table-cell>
          <table:table-cell office:value-type="float" office:value="8320" table:style-name="ce9">
            <text:p>8,320<text:s/></text:p>
          </table:table-cell>
          <table:table-cell office:value-type="float" office:value="9813" table:style-name="ce9">
            <text:p>9,813<text:s/></text:p>
          </table:table-cell>
          <table:table-cell office:value-type="float" office:value="10096" table:style-name="ce9">
            <text:p>10,096<text:s/></text:p>
          </table:table-cell>
          <table:table-cell office:value-type="float" office:value="10293" table:style-name="ce9">
            <text:p>10,293<text:s/></text:p>
          </table:table-cell>
          <table:table-cell office:value-type="float" office:value="10321" table:style-name="ce9">
            <text:p>10,321<text:s/></text:p>
          </table:table-cell>
          <table:table-cell office:value-type="float" office:value="10993" table:style-name="ce9">
            <text:p>10,993<text:s/></text:p>
          </table:table-cell>
          <table:table-cell office:value-type="float" office:value="9368" table:style-name="ce9">
            <text:p>9,368<text:s/></text:p>
          </table:table-cell>
          <table:table-cell office:value-type="float" office:value="8017" table:style-name="ce9">
            <text:p>8,017<text:s/></text:p>
          </table:table-cell>
          <table:table-cell office:value-type="float" office:value="9794" table:style-name="ce9">
            <text:p>9,794<text:s/></text:p>
          </table:table-cell>
          <table:table-cell office:value-type="float" office:value="10137" table:style-name="ce9">
            <text:p>10,137<text:s/></text:p>
          </table:table-cell>
          <table:table-cell office:value-type="float" office:value="10701" table:style-name="ce9">
            <text:p>10,701<text:s/></text:p>
          </table:table-cell>
          <table:table-cell office:value-type="float" office:value="10560" table:style-name="ce9">
            <text:p>10,560<text:s/></text:p>
          </table:table-cell>
          <table:table-cell office:value-type="float" office:value="11040" table:style-name="ce9">
            <text:p>11,040<text:s/></text:p>
          </table:table-cell>
          <table:table-cell office:value-type="float" office:value="9501" table:style-name="ce9">
            <text:p>9,501<text:s/></text:p>
          </table:table-cell>
          <table:table-cell office:value-type="float" office:value="7999" table:style-name="ce9">
            <text:p>7,999<text:s/></text:p>
          </table:table-cell>
          <table:table-cell office:value-type="float" office:value="9900" table:style-name="ce9">
            <text:p>9,900<text:s/></text:p>
          </table:table-cell>
          <table:table-cell office:value-type="float" office:value="10264" table:style-name="ce9">
            <text:p>10,264<text:s/></text:p>
          </table:table-cell>
          <table:table-cell office:value-type="float" office:value="10726" table:style-name="ce9">
            <text:p>10,726<text:s/></text:p>
          </table:table-cell>
          <table:table-cell office:value-type="float" office:value="10428" table:style-name="ce9">
            <text:p>10,428<text:s/></text:p>
          </table:table-cell>
          <table:table-cell office:value-type="float" office:value="10697" table:style-name="ce9">
            <text:p>10,697<text:s/></text:p>
          </table:table-cell>
          <table:table-cell office:value-type="float" office:value="8304" table:style-name="ce9">
            <text:p>8,304<text:s/></text:p>
          </table:table-cell>
          <table:table-cell office:value-type="float" office:value="8895" table:style-name="ce9">
            <text:p>8,895<text:s/></text:p>
          </table:table-cell>
          <table:table-cell office:value-type="float" office:value="304781" table:formula="msoxl:=SUM(B32:AF32)" table:style-name="ce2">
            <text:p>304,781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公館</text:p>
          </table:table-cell>
          <table:table-cell office:value-type="float" office:value="30283" table:style-name="ce9">
            <text:p>30,283<text:s/></text:p>
          </table:table-cell>
          <table:table-cell office:value-type="float" office:value="26711" table:style-name="ce9">
            <text:p>26,711<text:s/></text:p>
          </table:table-cell>
          <table:table-cell office:value-type="float" office:value="28434" table:style-name="ce9">
            <text:p>28,434<text:s/></text:p>
          </table:table-cell>
          <table:table-cell office:value-type="float" office:value="26260" table:style-name="ce9">
            <text:p>26,260<text:s/></text:p>
          </table:table-cell>
          <table:table-cell office:value-type="float" office:value="26769" table:style-name="ce9">
            <text:p>26,769<text:s/></text:p>
          </table:table-cell>
          <table:table-cell office:value-type="float" office:value="27511" table:style-name="ce9">
            <text:p>27,511<text:s/></text:p>
          </table:table-cell>
          <table:table-cell office:value-type="float" office:value="28081" table:style-name="ce9">
            <text:p>28,081<text:s/></text:p>
          </table:table-cell>
          <table:table-cell office:value-type="float" office:value="31220" table:style-name="ce9">
            <text:p>31,220<text:s/></text:p>
          </table:table-cell>
          <table:table-cell office:value-type="float" office:value="37594" table:style-name="ce9">
            <text:p>37,594<text:s/></text:p>
          </table:table-cell>
          <table:table-cell office:value-type="float" office:value="31366" table:style-name="ce9">
            <text:p>31,366<text:s/></text:p>
          </table:table-cell>
          <table:table-cell office:value-type="float" office:value="26552" table:style-name="ce9">
            <text:p>26,552<text:s/></text:p>
          </table:table-cell>
          <table:table-cell office:value-type="float" office:value="27125" table:style-name="ce9">
            <text:p>27,125<text:s/></text:p>
          </table:table-cell>
          <table:table-cell office:value-type="float" office:value="26766" table:style-name="ce9">
            <text:p>26,766<text:s/></text:p>
          </table:table-cell>
          <table:table-cell office:value-type="float" office:value="27202" table:style-name="ce9">
            <text:p>27,202<text:s/></text:p>
          </table:table-cell>
          <table:table-cell office:value-type="float" office:value="29063" table:style-name="ce9">
            <text:p>29,063<text:s/></text:p>
          </table:table-cell>
          <table:table-cell office:value-type="float" office:value="28340" table:style-name="ce9">
            <text:p>28,340<text:s/></text:p>
          </table:table-cell>
          <table:table-cell office:value-type="float" office:value="22725" table:style-name="ce9">
            <text:p>22,725<text:s/></text:p>
          </table:table-cell>
          <table:table-cell office:value-type="float" office:value="25298" table:style-name="ce9">
            <text:p>25,298<text:s/></text:p>
          </table:table-cell>
          <table:table-cell office:value-type="float" office:value="25984" table:style-name="ce9">
            <text:p>25,984<text:s/></text:p>
          </table:table-cell>
          <table:table-cell office:value-type="float" office:value="26967" table:style-name="ce9">
            <text:p>26,967<text:s/></text:p>
          </table:table-cell>
          <table:table-cell office:value-type="float" office:value="27424" table:style-name="ce9">
            <text:p>27,424<text:s/></text:p>
          </table:table-cell>
          <table:table-cell office:value-type="float" office:value="31925" table:style-name="ce9">
            <text:p>31,925<text:s/></text:p>
          </table:table-cell>
          <table:table-cell office:value-type="float" office:value="30516" table:style-name="ce9">
            <text:p>30,516<text:s/></text:p>
          </table:table-cell>
          <table:table-cell office:value-type="float" office:value="25399" table:style-name="ce9">
            <text:p>25,399<text:s/></text:p>
          </table:table-cell>
          <table:table-cell office:value-type="float" office:value="25850" table:style-name="ce9">
            <text:p>25,850<text:s/></text:p>
          </table:table-cell>
          <table:table-cell office:value-type="float" office:value="25089" table:style-name="ce9">
            <text:p>25,089<text:s/></text:p>
          </table:table-cell>
          <table:table-cell office:value-type="float" office:value="25541" table:style-name="ce9">
            <text:p>25,541<text:s/></text:p>
          </table:table-cell>
          <table:table-cell office:value-type="float" office:value="25162" table:style-name="ce9">
            <text:p>25,162<text:s/></text:p>
          </table:table-cell>
          <table:table-cell office:value-type="float" office:value="26874" table:style-name="ce9">
            <text:p>26,874<text:s/></text:p>
          </table:table-cell>
          <table:table-cell office:value-type="float" office:value="23791" table:style-name="ce9">
            <text:p>23,791<text:s/></text:p>
          </table:table-cell>
          <table:table-cell office:value-type="float" office:value="26259" table:style-name="ce9">
            <text:p>26,259<text:s/></text:p>
          </table:table-cell>
          <table:table-cell office:value-type="float" office:value="854081" table:formula="msoxl:=SUM(B33:AF33)" table:style-name="ce2">
            <text:p>854,081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台電大樓</text:p>
          </table:table-cell>
          <table:table-cell office:value-type="float" office:value="18051" table:style-name="ce9">
            <text:p>18,051<text:s/></text:p>
          </table:table-cell>
          <table:table-cell office:value-type="float" office:value="15073" table:style-name="ce9">
            <text:p>15,073<text:s/></text:p>
          </table:table-cell>
          <table:table-cell office:value-type="float" office:value="13026" table:style-name="ce9">
            <text:p>13,026<text:s/></text:p>
          </table:table-cell>
          <table:table-cell office:value-type="float" office:value="15598" table:style-name="ce9">
            <text:p>15,598<text:s/></text:p>
          </table:table-cell>
          <table:table-cell office:value-type="float" office:value="16430" table:style-name="ce9">
            <text:p>16,430<text:s/></text:p>
          </table:table-cell>
          <table:table-cell office:value-type="float" office:value="16845" table:style-name="ce9">
            <text:p>16,845<text:s/></text:p>
          </table:table-cell>
          <table:table-cell office:value-type="float" office:value="16765" table:style-name="ce9">
            <text:p>16,765<text:s/></text:p>
          </table:table-cell>
          <table:table-cell office:value-type="float" office:value="18221" table:style-name="ce9">
            <text:p>18,221<text:s/></text:p>
          </table:table-cell>
          <table:table-cell office:value-type="float" office:value="18701" table:style-name="ce9">
            <text:p>18,701<text:s/></text:p>
          </table:table-cell>
          <table:table-cell office:value-type="float" office:value="14901" table:style-name="ce9">
            <text:p>14,901<text:s/></text:p>
          </table:table-cell>
          <table:table-cell office:value-type="float" office:value="15552" table:style-name="ce9">
            <text:p>15,552<text:s/></text:p>
          </table:table-cell>
          <table:table-cell office:value-type="float" office:value="16336" table:style-name="ce9">
            <text:p>16,336<text:s/></text:p>
          </table:table-cell>
          <table:table-cell office:value-type="float" office:value="16611" table:style-name="ce9">
            <text:p>16,611<text:s/></text:p>
          </table:table-cell>
          <table:table-cell office:value-type="float" office:value="16304" table:style-name="ce9">
            <text:p>16,304<text:s/></text:p>
          </table:table-cell>
          <table:table-cell office:value-type="float" office:value="17613" table:style-name="ce9">
            <text:p>17,613<text:s/></text:p>
          </table:table-cell>
          <table:table-cell office:value-type="float" office:value="16231" table:style-name="ce9">
            <text:p>16,231<text:s/></text:p>
          </table:table-cell>
          <table:table-cell office:value-type="float" office:value="12964" table:style-name="ce9">
            <text:p>12,964<text:s/></text:p>
          </table:table-cell>
          <table:table-cell office:value-type="float" office:value="15687" table:style-name="ce9">
            <text:p>15,687<text:s/></text:p>
          </table:table-cell>
          <table:table-cell office:value-type="float" office:value="16463" table:style-name="ce9">
            <text:p>16,463<text:s/></text:p>
          </table:table-cell>
          <table:table-cell office:value-type="float" office:value="16750" table:style-name="ce9">
            <text:p>16,750<text:s/></text:p>
          </table:table-cell>
          <table:table-cell office:value-type="float" office:value="17191" table:style-name="ce9">
            <text:p>17,191<text:s/></text:p>
          </table:table-cell>
          <table:table-cell office:value-type="float" office:value="19180" table:style-name="ce9">
            <text:p>19,180<text:s/></text:p>
          </table:table-cell>
          <table:table-cell office:value-type="float" office:value="15956" table:style-name="ce9">
            <text:p>15,956<text:s/></text:p>
          </table:table-cell>
          <table:table-cell office:value-type="float" office:value="13405" table:style-name="ce9">
            <text:p>13,405<text:s/></text:p>
          </table:table-cell>
          <table:table-cell office:value-type="float" office:value="16147" table:style-name="ce9">
            <text:p>16,147<text:s/></text:p>
          </table:table-cell>
          <table:table-cell office:value-type="float" office:value="16319" table:style-name="ce9">
            <text:p>16,319<text:s/></text:p>
          </table:table-cell>
          <table:table-cell office:value-type="float" office:value="16691" table:style-name="ce9">
            <text:p>16,691<text:s/></text:p>
          </table:table-cell>
          <table:table-cell office:value-type="float" office:value="16753" table:style-name="ce9">
            <text:p>16,753<text:s/></text:p>
          </table:table-cell>
          <table:table-cell office:value-type="float" office:value="17800" table:style-name="ce9">
            <text:p>17,800<text:s/></text:p>
          </table:table-cell>
          <table:table-cell office:value-type="float" office:value="13679" table:style-name="ce9">
            <text:p>13,679<text:s/></text:p>
          </table:table-cell>
          <table:table-cell office:value-type="float" office:value="13238" table:style-name="ce9">
            <text:p>13,238<text:s/></text:p>
          </table:table-cell>
          <table:table-cell office:value-type="float" office:value="500481" table:formula="msoxl:=SUM(B34:AF34)" table:style-name="ce2">
            <text:p>500,481<text:s/></text:p>
          </table:table-cell>
          <table:table-cell table:number-columns-repeated="88" table:style-name="ce2"/>
          <table:table-cell table:number-columns-repeated="16263"/>
        </table:table-row>
        <table:table-row table:style-name="ro1">
          <table:table-cell office:value-type="string" table:style-name="ce8">
            <text:p>古亭</text:p>
          </table:table-cell>
          <table:table-cell office:value-type="float" office:value="34990" table:style-name="ce9">
            <text:p>34,990<text:s/></text:p>
          </table:table-cell>
          <table:table-cell office:value-type="float" office:value="25518" table:style-name="ce9">
            <text:p>25,518<text:s/></text:p>
          </table:table-cell>
          <table:table-cell office:value-type="float" office:value="21175" table:style-name="ce9">
            <text:p>21,175<text:s/></text:p>
          </table:table-cell>
          <table:table-cell office:value-type="float" office:value="32059" table:style-name="ce9">
            <text:p>32,059<text:s/></text:p>
          </table:table-cell>
          <table:table-cell office:value-type="float" office:value="33226" table:style-name="ce9">
            <text:p>33,226<text:s/></text:p>
          </table:table-cell>
          <table:table-cell office:value-type="float" office:value="33913" table:style-name="ce9">
            <text:p>33,913<text:s/></text:p>
          </table:table-cell>
          <table:table-cell office:value-type="float" office:value="33731" table:style-name="ce9">
            <text:p>33,731<text:s/></text:p>
          </table:table-cell>
          <table:table-cell office:value-type="float" office:value="35532" table:style-name="ce9">
            <text:p>35,532<text:s/></text:p>
          </table:table-cell>
          <table:table-cell office:value-type="float" office:value="27384" table:style-name="ce9">
            <text:p>27,384<text:s/></text:p>
          </table:table-cell>
          <table:table-cell office:value-type="float" office:value="21116" table:style-name="ce9">
            <text:p>21,116<text:s/></text:p>
          </table:table-cell>
          <table:table-cell office:value-type="float" office:value="31478" table:style-name="ce9">
            <text:p>31,478<text:s/></text:p>
          </table:table-cell>
          <table:table-cell office:value-type="float" office:value="33158" table:style-name="ce9">
            <text:p>33,158<text:s/></text:p>
          </table:table-cell>
          <table:table-cell office:value-type="float" office:value="33662" table:style-name="ce9">
            <text:p>33,662<text:s/></text:p>
          </table:table-cell>
          <table:table-cell office:value-type="float" office:value="33674" table:style-name="ce9">
            <text:p>33,674<text:s/></text:p>
          </table:table-cell>
          <table:table-cell office:value-type="float" office:value="35060" table:style-name="ce9">
            <text:p>35,060<text:s/></text:p>
          </table:table-cell>
          <table:table-cell office:value-type="float" office:value="27543" table:style-name="ce9">
            <text:p>27,543<text:s/></text:p>
          </table:table-cell>
          <table:table-cell office:value-type="float" office:value="22164" table:style-name="ce9">
            <text:p>22,164<text:s/></text:p>
          </table:table-cell>
          <table:table-cell office:value-type="float" office:value="31593" table:style-name="ce9">
            <text:p>31,593<text:s/></text:p>
          </table:table-cell>
          <table:table-cell office:value-type="float" office:value="32851" table:style-name="ce9">
            <text:p>32,851<text:s/></text:p>
          </table:table-cell>
          <table:table-cell office:value-type="float" office:value="33936" table:style-name="ce9">
            <text:p>33,936<text:s/></text:p>
          </table:table-cell>
          <table:table-cell office:value-type="float" office:value="34267" table:style-name="ce9">
            <text:p>34,267<text:s/></text:p>
          </table:table-cell>
          <table:table-cell office:value-type="float" office:value="35999" table:style-name="ce9">
            <text:p>35,999<text:s/></text:p>
          </table:table-cell>
          <table:table-cell office:value-type="float" office:value="28287" table:style-name="ce9">
            <text:p>28,287<text:s/></text:p>
          </table:table-cell>
          <table:table-cell office:value-type="float" office:value="21115" table:style-name="ce9">
            <text:p>21,115<text:s/></text:p>
          </table:table-cell>
          <table:table-cell office:value-type="float" office:value="31606" table:style-name="ce9">
            <text:p>31,606<text:s/></text:p>
          </table:table-cell>
          <table:table-cell office:value-type="float" office:value="32736" table:style-name="ce9">
            <text:p>32,736<text:s/></text:p>
          </table:table-cell>
          <table:table-cell office:value-type="float" office:value="33278" table:style-name="ce9">
            <text:p>33,278<text:s/></text:p>
          </table:table-cell>
          <table:table-cell office:value-type="float" office:value="33281" table:style-name="ce9">
            <text:p>33,281<text:s/></text:p>
          </table:table-cell>
          <table:table-cell office:value-type="float" office:value="33550" table:style-name="ce9">
            <text:p>33,550<text:s/></text:p>
          </table:table-cell>
          <table:table-cell office:value-type="float" office:value="23513" table:style-name="ce9">
            <text:p>23,513<text:s/></text:p>
          </table:table-cell>
          <table:table-cell office:value-type="float" office:value="22030" table:style-name="ce9">
            <text:p>22,030<text:s/></text:p>
          </table:table-cell>
          <table:table-cell office:value-type="float" office:value="943425" table:formula="msoxl:=SUM(B35:AF35)" table:style-name="ce2">
            <text:p>943,425<text:s/></text:p>
          </table:table-cell>
          <table:table-cell table:number-columns-repeated="88" table:style-name="ce2"/>
          <table:table-cell table:number-columns-repeated="16263"/>
        </table:table-row>
        <table:table-row table:style-name="ro1">
          <table:table-cell office:value-type="string" table:style-name="ce8">
            <text:p>中正紀念堂</text:p>
          </table:table-cell>
          <table:table-cell office:value-type="float" office:value="30782" table:style-name="ce9">
            <text:p>30,782<text:s/></text:p>
          </table:table-cell>
          <table:table-cell office:value-type="float" office:value="31290" table:style-name="ce9">
            <text:p>31,290<text:s/></text:p>
          </table:table-cell>
          <table:table-cell office:value-type="float" office:value="26029" table:style-name="ce9">
            <text:p>26,029<text:s/></text:p>
          </table:table-cell>
          <table:table-cell office:value-type="float" office:value="24188" table:style-name="ce9">
            <text:p>24,188<text:s/></text:p>
          </table:table-cell>
          <table:table-cell office:value-type="float" office:value="29984" table:style-name="ce9">
            <text:p>29,984<text:s/></text:p>
          </table:table-cell>
          <table:table-cell office:value-type="float" office:value="29436" table:style-name="ce9">
            <text:p>29,436<text:s/></text:p>
          </table:table-cell>
          <table:table-cell office:value-type="float" office:value="31231" table:style-name="ce9">
            <text:p>31,231<text:s/></text:p>
          </table:table-cell>
          <table:table-cell office:value-type="float" office:value="32017" table:style-name="ce9">
            <text:p>32,017<text:s/></text:p>
          </table:table-cell>
          <table:table-cell office:value-type="float" office:value="28650" table:style-name="ce9">
            <text:p>28,650<text:s/></text:p>
          </table:table-cell>
          <table:table-cell office:value-type="float" office:value="24249" table:style-name="ce9">
            <text:p>24,249<text:s/></text:p>
          </table:table-cell>
          <table:table-cell office:value-type="float" office:value="26588" table:style-name="ce9">
            <text:p>26,588<text:s/></text:p>
          </table:table-cell>
          <table:table-cell office:value-type="float" office:value="30324" table:style-name="ce9">
            <text:p>30,324<text:s/></text:p>
          </table:table-cell>
          <table:table-cell office:value-type="float" office:value="30103" table:style-name="ce9">
            <text:p>30,103<text:s/></text:p>
          </table:table-cell>
          <table:table-cell office:value-type="float" office:value="30271" table:style-name="ce9">
            <text:p>30,271<text:s/></text:p>
          </table:table-cell>
          <table:table-cell office:value-type="float" office:value="31102" table:style-name="ce9">
            <text:p>31,102<text:s/></text:p>
          </table:table-cell>
          <table:table-cell office:value-type="float" office:value="27577" table:style-name="ce9">
            <text:p>27,577<text:s/></text:p>
          </table:table-cell>
          <table:table-cell office:value-type="float" office:value="24161" table:style-name="ce9">
            <text:p>24,161<text:s/></text:p>
          </table:table-cell>
          <table:table-cell office:value-type="float" office:value="27292" table:style-name="ce9">
            <text:p>27,292<text:s/></text:p>
          </table:table-cell>
          <table:table-cell office:value-type="float" office:value="30422" table:style-name="ce9">
            <text:p>30,422<text:s/></text:p>
          </table:table-cell>
          <table:table-cell office:value-type="float" office:value="30232" table:style-name="ce9">
            <text:p>30,232<text:s/></text:p>
          </table:table-cell>
          <table:table-cell office:value-type="float" office:value="29857" table:style-name="ce9">
            <text:p>29,857<text:s/></text:p>
          </table:table-cell>
          <table:table-cell office:value-type="float" office:value="32671" table:style-name="ce9">
            <text:p>32,671<text:s/></text:p>
          </table:table-cell>
          <table:table-cell office:value-type="float" office:value="31702" table:style-name="ce9">
            <text:p>31,702<text:s/></text:p>
          </table:table-cell>
          <table:table-cell office:value-type="float" office:value="23283" table:style-name="ce9">
            <text:p>23,283<text:s/></text:p>
          </table:table-cell>
          <table:table-cell office:value-type="float" office:value="28760" table:style-name="ce9">
            <text:p>28,760<text:s/></text:p>
          </table:table-cell>
          <table:table-cell office:value-type="float" office:value="31932" table:style-name="ce9">
            <text:p>31,932<text:s/></text:p>
          </table:table-cell>
          <table:table-cell office:value-type="float" office:value="31167" table:style-name="ce9">
            <text:p>31,167<text:s/></text:p>
          </table:table-cell>
          <table:table-cell office:value-type="float" office:value="31360" table:style-name="ce9">
            <text:p>31,360<text:s/></text:p>
          </table:table-cell>
          <table:table-cell office:value-type="float" office:value="33235" table:style-name="ce9">
            <text:p>33,235<text:s/></text:p>
          </table:table-cell>
          <table:table-cell office:value-type="float" office:value="27193" table:style-name="ce9">
            <text:p>27,193<text:s/></text:p>
          </table:table-cell>
          <table:table-cell office:value-type="float" office:value="34846" table:style-name="ce9">
            <text:p>34,846<text:s/></text:p>
          </table:table-cell>
          <table:table-cell office:value-type="float" office:value="911934" table:formula="msoxl:=SUM(B36:AF36)" table:style-name="ce2">
            <text:p>911,934<text:s/></text:p>
          </table:table-cell>
          <table:table-cell table:number-columns-repeated="88" table:style-name="ce2"/>
          <table:table-cell table:number-columns-repeated="16263"/>
        </table:table-row>
        <table:table-row table:style-name="ro1">
          <table:table-cell office:value-type="string" table:style-name="ce8">
            <text:p>小南門</text:p>
          </table:table-cell>
          <table:table-cell office:value-type="float" office:value="12049" table:style-name="ce9">
            <text:p>12,049<text:s/></text:p>
          </table:table-cell>
          <table:table-cell office:value-type="float" office:value="6358" table:style-name="ce9">
            <text:p>6,358<text:s/></text:p>
          </table:table-cell>
          <table:table-cell office:value-type="float" office:value="4102" table:style-name="ce9">
            <text:p>4,102<text:s/></text:p>
          </table:table-cell>
          <table:table-cell office:value-type="float" office:value="11550" table:style-name="ce9">
            <text:p>11,550<text:s/></text:p>
          </table:table-cell>
          <table:table-cell office:value-type="float" office:value="12415" table:style-name="ce9">
            <text:p>12,415<text:s/></text:p>
          </table:table-cell>
          <table:table-cell office:value-type="float" office:value="12053" table:style-name="ce9">
            <text:p>12,053<text:s/></text:p>
          </table:table-cell>
          <table:table-cell office:value-type="float" office:value="12488" table:style-name="ce9">
            <text:p>12,488<text:s/></text:p>
          </table:table-cell>
          <table:table-cell office:value-type="float" office:value="12315" table:style-name="ce9">
            <text:p>12,315<text:s/></text:p>
          </table:table-cell>
          <table:table-cell office:value-type="float" office:value="5599" table:style-name="ce9">
            <text:p>5,599<text:s/></text:p>
          </table:table-cell>
          <table:table-cell office:value-type="float" office:value="4773" table:style-name="ce9">
            <text:p>4,773<text:s/></text:p>
          </table:table-cell>
          <table:table-cell office:value-type="float" office:value="11778" table:style-name="ce9">
            <text:p>11,778<text:s/></text:p>
          </table:table-cell>
          <table:table-cell office:value-type="float" office:value="12920" table:style-name="ce9">
            <text:p>12,920<text:s/></text:p>
          </table:table-cell>
          <table:table-cell office:value-type="float" office:value="12161" table:style-name="ce9">
            <text:p>12,161<text:s/></text:p>
          </table:table-cell>
          <table:table-cell office:value-type="float" office:value="12365" table:style-name="ce9">
            <text:p>12,365<text:s/></text:p>
          </table:table-cell>
          <table:table-cell office:value-type="float" office:value="12403" table:style-name="ce9">
            <text:p>12,403<text:s/></text:p>
          </table:table-cell>
          <table:table-cell office:value-type="float" office:value="5340" table:style-name="ce9">
            <text:p>5,340<text:s/></text:p>
          </table:table-cell>
          <table:table-cell office:value-type="float" office:value="4946" table:style-name="ce9">
            <text:p>4,946<text:s/></text:p>
          </table:table-cell>
          <table:table-cell office:value-type="float" office:value="12302" table:style-name="ce9">
            <text:p>12,302<text:s/></text:p>
          </table:table-cell>
          <table:table-cell office:value-type="float" office:value="11969" table:style-name="ce9">
            <text:p>11,969<text:s/></text:p>
          </table:table-cell>
          <table:table-cell office:value-type="float" office:value="12011" table:style-name="ce9">
            <text:p>12,011<text:s/></text:p>
          </table:table-cell>
          <table:table-cell office:value-type="float" office:value="12708" table:style-name="ce9">
            <text:p>12,708<text:s/></text:p>
          </table:table-cell>
          <table:table-cell office:value-type="float" office:value="12608" table:style-name="ce9">
            <text:p>12,608<text:s/></text:p>
          </table:table-cell>
          <table:table-cell office:value-type="float" office:value="5369" table:style-name="ce9">
            <text:p>5,369<text:s/></text:p>
          </table:table-cell>
          <table:table-cell office:value-type="float" office:value="4004" table:style-name="ce9">
            <text:p>4,004<text:s/></text:p>
          </table:table-cell>
          <table:table-cell office:value-type="float" office:value="10680" table:style-name="ce9">
            <text:p>10,680<text:s/></text:p>
          </table:table-cell>
          <table:table-cell office:value-type="float" office:value="12402" table:style-name="ce9">
            <text:p>12,402<text:s/></text:p>
          </table:table-cell>
          <table:table-cell office:value-type="float" office:value="12159" table:style-name="ce9">
            <text:p>12,159<text:s/></text:p>
          </table:table-cell>
          <table:table-cell office:value-type="float" office:value="12380" table:style-name="ce9">
            <text:p>12,380<text:s/></text:p>
          </table:table-cell>
          <table:table-cell office:value-type="float" office:value="11866" table:style-name="ce9">
            <text:p>11,866<text:s/></text:p>
          </table:table-cell>
          <table:table-cell office:value-type="float" office:value="4680" table:style-name="ce9">
            <text:p>4,680<text:s/></text:p>
          </table:table-cell>
          <table:table-cell office:value-type="float" office:value="5145" table:style-name="ce9">
            <text:p>5,145<text:s/></text:p>
          </table:table-cell>
          <table:table-cell office:value-type="float" office:value="305898" table:formula="msoxl:=SUM(B37:AF37)" table:style-name="ce2">
            <text:p>305,898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頂溪</text:p>
          </table:table-cell>
          <table:table-cell office:value-type="float" office:value="38143" table:style-name="ce9">
            <text:p>38,143<text:s/></text:p>
          </table:table-cell>
          <table:table-cell office:value-type="float" office:value="29595" table:style-name="ce9">
            <text:p>29,595<text:s/></text:p>
          </table:table-cell>
          <table:table-cell office:value-type="float" office:value="25929" table:style-name="ce9">
            <text:p>25,929<text:s/></text:p>
          </table:table-cell>
          <table:table-cell office:value-type="float" office:value="35549" table:style-name="ce9">
            <text:p>35,549<text:s/></text:p>
          </table:table-cell>
          <table:table-cell office:value-type="float" office:value="36314" table:style-name="ce9">
            <text:p>36,314<text:s/></text:p>
          </table:table-cell>
          <table:table-cell office:value-type="float" office:value="36395" table:style-name="ce9">
            <text:p>36,395<text:s/></text:p>
          </table:table-cell>
          <table:table-cell office:value-type="float" office:value="36867" table:style-name="ce9">
            <text:p>36,867<text:s/></text:p>
          </table:table-cell>
          <table:table-cell office:value-type="float" office:value="38496" table:style-name="ce9">
            <text:p>38,496<text:s/></text:p>
          </table:table-cell>
          <table:table-cell office:value-type="float" office:value="32098" table:style-name="ce9">
            <text:p>32,098<text:s/></text:p>
          </table:table-cell>
          <table:table-cell office:value-type="float" office:value="27299" table:style-name="ce9">
            <text:p>27,299<text:s/></text:p>
          </table:table-cell>
          <table:table-cell office:value-type="float" office:value="34856" table:style-name="ce9">
            <text:p>34,856<text:s/></text:p>
          </table:table-cell>
          <table:table-cell office:value-type="float" office:value="36239" table:style-name="ce9">
            <text:p>36,239<text:s/></text:p>
          </table:table-cell>
          <table:table-cell office:value-type="float" office:value="36164" table:style-name="ce9">
            <text:p>36,164<text:s/></text:p>
          </table:table-cell>
          <table:table-cell office:value-type="float" office:value="36308" table:style-name="ce9">
            <text:p>36,308<text:s/></text:p>
          </table:table-cell>
          <table:table-cell office:value-type="float" office:value="38046" table:style-name="ce9">
            <text:p>38,046<text:s/></text:p>
          </table:table-cell>
          <table:table-cell office:value-type="float" office:value="31187" table:style-name="ce9">
            <text:p>31,187<text:s/></text:p>
          </table:table-cell>
          <table:table-cell office:value-type="float" office:value="25704" table:style-name="ce9">
            <text:p>25,704<text:s/></text:p>
          </table:table-cell>
          <table:table-cell office:value-type="float" office:value="35153" table:style-name="ce9">
            <text:p>35,153<text:s/></text:p>
          </table:table-cell>
          <table:table-cell office:value-type="float" office:value="36283" table:style-name="ce9">
            <text:p>36,283<text:s/></text:p>
          </table:table-cell>
          <table:table-cell office:value-type="float" office:value="36984" table:style-name="ce9">
            <text:p>36,984<text:s/></text:p>
          </table:table-cell>
          <table:table-cell office:value-type="float" office:value="36636" table:style-name="ce9">
            <text:p>36,636<text:s/></text:p>
          </table:table-cell>
          <table:table-cell office:value-type="float" office:value="38225" table:style-name="ce9">
            <text:p>38,225<text:s/></text:p>
          </table:table-cell>
          <table:table-cell office:value-type="float" office:value="32159" table:style-name="ce9">
            <text:p>32,159<text:s/></text:p>
          </table:table-cell>
          <table:table-cell office:value-type="float" office:value="26682" table:style-name="ce9">
            <text:p>26,682<text:s/></text:p>
          </table:table-cell>
          <table:table-cell office:value-type="float" office:value="35501" table:style-name="ce9">
            <text:p>35,501<text:s/></text:p>
          </table:table-cell>
          <table:table-cell office:value-type="float" office:value="36675" table:style-name="ce9">
            <text:p>36,675<text:s/></text:p>
          </table:table-cell>
          <table:table-cell office:value-type="float" office:value="37324" table:style-name="ce9">
            <text:p>37,324<text:s/></text:p>
          </table:table-cell>
          <table:table-cell office:value-type="float" office:value="36939" table:style-name="ce9">
            <text:p>36,939<text:s/></text:p>
          </table:table-cell>
          <table:table-cell office:value-type="float" office:value="37621" table:style-name="ce9">
            <text:p>37,621<text:s/></text:p>
          </table:table-cell>
          <table:table-cell office:value-type="float" office:value="28916" table:style-name="ce9">
            <text:p>28,916<text:s/></text:p>
          </table:table-cell>
          <table:table-cell office:value-type="float" office:value="31742" table:style-name="ce9">
            <text:p>31,742<text:s/></text:p>
          </table:table-cell>
          <table:table-cell office:value-type="float" office:value="1062029" table:formula="msoxl:=SUM(B38:AF38)" table:style-name="ce2">
            <text:p>1,062,029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永安市場</text:p>
          </table:table-cell>
          <table:table-cell office:value-type="float" office:value="27937" table:style-name="ce9">
            <text:p>27,937<text:s/></text:p>
          </table:table-cell>
          <table:table-cell office:value-type="float" office:value="21315" table:style-name="ce9">
            <text:p>21,315<text:s/></text:p>
          </table:table-cell>
          <table:table-cell office:value-type="float" office:value="18367" table:style-name="ce9">
            <text:p>18,367<text:s/></text:p>
          </table:table-cell>
          <table:table-cell office:value-type="float" office:value="25670" table:style-name="ce9">
            <text:p>25,670<text:s/></text:p>
          </table:table-cell>
          <table:table-cell office:value-type="float" office:value="26708" table:style-name="ce9">
            <text:p>26,708<text:s/></text:p>
          </table:table-cell>
          <table:table-cell office:value-type="float" office:value="26584" table:style-name="ce9">
            <text:p>26,584<text:s/></text:p>
          </table:table-cell>
          <table:table-cell office:value-type="float" office:value="27286" table:style-name="ce9">
            <text:p>27,286<text:s/></text:p>
          </table:table-cell>
          <table:table-cell office:value-type="float" office:value="28262" table:style-name="ce9">
            <text:p>28,262<text:s/></text:p>
          </table:table-cell>
          <table:table-cell office:value-type="float" office:value="22819" table:style-name="ce9">
            <text:p>22,819<text:s/></text:p>
          </table:table-cell>
          <table:table-cell office:value-type="float" office:value="18931" table:style-name="ce9">
            <text:p>18,931<text:s/></text:p>
          </table:table-cell>
          <table:table-cell office:value-type="float" office:value="25513" table:style-name="ce9">
            <text:p>25,513<text:s/></text:p>
          </table:table-cell>
          <table:table-cell office:value-type="float" office:value="26648" table:style-name="ce9">
            <text:p>26,648<text:s/></text:p>
          </table:table-cell>
          <table:table-cell office:value-type="float" office:value="26804" table:style-name="ce9">
            <text:p>26,804<text:s/></text:p>
          </table:table-cell>
          <table:table-cell office:value-type="float" office:value="26730" table:style-name="ce9">
            <text:p>26,730<text:s/></text:p>
          </table:table-cell>
          <table:table-cell office:value-type="float" office:value="27783" table:style-name="ce9">
            <text:p>27,783<text:s/></text:p>
          </table:table-cell>
          <table:table-cell office:value-type="float" office:value="22077" table:style-name="ce9">
            <text:p>22,077<text:s/></text:p>
          </table:table-cell>
          <table:table-cell office:value-type="float" office:value="18302" table:style-name="ce9">
            <text:p>18,302<text:s/></text:p>
          </table:table-cell>
          <table:table-cell office:value-type="float" office:value="25431" table:style-name="ce9">
            <text:p>25,431<text:s/></text:p>
          </table:table-cell>
          <table:table-cell office:value-type="float" office:value="26713" table:style-name="ce9">
            <text:p>26,713<text:s/></text:p>
          </table:table-cell>
          <table:table-cell office:value-type="float" office:value="26937" table:style-name="ce9">
            <text:p>26,937<text:s/></text:p>
          </table:table-cell>
          <table:table-cell office:value-type="float" office:value="26612" table:style-name="ce9">
            <text:p>26,612<text:s/></text:p>
          </table:table-cell>
          <table:table-cell office:value-type="float" office:value="28005" table:style-name="ce9">
            <text:p>28,005<text:s/></text:p>
          </table:table-cell>
          <table:table-cell office:value-type="float" office:value="22712" table:style-name="ce9">
            <text:p>22,712<text:s/></text:p>
          </table:table-cell>
          <table:table-cell office:value-type="float" office:value="18264" table:style-name="ce9">
            <text:p>18,264<text:s/></text:p>
          </table:table-cell>
          <table:table-cell office:value-type="float" office:value="25772" table:style-name="ce9">
            <text:p>25,772<text:s/></text:p>
          </table:table-cell>
          <table:table-cell office:value-type="float" office:value="27082" table:style-name="ce9">
            <text:p>27,082<text:s/></text:p>
          </table:table-cell>
          <table:table-cell office:value-type="float" office:value="27154" table:style-name="ce9">
            <text:p>27,154<text:s/></text:p>
          </table:table-cell>
          <table:table-cell office:value-type="float" office:value="26848" table:style-name="ce9">
            <text:p>26,848<text:s/></text:p>
          </table:table-cell>
          <table:table-cell office:value-type="float" office:value="27331" table:style-name="ce9">
            <text:p>27,331<text:s/></text:p>
          </table:table-cell>
          <table:table-cell office:value-type="float" office:value="20237" table:style-name="ce9">
            <text:p>20,237<text:s/></text:p>
          </table:table-cell>
          <table:table-cell office:value-type="float" office:value="21664" table:style-name="ce9">
            <text:p>21,664<text:s/></text:p>
          </table:table-cell>
          <table:table-cell office:value-type="float" office:value="768498" table:formula="msoxl:=SUM(B39:AF39)" table:style-name="ce2">
            <text:p>768,498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10">
            <text:p>O景安</text:p>
          </table:table-cell>
          <table:table-cell office:value-type="float" office:value="22851" table:style-name="ce11">
            <text:p>22,851<text:s/></text:p>
          </table:table-cell>
          <table:table-cell office:value-type="float" office:value="16315" table:style-name="ce11">
            <text:p>16,315<text:s/></text:p>
          </table:table-cell>
          <table:table-cell office:value-type="float" office:value="13657" table:style-name="ce11">
            <text:p>13,657<text:s/></text:p>
          </table:table-cell>
          <table:table-cell office:value-type="float" office:value="21879" table:style-name="ce11">
            <text:p>21,879<text:s/></text:p>
          </table:table-cell>
          <table:table-cell office:value-type="float" office:value="22481" table:style-name="ce11">
            <text:p>22,481<text:s/></text:p>
          </table:table-cell>
          <table:table-cell office:value-type="float" office:value="22198" table:style-name="ce11">
            <text:p>22,198<text:s/></text:p>
          </table:table-cell>
          <table:table-cell office:value-type="float" office:value="22488" table:style-name="ce11">
            <text:p>22,488<text:s/></text:p>
          </table:table-cell>
          <table:table-cell office:value-type="float" office:value="22972" table:style-name="ce11">
            <text:p>22,972<text:s/></text:p>
          </table:table-cell>
          <table:table-cell office:value-type="float" office:value="17885" table:style-name="ce11">
            <text:p>17,885<text:s/></text:p>
          </table:table-cell>
          <table:table-cell office:value-type="float" office:value="14659" table:style-name="ce11">
            <text:p>14,659<text:s/></text:p>
          </table:table-cell>
          <table:table-cell office:value-type="float" office:value="21547" table:style-name="ce11">
            <text:p>21,547<text:s/></text:p>
          </table:table-cell>
          <table:table-cell office:value-type="float" office:value="22164" table:style-name="ce11">
            <text:p>22,164<text:s/></text:p>
          </table:table-cell>
          <table:table-cell office:value-type="float" office:value="22126" table:style-name="ce11">
            <text:p>22,126<text:s/></text:p>
          </table:table-cell>
          <table:table-cell office:value-type="float" office:value="22106" table:style-name="ce11">
            <text:p>22,106<text:s/></text:p>
          </table:table-cell>
          <table:table-cell office:value-type="float" office:value="22646" table:style-name="ce11">
            <text:p>22,646<text:s/></text:p>
          </table:table-cell>
          <table:table-cell office:value-type="float" office:value="16988" table:style-name="ce11">
            <text:p>16,988<text:s/></text:p>
          </table:table-cell>
          <table:table-cell office:value-type="float" office:value="13469" table:style-name="ce11">
            <text:p>13,469<text:s/></text:p>
          </table:table-cell>
          <table:table-cell office:value-type="float" office:value="21551" table:style-name="ce11">
            <text:p>21,551<text:s/></text:p>
          </table:table-cell>
          <table:table-cell office:value-type="float" office:value="22179" table:style-name="ce11">
            <text:p>22,179<text:s/></text:p>
          </table:table-cell>
          <table:table-cell office:value-type="float" office:value="22134" table:style-name="ce11">
            <text:p>22,134<text:s/></text:p>
          </table:table-cell>
          <table:table-cell office:value-type="float" office:value="22495" table:style-name="ce11">
            <text:p>22,495<text:s/></text:p>
          </table:table-cell>
          <table:table-cell office:value-type="float" office:value="22758" table:style-name="ce11">
            <text:p>22,758<text:s/></text:p>
          </table:table-cell>
          <table:table-cell office:value-type="float" office:value="17174" table:style-name="ce11">
            <text:p>17,174<text:s/></text:p>
          </table:table-cell>
          <table:table-cell office:value-type="float" office:value="13532" table:style-name="ce11">
            <text:p>13,532<text:s/></text:p>
          </table:table-cell>
          <table:table-cell office:value-type="float" office:value="21558" table:style-name="ce11">
            <text:p>21,558<text:s/></text:p>
          </table:table-cell>
          <table:table-cell office:value-type="float" office:value="22304" table:style-name="ce11">
            <text:p>22,304<text:s/></text:p>
          </table:table-cell>
          <table:table-cell office:value-type="float" office:value="22563" table:style-name="ce11">
            <text:p>22,563<text:s/></text:p>
          </table:table-cell>
          <table:table-cell office:value-type="float" office:value="22346" table:style-name="ce11">
            <text:p>22,346<text:s/></text:p>
          </table:table-cell>
          <table:table-cell office:value-type="float" office:value="22282" table:style-name="ce11">
            <text:p>22,282<text:s/></text:p>
          </table:table-cell>
          <table:table-cell office:value-type="float" office:value="15601" table:style-name="ce11">
            <text:p>15,601<text:s/></text:p>
          </table:table-cell>
          <table:table-cell office:value-type="float" office:value="17113" table:style-name="ce11">
            <text:p>17,113<text:s/></text:p>
          </table:table-cell>
          <table:table-cell office:value-type="float" office:value="624021" table:formula="msoxl:=SUM(B40:AF40)" table:style-name="ce2">
            <text:p>624,021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南勢角</text:p>
          </table:table-cell>
          <table:table-cell office:value-type="float" office:value="20937" table:style-name="ce9">
            <text:p>20,937<text:s/></text:p>
          </table:table-cell>
          <table:table-cell office:value-type="float" office:value="17187" table:style-name="ce9">
            <text:p>17,187<text:s/></text:p>
          </table:table-cell>
          <table:table-cell office:value-type="float" office:value="14652" table:style-name="ce9">
            <text:p>14,652<text:s/></text:p>
          </table:table-cell>
          <table:table-cell office:value-type="float" office:value="19696" table:style-name="ce9">
            <text:p>19,696<text:s/></text:p>
          </table:table-cell>
          <table:table-cell office:value-type="float" office:value="20390" table:style-name="ce9">
            <text:p>20,390<text:s/></text:p>
          </table:table-cell>
          <table:table-cell office:value-type="float" office:value="20240" table:style-name="ce9">
            <text:p>20,240<text:s/></text:p>
          </table:table-cell>
          <table:table-cell office:value-type="float" office:value="20715" table:style-name="ce9">
            <text:p>20,715<text:s/></text:p>
          </table:table-cell>
          <table:table-cell office:value-type="float" office:value="21115" table:style-name="ce9">
            <text:p>21,115<text:s/></text:p>
          </table:table-cell>
          <table:table-cell office:value-type="float" office:value="18699" table:style-name="ce9">
            <text:p>18,699<text:s/></text:p>
          </table:table-cell>
          <table:table-cell office:value-type="float" office:value="15940" table:style-name="ce9">
            <text:p>15,940<text:s/></text:p>
          </table:table-cell>
          <table:table-cell office:value-type="float" office:value="20330" table:style-name="ce9">
            <text:p>20,330<text:s/></text:p>
          </table:table-cell>
          <table:table-cell office:value-type="float" office:value="20511" table:style-name="ce9">
            <text:p>20,511<text:s/></text:p>
          </table:table-cell>
          <table:table-cell office:value-type="float" office:value="20527" table:style-name="ce9">
            <text:p>20,527<text:s/></text:p>
          </table:table-cell>
          <table:table-cell office:value-type="float" office:value="20660" table:style-name="ce9">
            <text:p>20,660<text:s/></text:p>
          </table:table-cell>
          <table:table-cell office:value-type="float" office:value="21111" table:style-name="ce9">
            <text:p>21,111<text:s/></text:p>
          </table:table-cell>
          <table:table-cell office:value-type="float" office:value="17458" table:style-name="ce9">
            <text:p>17,458<text:s/></text:p>
          </table:table-cell>
          <table:table-cell office:value-type="float" office:value="14265" table:style-name="ce9">
            <text:p>14,265<text:s/></text:p>
          </table:table-cell>
          <table:table-cell office:value-type="float" office:value="20063" table:style-name="ce9">
            <text:p>20,063<text:s/></text:p>
          </table:table-cell>
          <table:table-cell office:value-type="float" office:value="20484" table:style-name="ce9">
            <text:p>20,484<text:s/></text:p>
          </table:table-cell>
          <table:table-cell office:value-type="float" office:value="20603" table:style-name="ce9">
            <text:p>20,603<text:s/></text:p>
          </table:table-cell>
          <table:table-cell office:value-type="float" office:value="20499" table:style-name="ce9">
            <text:p>20,499<text:s/></text:p>
          </table:table-cell>
          <table:table-cell office:value-type="float" office:value="21026" table:style-name="ce9">
            <text:p>21,026<text:s/></text:p>
          </table:table-cell>
          <table:table-cell office:value-type="float" office:value="17311" table:style-name="ce9">
            <text:p>17,311<text:s/></text:p>
          </table:table-cell>
          <table:table-cell office:value-type="float" office:value="14357" table:style-name="ce9">
            <text:p>14,357<text:s/></text:p>
          </table:table-cell>
          <table:table-cell office:value-type="float" office:value="20055" table:style-name="ce9">
            <text:p>20,055<text:s/></text:p>
          </table:table-cell>
          <table:table-cell office:value-type="float" office:value="20522" table:style-name="ce9">
            <text:p>20,522<text:s/></text:p>
          </table:table-cell>
          <table:table-cell office:value-type="float" office:value="20593" table:style-name="ce9">
            <text:p>20,593<text:s/></text:p>
          </table:table-cell>
          <table:table-cell office:value-type="float" office:value="20427" table:style-name="ce9">
            <text:p>20,427<text:s/></text:p>
          </table:table-cell>
          <table:table-cell office:value-type="float" office:value="20545" table:style-name="ce9">
            <text:p>20,545<text:s/></text:p>
          </table:table-cell>
          <table:table-cell office:value-type="float" office:value="16562" table:style-name="ce9">
            <text:p>16,562<text:s/></text:p>
          </table:table-cell>
          <table:table-cell office:value-type="float" office:value="17650" table:style-name="ce9">
            <text:p>17,650<text:s/></text:p>
          </table:table-cell>
          <table:table-cell office:value-type="float" office:value="595130" table:formula="msoxl:=SUM(B41:AF41)" table:style-name="ce2">
            <text:p>595,130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台大醫院</text:p>
          </table:table-cell>
          <table:table-cell office:value-type="float" office:value="25862" table:style-name="ce9">
            <text:p>25,862<text:s/></text:p>
          </table:table-cell>
          <table:table-cell office:value-type="float" office:value="13008" table:style-name="ce9">
            <text:p>13,008<text:s/></text:p>
          </table:table-cell>
          <table:table-cell office:value-type="float" office:value="10971" table:style-name="ce9">
            <text:p>10,971<text:s/></text:p>
          </table:table-cell>
          <table:table-cell office:value-type="float" office:value="24731" table:style-name="ce9">
            <text:p>24,731<text:s/></text:p>
          </table:table-cell>
          <table:table-cell office:value-type="float" office:value="25749" table:style-name="ce9">
            <text:p>25,749<text:s/></text:p>
          </table:table-cell>
          <table:table-cell office:value-type="float" office:value="25746" table:style-name="ce9">
            <text:p>25,746<text:s/></text:p>
          </table:table-cell>
          <table:table-cell office:value-type="float" office:value="25587" table:style-name="ce9">
            <text:p>25,587<text:s/></text:p>
          </table:table-cell>
          <table:table-cell office:value-type="float" office:value="26087" table:style-name="ce9">
            <text:p>26,087<text:s/></text:p>
          </table:table-cell>
          <table:table-cell office:value-type="float" office:value="12834" table:style-name="ce9">
            <text:p>12,834<text:s/></text:p>
          </table:table-cell>
          <table:table-cell office:value-type="float" office:value="9456" table:style-name="ce9">
            <text:p>9,456<text:s/></text:p>
          </table:table-cell>
          <table:table-cell office:value-type="float" office:value="25503" table:style-name="ce9">
            <text:p>25,503<text:s/></text:p>
          </table:table-cell>
          <table:table-cell office:value-type="float" office:value="26777" table:style-name="ce9">
            <text:p>26,777<text:s/></text:p>
          </table:table-cell>
          <table:table-cell office:value-type="float" office:value="25964" table:style-name="ce9">
            <text:p>25,964<text:s/></text:p>
          </table:table-cell>
          <table:table-cell office:value-type="float" office:value="25595" table:style-name="ce9">
            <text:p>25,595<text:s/></text:p>
          </table:table-cell>
          <table:table-cell office:value-type="float" office:value="26274" table:style-name="ce9">
            <text:p>26,274<text:s/></text:p>
          </table:table-cell>
          <table:table-cell office:value-type="float" office:value="10972" table:style-name="ce9">
            <text:p>10,972<text:s/></text:p>
          </table:table-cell>
          <table:table-cell office:value-type="float" office:value="10166" table:style-name="ce9">
            <text:p>10,166<text:s/></text:p>
          </table:table-cell>
          <table:table-cell office:value-type="float" office:value="25467" table:style-name="ce9">
            <text:p>25,467<text:s/></text:p>
          </table:table-cell>
          <table:table-cell office:value-type="float" office:value="27196" table:style-name="ce9">
            <text:p>27,196<text:s/></text:p>
          </table:table-cell>
          <table:table-cell office:value-type="float" office:value="25874" table:style-name="ce9">
            <text:p>25,874<text:s/></text:p>
          </table:table-cell>
          <table:table-cell office:value-type="float" office:value="25227" table:style-name="ce9">
            <text:p>25,227<text:s/></text:p>
          </table:table-cell>
          <table:table-cell office:value-type="float" office:value="24782" table:style-name="ce9">
            <text:p>24,782<text:s/></text:p>
          </table:table-cell>
          <table:table-cell office:value-type="float" office:value="15891" table:style-name="ce9">
            <text:p>15,891<text:s/></text:p>
          </table:table-cell>
          <table:table-cell office:value-type="float" office:value="8316" table:style-name="ce9">
            <text:p>8,316<text:s/></text:p>
          </table:table-cell>
          <table:table-cell office:value-type="float" office:value="25433" table:style-name="ce9">
            <text:p>25,433<text:s/></text:p>
          </table:table-cell>
          <table:table-cell office:value-type="float" office:value="25498" table:style-name="ce9">
            <text:p>25,498<text:s/></text:p>
          </table:table-cell>
          <table:table-cell office:value-type="float" office:value="25298" table:style-name="ce9">
            <text:p>25,298<text:s/></text:p>
          </table:table-cell>
          <table:table-cell office:value-type="float" office:value="25550" table:style-name="ce9">
            <text:p>25,550<text:s/></text:p>
          </table:table-cell>
          <table:table-cell office:value-type="float" office:value="25260" table:style-name="ce9">
            <text:p>25,260<text:s/></text:p>
          </table:table-cell>
          <table:table-cell office:value-type="float" office:value="10012" table:style-name="ce9">
            <text:p>10,012<text:s/></text:p>
          </table:table-cell>
          <table:table-cell office:value-type="float" office:value="11404" table:style-name="ce9">
            <text:p>11,404<text:s/></text:p>
          </table:table-cell>
          <table:table-cell office:value-type="float" office:value="652490" table:formula="msoxl:=SUM(B42:AF42)" table:style-name="ce2">
            <text:p>652,490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台北車站</text:p>
          </table:table-cell>
          <table:table-cell office:value-type="float" office:value="171215" table:style-name="ce9">
            <text:p>171,215<text:s/></text:p>
          </table:table-cell>
          <table:table-cell office:value-type="float" office:value="161143" table:style-name="ce9">
            <text:p>161,143<text:s/></text:p>
          </table:table-cell>
          <table:table-cell office:value-type="float" office:value="148111" table:style-name="ce9">
            <text:p>148,111<text:s/></text:p>
          </table:table-cell>
          <table:table-cell office:value-type="float" office:value="129864" table:style-name="ce9">
            <text:p>129,864<text:s/></text:p>
          </table:table-cell>
          <table:table-cell office:value-type="float" office:value="129539" table:style-name="ce9">
            <text:p>129,539<text:s/></text:p>
          </table:table-cell>
          <table:table-cell office:value-type="float" office:value="131956" table:style-name="ce9">
            <text:p>131,956<text:s/></text:p>
          </table:table-cell>
          <table:table-cell office:value-type="float" office:value="138867" table:style-name="ce9">
            <text:p>138,867<text:s/></text:p>
          </table:table-cell>
          <table:table-cell office:value-type="float" office:value="179501" table:style-name="ce9">
            <text:p>179,501<text:s/></text:p>
          </table:table-cell>
          <table:table-cell office:value-type="float" office:value="181245" table:style-name="ce9">
            <text:p>181,245<text:s/></text:p>
          </table:table-cell>
          <table:table-cell office:value-type="float" office:value="163365" table:style-name="ce9">
            <text:p>163,365<text:s/></text:p>
          </table:table-cell>
          <table:table-cell office:value-type="float" office:value="136619" table:style-name="ce9">
            <text:p>136,619<text:s/></text:p>
          </table:table-cell>
          <table:table-cell office:value-type="float" office:value="132571" table:style-name="ce9">
            <text:p>132,571<text:s/></text:p>
          </table:table-cell>
          <table:table-cell office:value-type="float" office:value="133181" table:style-name="ce9">
            <text:p>133,181<text:s/></text:p>
          </table:table-cell>
          <table:table-cell office:value-type="float" office:value="140217" table:style-name="ce9">
            <text:p>140,217<text:s/></text:p>
          </table:table-cell>
          <table:table-cell office:value-type="float" office:value="175931" table:style-name="ce9">
            <text:p>175,931<text:s/></text:p>
          </table:table-cell>
          <table:table-cell office:value-type="float" office:value="170726" table:style-name="ce9">
            <text:p>170,726<text:s/></text:p>
          </table:table-cell>
          <table:table-cell office:value-type="float" office:value="155714" table:style-name="ce9">
            <text:p>155,714<text:s/></text:p>
          </table:table-cell>
          <table:table-cell office:value-type="float" office:value="136853" table:style-name="ce9">
            <text:p>136,853<text:s/></text:p>
          </table:table-cell>
          <table:table-cell office:value-type="float" office:value="132489" table:style-name="ce9">
            <text:p>132,489<text:s/></text:p>
          </table:table-cell>
          <table:table-cell office:value-type="float" office:value="134001" table:style-name="ce9">
            <text:p>134,001<text:s/></text:p>
          </table:table-cell>
          <table:table-cell office:value-type="float" office:value="139455" table:style-name="ce9">
            <text:p>139,455<text:s/></text:p>
          </table:table-cell>
          <table:table-cell office:value-type="float" office:value="170354" table:style-name="ce9">
            <text:p>170,354<text:s/></text:p>
          </table:table-cell>
          <table:table-cell office:value-type="float" office:value="170427" table:style-name="ce9">
            <text:p>170,427<text:s/></text:p>
          </table:table-cell>
          <table:table-cell office:value-type="float" office:value="150877" table:style-name="ce9">
            <text:p>150,877<text:s/></text:p>
          </table:table-cell>
          <table:table-cell office:value-type="float" office:value="144875" table:style-name="ce9">
            <text:p>144,875<text:s/></text:p>
          </table:table-cell>
          <table:table-cell office:value-type="float" office:value="138504" table:style-name="ce9">
            <text:p>138,504<text:s/></text:p>
          </table:table-cell>
          <table:table-cell office:value-type="float" office:value="139714" table:style-name="ce9">
            <text:p>139,714<text:s/></text:p>
          </table:table-cell>
          <table:table-cell office:value-type="float" office:value="145388" table:style-name="ce9">
            <text:p>145,388<text:s/></text:p>
          </table:table-cell>
          <table:table-cell office:value-type="float" office:value="177262" table:style-name="ce9">
            <text:p>177,262<text:s/></text:p>
          </table:table-cell>
          <table:table-cell office:value-type="float" office:value="162056" table:style-name="ce9">
            <text:p>162,056<text:s/></text:p>
          </table:table-cell>
          <table:table-cell office:value-type="float" office:value="190126" table:style-name="ce9">
            <text:p>190,126<text:s/></text:p>
          </table:table-cell>
          <table:table-cell office:value-type="float" office:value="4712146" table:formula="msoxl:=SUM(B43:AF43)" table:style-name="ce2">
            <text:p>4,712,146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中山</text:p>
          </table:table-cell>
          <table:table-cell office:value-type="float" office:value="54697" table:style-name="ce9">
            <text:p>54,697<text:s/></text:p>
          </table:table-cell>
          <table:table-cell office:value-type="float" office:value="61811" table:style-name="ce9">
            <text:p>61,811<text:s/></text:p>
          </table:table-cell>
          <table:table-cell office:value-type="float" office:value="48325" table:style-name="ce9">
            <text:p>48,325<text:s/></text:p>
          </table:table-cell>
          <table:table-cell office:value-type="float" office:value="40859" table:style-name="ce9">
            <text:p>40,859<text:s/></text:p>
          </table:table-cell>
          <table:table-cell office:value-type="float" office:value="43784" table:style-name="ce9">
            <text:p>43,784<text:s/></text:p>
          </table:table-cell>
          <table:table-cell office:value-type="float" office:value="44691" table:style-name="ce9">
            <text:p>44,691<text:s/></text:p>
          </table:table-cell>
          <table:table-cell office:value-type="float" office:value="47539" table:style-name="ce9">
            <text:p>47,539<text:s/></text:p>
          </table:table-cell>
          <table:table-cell office:value-type="float" office:value="56931" table:style-name="ce9">
            <text:p>56,931<text:s/></text:p>
          </table:table-cell>
          <table:table-cell office:value-type="float" office:value="63263" table:style-name="ce9">
            <text:p>63,263<text:s/></text:p>
          </table:table-cell>
          <table:table-cell office:value-type="float" office:value="50423" table:style-name="ce9">
            <text:p>50,423<text:s/></text:p>
          </table:table-cell>
          <table:table-cell office:value-type="float" office:value="43323" table:style-name="ce9">
            <text:p>43,323<text:s/></text:p>
          </table:table-cell>
          <table:table-cell office:value-type="float" office:value="45374" table:style-name="ce9">
            <text:p>45,374<text:s/></text:p>
          </table:table-cell>
          <table:table-cell office:value-type="float" office:value="46429" table:style-name="ce9">
            <text:p>46,429<text:s/></text:p>
          </table:table-cell>
          <table:table-cell office:value-type="float" office:value="47491" table:style-name="ce9">
            <text:p>47,491<text:s/></text:p>
          </table:table-cell>
          <table:table-cell office:value-type="float" office:value="57503" table:style-name="ce9">
            <text:p>57,503<text:s/></text:p>
          </table:table-cell>
          <table:table-cell office:value-type="float" office:value="64735" table:style-name="ce9">
            <text:p>64,735<text:s/></text:p>
          </table:table-cell>
          <table:table-cell office:value-type="float" office:value="54367" table:style-name="ce9">
            <text:p>54,367<text:s/></text:p>
          </table:table-cell>
          <table:table-cell office:value-type="float" office:value="45254" table:style-name="ce9">
            <text:p>45,254<text:s/></text:p>
          </table:table-cell>
          <table:table-cell office:value-type="float" office:value="47424" table:style-name="ce9">
            <text:p>47,424<text:s/></text:p>
          </table:table-cell>
          <table:table-cell office:value-type="float" office:value="49069" table:style-name="ce9">
            <text:p>49,069<text:s/></text:p>
          </table:table-cell>
          <table:table-cell office:value-type="float" office:value="49963" table:style-name="ce9">
            <text:p>49,963<text:s/></text:p>
          </table:table-cell>
          <table:table-cell office:value-type="float" office:value="59303" table:style-name="ce9">
            <text:p>59,303<text:s/></text:p>
          </table:table-cell>
          <table:table-cell office:value-type="float" office:value="65713" table:style-name="ce9">
            <text:p>65,713<text:s/></text:p>
          </table:table-cell>
          <table:table-cell office:value-type="float" office:value="56419" table:style-name="ce9">
            <text:p>56,419<text:s/></text:p>
          </table:table-cell>
          <table:table-cell office:value-type="float" office:value="54626" table:style-name="ce9">
            <text:p>54,626<text:s/></text:p>
          </table:table-cell>
          <table:table-cell office:value-type="float" office:value="49156" table:style-name="ce9">
            <text:p>49,156<text:s/></text:p>
          </table:table-cell>
          <table:table-cell office:value-type="float" office:value="50422" table:style-name="ce9">
            <text:p>50,422<text:s/></text:p>
          </table:table-cell>
          <table:table-cell office:value-type="float" office:value="52152" table:style-name="ce9">
            <text:p>52,152<text:s/></text:p>
          </table:table-cell>
          <table:table-cell office:value-type="float" office:value="60646" table:style-name="ce9">
            <text:p>60,646<text:s/></text:p>
          </table:table-cell>
          <table:table-cell office:value-type="float" office:value="61481" table:style-name="ce9">
            <text:p>61,481<text:s/></text:p>
          </table:table-cell>
          <table:table-cell office:value-type="float" office:value="64498" table:style-name="ce9">
            <text:p>64,498<text:s/></text:p>
          </table:table-cell>
          <table:table-cell office:value-type="float" office:value="1637671" table:formula="msoxl:=SUM(B44:AF44)" table:style-name="ce2">
            <text:p>1,637,671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雙連</text:p>
          </table:table-cell>
          <table:table-cell office:value-type="float" office:value="24815" table:style-name="ce9">
            <text:p>24,815<text:s/></text:p>
          </table:table-cell>
          <table:table-cell office:value-type="float" office:value="20797" table:style-name="ce9">
            <text:p>20,797<text:s/></text:p>
          </table:table-cell>
          <table:table-cell office:value-type="float" office:value="14600" table:style-name="ce9">
            <text:p>14,600<text:s/></text:p>
          </table:table-cell>
          <table:table-cell office:value-type="float" office:value="21885" table:style-name="ce9">
            <text:p>21,885<text:s/></text:p>
          </table:table-cell>
          <table:table-cell office:value-type="float" office:value="22704" table:style-name="ce9">
            <text:p>22,704<text:s/></text:p>
          </table:table-cell>
          <table:table-cell office:value-type="float" office:value="23341" table:style-name="ce9">
            <text:p>23,341<text:s/></text:p>
          </table:table-cell>
          <table:table-cell office:value-type="float" office:value="23791" table:style-name="ce9">
            <text:p>23,791<text:s/></text:p>
          </table:table-cell>
          <table:table-cell office:value-type="float" office:value="25592" table:style-name="ce9">
            <text:p>25,592<text:s/></text:p>
          </table:table-cell>
          <table:table-cell office:value-type="float" office:value="21717" table:style-name="ce9">
            <text:p>21,717<text:s/></text:p>
          </table:table-cell>
          <table:table-cell office:value-type="float" office:value="15347" table:style-name="ce9">
            <text:p>15,347<text:s/></text:p>
          </table:table-cell>
          <table:table-cell office:value-type="float" office:value="22563" table:style-name="ce9">
            <text:p>22,563<text:s/></text:p>
          </table:table-cell>
          <table:table-cell office:value-type="float" office:value="22775" table:style-name="ce9">
            <text:p>22,775<text:s/></text:p>
          </table:table-cell>
          <table:table-cell office:value-type="float" office:value="23586" table:style-name="ce9">
            <text:p>23,586<text:s/></text:p>
          </table:table-cell>
          <table:table-cell office:value-type="float" office:value="23200" table:style-name="ce9">
            <text:p>23,200<text:s/></text:p>
          </table:table-cell>
          <table:table-cell office:value-type="float" office:value="25694" table:style-name="ce9">
            <text:p>25,694<text:s/></text:p>
          </table:table-cell>
          <table:table-cell office:value-type="float" office:value="23971" table:style-name="ce9">
            <text:p>23,971<text:s/></text:p>
          </table:table-cell>
          <table:table-cell office:value-type="float" office:value="16276" table:style-name="ce9">
            <text:p>16,276<text:s/></text:p>
          </table:table-cell>
          <table:table-cell office:value-type="float" office:value="24440" table:style-name="ce9">
            <text:p>24,440<text:s/></text:p>
          </table:table-cell>
          <table:table-cell office:value-type="float" office:value="24022" table:style-name="ce9">
            <text:p>24,022<text:s/></text:p>
          </table:table-cell>
          <table:table-cell office:value-type="float" office:value="24095" table:style-name="ce9">
            <text:p>24,095<text:s/></text:p>
          </table:table-cell>
          <table:table-cell office:value-type="float" office:value="23756" table:style-name="ce9">
            <text:p>23,756<text:s/></text:p>
          </table:table-cell>
          <table:table-cell office:value-type="float" office:value="25977" table:style-name="ce9">
            <text:p>25,977<text:s/></text:p>
          </table:table-cell>
          <table:table-cell office:value-type="float" office:value="21057" table:style-name="ce9">
            <text:p>21,057<text:s/></text:p>
          </table:table-cell>
          <table:table-cell office:value-type="float" office:value="15877" table:style-name="ce9">
            <text:p>15,877<text:s/></text:p>
          </table:table-cell>
          <table:table-cell office:value-type="float" office:value="24118" table:style-name="ce9">
            <text:p>24,118<text:s/></text:p>
          </table:table-cell>
          <table:table-cell office:value-type="float" office:value="24035" table:style-name="ce9">
            <text:p>24,035<text:s/></text:p>
          </table:table-cell>
          <table:table-cell office:value-type="float" office:value="24262" table:style-name="ce9">
            <text:p>24,262<text:s/></text:p>
          </table:table-cell>
          <table:table-cell office:value-type="float" office:value="23884" table:style-name="ce9">
            <text:p>23,884<text:s/></text:p>
          </table:table-cell>
          <table:table-cell office:value-type="float" office:value="26179" table:style-name="ce9">
            <text:p>26,179<text:s/></text:p>
          </table:table-cell>
          <table:table-cell office:value-type="float" office:value="21208" table:style-name="ce9">
            <text:p>21,208<text:s/></text:p>
          </table:table-cell>
          <table:table-cell office:value-type="float" office:value="19277" table:style-name="ce9">
            <text:p>19,277<text:s/></text:p>
          </table:table-cell>
          <table:table-cell office:value-type="float" office:value="694841" table:formula="msoxl:=SUM(B45:AF45)" table:style-name="ce2">
            <text:p>694,841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民權西路</text:p>
          </table:table-cell>
          <table:table-cell office:value-type="float" office:value="25789" table:style-name="ce9">
            <text:p>25,789<text:s/></text:p>
          </table:table-cell>
          <table:table-cell office:value-type="float" office:value="17649" table:style-name="ce9">
            <text:p>17,649<text:s/></text:p>
          </table:table-cell>
          <table:table-cell office:value-type="float" office:value="16129" table:style-name="ce9">
            <text:p>16,129<text:s/></text:p>
          </table:table-cell>
          <table:table-cell office:value-type="float" office:value="23472" table:style-name="ce9">
            <text:p>23,472<text:s/></text:p>
          </table:table-cell>
          <table:table-cell office:value-type="float" office:value="24361" table:style-name="ce9">
            <text:p>24,361<text:s/></text:p>
          </table:table-cell>
          <table:table-cell office:value-type="float" office:value="24642" table:style-name="ce9">
            <text:p>24,642<text:s/></text:p>
          </table:table-cell>
          <table:table-cell office:value-type="float" office:value="25447" table:style-name="ce9">
            <text:p>25,447<text:s/></text:p>
          </table:table-cell>
          <table:table-cell office:value-type="float" office:value="26779" table:style-name="ce9">
            <text:p>26,779<text:s/></text:p>
          </table:table-cell>
          <table:table-cell office:value-type="float" office:value="18843" table:style-name="ce9">
            <text:p>18,843<text:s/></text:p>
          </table:table-cell>
          <table:table-cell office:value-type="float" office:value="17050" table:style-name="ce9">
            <text:p>17,050<text:s/></text:p>
          </table:table-cell>
          <table:table-cell office:value-type="float" office:value="23778" table:style-name="ce9">
            <text:p>23,778<text:s/></text:p>
          </table:table-cell>
          <table:table-cell office:value-type="float" office:value="24677" table:style-name="ce9">
            <text:p>24,677<text:s/></text:p>
          </table:table-cell>
          <table:table-cell office:value-type="float" office:value="24620" table:style-name="ce9">
            <text:p>24,620<text:s/></text:p>
          </table:table-cell>
          <table:table-cell office:value-type="float" office:value="25117" table:style-name="ce9">
            <text:p>25,117<text:s/></text:p>
          </table:table-cell>
          <table:table-cell office:value-type="float" office:value="26734" table:style-name="ce9">
            <text:p>26,734<text:s/></text:p>
          </table:table-cell>
          <table:table-cell office:value-type="float" office:value="18781" table:style-name="ce9">
            <text:p>18,781<text:s/></text:p>
          </table:table-cell>
          <table:table-cell office:value-type="float" office:value="16628" table:style-name="ce9">
            <text:p>16,628<text:s/></text:p>
          </table:table-cell>
          <table:table-cell office:value-type="float" office:value="24122" table:style-name="ce9">
            <text:p>24,122<text:s/></text:p>
          </table:table-cell>
          <table:table-cell office:value-type="float" office:value="24936" table:style-name="ce9">
            <text:p>24,936<text:s/></text:p>
          </table:table-cell>
          <table:table-cell office:value-type="float" office:value="25346" table:style-name="ce9">
            <text:p>25,346<text:s/></text:p>
          </table:table-cell>
          <table:table-cell office:value-type="float" office:value="25301" table:style-name="ce9">
            <text:p>25,301<text:s/></text:p>
          </table:table-cell>
          <table:table-cell office:value-type="float" office:value="26337" table:style-name="ce9">
            <text:p>26,337<text:s/></text:p>
          </table:table-cell>
          <table:table-cell office:value-type="float" office:value="18364" table:style-name="ce9">
            <text:p>18,364<text:s/></text:p>
          </table:table-cell>
          <table:table-cell office:value-type="float" office:value="18270" table:style-name="ce9">
            <text:p>18,270<text:s/></text:p>
          </table:table-cell>
          <table:table-cell office:value-type="float" office:value="24526" table:style-name="ce9">
            <text:p>24,526<text:s/></text:p>
          </table:table-cell>
          <table:table-cell office:value-type="float" office:value="24978" table:style-name="ce9">
            <text:p>24,978<text:s/></text:p>
          </table:table-cell>
          <table:table-cell office:value-type="float" office:value="25443" table:style-name="ce9">
            <text:p>25,443<text:s/></text:p>
          </table:table-cell>
          <table:table-cell office:value-type="float" office:value="25759" table:style-name="ce9">
            <text:p>25,759<text:s/></text:p>
          </table:table-cell>
          <table:table-cell office:value-type="float" office:value="26586" table:style-name="ce9">
            <text:p>26,586<text:s/></text:p>
          </table:table-cell>
          <table:table-cell office:value-type="float" office:value="17122" table:style-name="ce9">
            <text:p>17,122<text:s/></text:p>
          </table:table-cell>
          <table:table-cell office:value-type="float" office:value="19671" table:style-name="ce9">
            <text:p>19,671<text:s/></text:p>
          </table:table-cell>
          <table:table-cell office:value-type="float" office:value="707257" table:formula="msoxl:=SUM(B46:AF46)" table:style-name="ce2">
            <text:p>707,257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圓山</text:p>
          </table:table-cell>
          <table:table-cell office:value-type="float" office:value="32357" table:style-name="ce9">
            <text:p>32,357<text:s/></text:p>
          </table:table-cell>
          <table:table-cell office:value-type="float" office:value="38906" table:style-name="ce9">
            <text:p>38,906<text:s/></text:p>
          </table:table-cell>
          <table:table-cell office:value-type="float" office:value="37124" table:style-name="ce9">
            <text:p>37,124<text:s/></text:p>
          </table:table-cell>
          <table:table-cell office:value-type="float" office:value="24829" table:style-name="ce9">
            <text:p>24,829<text:s/></text:p>
          </table:table-cell>
          <table:table-cell office:value-type="float" office:value="26568" table:style-name="ce9">
            <text:p>26,568<text:s/></text:p>
          </table:table-cell>
          <table:table-cell office:value-type="float" office:value="26094" table:style-name="ce9">
            <text:p>26,094<text:s/></text:p>
          </table:table-cell>
          <table:table-cell office:value-type="float" office:value="27964" table:style-name="ce9">
            <text:p>27,964<text:s/></text:p>
          </table:table-cell>
          <table:table-cell office:value-type="float" office:value="32231" table:style-name="ce9">
            <text:p>32,231<text:s/></text:p>
          </table:table-cell>
          <table:table-cell office:value-type="float" office:value="42844" table:style-name="ce9">
            <text:p>42,844<text:s/></text:p>
          </table:table-cell>
          <table:table-cell office:value-type="float" office:value="34253" table:style-name="ce9">
            <text:p>34,253<text:s/></text:p>
          </table:table-cell>
          <table:table-cell office:value-type="float" office:value="24129" table:style-name="ce9">
            <text:p>24,129<text:s/></text:p>
          </table:table-cell>
          <table:table-cell office:value-type="float" office:value="26762" table:style-name="ce9">
            <text:p>26,762<text:s/></text:p>
          </table:table-cell>
          <table:table-cell office:value-type="float" office:value="27224" table:style-name="ce9">
            <text:p>27,224<text:s/></text:p>
          </table:table-cell>
          <table:table-cell office:value-type="float" office:value="30929" table:style-name="ce9">
            <text:p>30,929<text:s/></text:p>
          </table:table-cell>
          <table:table-cell office:value-type="float" office:value="35002" table:style-name="ce9">
            <text:p>35,002<text:s/></text:p>
          </table:table-cell>
          <table:table-cell office:value-type="float" office:value="35276" table:style-name="ce9">
            <text:p>35,276<text:s/></text:p>
          </table:table-cell>
          <table:table-cell office:value-type="float" office:value="22780" table:style-name="ce9">
            <text:p>22,780<text:s/></text:p>
          </table:table-cell>
          <table:table-cell office:value-type="float" office:value="25526" table:style-name="ce9">
            <text:p>25,526<text:s/></text:p>
          </table:table-cell>
          <table:table-cell office:value-type="float" office:value="26397" table:style-name="ce9">
            <text:p>26,397<text:s/></text:p>
          </table:table-cell>
          <table:table-cell office:value-type="float" office:value="26133" table:style-name="ce9">
            <text:p>26,133<text:s/></text:p>
          </table:table-cell>
          <table:table-cell office:value-type="float" office:value="26002" table:style-name="ce9">
            <text:p>26,002<text:s/></text:p>
          </table:table-cell>
          <table:table-cell office:value-type="float" office:value="27729" table:style-name="ce9">
            <text:p>27,729<text:s/></text:p>
          </table:table-cell>
          <table:table-cell office:value-type="float" office:value="28457" table:style-name="ce9">
            <text:p>28,457<text:s/></text:p>
          </table:table-cell>
          <table:table-cell office:value-type="float" office:value="23190" table:style-name="ce9">
            <text:p>23,190<text:s/></text:p>
          </table:table-cell>
          <table:table-cell office:value-type="float" office:value="25342" table:style-name="ce9">
            <text:p>25,342<text:s/></text:p>
          </table:table-cell>
          <table:table-cell office:value-type="float" office:value="27276" table:style-name="ce9">
            <text:p>27,276<text:s/></text:p>
          </table:table-cell>
          <table:table-cell office:value-type="float" office:value="27877" table:style-name="ce9">
            <text:p>27,877<text:s/></text:p>
          </table:table-cell>
          <table:table-cell office:value-type="float" office:value="26662" table:style-name="ce9">
            <text:p>26,662<text:s/></text:p>
          </table:table-cell>
          <table:table-cell office:value-type="float" office:value="29381" table:style-name="ce9">
            <text:p>29,381<text:s/></text:p>
          </table:table-cell>
          <table:table-cell office:value-type="float" office:value="27601" table:style-name="ce9">
            <text:p>27,601<text:s/></text:p>
          </table:table-cell>
          <table:table-cell office:value-type="float" office:value="30685" table:style-name="ce9">
            <text:p>30,685<text:s/></text:p>
          </table:table-cell>
          <table:table-cell office:value-type="float" office:value="903530" table:formula="msoxl:=SUM(B47:AF47)" table:style-name="ce2">
            <text:p>903,530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劍潭</text:p>
          </table:table-cell>
          <table:table-cell office:value-type="float" office:value="31185" table:style-name="ce9">
            <text:p>31,185<text:s/></text:p>
          </table:table-cell>
          <table:table-cell office:value-type="float" office:value="28699" table:style-name="ce9">
            <text:p>28,699<text:s/></text:p>
          </table:table-cell>
          <table:table-cell office:value-type="float" office:value="25657" table:style-name="ce9">
            <text:p>25,657<text:s/></text:p>
          </table:table-cell>
          <table:table-cell office:value-type="float" office:value="25075" table:style-name="ce9">
            <text:p>25,075<text:s/></text:p>
          </table:table-cell>
          <table:table-cell office:value-type="float" office:value="27982" table:style-name="ce9">
            <text:p>27,982<text:s/></text:p>
          </table:table-cell>
          <table:table-cell office:value-type="float" office:value="27440" table:style-name="ce9">
            <text:p>27,440<text:s/></text:p>
          </table:table-cell>
          <table:table-cell office:value-type="float" office:value="31263" table:style-name="ce9">
            <text:p>31,263<text:s/></text:p>
          </table:table-cell>
          <table:table-cell office:value-type="float" office:value="33883" table:style-name="ce9">
            <text:p>33,883<text:s/></text:p>
          </table:table-cell>
          <table:table-cell office:value-type="float" office:value="33734" table:style-name="ce9">
            <text:p>33,734<text:s/></text:p>
          </table:table-cell>
          <table:table-cell office:value-type="float" office:value="28830" table:style-name="ce9">
            <text:p>28,830<text:s/></text:p>
          </table:table-cell>
          <table:table-cell office:value-type="float" office:value="28597" table:style-name="ce9">
            <text:p>28,597<text:s/></text:p>
          </table:table-cell>
          <table:table-cell office:value-type="float" office:value="28063" table:style-name="ce9">
            <text:p>28,063<text:s/></text:p>
          </table:table-cell>
          <table:table-cell office:value-type="float" office:value="29373" table:style-name="ce9">
            <text:p>29,373<text:s/></text:p>
          </table:table-cell>
          <table:table-cell office:value-type="float" office:value="30460" table:style-name="ce9">
            <text:p>30,460<text:s/></text:p>
          </table:table-cell>
          <table:table-cell office:value-type="float" office:value="34163" table:style-name="ce9">
            <text:p>34,163<text:s/></text:p>
          </table:table-cell>
          <table:table-cell office:value-type="float" office:value="28989" table:style-name="ce9">
            <text:p>28,989<text:s/></text:p>
          </table:table-cell>
          <table:table-cell office:value-type="float" office:value="24948" table:style-name="ce9">
            <text:p>24,948<text:s/></text:p>
          </table:table-cell>
          <table:table-cell office:value-type="float" office:value="28343" table:style-name="ce9">
            <text:p>28,343<text:s/></text:p>
          </table:table-cell>
          <table:table-cell office:value-type="float" office:value="29510" table:style-name="ce9">
            <text:p>29,510<text:s/></text:p>
          </table:table-cell>
          <table:table-cell office:value-type="float" office:value="29275" table:style-name="ce9">
            <text:p>29,275<text:s/></text:p>
          </table:table-cell>
          <table:table-cell office:value-type="float" office:value="28494" table:style-name="ce9">
            <text:p>28,494<text:s/></text:p>
          </table:table-cell>
          <table:table-cell office:value-type="float" office:value="32214" table:style-name="ce9">
            <text:p>32,214<text:s/></text:p>
          </table:table-cell>
          <table:table-cell office:value-type="float" office:value="29247" table:style-name="ce9">
            <text:p>29,247<text:s/></text:p>
          </table:table-cell>
          <table:table-cell office:value-type="float" office:value="25301" table:style-name="ce9">
            <text:p>25,301<text:s/></text:p>
          </table:table-cell>
          <table:table-cell office:value-type="float" office:value="30515" table:style-name="ce9">
            <text:p>30,515<text:s/></text:p>
          </table:table-cell>
          <table:table-cell office:value-type="float" office:value="31370" table:style-name="ce9">
            <text:p>31,370<text:s/></text:p>
          </table:table-cell>
          <table:table-cell office:value-type="float" office:value="31073" table:style-name="ce9">
            <text:p>31,073<text:s/></text:p>
          </table:table-cell>
          <table:table-cell office:value-type="float" office:value="30178" table:style-name="ce9">
            <text:p>30,178<text:s/></text:p>
          </table:table-cell>
          <table:table-cell office:value-type="float" office:value="33488" table:style-name="ce9">
            <text:p>33,488<text:s/></text:p>
          </table:table-cell>
          <table:table-cell office:value-type="float" office:value="32418" table:style-name="ce9">
            <text:p>32,418<text:s/></text:p>
          </table:table-cell>
          <table:table-cell office:value-type="float" office:value="36335" table:style-name="ce9">
            <text:p>36,335<text:s/></text:p>
          </table:table-cell>
          <table:table-cell office:value-type="float" office:value="926102" table:formula="msoxl:=SUM(B48:AF48)" table:style-name="ce2">
            <text:p>926,102<text:s/></text:p>
          </table:table-cell>
          <table:table-cell table:number-columns-repeated="87" table:style-name="ce2"/>
          <table:table-cell table:number-columns-repeated="16264" table:style-name="ce1"/>
        </table:table-row>
        <table:table-row table:style-name="ro1">
          <table:table-cell office:value-type="string" table:style-name="ce8">
            <text:p>士林</text:p>
          </table:table-cell>
          <table:table-cell office:value-type="float" office:value="31908" table:style-name="ce9">
            <text:p>31,908<text:s/></text:p>
          </table:table-cell>
          <table:table-cell office:value-type="float" office:value="31503" table:style-name="ce9">
            <text:p>31,503<text:s/></text:p>
          </table:table-cell>
          <table:table-cell office:value-type="float" office:value="29605" table:style-name="ce9">
            <text:p>29,605<text:s/></text:p>
          </table:table-cell>
          <table:table-cell office:value-type="float" office:value="26693" table:style-name="ce9">
            <text:p>26,693<text:s/></text:p>
          </table:table-cell>
          <table:table-cell office:value-type="float" office:value="30044" table:style-name="ce9">
            <text:p>30,044<text:s/></text:p>
          </table:table-cell>
          <table:table-cell office:value-type="float" office:value="29591" table:style-name="ce9">
            <text:p>29,591<text:s/></text:p>
          </table:table-cell>
          <table:table-cell office:value-type="float" office:value="36011" table:style-name="ce9">
            <text:p>36,011<text:s/></text:p>
          </table:table-cell>
          <table:table-cell office:value-type="float" office:value="36675" table:style-name="ce9">
            <text:p>36,675<text:s/></text:p>
          </table:table-cell>
          <table:table-cell office:value-type="float" office:value="35061" table:style-name="ce9">
            <text:p>35,061<text:s/></text:p>
          </table:table-cell>
          <table:table-cell office:value-type="float" office:value="31979" table:style-name="ce9">
            <text:p>31,979<text:s/></text:p>
          </table:table-cell>
          <table:table-cell office:value-type="float" office:value="28249" table:style-name="ce9">
            <text:p>28,249<text:s/></text:p>
          </table:table-cell>
          <table:table-cell office:value-type="float" office:value="29508" table:style-name="ce9">
            <text:p>29,508<text:s/></text:p>
          </table:table-cell>
          <table:table-cell office:value-type="float" office:value="29919" table:style-name="ce9">
            <text:p>29,919<text:s/></text:p>
          </table:table-cell>
          <table:table-cell office:value-type="float" office:value="30700" table:style-name="ce9">
            <text:p>30,700<text:s/></text:p>
          </table:table-cell>
          <table:table-cell office:value-type="float" office:value="32500" table:style-name="ce9">
            <text:p>32,500<text:s/></text:p>
          </table:table-cell>
          <table:table-cell office:value-type="float" office:value="28273" table:style-name="ce9">
            <text:p>28,273<text:s/></text:p>
          </table:table-cell>
          <table:table-cell office:value-type="float" office:value="23720" table:style-name="ce9">
            <text:p>23,720<text:s/></text:p>
          </table:table-cell>
          <table:table-cell office:value-type="float" office:value="27929" table:style-name="ce9">
            <text:p>27,929<text:s/></text:p>
          </table:table-cell>
          <table:table-cell office:value-type="float" office:value="28647" table:style-name="ce9">
            <text:p>28,647<text:s/></text:p>
          </table:table-cell>
          <table:table-cell office:value-type="float" office:value="29185" table:style-name="ce9">
            <text:p>29,185<text:s/></text:p>
          </table:table-cell>
          <table:table-cell office:value-type="float" office:value="28859" table:style-name="ce9">
            <text:p>28,859<text:s/></text:p>
          </table:table-cell>
          <table:table-cell office:value-type="float" office:value="29794" table:style-name="ce9">
            <text:p>29,794<text:s/></text:p>
          </table:table-cell>
          <table:table-cell office:value-type="float" office:value="27690" table:style-name="ce9">
            <text:p>27,690<text:s/></text:p>
          </table:table-cell>
          <table:table-cell office:value-type="float" office:value="23171" table:style-name="ce9">
            <text:p>23,171<text:s/></text:p>
          </table:table-cell>
          <table:table-cell office:value-type="float" office:value="26355" table:style-name="ce9">
            <text:p>26,355<text:s/></text:p>
          </table:table-cell>
          <table:table-cell office:value-type="float" office:value="30818" table:style-name="ce9">
            <text:p>30,818<text:s/></text:p>
          </table:table-cell>
          <table:table-cell office:value-type="float" office:value="30483" table:style-name="ce9">
            <text:p>30,483<text:s/></text:p>
          </table:table-cell>
          <table:table-cell office:value-type="float" office:value="29836" table:style-name="ce9">
            <text:p>29,836<text:s/></text:p>
          </table:table-cell>
          <table:table-cell office:value-type="float" office:value="31806" table:style-name="ce9">
            <text:p>31,806<text:s/></text:p>
          </table:table-cell>
          <table:table-cell office:value-type="float" office:value="27088" table:style-name="ce9">
            <text:p>27,088<text:s/></text:p>
          </table:table-cell>
          <table:table-cell office:value-type="float" office:value="29708" table:style-name="ce9">
            <text:p>29,708<text:s/></text:p>
          </table:table-cell>
          <table:table-cell office:value-type="float" office:value="923308" table:formula="msoxl:=SUM(B49:AF49)" table:style-name="ce2">
            <text:p>923,308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芝山</text:p>
          </table:table-cell>
          <table:table-cell office:value-type="float" office:value="27939" table:style-name="ce9">
            <text:p>27,939<text:s/></text:p>
          </table:table-cell>
          <table:table-cell office:value-type="float" office:value="22960" table:style-name="ce9">
            <text:p>22,960<text:s/></text:p>
          </table:table-cell>
          <table:table-cell office:value-type="float" office:value="21678" table:style-name="ce9">
            <text:p>21,678<text:s/></text:p>
          </table:table-cell>
          <table:table-cell office:value-type="float" office:value="22838" table:style-name="ce9">
            <text:p>22,838<text:s/></text:p>
          </table:table-cell>
          <table:table-cell office:value-type="float" office:value="26038" table:style-name="ce9">
            <text:p>26,038<text:s/></text:p>
          </table:table-cell>
          <table:table-cell office:value-type="float" office:value="24581" table:style-name="ce9">
            <text:p>24,581<text:s/></text:p>
          </table:table-cell>
          <table:table-cell office:value-type="float" office:value="27076" table:style-name="ce9">
            <text:p>27,076<text:s/></text:p>
          </table:table-cell>
          <table:table-cell office:value-type="float" office:value="28122" table:style-name="ce9">
            <text:p>28,122<text:s/></text:p>
          </table:table-cell>
          <table:table-cell office:value-type="float" office:value="24397" table:style-name="ce9">
            <text:p>24,397<text:s/></text:p>
          </table:table-cell>
          <table:table-cell office:value-type="float" office:value="20762" table:style-name="ce9">
            <text:p>20,762<text:s/></text:p>
          </table:table-cell>
          <table:table-cell office:value-type="float" office:value="23145" table:style-name="ce9">
            <text:p>23,145<text:s/></text:p>
          </table:table-cell>
          <table:table-cell office:value-type="float" office:value="23717" table:style-name="ce9">
            <text:p>23,717<text:s/></text:p>
          </table:table-cell>
          <table:table-cell office:value-type="float" office:value="24747" table:style-name="ce9">
            <text:p>24,747<text:s/></text:p>
          </table:table-cell>
          <table:table-cell office:value-type="float" office:value="24246" table:style-name="ce9">
            <text:p>24,246<text:s/></text:p>
          </table:table-cell>
          <table:table-cell office:value-type="float" office:value="26402" table:style-name="ce9">
            <text:p>26,402<text:s/></text:p>
          </table:table-cell>
          <table:table-cell office:value-type="float" office:value="21558" table:style-name="ce9">
            <text:p>21,558<text:s/></text:p>
          </table:table-cell>
          <table:table-cell office:value-type="float" office:value="17191" table:style-name="ce9">
            <text:p>17,191<text:s/></text:p>
          </table:table-cell>
          <table:table-cell office:value-type="float" office:value="23043" table:style-name="ce9">
            <text:p>23,043<text:s/></text:p>
          </table:table-cell>
          <table:table-cell office:value-type="float" office:value="23850" table:style-name="ce9">
            <text:p>23,850<text:s/></text:p>
          </table:table-cell>
          <table:table-cell office:value-type="float" office:value="24123" table:style-name="ce9">
            <text:p>24,123<text:s/></text:p>
          </table:table-cell>
          <table:table-cell office:value-type="float" office:value="23768" table:style-name="ce9">
            <text:p>23,768<text:s/></text:p>
          </table:table-cell>
          <table:table-cell office:value-type="float" office:value="25788" table:style-name="ce9">
            <text:p>25,788<text:s/></text:p>
          </table:table-cell>
          <table:table-cell office:value-type="float" office:value="21143" table:style-name="ce9">
            <text:p>21,143<text:s/></text:p>
          </table:table-cell>
          <table:table-cell office:value-type="float" office:value="17806" table:style-name="ce9">
            <text:p>17,806<text:s/></text:p>
          </table:table-cell>
          <table:table-cell office:value-type="float" office:value="23235" table:style-name="ce9">
            <text:p>23,235<text:s/></text:p>
          </table:table-cell>
          <table:table-cell office:value-type="float" office:value="24244" table:style-name="ce9">
            <text:p>24,244<text:s/></text:p>
          </table:table-cell>
          <table:table-cell office:value-type="float" office:value="24056" table:style-name="ce9">
            <text:p>24,056<text:s/></text:p>
          </table:table-cell>
          <table:table-cell office:value-type="float" office:value="23937" table:style-name="ce9">
            <text:p>23,937<text:s/></text:p>
          </table:table-cell>
          <table:table-cell office:value-type="float" office:value="25644" table:style-name="ce9">
            <text:p>25,644<text:s/></text:p>
          </table:table-cell>
          <table:table-cell office:value-type="float" office:value="20255" table:style-name="ce9">
            <text:p>20,255<text:s/></text:p>
          </table:table-cell>
          <table:table-cell office:value-type="float" office:value="22193" table:style-name="ce9">
            <text:p>22,193<text:s/></text:p>
          </table:table-cell>
          <table:table-cell office:value-type="float" office:value="730482" table:formula="msoxl:=SUM(B50:AF50)" table:style-name="ce2">
            <text:p>730,482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明德</text:p>
          </table:table-cell>
          <table:table-cell office:value-type="float" office:value="13592" table:style-name="ce9">
            <text:p>13,592<text:s/></text:p>
          </table:table-cell>
          <table:table-cell office:value-type="float" office:value="9260" table:style-name="ce9">
            <text:p>9,260<text:s/></text:p>
          </table:table-cell>
          <table:table-cell office:value-type="float" office:value="7855" table:style-name="ce9">
            <text:p>7,855<text:s/></text:p>
          </table:table-cell>
          <table:table-cell office:value-type="float" office:value="12700" table:style-name="ce9">
            <text:p>12,700<text:s/></text:p>
          </table:table-cell>
          <table:table-cell office:value-type="float" office:value="13505" table:style-name="ce9">
            <text:p>13,505<text:s/></text:p>
          </table:table-cell>
          <table:table-cell office:value-type="float" office:value="13364" table:style-name="ce9">
            <text:p>13,364<text:s/></text:p>
          </table:table-cell>
          <table:table-cell office:value-type="float" office:value="13595" table:style-name="ce9">
            <text:p>13,595<text:s/></text:p>
          </table:table-cell>
          <table:table-cell office:value-type="float" office:value="13831" table:style-name="ce9">
            <text:p>13,831<text:s/></text:p>
          </table:table-cell>
          <table:table-cell office:value-type="float" office:value="9882" table:style-name="ce9">
            <text:p>9,882<text:s/></text:p>
          </table:table-cell>
          <table:table-cell office:value-type="float" office:value="7928" table:style-name="ce9">
            <text:p>7,928<text:s/></text:p>
          </table:table-cell>
          <table:table-cell office:value-type="float" office:value="13051" table:style-name="ce9">
            <text:p>13,051<text:s/></text:p>
          </table:table-cell>
          <table:table-cell office:value-type="float" office:value="13379" table:style-name="ce9">
            <text:p>13,379<text:s/></text:p>
          </table:table-cell>
          <table:table-cell office:value-type="float" office:value="13457" table:style-name="ce9">
            <text:p>13,457<text:s/></text:p>
          </table:table-cell>
          <table:table-cell office:value-type="float" office:value="13505" table:style-name="ce9">
            <text:p>13,505<text:s/></text:p>
          </table:table-cell>
          <table:table-cell office:value-type="float" office:value="14016" table:style-name="ce9">
            <text:p>14,016<text:s/></text:p>
          </table:table-cell>
          <table:table-cell office:value-type="float" office:value="9327" table:style-name="ce9">
            <text:p>9,327<text:s/></text:p>
          </table:table-cell>
          <table:table-cell office:value-type="float" office:value="7470" table:style-name="ce9">
            <text:p>7,470<text:s/></text:p>
          </table:table-cell>
          <table:table-cell office:value-type="float" office:value="13627" table:style-name="ce9">
            <text:p>13,627<text:s/></text:p>
          </table:table-cell>
          <table:table-cell office:value-type="float" office:value="13597" table:style-name="ce9">
            <text:p>13,597<text:s/></text:p>
          </table:table-cell>
          <table:table-cell office:value-type="float" office:value="13308" table:style-name="ce9">
            <text:p>13,308<text:s/></text:p>
          </table:table-cell>
          <table:table-cell office:value-type="float" office:value="13126" table:style-name="ce9">
            <text:p>13,126<text:s/></text:p>
          </table:table-cell>
          <table:table-cell office:value-type="float" office:value="13168" table:style-name="ce9">
            <text:p>13,168<text:s/></text:p>
          </table:table-cell>
          <table:table-cell office:value-type="float" office:value="9347" table:style-name="ce9">
            <text:p>9,347<text:s/></text:p>
          </table:table-cell>
          <table:table-cell office:value-type="float" office:value="7279" table:style-name="ce9">
            <text:p>7,279<text:s/></text:p>
          </table:table-cell>
          <table:table-cell office:value-type="float" office:value="13186" table:style-name="ce9">
            <text:p>13,186<text:s/></text:p>
          </table:table-cell>
          <table:table-cell office:value-type="float" office:value="13492" table:style-name="ce9">
            <text:p>13,492<text:s/></text:p>
          </table:table-cell>
          <table:table-cell office:value-type="float" office:value="13592" table:style-name="ce9">
            <text:p>13,592<text:s/></text:p>
          </table:table-cell>
          <table:table-cell office:value-type="float" office:value="13291" table:style-name="ce9">
            <text:p>13,291<text:s/></text:p>
          </table:table-cell>
          <table:table-cell office:value-type="float" office:value="13530" table:style-name="ce9">
            <text:p>13,530<text:s/></text:p>
          </table:table-cell>
          <table:table-cell office:value-type="float" office:value="8931" table:style-name="ce9">
            <text:p>8,931<text:s/></text:p>
          </table:table-cell>
          <table:table-cell office:value-type="float" office:value="8367" table:style-name="ce9">
            <text:p>8,367<text:s/></text:p>
          </table:table-cell>
          <table:table-cell office:value-type="float" office:value="367558" table:formula="msoxl:=SUM(B51:AF51)" table:style-name="ce2">
            <text:p>367,558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石牌</text:p>
          </table:table-cell>
          <table:table-cell office:value-type="float" office:value="32602" table:style-name="ce9">
            <text:p>32,602<text:s/></text:p>
          </table:table-cell>
          <table:table-cell office:value-type="float" office:value="23258" table:style-name="ce9">
            <text:p>23,258<text:s/></text:p>
          </table:table-cell>
          <table:table-cell office:value-type="float" office:value="19898" table:style-name="ce9">
            <text:p>19,898<text:s/></text:p>
          </table:table-cell>
          <table:table-cell office:value-type="float" office:value="30299" table:style-name="ce9">
            <text:p>30,299<text:s/></text:p>
          </table:table-cell>
          <table:table-cell office:value-type="float" office:value="31671" table:style-name="ce9">
            <text:p>31,671<text:s/></text:p>
          </table:table-cell>
          <table:table-cell office:value-type="float" office:value="32094" table:style-name="ce9">
            <text:p>32,094<text:s/></text:p>
          </table:table-cell>
          <table:table-cell office:value-type="float" office:value="32743" table:style-name="ce9">
            <text:p>32,743<text:s/></text:p>
          </table:table-cell>
          <table:table-cell office:value-type="float" office:value="33591" table:style-name="ce9">
            <text:p>33,591<text:s/></text:p>
          </table:table-cell>
          <table:table-cell office:value-type="float" office:value="25140" table:style-name="ce9">
            <text:p>25,140<text:s/></text:p>
          </table:table-cell>
          <table:table-cell office:value-type="float" office:value="21746" table:style-name="ce9">
            <text:p>21,746<text:s/></text:p>
          </table:table-cell>
          <table:table-cell office:value-type="float" office:value="31601" table:style-name="ce9">
            <text:p>31,601<text:s/></text:p>
          </table:table-cell>
          <table:table-cell office:value-type="float" office:value="31987" table:style-name="ce9">
            <text:p>31,987<text:s/></text:p>
          </table:table-cell>
          <table:table-cell office:value-type="float" office:value="32591" table:style-name="ce9">
            <text:p>32,591<text:s/></text:p>
          </table:table-cell>
          <table:table-cell office:value-type="float" office:value="32596" table:style-name="ce9">
            <text:p>32,596<text:s/></text:p>
          </table:table-cell>
          <table:table-cell office:value-type="float" office:value="33561" table:style-name="ce9">
            <text:p>33,561<text:s/></text:p>
          </table:table-cell>
          <table:table-cell office:value-type="float" office:value="23497" table:style-name="ce9">
            <text:p>23,497<text:s/></text:p>
          </table:table-cell>
          <table:table-cell office:value-type="float" office:value="19123" table:style-name="ce9">
            <text:p>19,123<text:s/></text:p>
          </table:table-cell>
          <table:table-cell office:value-type="float" office:value="32081" table:style-name="ce9">
            <text:p>32,081<text:s/></text:p>
          </table:table-cell>
          <table:table-cell office:value-type="float" office:value="32222" table:style-name="ce9">
            <text:p>32,222<text:s/></text:p>
          </table:table-cell>
          <table:table-cell office:value-type="float" office:value="32468" table:style-name="ce9">
            <text:p>32,468<text:s/></text:p>
          </table:table-cell>
          <table:table-cell office:value-type="float" office:value="31226" table:style-name="ce9">
            <text:p>31,226<text:s/></text:p>
          </table:table-cell>
          <table:table-cell office:value-type="float" office:value="31786" table:style-name="ce9">
            <text:p>31,786<text:s/></text:p>
          </table:table-cell>
          <table:table-cell office:value-type="float" office:value="22952" table:style-name="ce9">
            <text:p>22,952<text:s/></text:p>
          </table:table-cell>
          <table:table-cell office:value-type="float" office:value="18381" table:style-name="ce9">
            <text:p>18,381<text:s/></text:p>
          </table:table-cell>
          <table:table-cell office:value-type="float" office:value="31994" table:style-name="ce9">
            <text:p>31,994<text:s/></text:p>
          </table:table-cell>
          <table:table-cell office:value-type="float" office:value="32240" table:style-name="ce9">
            <text:p>32,240<text:s/></text:p>
          </table:table-cell>
          <table:table-cell office:value-type="float" office:value="32468" table:style-name="ce9">
            <text:p>32,468<text:s/></text:p>
          </table:table-cell>
          <table:table-cell office:value-type="float" office:value="31657" table:style-name="ce9">
            <text:p>31,657<text:s/></text:p>
          </table:table-cell>
          <table:table-cell office:value-type="float" office:value="32133" table:style-name="ce9">
            <text:p>32,133<text:s/></text:p>
          </table:table-cell>
          <table:table-cell office:value-type="float" office:value="21057" table:style-name="ce9">
            <text:p>21,057<text:s/></text:p>
          </table:table-cell>
          <table:table-cell office:value-type="float" office:value="21512" table:style-name="ce9">
            <text:p>21,512<text:s/></text:p>
          </table:table-cell>
          <table:table-cell office:value-type="float" office:value="892175" table:formula="msoxl:=SUM(B52:AF52)" table:style-name="ce2">
            <text:p>892,175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唭哩岸</text:p>
          </table:table-cell>
          <table:table-cell office:value-type="float" office:value="7118" table:style-name="ce9">
            <text:p>7,118<text:s/></text:p>
          </table:table-cell>
          <table:table-cell office:value-type="float" office:value="6504" table:style-name="ce9">
            <text:p>6,504<text:s/></text:p>
          </table:table-cell>
          <table:table-cell office:value-type="float" office:value="5587" table:style-name="ce9">
            <text:p>5,587<text:s/></text:p>
          </table:table-cell>
          <table:table-cell office:value-type="float" office:value="6554" table:style-name="ce9">
            <text:p>6,554<text:s/></text:p>
          </table:table-cell>
          <table:table-cell office:value-type="float" office:value="7052" table:style-name="ce9">
            <text:p>7,052<text:s/></text:p>
          </table:table-cell>
          <table:table-cell office:value-type="float" office:value="6959" table:style-name="ce9">
            <text:p>6,959<text:s/></text:p>
          </table:table-cell>
          <table:table-cell office:value-type="float" office:value="7186" table:style-name="ce9">
            <text:p>7,186<text:s/></text:p>
          </table:table-cell>
          <table:table-cell office:value-type="float" office:value="7399" table:style-name="ce9">
            <text:p>7,399<text:s/></text:p>
          </table:table-cell>
          <table:table-cell office:value-type="float" office:value="7135" table:style-name="ce9">
            <text:p>7,135<text:s/></text:p>
          </table:table-cell>
          <table:table-cell office:value-type="float" office:value="5683" table:style-name="ce9">
            <text:p>5,683<text:s/></text:p>
          </table:table-cell>
          <table:table-cell office:value-type="float" office:value="6574" table:style-name="ce9">
            <text:p>6,574<text:s/></text:p>
          </table:table-cell>
          <table:table-cell office:value-type="float" office:value="6896" table:style-name="ce9">
            <text:p>6,896<text:s/></text:p>
          </table:table-cell>
          <table:table-cell office:value-type="float" office:value="7003" table:style-name="ce9">
            <text:p>7,003<text:s/></text:p>
          </table:table-cell>
          <table:table-cell office:value-type="float" office:value="7047" table:style-name="ce9">
            <text:p>7,047<text:s/></text:p>
          </table:table-cell>
          <table:table-cell office:value-type="float" office:value="7348" table:style-name="ce9">
            <text:p>7,348<text:s/></text:p>
          </table:table-cell>
          <table:table-cell office:value-type="float" office:value="6279" table:style-name="ce9">
            <text:p>6,279<text:s/></text:p>
          </table:table-cell>
          <table:table-cell office:value-type="float" office:value="5276" table:style-name="ce9">
            <text:p>5,276<text:s/></text:p>
          </table:table-cell>
          <table:table-cell office:value-type="float" office:value="6672" table:style-name="ce9">
            <text:p>6,672<text:s/></text:p>
          </table:table-cell>
          <table:table-cell office:value-type="float" office:value="6858" table:style-name="ce9">
            <text:p>6,858<text:s/></text:p>
          </table:table-cell>
          <table:table-cell office:value-type="float" office:value="7035" table:style-name="ce9">
            <text:p>7,035<text:s/></text:p>
          </table:table-cell>
          <table:table-cell office:value-type="float" office:value="6866" table:style-name="ce9">
            <text:p>6,866<text:s/></text:p>
          </table:table-cell>
          <table:table-cell office:value-type="float" office:value="7366" table:style-name="ce9">
            <text:p>7,366<text:s/></text:p>
          </table:table-cell>
          <table:table-cell office:value-type="float" office:value="6536" table:style-name="ce9">
            <text:p>6,536<text:s/></text:p>
          </table:table-cell>
          <table:table-cell office:value-type="float" office:value="5358" table:style-name="ce9">
            <text:p>5,358<text:s/></text:p>
          </table:table-cell>
          <table:table-cell office:value-type="float" office:value="6779" table:style-name="ce9">
            <text:p>6,779<text:s/></text:p>
          </table:table-cell>
          <table:table-cell office:value-type="float" office:value="6922" table:style-name="ce9">
            <text:p>6,922<text:s/></text:p>
          </table:table-cell>
          <table:table-cell office:value-type="float" office:value="7238" table:style-name="ce9">
            <text:p>7,238<text:s/></text:p>
          </table:table-cell>
          <table:table-cell office:value-type="float" office:value="6927" table:style-name="ce9">
            <text:p>6,927<text:s/></text:p>
          </table:table-cell>
          <table:table-cell office:value-type="float" office:value="7440" table:style-name="ce9">
            <text:p>7,440<text:s/></text:p>
          </table:table-cell>
          <table:table-cell office:value-type="float" office:value="6173" table:style-name="ce9">
            <text:p>6,173<text:s/></text:p>
          </table:table-cell>
          <table:table-cell office:value-type="float" office:value="6648" table:style-name="ce9">
            <text:p>6,648<text:s/></text:p>
          </table:table-cell>
          <table:table-cell office:value-type="float" office:value="208418" table:formula="msoxl:=SUM(B53:AF53)" table:style-name="ce2">
            <text:p>208,418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奇岩</text:p>
          </table:table-cell>
          <table:table-cell office:value-type="float" office:value="8934" table:style-name="ce9">
            <text:p>8,934<text:s/></text:p>
          </table:table-cell>
          <table:table-cell office:value-type="float" office:value="5875" table:style-name="ce9">
            <text:p>5,875<text:s/></text:p>
          </table:table-cell>
          <table:table-cell office:value-type="float" office:value="4922" table:style-name="ce9">
            <text:p>4,922<text:s/></text:p>
          </table:table-cell>
          <table:table-cell office:value-type="float" office:value="7944" table:style-name="ce9">
            <text:p>7,944<text:s/></text:p>
          </table:table-cell>
          <table:table-cell office:value-type="float" office:value="8598" table:style-name="ce9">
            <text:p>8,598<text:s/></text:p>
          </table:table-cell>
          <table:table-cell office:value-type="float" office:value="8467" table:style-name="ce9">
            <text:p>8,467<text:s/></text:p>
          </table:table-cell>
          <table:table-cell office:value-type="float" office:value="8621" table:style-name="ce9">
            <text:p>8,621<text:s/></text:p>
          </table:table-cell>
          <table:table-cell office:value-type="float" office:value="8936" table:style-name="ce9">
            <text:p>8,936<text:s/></text:p>
          </table:table-cell>
          <table:table-cell office:value-type="float" office:value="6684" table:style-name="ce9">
            <text:p>6,684<text:s/></text:p>
          </table:table-cell>
          <table:table-cell office:value-type="float" office:value="5204" table:style-name="ce9">
            <text:p>5,204<text:s/></text:p>
          </table:table-cell>
          <table:table-cell office:value-type="float" office:value="8138" table:style-name="ce9">
            <text:p>8,138<text:s/></text:p>
          </table:table-cell>
          <table:table-cell office:value-type="float" office:value="8429" table:style-name="ce9">
            <text:p>8,429<text:s/></text:p>
          </table:table-cell>
          <table:table-cell office:value-type="float" office:value="8587" table:style-name="ce9">
            <text:p>8,587<text:s/></text:p>
          </table:table-cell>
          <table:table-cell office:value-type="float" office:value="8391" table:style-name="ce9">
            <text:p>8,391<text:s/></text:p>
          </table:table-cell>
          <table:table-cell office:value-type="float" office:value="8887" table:style-name="ce9">
            <text:p>8,887<text:s/></text:p>
          </table:table-cell>
          <table:table-cell office:value-type="float" office:value="6162" table:style-name="ce9">
            <text:p>6,162<text:s/></text:p>
          </table:table-cell>
          <table:table-cell office:value-type="float" office:value="4704" table:style-name="ce9">
            <text:p>4,704<text:s/></text:p>
          </table:table-cell>
          <table:table-cell office:value-type="float" office:value="8298" table:style-name="ce9">
            <text:p>8,298<text:s/></text:p>
          </table:table-cell>
          <table:table-cell office:value-type="float" office:value="8513" table:style-name="ce9">
            <text:p>8,513<text:s/></text:p>
          </table:table-cell>
          <table:table-cell office:value-type="float" office:value="8499" table:style-name="ce9">
            <text:p>8,499<text:s/></text:p>
          </table:table-cell>
          <table:table-cell office:value-type="float" office:value="8383" table:style-name="ce9">
            <text:p>8,383<text:s/></text:p>
          </table:table-cell>
          <table:table-cell office:value-type="float" office:value="8673" table:style-name="ce9">
            <text:p>8,673<text:s/></text:p>
          </table:table-cell>
          <table:table-cell office:value-type="float" office:value="6213" table:style-name="ce9">
            <text:p>6,213<text:s/></text:p>
          </table:table-cell>
          <table:table-cell office:value-type="float" office:value="4975" table:style-name="ce9">
            <text:p>4,975<text:s/></text:p>
          </table:table-cell>
          <table:table-cell office:value-type="float" office:value="8377" table:style-name="ce9">
            <text:p>8,377<text:s/></text:p>
          </table:table-cell>
          <table:table-cell office:value-type="float" office:value="8591" table:style-name="ce9">
            <text:p>8,591<text:s/></text:p>
          </table:table-cell>
          <table:table-cell office:value-type="float" office:value="9081" table:style-name="ce9">
            <text:p>9,081<text:s/></text:p>
          </table:table-cell>
          <table:table-cell office:value-type="float" office:value="8542" table:style-name="ce9">
            <text:p>8,542<text:s/></text:p>
          </table:table-cell>
          <table:table-cell office:value-type="float" office:value="8677" table:style-name="ce9">
            <text:p>8,677<text:s/></text:p>
          </table:table-cell>
          <table:table-cell office:value-type="float" office:value="5616" table:style-name="ce9">
            <text:p>5,616<text:s/></text:p>
          </table:table-cell>
          <table:table-cell office:value-type="float" office:value="7410" table:style-name="ce9">
            <text:p>7,410<text:s/></text:p>
          </table:table-cell>
          <table:table-cell office:value-type="float" office:value="237331" table:formula="msoxl:=SUM(B54:AF54)" table:style-name="ce2">
            <text:p>237,331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北投</text:p>
          </table:table-cell>
          <table:table-cell office:value-type="float" office:value="20854" table:style-name="ce9">
            <text:p>20,854<text:s/></text:p>
          </table:table-cell>
          <table:table-cell office:value-type="float" office:value="17124" table:style-name="ce9">
            <text:p>17,124<text:s/></text:p>
          </table:table-cell>
          <table:table-cell office:value-type="float" office:value="15942" table:style-name="ce9">
            <text:p>15,942<text:s/></text:p>
          </table:table-cell>
          <table:table-cell office:value-type="float" office:value="17983" table:style-name="ce9">
            <text:p>17,983<text:s/></text:p>
          </table:table-cell>
          <table:table-cell office:value-type="float" office:value="19855" table:style-name="ce9">
            <text:p>19,855<text:s/></text:p>
          </table:table-cell>
          <table:table-cell office:value-type="float" office:value="19811" table:style-name="ce9">
            <text:p>19,811<text:s/></text:p>
          </table:table-cell>
          <table:table-cell office:value-type="float" office:value="20817" table:style-name="ce9">
            <text:p>20,817<text:s/></text:p>
          </table:table-cell>
          <table:table-cell office:value-type="float" office:value="22295" table:style-name="ce9">
            <text:p>22,295<text:s/></text:p>
          </table:table-cell>
          <table:table-cell office:value-type="float" office:value="18834" table:style-name="ce9">
            <text:p>18,834<text:s/></text:p>
          </table:table-cell>
          <table:table-cell office:value-type="float" office:value="16574" table:style-name="ce9">
            <text:p>16,574<text:s/></text:p>
          </table:table-cell>
          <table:table-cell office:value-type="float" office:value="19434" table:style-name="ce9">
            <text:p>19,434<text:s/></text:p>
          </table:table-cell>
          <table:table-cell office:value-type="float" office:value="20463" table:style-name="ce9">
            <text:p>20,463<text:s/></text:p>
          </table:table-cell>
          <table:table-cell office:value-type="float" office:value="20707" table:style-name="ce9">
            <text:p>20,707<text:s/></text:p>
          </table:table-cell>
          <table:table-cell office:value-type="float" office:value="20831" table:style-name="ce9">
            <text:p>20,831<text:s/></text:p>
          </table:table-cell>
          <table:table-cell office:value-type="float" office:value="21712" table:style-name="ce9">
            <text:p>21,712<text:s/></text:p>
          </table:table-cell>
          <table:table-cell office:value-type="float" office:value="17230" table:style-name="ce9">
            <text:p>17,230<text:s/></text:p>
          </table:table-cell>
          <table:table-cell office:value-type="float" office:value="15399" table:style-name="ce9">
            <text:p>15,399<text:s/></text:p>
          </table:table-cell>
          <table:table-cell office:value-type="float" office:value="19950" table:style-name="ce9">
            <text:p>19,950<text:s/></text:p>
          </table:table-cell>
          <table:table-cell office:value-type="float" office:value="20441" table:style-name="ce9">
            <text:p>20,441<text:s/></text:p>
          </table:table-cell>
          <table:table-cell office:value-type="float" office:value="20531" table:style-name="ce9">
            <text:p>20,531<text:s/></text:p>
          </table:table-cell>
          <table:table-cell office:value-type="float" office:value="19754" table:style-name="ce9">
            <text:p>19,754<text:s/></text:p>
          </table:table-cell>
          <table:table-cell office:value-type="float" office:value="21024" table:style-name="ce9">
            <text:p>21,024<text:s/></text:p>
          </table:table-cell>
          <table:table-cell office:value-type="float" office:value="17613" table:style-name="ce9">
            <text:p>17,613<text:s/></text:p>
          </table:table-cell>
          <table:table-cell office:value-type="float" office:value="14966" table:style-name="ce9">
            <text:p>14,966<text:s/></text:p>
          </table:table-cell>
          <table:table-cell office:value-type="float" office:value="19943" table:style-name="ce9">
            <text:p>19,943<text:s/></text:p>
          </table:table-cell>
          <table:table-cell office:value-type="float" office:value="20767" table:style-name="ce9">
            <text:p>20,767<text:s/></text:p>
          </table:table-cell>
          <table:table-cell office:value-type="float" office:value="21208" table:style-name="ce9">
            <text:p>21,208<text:s/></text:p>
          </table:table-cell>
          <table:table-cell office:value-type="float" office:value="20327" table:style-name="ce9">
            <text:p>20,327<text:s/></text:p>
          </table:table-cell>
          <table:table-cell office:value-type="float" office:value="21848" table:style-name="ce9">
            <text:p>21,848<text:s/></text:p>
          </table:table-cell>
          <table:table-cell office:value-type="float" office:value="17483" table:style-name="ce9">
            <text:p>17,483<text:s/></text:p>
          </table:table-cell>
          <table:table-cell office:value-type="float" office:value="18492" table:style-name="ce9">
            <text:p>18,492<text:s/></text:p>
          </table:table-cell>
          <table:table-cell office:value-type="float" office:value="600212" table:formula="msoxl:=SUM(B55:AF55)" table:style-name="ce2">
            <text:p>600,212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新北投</text:p>
          </table:table-cell>
          <table:table-cell office:value-type="float" office:value="6633" table:style-name="ce9">
            <text:p>6,633<text:s/></text:p>
          </table:table-cell>
          <table:table-cell office:value-type="float" office:value="7715" table:style-name="ce9">
            <text:p>7,715<text:s/></text:p>
          </table:table-cell>
          <table:table-cell office:value-type="float" office:value="7358" table:style-name="ce9">
            <text:p>7,358<text:s/></text:p>
          </table:table-cell>
          <table:table-cell office:value-type="float" office:value="5129" table:style-name="ce9">
            <text:p>5,129<text:s/></text:p>
          </table:table-cell>
          <table:table-cell office:value-type="float" office:value="6137" table:style-name="ce9">
            <text:p>6,137<text:s/></text:p>
          </table:table-cell>
          <table:table-cell office:value-type="float" office:value="5916" table:style-name="ce9">
            <text:p>5,916<text:s/></text:p>
          </table:table-cell>
          <table:table-cell office:value-type="float" office:value="6645" table:style-name="ce9">
            <text:p>6,645<text:s/></text:p>
          </table:table-cell>
          <table:table-cell office:value-type="float" office:value="7335" table:style-name="ce9">
            <text:p>7,335<text:s/></text:p>
          </table:table-cell>
          <table:table-cell office:value-type="float" office:value="8012" table:style-name="ce9">
            <text:p>8,012<text:s/></text:p>
          </table:table-cell>
          <table:table-cell office:value-type="float" office:value="6796" table:style-name="ce9">
            <text:p>6,796<text:s/></text:p>
          </table:table-cell>
          <table:table-cell office:value-type="float" office:value="5384" table:style-name="ce9">
            <text:p>5,384<text:s/></text:p>
          </table:table-cell>
          <table:table-cell office:value-type="float" office:value="6061" table:style-name="ce9">
            <text:p>6,061<text:s/></text:p>
          </table:table-cell>
          <table:table-cell office:value-type="float" office:value="6140" table:style-name="ce9">
            <text:p>6,140<text:s/></text:p>
          </table:table-cell>
          <table:table-cell office:value-type="float" office:value="6220" table:style-name="ce9">
            <text:p>6,220<text:s/></text:p>
          </table:table-cell>
          <table:table-cell office:value-type="float" office:value="6823" table:style-name="ce9">
            <text:p>6,823<text:s/></text:p>
          </table:table-cell>
          <table:table-cell office:value-type="float" office:value="7614" table:style-name="ce9">
            <text:p>7,614<text:s/></text:p>
          </table:table-cell>
          <table:table-cell office:value-type="float" office:value="6946" table:style-name="ce9">
            <text:p>6,946<text:s/></text:p>
          </table:table-cell>
          <table:table-cell office:value-type="float" office:value="5886" table:style-name="ce9">
            <text:p>5,886<text:s/></text:p>
          </table:table-cell>
          <table:table-cell office:value-type="float" office:value="6443" table:style-name="ce9">
            <text:p>6,443<text:s/></text:p>
          </table:table-cell>
          <table:table-cell office:value-type="float" office:value="6181" table:style-name="ce9">
            <text:p>6,181<text:s/></text:p>
          </table:table-cell>
          <table:table-cell office:value-type="float" office:value="6566" table:style-name="ce9">
            <text:p>6,566<text:s/></text:p>
          </table:table-cell>
          <table:table-cell office:value-type="float" office:value="7035" table:style-name="ce9">
            <text:p>7,035<text:s/></text:p>
          </table:table-cell>
          <table:table-cell office:value-type="float" office:value="8102" table:style-name="ce9">
            <text:p>8,102<text:s/></text:p>
          </table:table-cell>
          <table:table-cell office:value-type="float" office:value="7183" table:style-name="ce9">
            <text:p>7,183<text:s/></text:p>
          </table:table-cell>
          <table:table-cell office:value-type="float" office:value="6700" table:style-name="ce9">
            <text:p>6,700<text:s/></text:p>
          </table:table-cell>
          <table:table-cell office:value-type="float" office:value="7143" table:style-name="ce9">
            <text:p>7,143<text:s/></text:p>
          </table:table-cell>
          <table:table-cell office:value-type="float" office:value="7064" table:style-name="ce9">
            <text:p>7,064<text:s/></text:p>
          </table:table-cell>
          <table:table-cell office:value-type="float" office:value="6689" table:style-name="ce9">
            <text:p>6,689<text:s/></text:p>
          </table:table-cell>
          <table:table-cell office:value-type="float" office:value="7897" table:style-name="ce9">
            <text:p>7,897<text:s/></text:p>
          </table:table-cell>
          <table:table-cell office:value-type="float" office:value="8053" table:style-name="ce9">
            <text:p>8,053<text:s/></text:p>
          </table:table-cell>
          <table:table-cell office:value-type="float" office:value="8469" table:style-name="ce9">
            <text:p>8,469<text:s/></text:p>
          </table:table-cell>
          <table:table-cell office:value-type="float" office:value="212275" table:formula="msoxl:=SUM(B56:AF56)" table:style-name="ce2">
            <text:p>212,275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復興崗</text:p>
          </table:table-cell>
          <table:table-cell office:value-type="float" office:value="4220" table:style-name="ce9">
            <text:p>4,220<text:s/></text:p>
          </table:table-cell>
          <table:table-cell office:value-type="float" office:value="3528" table:style-name="ce9">
            <text:p>3,528<text:s/></text:p>
          </table:table-cell>
          <table:table-cell office:value-type="float" office:value="3003" table:style-name="ce9">
            <text:p>3,003<text:s/></text:p>
          </table:table-cell>
          <table:table-cell office:value-type="float" office:value="3701" table:style-name="ce9">
            <text:p>3,701<text:s/></text:p>
          </table:table-cell>
          <table:table-cell office:value-type="float" office:value="4089" table:style-name="ce9">
            <text:p>4,089<text:s/></text:p>
          </table:table-cell>
          <table:table-cell office:value-type="float" office:value="4111" table:style-name="ce9">
            <text:p>4,111<text:s/></text:p>
          </table:table-cell>
          <table:table-cell office:value-type="float" office:value="4186" table:style-name="ce9">
            <text:p>4,186<text:s/></text:p>
          </table:table-cell>
          <table:table-cell office:value-type="float" office:value="4449" table:style-name="ce9">
            <text:p>4,449<text:s/></text:p>
          </table:table-cell>
          <table:table-cell office:value-type="float" office:value="3780" table:style-name="ce9">
            <text:p>3,780<text:s/></text:p>
          </table:table-cell>
          <table:table-cell office:value-type="float" office:value="3130" table:style-name="ce9">
            <text:p>3,130<text:s/></text:p>
          </table:table-cell>
          <table:table-cell office:value-type="float" office:value="4013" table:style-name="ce9">
            <text:p>4,013<text:s/></text:p>
          </table:table-cell>
          <table:table-cell office:value-type="float" office:value="3982" table:style-name="ce9">
            <text:p>3,982<text:s/></text:p>
          </table:table-cell>
          <table:table-cell office:value-type="float" office:value="4176" table:style-name="ce9">
            <text:p>4,176<text:s/></text:p>
          </table:table-cell>
          <table:table-cell office:value-type="float" office:value="4039" table:style-name="ce9">
            <text:p>4,039<text:s/></text:p>
          </table:table-cell>
          <table:table-cell office:value-type="float" office:value="4160" table:style-name="ce9">
            <text:p>4,160<text:s/></text:p>
          </table:table-cell>
          <table:table-cell office:value-type="float" office:value="3424" table:style-name="ce9">
            <text:p>3,424<text:s/></text:p>
          </table:table-cell>
          <table:table-cell office:value-type="float" office:value="2817" table:style-name="ce9">
            <text:p>2,817<text:s/></text:p>
          </table:table-cell>
          <table:table-cell office:value-type="float" office:value="3910" table:style-name="ce9">
            <text:p>3,910<text:s/></text:p>
          </table:table-cell>
          <table:table-cell office:value-type="float" office:value="3918" table:style-name="ce9">
            <text:p>3,918<text:s/></text:p>
          </table:table-cell>
          <table:table-cell office:value-type="float" office:value="4011" table:style-name="ce9">
            <text:p>4,011<text:s/></text:p>
          </table:table-cell>
          <table:table-cell office:value-type="float" office:value="4062" table:style-name="ce9">
            <text:p>4,062<text:s/></text:p>
          </table:table-cell>
          <table:table-cell office:value-type="float" office:value="4186" table:style-name="ce9">
            <text:p>4,186<text:s/></text:p>
          </table:table-cell>
          <table:table-cell office:value-type="float" office:value="3408" table:style-name="ce9">
            <text:p>3,408<text:s/></text:p>
          </table:table-cell>
          <table:table-cell office:value-type="float" office:value="3270" table:style-name="ce9">
            <text:p>3,270<text:s/></text:p>
          </table:table-cell>
          <table:table-cell office:value-type="float" office:value="3992" table:style-name="ce9">
            <text:p>3,992<text:s/></text:p>
          </table:table-cell>
          <table:table-cell office:value-type="float" office:value="4066" table:style-name="ce9">
            <text:p>4,066<text:s/></text:p>
          </table:table-cell>
          <table:table-cell office:value-type="float" office:value="4173" table:style-name="ce9">
            <text:p>4,173<text:s/></text:p>
          </table:table-cell>
          <table:table-cell office:value-type="float" office:value="4072" table:style-name="ce9">
            <text:p>4,072<text:s/></text:p>
          </table:table-cell>
          <table:table-cell office:value-type="float" office:value="4198" table:style-name="ce9">
            <text:p>4,198<text:s/></text:p>
          </table:table-cell>
          <table:table-cell office:value-type="float" office:value="3499" table:style-name="ce9">
            <text:p>3,499<text:s/></text:p>
          </table:table-cell>
          <table:table-cell office:value-type="float" office:value="3885" table:style-name="ce9">
            <text:p>3,885<text:s/></text:p>
          </table:table-cell>
          <table:table-cell office:value-type="float" office:value="119458" table:formula="msoxl:=SUM(B57:AF57)" table:style-name="ce2">
            <text:p>119,458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忠義</text:p>
          </table:table-cell>
          <table:table-cell office:value-type="float" office:value="3445" table:style-name="ce9">
            <text:p>3,445<text:s/></text:p>
          </table:table-cell>
          <table:table-cell office:value-type="float" office:value="1792" table:style-name="ce9">
            <text:p>1,792<text:s/></text:p>
          </table:table-cell>
          <table:table-cell office:value-type="float" office:value="1543" table:style-name="ce9">
            <text:p>1,543<text:s/></text:p>
          </table:table-cell>
          <table:table-cell office:value-type="float" office:value="3337" table:style-name="ce9">
            <text:p>3,337<text:s/></text:p>
          </table:table-cell>
          <table:table-cell office:value-type="float" office:value="3644" table:style-name="ce9">
            <text:p>3,644<text:s/></text:p>
          </table:table-cell>
          <table:table-cell office:value-type="float" office:value="3529" table:style-name="ce9">
            <text:p>3,529<text:s/></text:p>
          </table:table-cell>
          <table:table-cell office:value-type="float" office:value="3736" table:style-name="ce9">
            <text:p>3,736<text:s/></text:p>
          </table:table-cell>
          <table:table-cell office:value-type="float" office:value="3576" table:style-name="ce9">
            <text:p>3,576<text:s/></text:p>
          </table:table-cell>
          <table:table-cell office:value-type="float" office:value="1982" table:style-name="ce9">
            <text:p>1,982<text:s/></text:p>
          </table:table-cell>
          <table:table-cell office:value-type="float" office:value="1658" table:style-name="ce9">
            <text:p>1,658<text:s/></text:p>
          </table:table-cell>
          <table:table-cell office:value-type="float" office:value="3390" table:style-name="ce9">
            <text:p>3,390<text:s/></text:p>
          </table:table-cell>
          <table:table-cell office:value-type="float" office:value="3482" table:style-name="ce9">
            <text:p>3,482<text:s/></text:p>
          </table:table-cell>
          <table:table-cell office:value-type="float" office:value="3510" table:style-name="ce9">
            <text:p>3,510<text:s/></text:p>
          </table:table-cell>
          <table:table-cell office:value-type="float" office:value="3477" table:style-name="ce9">
            <text:p>3,477<text:s/></text:p>
          </table:table-cell>
          <table:table-cell office:value-type="float" office:value="3607" table:style-name="ce9">
            <text:p>3,607<text:s/></text:p>
          </table:table-cell>
          <table:table-cell office:value-type="float" office:value="1871" table:style-name="ce9">
            <text:p>1,871<text:s/></text:p>
          </table:table-cell>
          <table:table-cell office:value-type="float" office:value="1361" table:style-name="ce9">
            <text:p>1,361<text:s/></text:p>
          </table:table-cell>
          <table:table-cell office:value-type="float" office:value="3321" table:style-name="ce9">
            <text:p>3,321<text:s/></text:p>
          </table:table-cell>
          <table:table-cell office:value-type="float" office:value="3511" table:style-name="ce9">
            <text:p>3,511<text:s/></text:p>
          </table:table-cell>
          <table:table-cell office:value-type="float" office:value="3496" table:style-name="ce9">
            <text:p>3,496<text:s/></text:p>
          </table:table-cell>
          <table:table-cell office:value-type="float" office:value="3290" table:style-name="ce9">
            <text:p>3,290<text:s/></text:p>
          </table:table-cell>
          <table:table-cell office:value-type="float" office:value="3670" table:style-name="ce9">
            <text:p>3,670<text:s/></text:p>
          </table:table-cell>
          <table:table-cell office:value-type="float" office:value="1917" table:style-name="ce9">
            <text:p>1,917<text:s/></text:p>
          </table:table-cell>
          <table:table-cell office:value-type="float" office:value="1554" table:style-name="ce9">
            <text:p>1,554<text:s/></text:p>
          </table:table-cell>
          <table:table-cell office:value-type="float" office:value="2731" table:style-name="ce9">
            <text:p>2,731<text:s/></text:p>
          </table:table-cell>
          <table:table-cell office:value-type="float" office:value="3567" table:style-name="ce9">
            <text:p>3,567<text:s/></text:p>
          </table:table-cell>
          <table:table-cell office:value-type="float" office:value="3514" table:style-name="ce9">
            <text:p>3,514<text:s/></text:p>
          </table:table-cell>
          <table:table-cell office:value-type="float" office:value="3354" table:style-name="ce9">
            <text:p>3,354<text:s/></text:p>
          </table:table-cell>
          <table:table-cell office:value-type="float" office:value="3353" table:style-name="ce9">
            <text:p>3,353<text:s/></text:p>
          </table:table-cell>
          <table:table-cell office:value-type="float" office:value="1936" table:style-name="ce9">
            <text:p>1,936<text:s/></text:p>
          </table:table-cell>
          <table:table-cell office:value-type="float" office:value="2062" table:style-name="ce9">
            <text:p>2,062<text:s/></text:p>
          </table:table-cell>
          <table:table-cell office:value-type="float" office:value="90216" table:formula="msoxl:=SUM(B58:AF58)" table:style-name="ce2">
            <text:p>90,216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關渡</text:p>
          </table:table-cell>
          <table:table-cell office:value-type="float" office:value="13830" table:style-name="ce9">
            <text:p>13,830<text:s/></text:p>
          </table:table-cell>
          <table:table-cell office:value-type="float" office:value="9267" table:style-name="ce9">
            <text:p>9,267<text:s/></text:p>
          </table:table-cell>
          <table:table-cell office:value-type="float" office:value="7977" table:style-name="ce9">
            <text:p>7,977<text:s/></text:p>
          </table:table-cell>
          <table:table-cell office:value-type="float" office:value="13537" table:style-name="ce9">
            <text:p>13,537<text:s/></text:p>
          </table:table-cell>
          <table:table-cell office:value-type="float" office:value="14314" table:style-name="ce9">
            <text:p>14,314<text:s/></text:p>
          </table:table-cell>
          <table:table-cell office:value-type="float" office:value="14204" table:style-name="ce9">
            <text:p>14,204<text:s/></text:p>
          </table:table-cell>
          <table:table-cell office:value-type="float" office:value="14740" table:style-name="ce9">
            <text:p>14,740<text:s/></text:p>
          </table:table-cell>
          <table:table-cell office:value-type="float" office:value="14494" table:style-name="ce9">
            <text:p>14,494<text:s/></text:p>
          </table:table-cell>
          <table:table-cell office:value-type="float" office:value="9605" table:style-name="ce9">
            <text:p>9,605<text:s/></text:p>
          </table:table-cell>
          <table:table-cell office:value-type="float" office:value="8847" table:style-name="ce9">
            <text:p>8,847<text:s/></text:p>
          </table:table-cell>
          <table:table-cell office:value-type="float" office:value="14324" table:style-name="ce9">
            <text:p>14,324<text:s/></text:p>
          </table:table-cell>
          <table:table-cell office:value-type="float" office:value="14437" table:style-name="ce9">
            <text:p>14,437<text:s/></text:p>
          </table:table-cell>
          <table:table-cell office:value-type="float" office:value="14767" table:style-name="ce9">
            <text:p>14,767<text:s/></text:p>
          </table:table-cell>
          <table:table-cell office:value-type="float" office:value="14514" table:style-name="ce9">
            <text:p>14,514<text:s/></text:p>
          </table:table-cell>
          <table:table-cell office:value-type="float" office:value="14141" table:style-name="ce9">
            <text:p>14,141<text:s/></text:p>
          </table:table-cell>
          <table:table-cell office:value-type="float" office:value="9065" table:style-name="ce9">
            <text:p>9,065<text:s/></text:p>
          </table:table-cell>
          <table:table-cell office:value-type="float" office:value="7590" table:style-name="ce9">
            <text:p>7,590<text:s/></text:p>
          </table:table-cell>
          <table:table-cell office:value-type="float" office:value="14645" table:style-name="ce9">
            <text:p>14,645<text:s/></text:p>
          </table:table-cell>
          <table:table-cell office:value-type="float" office:value="14529" table:style-name="ce9">
            <text:p>14,529<text:s/></text:p>
          </table:table-cell>
          <table:table-cell office:value-type="float" office:value="14451" table:style-name="ce9">
            <text:p>14,451<text:s/></text:p>
          </table:table-cell>
          <table:table-cell office:value-type="float" office:value="13966" table:style-name="ce9">
            <text:p>13,966<text:s/></text:p>
          </table:table-cell>
          <table:table-cell office:value-type="float" office:value="13445" table:style-name="ce9">
            <text:p>13,445<text:s/></text:p>
          </table:table-cell>
          <table:table-cell office:value-type="float" office:value="8556" table:style-name="ce9">
            <text:p>8,556<text:s/></text:p>
          </table:table-cell>
          <table:table-cell office:value-type="float" office:value="7530" table:style-name="ce9">
            <text:p>7,530<text:s/></text:p>
          </table:table-cell>
          <table:table-cell office:value-type="float" office:value="13721" table:style-name="ce9">
            <text:p>13,721<text:s/></text:p>
          </table:table-cell>
          <table:table-cell office:value-type="float" office:value="14503" table:style-name="ce9">
            <text:p>14,503<text:s/></text:p>
          </table:table-cell>
          <table:table-cell office:value-type="float" office:value="14886" table:style-name="ce9">
            <text:p>14,886<text:s/></text:p>
          </table:table-cell>
          <table:table-cell office:value-type="float" office:value="14280" table:style-name="ce9">
            <text:p>14,280<text:s/></text:p>
          </table:table-cell>
          <table:table-cell office:value-type="float" office:value="14087" table:style-name="ce9">
            <text:p>14,087<text:s/></text:p>
          </table:table-cell>
          <table:table-cell office:value-type="float" office:value="9983" table:style-name="ce9">
            <text:p>9,983<text:s/></text:p>
          </table:table-cell>
          <table:table-cell office:value-type="float" office:value="10497" table:style-name="ce9">
            <text:p>10,497<text:s/></text:p>
          </table:table-cell>
          <table:table-cell office:value-type="float" office:value="388732" table:formula="msoxl:=SUM(B59:AF59)" table:style-name="ce2">
            <text:p>388,732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竹圍</text:p>
          </table:table-cell>
          <table:table-cell office:value-type="float" office:value="10360" table:style-name="ce9">
            <text:p>10,360<text:s/></text:p>
          </table:table-cell>
          <table:table-cell office:value-type="float" office:value="8864" table:style-name="ce9">
            <text:p>8,864<text:s/></text:p>
          </table:table-cell>
          <table:table-cell office:value-type="float" office:value="7316" table:style-name="ce9">
            <text:p>7,316<text:s/></text:p>
          </table:table-cell>
          <table:table-cell office:value-type="float" office:value="9141" table:style-name="ce9">
            <text:p>9,141<text:s/></text:p>
          </table:table-cell>
          <table:table-cell office:value-type="float" office:value="10021" table:style-name="ce9">
            <text:p>10,021<text:s/></text:p>
          </table:table-cell>
          <table:table-cell office:value-type="float" office:value="9902" table:style-name="ce9">
            <text:p>9,902<text:s/></text:p>
          </table:table-cell>
          <table:table-cell office:value-type="float" office:value="10231" table:style-name="ce9">
            <text:p>10,231<text:s/></text:p>
          </table:table-cell>
          <table:table-cell office:value-type="float" office:value="10686" table:style-name="ce9">
            <text:p>10,686<text:s/></text:p>
          </table:table-cell>
          <table:table-cell office:value-type="float" office:value="9317" table:style-name="ce9">
            <text:p>9,317<text:s/></text:p>
          </table:table-cell>
          <table:table-cell office:value-type="float" office:value="7726" table:style-name="ce9">
            <text:p>7,726<text:s/></text:p>
          </table:table-cell>
          <table:table-cell office:value-type="float" office:value="9729" table:style-name="ce9">
            <text:p>9,729<text:s/></text:p>
          </table:table-cell>
          <table:table-cell office:value-type="float" office:value="9832" table:style-name="ce9">
            <text:p>9,832<text:s/></text:p>
          </table:table-cell>
          <table:table-cell office:value-type="float" office:value="10056" table:style-name="ce9">
            <text:p>10,056<text:s/></text:p>
          </table:table-cell>
          <table:table-cell office:value-type="float" office:value="10214" table:style-name="ce9">
            <text:p>10,214<text:s/></text:p>
          </table:table-cell>
          <table:table-cell office:value-type="float" office:value="10752" table:style-name="ce9">
            <text:p>10,752<text:s/></text:p>
          </table:table-cell>
          <table:table-cell office:value-type="float" office:value="8404" table:style-name="ce9">
            <text:p>8,404<text:s/></text:p>
          </table:table-cell>
          <table:table-cell office:value-type="float" office:value="6870" table:style-name="ce9">
            <text:p>6,870<text:s/></text:p>
          </table:table-cell>
          <table:table-cell office:value-type="float" office:value="9925" table:style-name="ce9">
            <text:p>9,925<text:s/></text:p>
          </table:table-cell>
          <table:table-cell office:value-type="float" office:value="10006" table:style-name="ce9">
            <text:p>10,006<text:s/></text:p>
          </table:table-cell>
          <table:table-cell office:value-type="float" office:value="10101" table:style-name="ce9">
            <text:p>10,101<text:s/></text:p>
          </table:table-cell>
          <table:table-cell office:value-type="float" office:value="9778" table:style-name="ce9">
            <text:p>9,778<text:s/></text:p>
          </table:table-cell>
          <table:table-cell office:value-type="float" office:value="10097" table:style-name="ce9">
            <text:p>10,097<text:s/></text:p>
          </table:table-cell>
          <table:table-cell office:value-type="float" office:value="8239" table:style-name="ce9">
            <text:p>8,239<text:s/></text:p>
          </table:table-cell>
          <table:table-cell office:value-type="float" office:value="6882" table:style-name="ce9">
            <text:p>6,882<text:s/></text:p>
          </table:table-cell>
          <table:table-cell office:value-type="float" office:value="9844" table:style-name="ce9">
            <text:p>9,844<text:s/></text:p>
          </table:table-cell>
          <table:table-cell office:value-type="float" office:value="10063" table:style-name="ce9">
            <text:p>10,063<text:s/></text:p>
          </table:table-cell>
          <table:table-cell office:value-type="float" office:value="10066" table:style-name="ce9">
            <text:p>10,066<text:s/></text:p>
          </table:table-cell>
          <table:table-cell office:value-type="float" office:value="9760" table:style-name="ce9">
            <text:p>9,760<text:s/></text:p>
          </table:table-cell>
          <table:table-cell office:value-type="float" office:value="10361" table:style-name="ce9">
            <text:p>10,361<text:s/></text:p>
          </table:table-cell>
          <table:table-cell office:value-type="float" office:value="8116" table:style-name="ce9">
            <text:p>8,116<text:s/></text:p>
          </table:table-cell>
          <table:table-cell office:value-type="float" office:value="9673" table:style-name="ce9">
            <text:p>9,673<text:s/></text:p>
          </table:table-cell>
          <table:table-cell office:value-type="float" office:value="292332" table:formula="msoxl:=SUM(B60:AF60)" table:style-name="ce2">
            <text:p>292,332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紅樹林</text:p>
          </table:table-cell>
          <table:table-cell office:value-type="float" office:value="13903" table:style-name="ce9">
            <text:p>13,903<text:s/></text:p>
          </table:table-cell>
          <table:table-cell office:value-type="float" office:value="11906" table:style-name="ce9">
            <text:p>11,906<text:s/></text:p>
          </table:table-cell>
          <table:table-cell office:value-type="float" office:value="11050" table:style-name="ce9">
            <text:p>11,050<text:s/></text:p>
          </table:table-cell>
          <table:table-cell office:value-type="float" office:value="13086" table:style-name="ce9">
            <text:p>13,086<text:s/></text:p>
          </table:table-cell>
          <table:table-cell office:value-type="float" office:value="13719" table:style-name="ce9">
            <text:p>13,719<text:s/></text:p>
          </table:table-cell>
          <table:table-cell office:value-type="float" office:value="13550" table:style-name="ce9">
            <text:p>13,550<text:s/></text:p>
          </table:table-cell>
          <table:table-cell office:value-type="float" office:value="14567" table:style-name="ce9">
            <text:p>14,567<text:s/></text:p>
          </table:table-cell>
          <table:table-cell office:value-type="float" office:value="15111" table:style-name="ce9">
            <text:p>15,111<text:s/></text:p>
          </table:table-cell>
          <table:table-cell office:value-type="float" office:value="13367" table:style-name="ce9">
            <text:p>13,367<text:s/></text:p>
          </table:table-cell>
          <table:table-cell office:value-type="float" office:value="12406" table:style-name="ce9">
            <text:p>12,406<text:s/></text:p>
          </table:table-cell>
          <table:table-cell office:value-type="float" office:value="14086" table:style-name="ce9">
            <text:p>14,086<text:s/></text:p>
          </table:table-cell>
          <table:table-cell office:value-type="float" office:value="14188" table:style-name="ce9">
            <text:p>14,188<text:s/></text:p>
          </table:table-cell>
          <table:table-cell office:value-type="float" office:value="14233" table:style-name="ce9">
            <text:p>14,233<text:s/></text:p>
          </table:table-cell>
          <table:table-cell office:value-type="float" office:value="14535" table:style-name="ce9">
            <text:p>14,535<text:s/></text:p>
          </table:table-cell>
          <table:table-cell office:value-type="float" office:value="15072" table:style-name="ce9">
            <text:p>15,072<text:s/></text:p>
          </table:table-cell>
          <table:table-cell office:value-type="float" office:value="11242" table:style-name="ce9">
            <text:p>11,242<text:s/></text:p>
          </table:table-cell>
          <table:table-cell office:value-type="float" office:value="9931" table:style-name="ce9">
            <text:p>9,931<text:s/></text:p>
          </table:table-cell>
          <table:table-cell office:value-type="float" office:value="14071" table:style-name="ce9">
            <text:p>14,071<text:s/></text:p>
          </table:table-cell>
          <table:table-cell office:value-type="float" office:value="13813" table:style-name="ce9">
            <text:p>13,813<text:s/></text:p>
          </table:table-cell>
          <table:table-cell office:value-type="float" office:value="13815" table:style-name="ce9">
            <text:p>13,815<text:s/></text:p>
          </table:table-cell>
          <table:table-cell office:value-type="float" office:value="13498" table:style-name="ce9">
            <text:p>13,498<text:s/></text:p>
          </table:table-cell>
          <table:table-cell office:value-type="float" office:value="13855" table:style-name="ce9">
            <text:p>13,855<text:s/></text:p>
          </table:table-cell>
          <table:table-cell office:value-type="float" office:value="11434" table:style-name="ce9">
            <text:p>11,434<text:s/></text:p>
          </table:table-cell>
          <table:table-cell office:value-type="float" office:value="9616" table:style-name="ce9">
            <text:p>9,616<text:s/></text:p>
          </table:table-cell>
          <table:table-cell office:value-type="float" office:value="14075" table:style-name="ce9">
            <text:p>14,075<text:s/></text:p>
          </table:table-cell>
          <table:table-cell office:value-type="float" office:value="14428" table:style-name="ce9">
            <text:p>14,428<text:s/></text:p>
          </table:table-cell>
          <table:table-cell office:value-type="float" office:value="14689" table:style-name="ce9">
            <text:p>14,689<text:s/></text:p>
          </table:table-cell>
          <table:table-cell office:value-type="float" office:value="13933" table:style-name="ce9">
            <text:p>13,933<text:s/></text:p>
          </table:table-cell>
          <table:table-cell office:value-type="float" office:value="14445" table:style-name="ce9">
            <text:p>14,445<text:s/></text:p>
          </table:table-cell>
          <table:table-cell office:value-type="float" office:value="12262" table:style-name="ce9">
            <text:p>12,262<text:s/></text:p>
          </table:table-cell>
          <table:table-cell office:value-type="float" office:value="21008" table:style-name="ce9">
            <text:p>21,008<text:s/></text:p>
          </table:table-cell>
          <table:table-cell office:value-type="float" office:value="420894" table:formula="msoxl:=SUM(B61:AF61)" table:style-name="ce2">
            <text:p>420,894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淡水</text:p>
          </table:table-cell>
          <table:table-cell office:value-type="float" office:value="31420" table:style-name="ce9">
            <text:p>31,420<text:s/></text:p>
          </table:table-cell>
          <table:table-cell office:value-type="float" office:value="32893" table:style-name="ce9">
            <text:p>32,893<text:s/></text:p>
          </table:table-cell>
          <table:table-cell office:value-type="float" office:value="31442" table:style-name="ce9">
            <text:p>31,442<text:s/></text:p>
          </table:table-cell>
          <table:table-cell office:value-type="float" office:value="27419" table:style-name="ce9">
            <text:p>27,419<text:s/></text:p>
          </table:table-cell>
          <table:table-cell office:value-type="float" office:value="30127" table:style-name="ce9">
            <text:p>30,127<text:s/></text:p>
          </table:table-cell>
          <table:table-cell office:value-type="float" office:value="29018" table:style-name="ce9">
            <text:p>29,018<text:s/></text:p>
          </table:table-cell>
          <table:table-cell office:value-type="float" office:value="33285" table:style-name="ce9">
            <text:p>33,285<text:s/></text:p>
          </table:table-cell>
          <table:table-cell office:value-type="float" office:value="35713" table:style-name="ce9">
            <text:p>35,713<text:s/></text:p>
          </table:table-cell>
          <table:table-cell office:value-type="float" office:value="39700" table:style-name="ce9">
            <text:p>39,700<text:s/></text:p>
          </table:table-cell>
          <table:table-cell office:value-type="float" office:value="39275" table:style-name="ce9">
            <text:p>39,275<text:s/></text:p>
          </table:table-cell>
          <table:table-cell office:value-type="float" office:value="33367" table:style-name="ce9">
            <text:p>33,367<text:s/></text:p>
          </table:table-cell>
          <table:table-cell office:value-type="float" office:value="30857" table:style-name="ce9">
            <text:p>30,857<text:s/></text:p>
          </table:table-cell>
          <table:table-cell office:value-type="float" office:value="32381" table:style-name="ce9">
            <text:p>32,381<text:s/></text:p>
          </table:table-cell>
          <table:table-cell office:value-type="float" office:value="34083" table:style-name="ce9">
            <text:p>34,083<text:s/></text:p>
          </table:table-cell>
          <table:table-cell office:value-type="float" office:value="36296" table:style-name="ce9">
            <text:p>36,296<text:s/></text:p>
          </table:table-cell>
          <table:table-cell office:value-type="float" office:value="30632" table:style-name="ce9">
            <text:p>30,632<text:s/></text:p>
          </table:table-cell>
          <table:table-cell office:value-type="float" office:value="28004" table:style-name="ce9">
            <text:p>28,004<text:s/></text:p>
          </table:table-cell>
          <table:table-cell office:value-type="float" office:value="33277" table:style-name="ce9">
            <text:p>33,277<text:s/></text:p>
          </table:table-cell>
          <table:table-cell office:value-type="float" office:value="30513" table:style-name="ce9">
            <text:p>30,513<text:s/></text:p>
          </table:table-cell>
          <table:table-cell office:value-type="float" office:value="29824" table:style-name="ce9">
            <text:p>29,824<text:s/></text:p>
          </table:table-cell>
          <table:table-cell office:value-type="float" office:value="28975" table:style-name="ce9">
            <text:p>28,975<text:s/></text:p>
          </table:table-cell>
          <table:table-cell office:value-type="float" office:value="31348" table:style-name="ce9">
            <text:p>31,348<text:s/></text:p>
          </table:table-cell>
          <table:table-cell office:value-type="float" office:value="31522" table:style-name="ce9">
            <text:p>31,522<text:s/></text:p>
          </table:table-cell>
          <table:table-cell office:value-type="float" office:value="27823" table:style-name="ce9">
            <text:p>27,823<text:s/></text:p>
          </table:table-cell>
          <table:table-cell office:value-type="float" office:value="34322" table:style-name="ce9">
            <text:p>34,322<text:s/></text:p>
          </table:table-cell>
          <table:table-cell office:value-type="float" office:value="33636" table:style-name="ce9">
            <text:p>33,636<text:s/></text:p>
          </table:table-cell>
          <table:table-cell office:value-type="float" office:value="34067" table:style-name="ce9">
            <text:p>34,067<text:s/></text:p>
          </table:table-cell>
          <table:table-cell office:value-type="float" office:value="30570" table:style-name="ce9">
            <text:p>30,570<text:s/></text:p>
          </table:table-cell>
          <table:table-cell office:value-type="float" office:value="35223" table:style-name="ce9">
            <text:p>35,223<text:s/></text:p>
          </table:table-cell>
          <table:table-cell office:value-type="float" office:value="37839" table:style-name="ce9">
            <text:p>37,839<text:s/></text:p>
          </table:table-cell>
          <table:table-cell office:value-type="float" office:value="68376" table:style-name="ce9">
            <text:p>68,376<text:s/></text:p>
          </table:table-cell>
          <table:table-cell office:value-type="float" office:value="1043227" table:formula="msoxl:=SUM(B62:AF62)" table:style-name="ce2">
            <text:p>1,043,227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頂埔</text:p>
          </table:table-cell>
          <table:table-cell office:value-type="float" office:value="9960" table:style-name="ce9">
            <text:p>9,960<text:s/></text:p>
          </table:table-cell>
          <table:table-cell office:value-type="float" office:value="7206" table:style-name="ce9">
            <text:p>7,206<text:s/></text:p>
          </table:table-cell>
          <table:table-cell office:value-type="float" office:value="6096" table:style-name="ce9">
            <text:p>6,096<text:s/></text:p>
          </table:table-cell>
          <table:table-cell office:value-type="float" office:value="9059" table:style-name="ce9">
            <text:p>9,059<text:s/></text:p>
          </table:table-cell>
          <table:table-cell office:value-type="float" office:value="9484" table:style-name="ce9">
            <text:p>9,484<text:s/></text:p>
          </table:table-cell>
          <table:table-cell office:value-type="float" office:value="9450" table:style-name="ce9">
            <text:p>9,450<text:s/></text:p>
          </table:table-cell>
          <table:table-cell office:value-type="float" office:value="9845" table:style-name="ce9">
            <text:p>9,845<text:s/></text:p>
          </table:table-cell>
          <table:table-cell office:value-type="float" office:value="10599" table:style-name="ce9">
            <text:p>10,599<text:s/></text:p>
          </table:table-cell>
          <table:table-cell office:value-type="float" office:value="7770" table:style-name="ce9">
            <text:p>7,770<text:s/></text:p>
          </table:table-cell>
          <table:table-cell office:value-type="float" office:value="6823" table:style-name="ce9">
            <text:p>6,823<text:s/></text:p>
          </table:table-cell>
          <table:table-cell office:value-type="float" office:value="9416" table:style-name="ce9">
            <text:p>9,416<text:s/></text:p>
          </table:table-cell>
          <table:table-cell office:value-type="float" office:value="9799" table:style-name="ce9">
            <text:p>9,799<text:s/></text:p>
          </table:table-cell>
          <table:table-cell office:value-type="float" office:value="9694" table:style-name="ce9">
            <text:p>9,694<text:s/></text:p>
          </table:table-cell>
          <table:table-cell office:value-type="float" office:value="9820" table:style-name="ce9">
            <text:p>9,820<text:s/></text:p>
          </table:table-cell>
          <table:table-cell office:value-type="float" office:value="10607" table:style-name="ce9">
            <text:p>10,607<text:s/></text:p>
          </table:table-cell>
          <table:table-cell office:value-type="float" office:value="7449" table:style-name="ce9">
            <text:p>7,449<text:s/></text:p>
          </table:table-cell>
          <table:table-cell office:value-type="float" office:value="5956" table:style-name="ce9">
            <text:p>5,956<text:s/></text:p>
          </table:table-cell>
          <table:table-cell office:value-type="float" office:value="9615" table:style-name="ce9">
            <text:p>9,615<text:s/></text:p>
          </table:table-cell>
          <table:table-cell office:value-type="float" office:value="9768" table:style-name="ce9">
            <text:p>9,768<text:s/></text:p>
          </table:table-cell>
          <table:table-cell office:value-type="float" office:value="9820" table:style-name="ce9">
            <text:p>9,820<text:s/></text:p>
          </table:table-cell>
          <table:table-cell office:value-type="float" office:value="9631" table:style-name="ce9">
            <text:p>9,631<text:s/></text:p>
          </table:table-cell>
          <table:table-cell office:value-type="float" office:value="10389" table:style-name="ce9">
            <text:p>10,389<text:s/></text:p>
          </table:table-cell>
          <table:table-cell office:value-type="float" office:value="7063" table:style-name="ce9">
            <text:p>7,063<text:s/></text:p>
          </table:table-cell>
          <table:table-cell office:value-type="float" office:value="6326" table:style-name="ce9">
            <text:p>6,326<text:s/></text:p>
          </table:table-cell>
          <table:table-cell office:value-type="float" office:value="9565" table:style-name="ce9">
            <text:p>9,565<text:s/></text:p>
          </table:table-cell>
          <table:table-cell office:value-type="float" office:value="9644" table:style-name="ce9">
            <text:p>9,644<text:s/></text:p>
          </table:table-cell>
          <table:table-cell office:value-type="float" office:value="9778" table:style-name="ce9">
            <text:p>9,778<text:s/></text:p>
          </table:table-cell>
          <table:table-cell office:value-type="float" office:value="9700" table:style-name="ce9">
            <text:p>9,700<text:s/></text:p>
          </table:table-cell>
          <table:table-cell office:value-type="float" office:value="10472" table:style-name="ce9">
            <text:p>10,472<text:s/></text:p>
          </table:table-cell>
          <table:table-cell office:value-type="float" office:value="6760" table:style-name="ce9">
            <text:p>6,760<text:s/></text:p>
          </table:table-cell>
          <table:table-cell office:value-type="float" office:value="9394" table:style-name="ce9">
            <text:p>9,394<text:s/></text:p>
          </table:table-cell>
          <table:table-cell office:value-type="float" office:value="276958" table:formula="msoxl:=SUM(B63:AF63)" table:style-name="ce2">
            <text:p>276,958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永寧</text:p>
          </table:table-cell>
          <table:table-cell office:value-type="float" office:value="15418" table:style-name="ce9">
            <text:p>15,418<text:s/></text:p>
          </table:table-cell>
          <table:table-cell office:value-type="float" office:value="12908" table:style-name="ce9">
            <text:p>12,908<text:s/></text:p>
          </table:table-cell>
          <table:table-cell office:value-type="float" office:value="9992" table:style-name="ce9">
            <text:p>9,992<text:s/></text:p>
          </table:table-cell>
          <table:table-cell office:value-type="float" office:value="12862" table:style-name="ce9">
            <text:p>12,862<text:s/></text:p>
          </table:table-cell>
          <table:table-cell office:value-type="float" office:value="13476" table:style-name="ce9">
            <text:p>13,476<text:s/></text:p>
          </table:table-cell>
          <table:table-cell office:value-type="float" office:value="13623" table:style-name="ce9">
            <text:p>13,623<text:s/></text:p>
          </table:table-cell>
          <table:table-cell office:value-type="float" office:value="14599" table:style-name="ce9">
            <text:p>14,599<text:s/></text:p>
          </table:table-cell>
          <table:table-cell office:value-type="float" office:value="16576" table:style-name="ce9">
            <text:p>16,576<text:s/></text:p>
          </table:table-cell>
          <table:table-cell office:value-type="float" office:value="14591" table:style-name="ce9">
            <text:p>14,591<text:s/></text:p>
          </table:table-cell>
          <table:table-cell office:value-type="float" office:value="11251" table:style-name="ce9">
            <text:p>11,251<text:s/></text:p>
          </table:table-cell>
          <table:table-cell office:value-type="float" office:value="13805" table:style-name="ce9">
            <text:p>13,805<text:s/></text:p>
          </table:table-cell>
          <table:table-cell office:value-type="float" office:value="13996" table:style-name="ce9">
            <text:p>13,996<text:s/></text:p>
          </table:table-cell>
          <table:table-cell office:value-type="float" office:value="14120" table:style-name="ce9">
            <text:p>14,120<text:s/></text:p>
          </table:table-cell>
          <table:table-cell office:value-type="float" office:value="14207" table:style-name="ce9">
            <text:p>14,207<text:s/></text:p>
          </table:table-cell>
          <table:table-cell office:value-type="float" office:value="16004" table:style-name="ce9">
            <text:p>16,004<text:s/></text:p>
          </table:table-cell>
          <table:table-cell office:value-type="float" office:value="12424" table:style-name="ce9">
            <text:p>12,424<text:s/></text:p>
          </table:table-cell>
          <table:table-cell office:value-type="float" office:value="9981" table:style-name="ce9">
            <text:p>9,981<text:s/></text:p>
          </table:table-cell>
          <table:table-cell office:value-type="float" office:value="13858" table:style-name="ce9">
            <text:p>13,858<text:s/></text:p>
          </table:table-cell>
          <table:table-cell office:value-type="float" office:value="13608" table:style-name="ce9">
            <text:p>13,608<text:s/></text:p>
          </table:table-cell>
          <table:table-cell office:value-type="float" office:value="13915" table:style-name="ce9">
            <text:p>13,915<text:s/></text:p>
          </table:table-cell>
          <table:table-cell office:value-type="float" office:value="13756" table:style-name="ce9">
            <text:p>13,756<text:s/></text:p>
          </table:table-cell>
          <table:table-cell office:value-type="float" office:value="15467" table:style-name="ce9">
            <text:p>15,467<text:s/></text:p>
          </table:table-cell>
          <table:table-cell office:value-type="float" office:value="12672" table:style-name="ce9">
            <text:p>12,672<text:s/></text:p>
          </table:table-cell>
          <table:table-cell office:value-type="float" office:value="9855" table:style-name="ce9">
            <text:p>9,855<text:s/></text:p>
          </table:table-cell>
          <table:table-cell office:value-type="float" office:value="13705" table:style-name="ce9">
            <text:p>13,705<text:s/></text:p>
          </table:table-cell>
          <table:table-cell office:value-type="float" office:value="14327" table:style-name="ce9">
            <text:p>14,327<text:s/></text:p>
          </table:table-cell>
          <table:table-cell office:value-type="float" office:value="14468" table:style-name="ce9">
            <text:p>14,468<text:s/></text:p>
          </table:table-cell>
          <table:table-cell office:value-type="float" office:value="14100" table:style-name="ce9">
            <text:p>14,100<text:s/></text:p>
          </table:table-cell>
          <table:table-cell office:value-type="float" office:value="15870" table:style-name="ce9">
            <text:p>15,870<text:s/></text:p>
          </table:table-cell>
          <table:table-cell office:value-type="float" office:value="11502" table:style-name="ce9">
            <text:p>11,502<text:s/></text:p>
          </table:table-cell>
          <table:table-cell office:value-type="float" office:value="12414" table:style-name="ce9">
            <text:p>12,414<text:s/></text:p>
          </table:table-cell>
          <table:table-cell office:value-type="float" office:value="419350" table:formula="msoxl:=SUM(B64:AF64)" table:style-name="ce2">
            <text:p>419,350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土城</text:p>
          </table:table-cell>
          <table:table-cell office:value-type="float" office:value="9037" table:style-name="ce9">
            <text:p>9,037<text:s/></text:p>
          </table:table-cell>
          <table:table-cell office:value-type="float" office:value="7469" table:style-name="ce9">
            <text:p>7,469<text:s/></text:p>
          </table:table-cell>
          <table:table-cell office:value-type="float" office:value="5939" table:style-name="ce9">
            <text:p>5,939<text:s/></text:p>
          </table:table-cell>
          <table:table-cell office:value-type="float" office:value="8147" table:style-name="ce9">
            <text:p>8,147<text:s/></text:p>
          </table:table-cell>
          <table:table-cell office:value-type="float" office:value="8487" table:style-name="ce9">
            <text:p>8,487<text:s/></text:p>
          </table:table-cell>
          <table:table-cell office:value-type="float" office:value="8695" table:style-name="ce9">
            <text:p>8,695<text:s/></text:p>
          </table:table-cell>
          <table:table-cell office:value-type="float" office:value="8820" table:style-name="ce9">
            <text:p>8,820<text:s/></text:p>
          </table:table-cell>
          <table:table-cell office:value-type="float" office:value="9737" table:style-name="ce9">
            <text:p>9,737<text:s/></text:p>
          </table:table-cell>
          <table:table-cell office:value-type="float" office:value="8197" table:style-name="ce9">
            <text:p>8,197<text:s/></text:p>
          </table:table-cell>
          <table:table-cell office:value-type="float" office:value="6601" table:style-name="ce9">
            <text:p>6,601<text:s/></text:p>
          </table:table-cell>
          <table:table-cell office:value-type="float" office:value="8668" table:style-name="ce9">
            <text:p>8,668<text:s/></text:p>
          </table:table-cell>
          <table:table-cell office:value-type="float" office:value="8745" table:style-name="ce9">
            <text:p>8,745<text:s/></text:p>
          </table:table-cell>
          <table:table-cell office:value-type="float" office:value="8855" table:style-name="ce9">
            <text:p>8,855<text:s/></text:p>
          </table:table-cell>
          <table:table-cell office:value-type="float" office:value="8852" table:style-name="ce9">
            <text:p>8,852<text:s/></text:p>
          </table:table-cell>
          <table:table-cell office:value-type="float" office:value="9452" table:style-name="ce9">
            <text:p>9,452<text:s/></text:p>
          </table:table-cell>
          <table:table-cell office:value-type="float" office:value="7821" table:style-name="ce9">
            <text:p>7,821<text:s/></text:p>
          </table:table-cell>
          <table:table-cell office:value-type="float" office:value="5820" table:style-name="ce9">
            <text:p>5,820<text:s/></text:p>
          </table:table-cell>
          <table:table-cell office:value-type="float" office:value="8527" table:style-name="ce9">
            <text:p>8,527<text:s/></text:p>
          </table:table-cell>
          <table:table-cell office:value-type="float" office:value="8650" table:style-name="ce9">
            <text:p>8,650<text:s/></text:p>
          </table:table-cell>
          <table:table-cell office:value-type="float" office:value="8737" table:style-name="ce9">
            <text:p>8,737<text:s/></text:p>
          </table:table-cell>
          <table:table-cell office:value-type="float" office:value="8615" table:style-name="ce9">
            <text:p>8,615<text:s/></text:p>
          </table:table-cell>
          <table:table-cell office:value-type="float" office:value="9201" table:style-name="ce9">
            <text:p>9,201<text:s/></text:p>
          </table:table-cell>
          <table:table-cell office:value-type="float" office:value="7567" table:style-name="ce9">
            <text:p>7,567<text:s/></text:p>
          </table:table-cell>
          <table:table-cell office:value-type="float" office:value="5847" table:style-name="ce9">
            <text:p>5,847<text:s/></text:p>
          </table:table-cell>
          <table:table-cell office:value-type="float" office:value="8776" table:style-name="ce9">
            <text:p>8,776<text:s/></text:p>
          </table:table-cell>
          <table:table-cell office:value-type="float" office:value="8950" table:style-name="ce9">
            <text:p>8,950<text:s/></text:p>
          </table:table-cell>
          <table:table-cell office:value-type="float" office:value="9157" table:style-name="ce9">
            <text:p>9,157<text:s/></text:p>
          </table:table-cell>
          <table:table-cell office:value-type="float" office:value="8562" table:style-name="ce9">
            <text:p>8,562<text:s/></text:p>
          </table:table-cell>
          <table:table-cell office:value-type="float" office:value="9248" table:style-name="ce9">
            <text:p>9,248<text:s/></text:p>
          </table:table-cell>
          <table:table-cell office:value-type="float" office:value="6817" table:style-name="ce9">
            <text:p>6,817<text:s/></text:p>
          </table:table-cell>
          <table:table-cell office:value-type="float" office:value="7418" table:style-name="ce9">
            <text:p>7,418<text:s/></text:p>
          </table:table-cell>
          <table:table-cell office:value-type="float" office:value="255414" table:formula="msoxl:=SUM(B65:AF65)" table:style-name="ce2">
            <text:p>255,414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海山</text:p>
          </table:table-cell>
          <table:table-cell office:value-type="float" office:value="25214" table:style-name="ce9">
            <text:p>25,214<text:s/></text:p>
          </table:table-cell>
          <table:table-cell office:value-type="float" office:value="19229" table:style-name="ce9">
            <text:p>19,229<text:s/></text:p>
          </table:table-cell>
          <table:table-cell office:value-type="float" office:value="16378" table:style-name="ce9">
            <text:p>16,378<text:s/></text:p>
          </table:table-cell>
          <table:table-cell office:value-type="float" office:value="23074" table:style-name="ce9">
            <text:p>23,074<text:s/></text:p>
          </table:table-cell>
          <table:table-cell office:value-type="float" office:value="23909" table:style-name="ce9">
            <text:p>23,909<text:s/></text:p>
          </table:table-cell>
          <table:table-cell office:value-type="float" office:value="23811" table:style-name="ce9">
            <text:p>23,811<text:s/></text:p>
          </table:table-cell>
          <table:table-cell office:value-type="float" office:value="24193" table:style-name="ce9">
            <text:p>24,193<text:s/></text:p>
          </table:table-cell>
          <table:table-cell office:value-type="float" office:value="25515" table:style-name="ce9">
            <text:p>25,515<text:s/></text:p>
          </table:table-cell>
          <table:table-cell office:value-type="float" office:value="21009" table:style-name="ce9">
            <text:p>21,009<text:s/></text:p>
          </table:table-cell>
          <table:table-cell office:value-type="float" office:value="17146" table:style-name="ce9">
            <text:p>17,146<text:s/></text:p>
          </table:table-cell>
          <table:table-cell office:value-type="float" office:value="23636" table:style-name="ce9">
            <text:p>23,636<text:s/></text:p>
          </table:table-cell>
          <table:table-cell office:value-type="float" office:value="23705" table:style-name="ce9">
            <text:p>23,705<text:s/></text:p>
          </table:table-cell>
          <table:table-cell office:value-type="float" office:value="24008" table:style-name="ce9">
            <text:p>24,008<text:s/></text:p>
          </table:table-cell>
          <table:table-cell office:value-type="float" office:value="24421" table:style-name="ce9">
            <text:p>24,421<text:s/></text:p>
          </table:table-cell>
          <table:table-cell office:value-type="float" office:value="25814" table:style-name="ce9">
            <text:p>25,814<text:s/></text:p>
          </table:table-cell>
          <table:table-cell office:value-type="float" office:value="19824" table:style-name="ce9">
            <text:p>19,824<text:s/></text:p>
          </table:table-cell>
          <table:table-cell office:value-type="float" office:value="15724" table:style-name="ce9">
            <text:p>15,724<text:s/></text:p>
          </table:table-cell>
          <table:table-cell office:value-type="float" office:value="23580" table:style-name="ce9">
            <text:p>23,580<text:s/></text:p>
          </table:table-cell>
          <table:table-cell office:value-type="float" office:value="23837" table:style-name="ce9">
            <text:p>23,837<text:s/></text:p>
          </table:table-cell>
          <table:table-cell office:value-type="float" office:value="24314" table:style-name="ce9">
            <text:p>24,314<text:s/></text:p>
          </table:table-cell>
          <table:table-cell office:value-type="float" office:value="24338" table:style-name="ce9">
            <text:p>24,338<text:s/></text:p>
          </table:table-cell>
          <table:table-cell office:value-type="float" office:value="25383" table:style-name="ce9">
            <text:p>25,383<text:s/></text:p>
          </table:table-cell>
          <table:table-cell office:value-type="float" office:value="19205" table:style-name="ce9">
            <text:p>19,205<text:s/></text:p>
          </table:table-cell>
          <table:table-cell office:value-type="float" office:value="16169" table:style-name="ce9">
            <text:p>16,169<text:s/></text:p>
          </table:table-cell>
          <table:table-cell office:value-type="float" office:value="23847" table:style-name="ce9">
            <text:p>23,847<text:s/></text:p>
          </table:table-cell>
          <table:table-cell office:value-type="float" office:value="24408" table:style-name="ce9">
            <text:p>24,408<text:s/></text:p>
          </table:table-cell>
          <table:table-cell office:value-type="float" office:value="24538" table:style-name="ce9">
            <text:p>24,538<text:s/></text:p>
          </table:table-cell>
          <table:table-cell office:value-type="float" office:value="24188" table:style-name="ce9">
            <text:p>24,188<text:s/></text:p>
          </table:table-cell>
          <table:table-cell office:value-type="float" office:value="25075" table:style-name="ce9">
            <text:p>25,075<text:s/></text:p>
          </table:table-cell>
          <table:table-cell office:value-type="float" office:value="18130" table:style-name="ce9">
            <text:p>18,130<text:s/></text:p>
          </table:table-cell>
          <table:table-cell office:value-type="float" office:value="19209" table:style-name="ce9">
            <text:p>19,209<text:s/></text:p>
          </table:table-cell>
          <table:table-cell office:value-type="float" office:value="692831" table:formula="msoxl:=SUM(B66:AF66)" table:style-name="ce2">
            <text:p>692,831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亞東醫院</text:p>
          </table:table-cell>
          <table:table-cell office:value-type="float" office:value="25330" table:style-name="ce9">
            <text:p>25,330<text:s/></text:p>
          </table:table-cell>
          <table:table-cell office:value-type="float" office:value="17443" table:style-name="ce9">
            <text:p>17,443<text:s/></text:p>
          </table:table-cell>
          <table:table-cell office:value-type="float" office:value="13301" table:style-name="ce9">
            <text:p>13,301<text:s/></text:p>
          </table:table-cell>
          <table:table-cell office:value-type="float" office:value="24088" table:style-name="ce9">
            <text:p>24,088<text:s/></text:p>
          </table:table-cell>
          <table:table-cell office:value-type="float" office:value="25132" table:style-name="ce9">
            <text:p>25,132<text:s/></text:p>
          </table:table-cell>
          <table:table-cell office:value-type="float" office:value="25376" table:style-name="ce9">
            <text:p>25,376<text:s/></text:p>
          </table:table-cell>
          <table:table-cell office:value-type="float" office:value="25702" table:style-name="ce9">
            <text:p>25,702<text:s/></text:p>
          </table:table-cell>
          <table:table-cell office:value-type="float" office:value="25946" table:style-name="ce9">
            <text:p>25,946<text:s/></text:p>
          </table:table-cell>
          <table:table-cell office:value-type="float" office:value="18742" table:style-name="ce9">
            <text:p>18,742<text:s/></text:p>
          </table:table-cell>
          <table:table-cell office:value-type="float" office:value="14420" table:style-name="ce9">
            <text:p>14,420<text:s/></text:p>
          </table:table-cell>
          <table:table-cell office:value-type="float" office:value="24394" table:style-name="ce9">
            <text:p>24,394<text:s/></text:p>
          </table:table-cell>
          <table:table-cell office:value-type="float" office:value="25069" table:style-name="ce9">
            <text:p>25,069<text:s/></text:p>
          </table:table-cell>
          <table:table-cell office:value-type="float" office:value="25175" table:style-name="ce9">
            <text:p>25,175<text:s/></text:p>
          </table:table-cell>
          <table:table-cell office:value-type="float" office:value="25501" table:style-name="ce9">
            <text:p>25,501<text:s/></text:p>
          </table:table-cell>
          <table:table-cell office:value-type="float" office:value="25983" table:style-name="ce9">
            <text:p>25,983<text:s/></text:p>
          </table:table-cell>
          <table:table-cell office:value-type="float" office:value="17858" table:style-name="ce9">
            <text:p>17,858<text:s/></text:p>
          </table:table-cell>
          <table:table-cell office:value-type="float" office:value="13204" table:style-name="ce9">
            <text:p>13,204<text:s/></text:p>
          </table:table-cell>
          <table:table-cell office:value-type="float" office:value="24644" table:style-name="ce9">
            <text:p>24,644<text:s/></text:p>
          </table:table-cell>
          <table:table-cell office:value-type="float" office:value="25242" table:style-name="ce9">
            <text:p>25,242<text:s/></text:p>
          </table:table-cell>
          <table:table-cell office:value-type="float" office:value="25558" table:style-name="ce9">
            <text:p>25,558<text:s/></text:p>
          </table:table-cell>
          <table:table-cell office:value-type="float" office:value="25280" table:style-name="ce9">
            <text:p>25,280<text:s/></text:p>
          </table:table-cell>
          <table:table-cell office:value-type="float" office:value="25506" table:style-name="ce9">
            <text:p>25,506<text:s/></text:p>
          </table:table-cell>
          <table:table-cell office:value-type="float" office:value="17680" table:style-name="ce9">
            <text:p>17,680<text:s/></text:p>
          </table:table-cell>
          <table:table-cell office:value-type="float" office:value="13448" table:style-name="ce9">
            <text:p>13,448<text:s/></text:p>
          </table:table-cell>
          <table:table-cell office:value-type="float" office:value="24724" table:style-name="ce9">
            <text:p>24,724<text:s/></text:p>
          </table:table-cell>
          <table:table-cell office:value-type="float" office:value="25220" table:style-name="ce9">
            <text:p>25,220<text:s/></text:p>
          </table:table-cell>
          <table:table-cell office:value-type="float" office:value="25258" table:style-name="ce9">
            <text:p>25,258<text:s/></text:p>
          </table:table-cell>
          <table:table-cell office:value-type="float" office:value="25155" table:style-name="ce9">
            <text:p>25,155<text:s/></text:p>
          </table:table-cell>
          <table:table-cell office:value-type="float" office:value="25219" table:style-name="ce9">
            <text:p>25,219<text:s/></text:p>
          </table:table-cell>
          <table:table-cell office:value-type="float" office:value="15895" table:style-name="ce9">
            <text:p>15,895<text:s/></text:p>
          </table:table-cell>
          <table:table-cell office:value-type="float" office:value="16084" table:style-name="ce9">
            <text:p>16,084<text:s/></text:p>
          </table:table-cell>
          <table:table-cell office:value-type="float" office:value="687577" table:formula="msoxl:=SUM(B67:AF67)" table:style-name="ce2">
            <text:p>687,577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府中</text:p>
          </table:table-cell>
          <table:table-cell office:value-type="float" office:value="29867" table:style-name="ce9">
            <text:p>29,867<text:s/></text:p>
          </table:table-cell>
          <table:table-cell office:value-type="float" office:value="31020" table:style-name="ce9">
            <text:p>31,020<text:s/></text:p>
          </table:table-cell>
          <table:table-cell office:value-type="float" office:value="24312" table:style-name="ce9">
            <text:p>24,312<text:s/></text:p>
          </table:table-cell>
          <table:table-cell office:value-type="float" office:value="25402" table:style-name="ce9">
            <text:p>25,402<text:s/></text:p>
          </table:table-cell>
          <table:table-cell office:value-type="float" office:value="27414" table:style-name="ce9">
            <text:p>27,414<text:s/></text:p>
          </table:table-cell>
          <table:table-cell office:value-type="float" office:value="27205" table:style-name="ce9">
            <text:p>27,205<text:s/></text:p>
          </table:table-cell>
          <table:table-cell office:value-type="float" office:value="28547" table:style-name="ce9">
            <text:p>28,547<text:s/></text:p>
          </table:table-cell>
          <table:table-cell office:value-type="float" office:value="31958" table:style-name="ce9">
            <text:p>31,958<text:s/></text:p>
          </table:table-cell>
          <table:table-cell office:value-type="float" office:value="35059" table:style-name="ce9">
            <text:p>35,059<text:s/></text:p>
          </table:table-cell>
          <table:table-cell office:value-type="float" office:value="26651" table:style-name="ce9">
            <text:p>26,651<text:s/></text:p>
          </table:table-cell>
          <table:table-cell office:value-type="float" office:value="27192" table:style-name="ce9">
            <text:p>27,192<text:s/></text:p>
          </table:table-cell>
          <table:table-cell office:value-type="float" office:value="27909" table:style-name="ce9">
            <text:p>27,909<text:s/></text:p>
          </table:table-cell>
          <table:table-cell office:value-type="float" office:value="28846" table:style-name="ce9">
            <text:p>28,846<text:s/></text:p>
          </table:table-cell>
          <table:table-cell office:value-type="float" office:value="28650" table:style-name="ce9">
            <text:p>28,650<text:s/></text:p>
          </table:table-cell>
          <table:table-cell office:value-type="float" office:value="32287" table:style-name="ce9">
            <text:p>32,287<text:s/></text:p>
          </table:table-cell>
          <table:table-cell office:value-type="float" office:value="34372" table:style-name="ce9">
            <text:p>34,372<text:s/></text:p>
          </table:table-cell>
          <table:table-cell office:value-type="float" office:value="25395" table:style-name="ce9">
            <text:p>25,395<text:s/></text:p>
          </table:table-cell>
          <table:table-cell office:value-type="float" office:value="27327" table:style-name="ce9">
            <text:p>27,327<text:s/></text:p>
          </table:table-cell>
          <table:table-cell office:value-type="float" office:value="27898" table:style-name="ce9">
            <text:p>27,898<text:s/></text:p>
          </table:table-cell>
          <table:table-cell office:value-type="float" office:value="28417" table:style-name="ce9">
            <text:p>28,417<text:s/></text:p>
          </table:table-cell>
          <table:table-cell office:value-type="float" office:value="27980" table:style-name="ce9">
            <text:p>27,980<text:s/></text:p>
          </table:table-cell>
          <table:table-cell office:value-type="float" office:value="31905" table:style-name="ce9">
            <text:p>31,905<text:s/></text:p>
          </table:table-cell>
          <table:table-cell office:value-type="float" office:value="32998" table:style-name="ce9">
            <text:p>32,998<text:s/></text:p>
          </table:table-cell>
          <table:table-cell office:value-type="float" office:value="25965" table:style-name="ce9">
            <text:p>25,965<text:s/></text:p>
          </table:table-cell>
          <table:table-cell office:value-type="float" office:value="28993" table:style-name="ce9">
            <text:p>28,993<text:s/></text:p>
          </table:table-cell>
          <table:table-cell office:value-type="float" office:value="28357" table:style-name="ce9">
            <text:p>28,357<text:s/></text:p>
          </table:table-cell>
          <table:table-cell office:value-type="float" office:value="28790" table:style-name="ce9">
            <text:p>28,790<text:s/></text:p>
          </table:table-cell>
          <table:table-cell office:value-type="float" office:value="28309" table:style-name="ce9">
            <text:p>28,309<text:s/></text:p>
          </table:table-cell>
          <table:table-cell office:value-type="float" office:value="31256" table:style-name="ce9">
            <text:p>31,256<text:s/></text:p>
          </table:table-cell>
          <table:table-cell office:value-type="float" office:value="28913" table:style-name="ce9">
            <text:p>28,913<text:s/></text:p>
          </table:table-cell>
          <table:table-cell office:value-type="float" office:value="30436" table:style-name="ce9">
            <text:p>30,436<text:s/></text:p>
          </table:table-cell>
          <table:table-cell office:value-type="float" office:value="899630" table:formula="msoxl:=SUM(B68:AF68)" table:style-name="ce2">
            <text:p>899,630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BL板橋</text:p>
          </table:table-cell>
          <table:table-cell office:value-type="float" office:value="51953" table:style-name="ce9">
            <text:p>51,953<text:s/></text:p>
          </table:table-cell>
          <table:table-cell office:value-type="float" office:value="66103" table:style-name="ce9">
            <text:p>66,103<text:s/></text:p>
          </table:table-cell>
          <table:table-cell office:value-type="float" office:value="50398" table:style-name="ce9">
            <text:p>50,398<text:s/></text:p>
          </table:table-cell>
          <table:table-cell office:value-type="float" office:value="41779" table:style-name="ce9">
            <text:p>41,779<text:s/></text:p>
          </table:table-cell>
          <table:table-cell office:value-type="float" office:value="42569" table:style-name="ce9">
            <text:p>42,569<text:s/></text:p>
          </table:table-cell>
          <table:table-cell office:value-type="float" office:value="43473" table:style-name="ce9">
            <text:p>43,473<text:s/></text:p>
          </table:table-cell>
          <table:table-cell office:value-type="float" office:value="46182" table:style-name="ce9">
            <text:p>46,182<text:s/></text:p>
          </table:table-cell>
          <table:table-cell office:value-type="float" office:value="55477" table:style-name="ce9">
            <text:p>55,477<text:s/></text:p>
          </table:table-cell>
          <table:table-cell office:value-type="float" office:value="79427" table:style-name="ce9">
            <text:p>79,427<text:s/></text:p>
          </table:table-cell>
          <table:table-cell office:value-type="float" office:value="59010" table:style-name="ce9">
            <text:p>59,010<text:s/></text:p>
          </table:table-cell>
          <table:table-cell office:value-type="float" office:value="45832" table:style-name="ce9">
            <text:p>45,832<text:s/></text:p>
          </table:table-cell>
          <table:table-cell office:value-type="float" office:value="44157" table:style-name="ce9">
            <text:p>44,157<text:s/></text:p>
          </table:table-cell>
          <table:table-cell office:value-type="float" office:value="45168" table:style-name="ce9">
            <text:p>45,168<text:s/></text:p>
          </table:table-cell>
          <table:table-cell office:value-type="float" office:value="46750" table:style-name="ce9">
            <text:p>46,750<text:s/></text:p>
          </table:table-cell>
          <table:table-cell office:value-type="float" office:value="57080" table:style-name="ce9">
            <text:p>57,080<text:s/></text:p>
          </table:table-cell>
          <table:table-cell office:value-type="float" office:value="72917" table:style-name="ce9">
            <text:p>72,917<text:s/></text:p>
          </table:table-cell>
          <table:table-cell office:value-type="float" office:value="52045" table:style-name="ce9">
            <text:p>52,045<text:s/></text:p>
          </table:table-cell>
          <table:table-cell office:value-type="float" office:value="46034" table:style-name="ce9">
            <text:p>46,034<text:s/></text:p>
          </table:table-cell>
          <table:table-cell office:value-type="float" office:value="44305" table:style-name="ce9">
            <text:p>44,305<text:s/></text:p>
          </table:table-cell>
          <table:table-cell office:value-type="float" office:value="45309" table:style-name="ce9">
            <text:p>45,309<text:s/></text:p>
          </table:table-cell>
          <table:table-cell office:value-type="float" office:value="46133" table:style-name="ce9">
            <text:p>46,133<text:s/></text:p>
          </table:table-cell>
          <table:table-cell office:value-type="float" office:value="54077" table:style-name="ce9">
            <text:p>54,077<text:s/></text:p>
          </table:table-cell>
          <table:table-cell office:value-type="float" office:value="69061" table:style-name="ce9">
            <text:p>69,061<text:s/></text:p>
          </table:table-cell>
          <table:table-cell office:value-type="float" office:value="58098" table:style-name="ce9">
            <text:p>58,098<text:s/></text:p>
          </table:table-cell>
          <table:table-cell office:value-type="float" office:value="53154" table:style-name="ce9">
            <text:p>53,154<text:s/></text:p>
          </table:table-cell>
          <table:table-cell office:value-type="float" office:value="45927" table:style-name="ce9">
            <text:p>45,927<text:s/></text:p>
          </table:table-cell>
          <table:table-cell office:value-type="float" office:value="45536" table:style-name="ce9">
            <text:p>45,536<text:s/></text:p>
          </table:table-cell>
          <table:table-cell office:value-type="float" office:value="45824" table:style-name="ce9">
            <text:p>45,824<text:s/></text:p>
          </table:table-cell>
          <table:table-cell office:value-type="float" office:value="52645" table:style-name="ce9">
            <text:p>52,645<text:s/></text:p>
          </table:table-cell>
          <table:table-cell office:value-type="float" office:value="54237" table:style-name="ce9">
            <text:p>54,237<text:s/></text:p>
          </table:table-cell>
          <table:table-cell office:value-type="float" office:value="56023" table:style-name="ce9">
            <text:p>56,023<text:s/></text:p>
          </table:table-cell>
          <table:table-cell office:value-type="float" office:value="1616683" table:formula="msoxl:=SUM(B69:AF69)" table:style-name="ce2">
            <text:p>1,616,683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新埔</text:p>
          </table:table-cell>
          <table:table-cell office:value-type="float" office:value="41235" table:style-name="ce9">
            <text:p>41,235<text:s/></text:p>
          </table:table-cell>
          <table:table-cell office:value-type="float" office:value="31735" table:style-name="ce9">
            <text:p>31,735<text:s/></text:p>
          </table:table-cell>
          <table:table-cell office:value-type="float" office:value="27709" table:style-name="ce9">
            <text:p>27,709<text:s/></text:p>
          </table:table-cell>
          <table:table-cell office:value-type="float" office:value="38199" table:style-name="ce9">
            <text:p>38,199<text:s/></text:p>
          </table:table-cell>
          <table:table-cell office:value-type="float" office:value="39647" table:style-name="ce9">
            <text:p>39,647<text:s/></text:p>
          </table:table-cell>
          <table:table-cell office:value-type="float" office:value="39842" table:style-name="ce9">
            <text:p>39,842<text:s/></text:p>
          </table:table-cell>
          <table:table-cell office:value-type="float" office:value="40635" table:style-name="ce9">
            <text:p>40,635<text:s/></text:p>
          </table:table-cell>
          <table:table-cell office:value-type="float" office:value="42481" table:style-name="ce9">
            <text:p>42,481<text:s/></text:p>
          </table:table-cell>
          <table:table-cell office:value-type="float" office:value="34283" table:style-name="ce9">
            <text:p>34,283<text:s/></text:p>
          </table:table-cell>
          <table:table-cell office:value-type="float" office:value="28161" table:style-name="ce9">
            <text:p>28,161<text:s/></text:p>
          </table:table-cell>
          <table:table-cell office:value-type="float" office:value="38612" table:style-name="ce9">
            <text:p>38,612<text:s/></text:p>
          </table:table-cell>
          <table:table-cell office:value-type="float" office:value="40184" table:style-name="ce9">
            <text:p>40,184<text:s/></text:p>
          </table:table-cell>
          <table:table-cell office:value-type="float" office:value="40146" table:style-name="ce9">
            <text:p>40,146<text:s/></text:p>
          </table:table-cell>
          <table:table-cell office:value-type="float" office:value="39843" table:style-name="ce9">
            <text:p>39,843<text:s/></text:p>
          </table:table-cell>
          <table:table-cell office:value-type="float" office:value="42241" table:style-name="ce9">
            <text:p>42,241<text:s/></text:p>
          </table:table-cell>
          <table:table-cell office:value-type="float" office:value="34306" table:style-name="ce9">
            <text:p>34,306<text:s/></text:p>
          </table:table-cell>
          <table:table-cell office:value-type="float" office:value="26931" table:style-name="ce9">
            <text:p>26,931<text:s/></text:p>
          </table:table-cell>
          <table:table-cell office:value-type="float" office:value="38977" table:style-name="ce9">
            <text:p>38,977<text:s/></text:p>
          </table:table-cell>
          <table:table-cell office:value-type="float" office:value="39956" table:style-name="ce9">
            <text:p>39,956<text:s/></text:p>
          </table:table-cell>
          <table:table-cell office:value-type="float" office:value="40267" table:style-name="ce9">
            <text:p>40,267<text:s/></text:p>
          </table:table-cell>
          <table:table-cell office:value-type="float" office:value="40046" table:style-name="ce9">
            <text:p>40,046<text:s/></text:p>
          </table:table-cell>
          <table:table-cell office:value-type="float" office:value="41344" table:style-name="ce9">
            <text:p>41,344<text:s/></text:p>
          </table:table-cell>
          <table:table-cell office:value-type="float" office:value="33055" table:style-name="ce9">
            <text:p>33,055<text:s/></text:p>
          </table:table-cell>
          <table:table-cell office:value-type="float" office:value="27263" table:style-name="ce9">
            <text:p>27,263<text:s/></text:p>
          </table:table-cell>
          <table:table-cell office:value-type="float" office:value="39472" table:style-name="ce9">
            <text:p>39,472<text:s/></text:p>
          </table:table-cell>
          <table:table-cell office:value-type="float" office:value="40091" table:style-name="ce9">
            <text:p>40,091<text:s/></text:p>
          </table:table-cell>
          <table:table-cell office:value-type="float" office:value="40357" table:style-name="ce9">
            <text:p>40,357<text:s/></text:p>
          </table:table-cell>
          <table:table-cell office:value-type="float" office:value="40157" table:style-name="ce9">
            <text:p>40,157<text:s/></text:p>
          </table:table-cell>
          <table:table-cell office:value-type="float" office:value="40905" table:style-name="ce9">
            <text:p>40,905<text:s/></text:p>
          </table:table-cell>
          <table:table-cell office:value-type="float" office:value="29714" table:style-name="ce9">
            <text:p>29,714<text:s/></text:p>
          </table:table-cell>
          <table:table-cell office:value-type="float" office:value="30431" table:style-name="ce9">
            <text:p>30,431<text:s/></text:p>
          </table:table-cell>
          <table:table-cell office:value-type="float" office:value="1148225" table:formula="msoxl:=SUM(B70:AF70)" table:style-name="ce2">
            <text:p>1,148,225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江子翠</text:p>
          </table:table-cell>
          <table:table-cell office:value-type="float" office:value="30531" table:style-name="ce9">
            <text:p>30,531<text:s/></text:p>
          </table:table-cell>
          <table:table-cell office:value-type="float" office:value="24894" table:style-name="ce9">
            <text:p>24,894<text:s/></text:p>
          </table:table-cell>
          <table:table-cell office:value-type="float" office:value="20586" table:style-name="ce9">
            <text:p>20,586<text:s/></text:p>
          </table:table-cell>
          <table:table-cell office:value-type="float" office:value="27639" table:style-name="ce9">
            <text:p>27,639<text:s/></text:p>
          </table:table-cell>
          <table:table-cell office:value-type="float" office:value="28644" table:style-name="ce9">
            <text:p>28,644<text:s/></text:p>
          </table:table-cell>
          <table:table-cell office:value-type="float" office:value="29065" table:style-name="ce9">
            <text:p>29,065<text:s/></text:p>
          </table:table-cell>
          <table:table-cell office:value-type="float" office:value="29638" table:style-name="ce9">
            <text:p>29,638<text:s/></text:p>
          </table:table-cell>
          <table:table-cell office:value-type="float" office:value="30907" table:style-name="ce9">
            <text:p>30,907<text:s/></text:p>
          </table:table-cell>
          <table:table-cell office:value-type="float" office:value="26254" table:style-name="ce9">
            <text:p>26,254<text:s/></text:p>
          </table:table-cell>
          <table:table-cell office:value-type="float" office:value="21550" table:style-name="ce9">
            <text:p>21,550<text:s/></text:p>
          </table:table-cell>
          <table:table-cell office:value-type="float" office:value="27958" table:style-name="ce9">
            <text:p>27,958<text:s/></text:p>
          </table:table-cell>
          <table:table-cell office:value-type="float" office:value="28752" table:style-name="ce9">
            <text:p>28,752<text:s/></text:p>
          </table:table-cell>
          <table:table-cell office:value-type="float" office:value="29420" table:style-name="ce9">
            <text:p>29,420<text:s/></text:p>
          </table:table-cell>
          <table:table-cell office:value-type="float" office:value="29382" table:style-name="ce9">
            <text:p>29,382<text:s/></text:p>
          </table:table-cell>
          <table:table-cell office:value-type="float" office:value="30661" table:style-name="ce9">
            <text:p>30,661<text:s/></text:p>
          </table:table-cell>
          <table:table-cell office:value-type="float" office:value="25820" table:style-name="ce9">
            <text:p>25,820<text:s/></text:p>
          </table:table-cell>
          <table:table-cell office:value-type="float" office:value="20434" table:style-name="ce9">
            <text:p>20,434<text:s/></text:p>
          </table:table-cell>
          <table:table-cell office:value-type="float" office:value="27909" table:style-name="ce9">
            <text:p>27,909<text:s/></text:p>
          </table:table-cell>
          <table:table-cell office:value-type="float" office:value="28961" table:style-name="ce9">
            <text:p>28,961<text:s/></text:p>
          </table:table-cell>
          <table:table-cell office:value-type="float" office:value="29638" table:style-name="ce9">
            <text:p>29,638<text:s/></text:p>
          </table:table-cell>
          <table:table-cell office:value-type="float" office:value="29561" table:style-name="ce9">
            <text:p>29,561<text:s/></text:p>
          </table:table-cell>
          <table:table-cell office:value-type="float" office:value="30600" table:style-name="ce9">
            <text:p>30,600<text:s/></text:p>
          </table:table-cell>
          <table:table-cell office:value-type="float" office:value="25474" table:style-name="ce9">
            <text:p>25,474<text:s/></text:p>
          </table:table-cell>
          <table:table-cell office:value-type="float" office:value="20849" table:style-name="ce9">
            <text:p>20,849<text:s/></text:p>
          </table:table-cell>
          <table:table-cell office:value-type="float" office:value="28816" table:style-name="ce9">
            <text:p>28,816<text:s/></text:p>
          </table:table-cell>
          <table:table-cell office:value-type="float" office:value="28924" table:style-name="ce9">
            <text:p>28,924<text:s/></text:p>
          </table:table-cell>
          <table:table-cell office:value-type="float" office:value="29539" table:style-name="ce9">
            <text:p>29,539<text:s/></text:p>
          </table:table-cell>
          <table:table-cell office:value-type="float" office:value="29212" table:style-name="ce9">
            <text:p>29,212<text:s/></text:p>
          </table:table-cell>
          <table:table-cell office:value-type="float" office:value="29973" table:style-name="ce9">
            <text:p>29,973<text:s/></text:p>
          </table:table-cell>
          <table:table-cell office:value-type="float" office:value="22602" table:style-name="ce9">
            <text:p>22,602<text:s/></text:p>
          </table:table-cell>
          <table:table-cell office:value-type="float" office:value="23934" table:style-name="ce9">
            <text:p>23,934<text:s/></text:p>
          </table:table-cell>
          <table:table-cell office:value-type="float" office:value="848127" table:formula="msoxl:=SUM(B71:AF71)" table:style-name="ce2">
            <text:p>848,127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龍山寺</text:p>
          </table:table-cell>
          <table:table-cell office:value-type="float" office:value="29717" table:style-name="ce9">
            <text:p>29,717<text:s/></text:p>
          </table:table-cell>
          <table:table-cell office:value-type="float" office:value="32317" table:style-name="ce9">
            <text:p>32,317<text:s/></text:p>
          </table:table-cell>
          <table:table-cell office:value-type="float" office:value="27910" table:style-name="ce9">
            <text:p>27,910<text:s/></text:p>
          </table:table-cell>
          <table:table-cell office:value-type="float" office:value="27286" table:style-name="ce9">
            <text:p>27,286<text:s/></text:p>
          </table:table-cell>
          <table:table-cell office:value-type="float" office:value="27265" table:style-name="ce9">
            <text:p>27,265<text:s/></text:p>
          </table:table-cell>
          <table:table-cell office:value-type="float" office:value="27062" table:style-name="ce9">
            <text:p>27,062<text:s/></text:p>
          </table:table-cell>
          <table:table-cell office:value-type="float" office:value="28969" table:style-name="ce9">
            <text:p>28,969<text:s/></text:p>
          </table:table-cell>
          <table:table-cell office:value-type="float" office:value="30703" table:style-name="ce9">
            <text:p>30,703<text:s/></text:p>
          </table:table-cell>
          <table:table-cell office:value-type="float" office:value="31294" table:style-name="ce9">
            <text:p>31,294<text:s/></text:p>
          </table:table-cell>
          <table:table-cell office:value-type="float" office:value="26626" table:style-name="ce9">
            <text:p>26,626<text:s/></text:p>
          </table:table-cell>
          <table:table-cell office:value-type="float" office:value="27810" table:style-name="ce9">
            <text:p>27,810<text:s/></text:p>
          </table:table-cell>
          <table:table-cell office:value-type="float" office:value="27155" table:style-name="ce9">
            <text:p>27,155<text:s/></text:p>
          </table:table-cell>
          <table:table-cell office:value-type="float" office:value="28711" table:style-name="ce9">
            <text:p>28,711<text:s/></text:p>
          </table:table-cell>
          <table:table-cell office:value-type="float" office:value="28558" table:style-name="ce9">
            <text:p>28,558<text:s/></text:p>
          </table:table-cell>
          <table:table-cell office:value-type="float" office:value="31003" table:style-name="ce9">
            <text:p>31,003<text:s/></text:p>
          </table:table-cell>
          <table:table-cell office:value-type="float" office:value="31440" table:style-name="ce9">
            <text:p>31,440<text:s/></text:p>
          </table:table-cell>
          <table:table-cell office:value-type="float" office:value="25690" table:style-name="ce9">
            <text:p>25,690<text:s/></text:p>
          </table:table-cell>
          <table:table-cell office:value-type="float" office:value="27367" table:style-name="ce9">
            <text:p>27,367<text:s/></text:p>
          </table:table-cell>
          <table:table-cell office:value-type="float" office:value="27053" table:style-name="ce9">
            <text:p>27,053<text:s/></text:p>
          </table:table-cell>
          <table:table-cell office:value-type="float" office:value="27548" table:style-name="ce9">
            <text:p>27,548<text:s/></text:p>
          </table:table-cell>
          <table:table-cell office:value-type="float" office:value="27417" table:style-name="ce9">
            <text:p>27,417<text:s/></text:p>
          </table:table-cell>
          <table:table-cell office:value-type="float" office:value="29312" table:style-name="ce9">
            <text:p>29,312<text:s/></text:p>
          </table:table-cell>
          <table:table-cell office:value-type="float" office:value="29747" table:style-name="ce9">
            <text:p>29,747<text:s/></text:p>
          </table:table-cell>
          <table:table-cell office:value-type="float" office:value="25681" table:style-name="ce9">
            <text:p>25,681<text:s/></text:p>
          </table:table-cell>
          <table:table-cell office:value-type="float" office:value="29165" table:style-name="ce9">
            <text:p>29,165<text:s/></text:p>
          </table:table-cell>
          <table:table-cell office:value-type="float" office:value="28801" table:style-name="ce9">
            <text:p>28,801<text:s/></text:p>
          </table:table-cell>
          <table:table-cell office:value-type="float" office:value="29715" table:style-name="ce9">
            <text:p>29,715<text:s/></text:p>
          </table:table-cell>
          <table:table-cell office:value-type="float" office:value="28833" table:style-name="ce9">
            <text:p>28,833<text:s/></text:p>
          </table:table-cell>
          <table:table-cell office:value-type="float" office:value="31467" table:style-name="ce9">
            <text:p>31,467<text:s/></text:p>
          </table:table-cell>
          <table:table-cell office:value-type="float" office:value="30381" table:style-name="ce9">
            <text:p>30,381<text:s/></text:p>
          </table:table-cell>
          <table:table-cell office:value-type="float" office:value="33809" table:style-name="ce9">
            <text:p>33,809<text:s/></text:p>
          </table:table-cell>
          <table:table-cell office:value-type="float" office:value="895812" table:formula="msoxl:=SUM(B72:AF72)" table:style-name="ce2">
            <text:p>895,812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西門</text:p>
          </table:table-cell>
          <table:table-cell office:value-type="float" office:value="74263" table:style-name="ce9">
            <text:p>74,263<text:s/></text:p>
          </table:table-cell>
          <table:table-cell office:value-type="float" office:value="84179" table:style-name="ce9">
            <text:p>84,179<text:s/></text:p>
          </table:table-cell>
          <table:table-cell office:value-type="float" office:value="69660" table:style-name="ce9">
            <text:p>69,660<text:s/></text:p>
          </table:table-cell>
          <table:table-cell office:value-type="float" office:value="58884" table:style-name="ce9">
            <text:p>58,884<text:s/></text:p>
          </table:table-cell>
          <table:table-cell office:value-type="float" office:value="62782" table:style-name="ce9">
            <text:p>62,782<text:s/></text:p>
          </table:table-cell>
          <table:table-cell office:value-type="float" office:value="62901" table:style-name="ce9">
            <text:p>62,901<text:s/></text:p>
          </table:table-cell>
          <table:table-cell office:value-type="float" office:value="65873" table:style-name="ce9">
            <text:p>65,873<text:s/></text:p>
          </table:table-cell>
          <table:table-cell office:value-type="float" office:value="78005" table:style-name="ce9">
            <text:p>78,005<text:s/></text:p>
          </table:table-cell>
          <table:table-cell office:value-type="float" office:value="94081" table:style-name="ce9">
            <text:p>94,081<text:s/></text:p>
          </table:table-cell>
          <table:table-cell office:value-type="float" office:value="76311" table:style-name="ce9">
            <text:p>76,311<text:s/></text:p>
          </table:table-cell>
          <table:table-cell office:value-type="float" office:value="63328" table:style-name="ce9">
            <text:p>63,328<text:s/></text:p>
          </table:table-cell>
          <table:table-cell office:value-type="float" office:value="65315" table:style-name="ce9">
            <text:p>65,315<text:s/></text:p>
          </table:table-cell>
          <table:table-cell office:value-type="float" office:value="64591" table:style-name="ce9">
            <text:p>64,591<text:s/></text:p>
          </table:table-cell>
          <table:table-cell office:value-type="float" office:value="65300" table:style-name="ce9">
            <text:p>65,300<text:s/></text:p>
          </table:table-cell>
          <table:table-cell office:value-type="float" office:value="78598" table:style-name="ce9">
            <text:p>78,598<text:s/></text:p>
          </table:table-cell>
          <table:table-cell office:value-type="float" office:value="94204" table:style-name="ce9">
            <text:p>94,204<text:s/></text:p>
          </table:table-cell>
          <table:table-cell office:value-type="float" office:value="76003" table:style-name="ce9">
            <text:p>76,003<text:s/></text:p>
          </table:table-cell>
          <table:table-cell office:value-type="float" office:value="64021" table:style-name="ce9">
            <text:p>64,021<text:s/></text:p>
          </table:table-cell>
          <table:table-cell office:value-type="float" office:value="64672" table:style-name="ce9">
            <text:p>64,672<text:s/></text:p>
          </table:table-cell>
          <table:table-cell office:value-type="float" office:value="67078" table:style-name="ce9">
            <text:p>67,078<text:s/></text:p>
          </table:table-cell>
          <table:table-cell office:value-type="float" office:value="67901" table:style-name="ce9">
            <text:p>67,901<text:s/></text:p>
          </table:table-cell>
          <table:table-cell office:value-type="float" office:value="80581" table:style-name="ce9">
            <text:p>80,581<text:s/></text:p>
          </table:table-cell>
          <table:table-cell office:value-type="float" office:value="96362" table:style-name="ce9">
            <text:p>96,362<text:s/></text:p>
          </table:table-cell>
          <table:table-cell office:value-type="float" office:value="80586" table:style-name="ce9">
            <text:p>80,586<text:s/></text:p>
          </table:table-cell>
          <table:table-cell office:value-type="float" office:value="74627" table:style-name="ce9">
            <text:p>74,627<text:s/></text:p>
          </table:table-cell>
          <table:table-cell office:value-type="float" office:value="70676" table:style-name="ce9">
            <text:p>70,676<text:s/></text:p>
          </table:table-cell>
          <table:table-cell office:value-type="float" office:value="70230" table:style-name="ce9">
            <text:p>70,230<text:s/></text:p>
          </table:table-cell>
          <table:table-cell office:value-type="float" office:value="71279" table:style-name="ce9">
            <text:p>71,279<text:s/></text:p>
          </table:table-cell>
          <table:table-cell office:value-type="float" office:value="84330" table:style-name="ce9">
            <text:p>84,330<text:s/></text:p>
          </table:table-cell>
          <table:table-cell office:value-type="float" office:value="93878" table:style-name="ce9">
            <text:p>93,878<text:s/></text:p>
          </table:table-cell>
          <table:table-cell office:value-type="float" office:value="116569" table:style-name="ce9">
            <text:p>116,569<text:s/></text:p>
          </table:table-cell>
          <table:table-cell office:value-type="float" office:value="2337068" table:formula="msoxl:=SUM(B73:AF73)" table:style-name="ce2">
            <text:p>2,337,068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善導寺</text:p>
          </table:table-cell>
          <table:table-cell office:value-type="float" office:value="28176" table:style-name="ce9">
            <text:p>28,176<text:s/></text:p>
          </table:table-cell>
          <table:table-cell office:value-type="float" office:value="18785" table:style-name="ce9">
            <text:p>18,785<text:s/></text:p>
          </table:table-cell>
          <table:table-cell office:value-type="float" office:value="20427" table:style-name="ce9">
            <text:p>20,427<text:s/></text:p>
          </table:table-cell>
          <table:table-cell office:value-type="float" office:value="25296" table:style-name="ce9">
            <text:p>25,296<text:s/></text:p>
          </table:table-cell>
          <table:table-cell office:value-type="float" office:value="26095" table:style-name="ce9">
            <text:p>26,095<text:s/></text:p>
          </table:table-cell>
          <table:table-cell office:value-type="float" office:value="26912" table:style-name="ce9">
            <text:p>26,912<text:s/></text:p>
          </table:table-cell>
          <table:table-cell office:value-type="float" office:value="26501" table:style-name="ce9">
            <text:p>26,501<text:s/></text:p>
          </table:table-cell>
          <table:table-cell office:value-type="float" office:value="28143" table:style-name="ce9">
            <text:p>28,143<text:s/></text:p>
          </table:table-cell>
          <table:table-cell office:value-type="float" office:value="18495" table:style-name="ce9">
            <text:p>18,495<text:s/></text:p>
          </table:table-cell>
          <table:table-cell office:value-type="float" office:value="14642" table:style-name="ce9">
            <text:p>14,642<text:s/></text:p>
          </table:table-cell>
          <table:table-cell office:value-type="float" office:value="24236" table:style-name="ce9">
            <text:p>24,236<text:s/></text:p>
          </table:table-cell>
          <table:table-cell office:value-type="float" office:value="26134" table:style-name="ce9">
            <text:p>26,134<text:s/></text:p>
          </table:table-cell>
          <table:table-cell office:value-type="float" office:value="27397" table:style-name="ce9">
            <text:p>27,397<text:s/></text:p>
          </table:table-cell>
          <table:table-cell office:value-type="float" office:value="26815" table:style-name="ce9">
            <text:p>26,815<text:s/></text:p>
          </table:table-cell>
          <table:table-cell office:value-type="float" office:value="28259" table:style-name="ce9">
            <text:p>28,259<text:s/></text:p>
          </table:table-cell>
          <table:table-cell office:value-type="float" office:value="21461" table:style-name="ce9">
            <text:p>21,461<text:s/></text:p>
          </table:table-cell>
          <table:table-cell office:value-type="float" office:value="15901" table:style-name="ce9">
            <text:p>15,901<text:s/></text:p>
          </table:table-cell>
          <table:table-cell office:value-type="float" office:value="24720" table:style-name="ce9">
            <text:p>24,720<text:s/></text:p>
          </table:table-cell>
          <table:table-cell office:value-type="float" office:value="26386" table:style-name="ce9">
            <text:p>26,386<text:s/></text:p>
          </table:table-cell>
          <table:table-cell office:value-type="float" office:value="27015" table:style-name="ce9">
            <text:p>27,015<text:s/></text:p>
          </table:table-cell>
          <table:table-cell office:value-type="float" office:value="27677" table:style-name="ce9">
            <text:p>27,677<text:s/></text:p>
          </table:table-cell>
          <table:table-cell office:value-type="float" office:value="28718" table:style-name="ce9">
            <text:p>28,718<text:s/></text:p>
          </table:table-cell>
          <table:table-cell office:value-type="float" office:value="19015" table:style-name="ce9">
            <text:p>19,015<text:s/></text:p>
          </table:table-cell>
          <table:table-cell office:value-type="float" office:value="15019" table:style-name="ce9">
            <text:p>15,019<text:s/></text:p>
          </table:table-cell>
          <table:table-cell office:value-type="float" office:value="26108" table:style-name="ce9">
            <text:p>26,108<text:s/></text:p>
          </table:table-cell>
          <table:table-cell office:value-type="float" office:value="26752" table:style-name="ce9">
            <text:p>26,752<text:s/></text:p>
          </table:table-cell>
          <table:table-cell office:value-type="float" office:value="27472" table:style-name="ce9">
            <text:p>27,472<text:s/></text:p>
          </table:table-cell>
          <table:table-cell office:value-type="float" office:value="27847" table:style-name="ce9">
            <text:p>27,847<text:s/></text:p>
          </table:table-cell>
          <table:table-cell office:value-type="float" office:value="24822" table:style-name="ce9">
            <text:p>24,822<text:s/></text:p>
          </table:table-cell>
          <table:table-cell office:value-type="float" office:value="16135" table:style-name="ce9">
            <text:p>16,135<text:s/></text:p>
          </table:table-cell>
          <table:table-cell office:value-type="float" office:value="16076" table:style-name="ce9">
            <text:p>16,076<text:s/></text:p>
          </table:table-cell>
          <table:table-cell office:value-type="float" office:value="737437" table:formula="msoxl:=SUM(B74:AF74)" table:style-name="ce2">
            <text:p>737,437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忠孝新生</text:p>
          </table:table-cell>
          <table:table-cell office:value-type="float" office:value="38788" table:style-name="ce9">
            <text:p>38,788<text:s/></text:p>
          </table:table-cell>
          <table:table-cell office:value-type="float" office:value="36754" table:style-name="ce9">
            <text:p>36,754<text:s/></text:p>
          </table:table-cell>
          <table:table-cell office:value-type="float" office:value="33807" table:style-name="ce9">
            <text:p>33,807<text:s/></text:p>
          </table:table-cell>
          <table:table-cell office:value-type="float" office:value="32804" table:style-name="ce9">
            <text:p>32,804<text:s/></text:p>
          </table:table-cell>
          <table:table-cell office:value-type="float" office:value="33722" table:style-name="ce9">
            <text:p>33,722<text:s/></text:p>
          </table:table-cell>
          <table:table-cell office:value-type="float" office:value="35015" table:style-name="ce9">
            <text:p>35,015<text:s/></text:p>
          </table:table-cell>
          <table:table-cell office:value-type="float" office:value="35521" table:style-name="ce9">
            <text:p>35,521<text:s/></text:p>
          </table:table-cell>
          <table:table-cell office:value-type="float" office:value="38612" table:style-name="ce9">
            <text:p>38,612<text:s/></text:p>
          </table:table-cell>
          <table:table-cell office:value-type="float" office:value="37277" table:style-name="ce9">
            <text:p>37,277<text:s/></text:p>
          </table:table-cell>
          <table:table-cell office:value-type="float" office:value="31504" table:style-name="ce9">
            <text:p>31,504<text:s/></text:p>
          </table:table-cell>
          <table:table-cell office:value-type="float" office:value="32831" table:style-name="ce9">
            <text:p>32,831<text:s/></text:p>
          </table:table-cell>
          <table:table-cell office:value-type="float" office:value="33797" table:style-name="ce9">
            <text:p>33,797<text:s/></text:p>
          </table:table-cell>
          <table:table-cell office:value-type="float" office:value="34654" table:style-name="ce9">
            <text:p>34,654<text:s/></text:p>
          </table:table-cell>
          <table:table-cell office:value-type="float" office:value="35640" table:style-name="ce9">
            <text:p>35,640<text:s/></text:p>
          </table:table-cell>
          <table:table-cell office:value-type="float" office:value="39823" table:style-name="ce9">
            <text:p>39,823<text:s/></text:p>
          </table:table-cell>
          <table:table-cell office:value-type="float" office:value="37382" table:style-name="ce9">
            <text:p>37,382<text:s/></text:p>
          </table:table-cell>
          <table:table-cell office:value-type="float" office:value="31048" table:style-name="ce9">
            <text:p>31,048<text:s/></text:p>
          </table:table-cell>
          <table:table-cell office:value-type="float" office:value="34071" table:style-name="ce9">
            <text:p>34,071<text:s/></text:p>
          </table:table-cell>
          <table:table-cell office:value-type="float" office:value="34774" table:style-name="ce9">
            <text:p>34,774<text:s/></text:p>
          </table:table-cell>
          <table:table-cell office:value-type="float" office:value="35722" table:style-name="ce9">
            <text:p>35,722<text:s/></text:p>
          </table:table-cell>
          <table:table-cell office:value-type="float" office:value="35987" table:style-name="ce9">
            <text:p>35,987<text:s/></text:p>
          </table:table-cell>
          <table:table-cell office:value-type="float" office:value="38825" table:style-name="ce9">
            <text:p>38,825<text:s/></text:p>
          </table:table-cell>
          <table:table-cell office:value-type="float" office:value="36907" table:style-name="ce9">
            <text:p>36,907<text:s/></text:p>
          </table:table-cell>
          <table:table-cell office:value-type="float" office:value="30140" table:style-name="ce9">
            <text:p>30,140<text:s/></text:p>
          </table:table-cell>
          <table:table-cell office:value-type="float" office:value="36977" table:style-name="ce9">
            <text:p>36,977<text:s/></text:p>
          </table:table-cell>
          <table:table-cell office:value-type="float" office:value="36139" table:style-name="ce9">
            <text:p>36,139<text:s/></text:p>
          </table:table-cell>
          <table:table-cell office:value-type="float" office:value="37798" table:style-name="ce9">
            <text:p>37,798<text:s/></text:p>
          </table:table-cell>
          <table:table-cell office:value-type="float" office:value="38448" table:style-name="ce9">
            <text:p>38,448<text:s/></text:p>
          </table:table-cell>
          <table:table-cell office:value-type="float" office:value="40481" table:style-name="ce9">
            <text:p>40,481<text:s/></text:p>
          </table:table-cell>
          <table:table-cell office:value-type="float" office:value="34902" table:style-name="ce9">
            <text:p>34,902<text:s/></text:p>
          </table:table-cell>
          <table:table-cell office:value-type="float" office:value="37055" table:style-name="ce9">
            <text:p>37,055<text:s/></text:p>
          </table:table-cell>
          <table:table-cell office:value-type="float" office:value="1107205" table:formula="msoxl:=SUM(B75:AF75)" table:style-name="ce2">
            <text:p>1,107,205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忠孝敦化</text:p>
          </table:table-cell>
          <table:table-cell office:value-type="float" office:value="39961" table:style-name="ce9">
            <text:p>39,961<text:s/></text:p>
          </table:table-cell>
          <table:table-cell office:value-type="float" office:value="35264" table:style-name="ce9">
            <text:p>35,264<text:s/></text:p>
          </table:table-cell>
          <table:table-cell office:value-type="float" office:value="24868" table:style-name="ce9">
            <text:p>24,868<text:s/></text:p>
          </table:table-cell>
          <table:table-cell office:value-type="float" office:value="31828" table:style-name="ce9">
            <text:p>31,828<text:s/></text:p>
          </table:table-cell>
          <table:table-cell office:value-type="float" office:value="34055" table:style-name="ce9">
            <text:p>34,055<text:s/></text:p>
          </table:table-cell>
          <table:table-cell office:value-type="float" office:value="34569" table:style-name="ce9">
            <text:p>34,569<text:s/></text:p>
          </table:table-cell>
          <table:table-cell office:value-type="float" office:value="35817" table:style-name="ce9">
            <text:p>35,817<text:s/></text:p>
          </table:table-cell>
          <table:table-cell office:value-type="float" office:value="40743" table:style-name="ce9">
            <text:p>40,743<text:s/></text:p>
          </table:table-cell>
          <table:table-cell office:value-type="float" office:value="37223" table:style-name="ce9">
            <text:p>37,223<text:s/></text:p>
          </table:table-cell>
          <table:table-cell office:value-type="float" office:value="25287" table:style-name="ce9">
            <text:p>25,287<text:s/></text:p>
          </table:table-cell>
          <table:table-cell office:value-type="float" office:value="32661" table:style-name="ce9">
            <text:p>32,661<text:s/></text:p>
          </table:table-cell>
          <table:table-cell office:value-type="float" office:value="34337" table:style-name="ce9">
            <text:p>34,337<text:s/></text:p>
          </table:table-cell>
          <table:table-cell office:value-type="float" office:value="34612" table:style-name="ce9">
            <text:p>34,612<text:s/></text:p>
          </table:table-cell>
          <table:table-cell office:value-type="float" office:value="35357" table:style-name="ce9">
            <text:p>35,357<text:s/></text:p>
          </table:table-cell>
          <table:table-cell office:value-type="float" office:value="41001" table:style-name="ce9">
            <text:p>41,001<text:s/></text:p>
          </table:table-cell>
          <table:table-cell office:value-type="float" office:value="38326" table:style-name="ce9">
            <text:p>38,326<text:s/></text:p>
          </table:table-cell>
          <table:table-cell office:value-type="float" office:value="27448" table:style-name="ce9">
            <text:p>27,448<text:s/></text:p>
          </table:table-cell>
          <table:table-cell office:value-type="float" office:value="33072" table:style-name="ce9">
            <text:p>33,072<text:s/></text:p>
          </table:table-cell>
          <table:table-cell office:value-type="float" office:value="35508" table:style-name="ce9">
            <text:p>35,508<text:s/></text:p>
          </table:table-cell>
          <table:table-cell office:value-type="float" office:value="36347" table:style-name="ce9">
            <text:p>36,347<text:s/></text:p>
          </table:table-cell>
          <table:table-cell office:value-type="float" office:value="38463" table:style-name="ce9">
            <text:p>38,463<text:s/></text:p>
          </table:table-cell>
          <table:table-cell office:value-type="float" office:value="43085" table:style-name="ce9">
            <text:p>43,085<text:s/></text:p>
          </table:table-cell>
          <table:table-cell office:value-type="float" office:value="40896" table:style-name="ce9">
            <text:p>40,896<text:s/></text:p>
          </table:table-cell>
          <table:table-cell office:value-type="float" office:value="30380" table:style-name="ce9">
            <text:p>30,380<text:s/></text:p>
          </table:table-cell>
          <table:table-cell office:value-type="float" office:value="36816" table:style-name="ce9">
            <text:p>36,816<text:s/></text:p>
          </table:table-cell>
          <table:table-cell office:value-type="float" office:value="36094" table:style-name="ce9">
            <text:p>36,094<text:s/></text:p>
          </table:table-cell>
          <table:table-cell office:value-type="float" office:value="36737" table:style-name="ce9">
            <text:p>36,737<text:s/></text:p>
          </table:table-cell>
          <table:table-cell office:value-type="float" office:value="37492" table:style-name="ce9">
            <text:p>37,492<text:s/></text:p>
          </table:table-cell>
          <table:table-cell office:value-type="float" office:value="41791" table:style-name="ce9">
            <text:p>41,791<text:s/></text:p>
          </table:table-cell>
          <table:table-cell office:value-type="float" office:value="34742" table:style-name="ce9">
            <text:p>34,742<text:s/></text:p>
          </table:table-cell>
          <table:table-cell office:value-type="float" office:value="40441" table:style-name="ce9">
            <text:p>40,441<text:s/></text:p>
          </table:table-cell>
          <table:table-cell office:value-type="float" office:value="1105221" table:formula="msoxl:=SUM(B76:AF76)" table:style-name="ce2">
            <text:p>1,105,221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國父紀念館</text:p>
          </table:table-cell>
          <table:table-cell office:value-type="float" office:value="25281" table:style-name="ce9">
            <text:p>25,281<text:s/></text:p>
          </table:table-cell>
          <table:table-cell office:value-type="float" office:value="20962" table:style-name="ce9">
            <text:p>20,962<text:s/></text:p>
          </table:table-cell>
          <table:table-cell office:value-type="float" office:value="27407" table:style-name="ce9">
            <text:p>27,407<text:s/></text:p>
          </table:table-cell>
          <table:table-cell office:value-type="float" office:value="24363" table:style-name="ce9">
            <text:p>24,363<text:s/></text:p>
          </table:table-cell>
          <table:table-cell office:value-type="float" office:value="24910" table:style-name="ce9">
            <text:p>24,910<text:s/></text:p>
          </table:table-cell>
          <table:table-cell office:value-type="float" office:value="27254" table:style-name="ce9">
            <text:p>27,254<text:s/></text:p>
          </table:table-cell>
          <table:table-cell office:value-type="float" office:value="22919" table:style-name="ce9">
            <text:p>22,919<text:s/></text:p>
          </table:table-cell>
          <table:table-cell office:value-type="float" office:value="35332" table:style-name="ce9">
            <text:p>35,332<text:s/></text:p>
          </table:table-cell>
          <table:table-cell office:value-type="float" office:value="35529" table:style-name="ce9">
            <text:p>35,529<text:s/></text:p>
          </table:table-cell>
          <table:table-cell office:value-type="float" office:value="30051" table:style-name="ce9">
            <text:p>30,051<text:s/></text:p>
          </table:table-cell>
          <table:table-cell office:value-type="float" office:value="20818" table:style-name="ce9">
            <text:p>20,818<text:s/></text:p>
          </table:table-cell>
          <table:table-cell office:value-type="float" office:value="22135" table:style-name="ce9">
            <text:p>22,135<text:s/></text:p>
          </table:table-cell>
          <table:table-cell office:value-type="float" office:value="22497" table:style-name="ce9">
            <text:p>22,497<text:s/></text:p>
          </table:table-cell>
          <table:table-cell office:value-type="float" office:value="22834" table:style-name="ce9">
            <text:p>22,834<text:s/></text:p>
          </table:table-cell>
          <table:table-cell office:value-type="float" office:value="27004" table:style-name="ce9">
            <text:p>27,004<text:s/></text:p>
          </table:table-cell>
          <table:table-cell office:value-type="float" office:value="25316" table:style-name="ce9">
            <text:p>25,316<text:s/></text:p>
          </table:table-cell>
          <table:table-cell office:value-type="float" office:value="20093" table:style-name="ce9">
            <text:p>20,093<text:s/></text:p>
          </table:table-cell>
          <table:table-cell office:value-type="float" office:value="20640" table:style-name="ce9">
            <text:p>20,640<text:s/></text:p>
          </table:table-cell>
          <table:table-cell office:value-type="float" office:value="21297" table:style-name="ce9">
            <text:p>21,297<text:s/></text:p>
          </table:table-cell>
          <table:table-cell office:value-type="float" office:value="22624" table:style-name="ce9">
            <text:p>22,624<text:s/></text:p>
          </table:table-cell>
          <table:table-cell office:value-type="float" office:value="23229" table:style-name="ce9">
            <text:p>23,229<text:s/></text:p>
          </table:table-cell>
          <table:table-cell office:value-type="float" office:value="25450" table:style-name="ce9">
            <text:p>25,450<text:s/></text:p>
          </table:table-cell>
          <table:table-cell office:value-type="float" office:value="24610" table:style-name="ce9">
            <text:p>24,610<text:s/></text:p>
          </table:table-cell>
          <table:table-cell office:value-type="float" office:value="20364" table:style-name="ce9">
            <text:p>20,364<text:s/></text:p>
          </table:table-cell>
          <table:table-cell office:value-type="float" office:value="23309" table:style-name="ce9">
            <text:p>23,309<text:s/></text:p>
          </table:table-cell>
          <table:table-cell office:value-type="float" office:value="22762" table:style-name="ce9">
            <text:p>22,762<text:s/></text:p>
          </table:table-cell>
          <table:table-cell office:value-type="float" office:value="23129" table:style-name="ce9">
            <text:p>23,129<text:s/></text:p>
          </table:table-cell>
          <table:table-cell office:value-type="float" office:value="23844" table:style-name="ce9">
            <text:p>23,844<text:s/></text:p>
          </table:table-cell>
          <table:table-cell office:value-type="float" office:value="26594" table:style-name="ce9">
            <text:p>26,594<text:s/></text:p>
          </table:table-cell>
          <table:table-cell office:value-type="float" office:value="21944" table:style-name="ce9">
            <text:p>21,944<text:s/></text:p>
          </table:table-cell>
          <table:table-cell office:value-type="float" office:value="59396" table:style-name="ce9">
            <text:p>59,396<text:s/></text:p>
          </table:table-cell>
          <table:table-cell office:value-type="float" office:value="793897" table:formula="msoxl:=SUM(B77:AF77)" table:style-name="ce2">
            <text:p>793,897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市政府</text:p>
          </table:table-cell>
          <table:table-cell office:value-type="float" office:value="77777" table:style-name="ce9">
            <text:p>77,777<text:s/></text:p>
          </table:table-cell>
          <table:table-cell office:value-type="float" office:value="74055" table:style-name="ce9">
            <text:p>74,055<text:s/></text:p>
          </table:table-cell>
          <table:table-cell office:value-type="float" office:value="58309" table:style-name="ce9">
            <text:p>58,309<text:s/></text:p>
          </table:table-cell>
          <table:table-cell office:value-type="float" office:value="61719" table:style-name="ce9">
            <text:p>61,719<text:s/></text:p>
          </table:table-cell>
          <table:table-cell office:value-type="float" office:value="63130" table:style-name="ce9">
            <text:p>63,130<text:s/></text:p>
          </table:table-cell>
          <table:table-cell office:value-type="float" office:value="66042" table:style-name="ce9">
            <text:p>66,042<text:s/></text:p>
          </table:table-cell>
          <table:table-cell office:value-type="float" office:value="67286" table:style-name="ce9">
            <text:p>67,286<text:s/></text:p>
          </table:table-cell>
          <table:table-cell office:value-type="float" office:value="84187" table:style-name="ce9">
            <text:p>84,187<text:s/></text:p>
          </table:table-cell>
          <table:table-cell office:value-type="float" office:value="88069" table:style-name="ce9">
            <text:p>88,069<text:s/></text:p>
          </table:table-cell>
          <table:table-cell office:value-type="float" office:value="66792" table:style-name="ce9">
            <text:p>66,792<text:s/></text:p>
          </table:table-cell>
          <table:table-cell office:value-type="float" office:value="66646" table:style-name="ce9">
            <text:p>66,646<text:s/></text:p>
          </table:table-cell>
          <table:table-cell office:value-type="float" office:value="66925" table:style-name="ce9">
            <text:p>66,925<text:s/></text:p>
          </table:table-cell>
          <table:table-cell office:value-type="float" office:value="67972" table:style-name="ce9">
            <text:p>67,972<text:s/></text:p>
          </table:table-cell>
          <table:table-cell office:value-type="float" office:value="69343" table:style-name="ce9">
            <text:p>69,343<text:s/></text:p>
          </table:table-cell>
          <table:table-cell office:value-type="float" office:value="81902" table:style-name="ce9">
            <text:p>81,902<text:s/></text:p>
          </table:table-cell>
          <table:table-cell office:value-type="float" office:value="82931" table:style-name="ce9">
            <text:p>82,931<text:s/></text:p>
          </table:table-cell>
          <table:table-cell office:value-type="float" office:value="70934" table:style-name="ce9">
            <text:p>70,934<text:s/></text:p>
          </table:table-cell>
          <table:table-cell office:value-type="float" office:value="65966" table:style-name="ce9">
            <text:p>65,966<text:s/></text:p>
          </table:table-cell>
          <table:table-cell office:value-type="float" office:value="67327" table:style-name="ce9">
            <text:p>67,327<text:s/></text:p>
          </table:table-cell>
          <table:table-cell office:value-type="float" office:value="70569" table:style-name="ce9">
            <text:p>70,569<text:s/></text:p>
          </table:table-cell>
          <table:table-cell office:value-type="float" office:value="73157" table:style-name="ce9">
            <text:p>73,157<text:s/></text:p>
          </table:table-cell>
          <table:table-cell office:value-type="float" office:value="85272" table:style-name="ce9">
            <text:p>85,272<text:s/></text:p>
          </table:table-cell>
          <table:table-cell office:value-type="float" office:value="94467" table:style-name="ce9">
            <text:p>94,467<text:s/></text:p>
          </table:table-cell>
          <table:table-cell office:value-type="float" office:value="87373" table:style-name="ce9">
            <text:p>87,373<text:s/></text:p>
          </table:table-cell>
          <table:table-cell office:value-type="float" office:value="74360" table:style-name="ce9">
            <text:p>74,360<text:s/></text:p>
          </table:table-cell>
          <table:table-cell office:value-type="float" office:value="65420" table:style-name="ce9">
            <text:p>65,420<text:s/></text:p>
          </table:table-cell>
          <table:table-cell office:value-type="float" office:value="65318" table:style-name="ce9">
            <text:p>65,318<text:s/></text:p>
          </table:table-cell>
          <table:table-cell office:value-type="float" office:value="67212" table:style-name="ce9">
            <text:p>67,212<text:s/></text:p>
          </table:table-cell>
          <table:table-cell office:value-type="float" office:value="75826" table:style-name="ce9">
            <text:p>75,826<text:s/></text:p>
          </table:table-cell>
          <table:table-cell office:value-type="float" office:value="64605" table:style-name="ce9">
            <text:p>64,605<text:s/></text:p>
          </table:table-cell>
          <table:table-cell office:value-type="float" office:value="140334" table:style-name="ce9">
            <text:p>140,334<text:s/></text:p>
          </table:table-cell>
          <table:table-cell office:value-type="float" office:value="2311225" table:formula="msoxl:=SUM(B78:AF78)" table:style-name="ce2">
            <text:p>2,311,225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永春</text:p>
          </table:table-cell>
          <table:table-cell office:value-type="float" office:value="23264" table:style-name="ce9">
            <text:p>23,264<text:s/></text:p>
          </table:table-cell>
          <table:table-cell office:value-type="float" office:value="16642" table:style-name="ce9">
            <text:p>16,642<text:s/></text:p>
          </table:table-cell>
          <table:table-cell office:value-type="float" office:value="14084" table:style-name="ce9">
            <text:p>14,084<text:s/></text:p>
          </table:table-cell>
          <table:table-cell office:value-type="float" office:value="20613" table:style-name="ce9">
            <text:p>20,613<text:s/></text:p>
          </table:table-cell>
          <table:table-cell office:value-type="float" office:value="21624" table:style-name="ce9">
            <text:p>21,624<text:s/></text:p>
          </table:table-cell>
          <table:table-cell office:value-type="float" office:value="21588" table:style-name="ce9">
            <text:p>21,588<text:s/></text:p>
          </table:table-cell>
          <table:table-cell office:value-type="float" office:value="21845" table:style-name="ce9">
            <text:p>21,845<text:s/></text:p>
          </table:table-cell>
          <table:table-cell office:value-type="float" office:value="23297" table:style-name="ce9">
            <text:p>23,297<text:s/></text:p>
          </table:table-cell>
          <table:table-cell office:value-type="float" office:value="17707" table:style-name="ce9">
            <text:p>17,707<text:s/></text:p>
          </table:table-cell>
          <table:table-cell office:value-type="float" office:value="14249" table:style-name="ce9">
            <text:p>14,249<text:s/></text:p>
          </table:table-cell>
          <table:table-cell office:value-type="float" office:value="20067" table:style-name="ce9">
            <text:p>20,067<text:s/></text:p>
          </table:table-cell>
          <table:table-cell office:value-type="float" office:value="21880" table:style-name="ce9">
            <text:p>21,880<text:s/></text:p>
          </table:table-cell>
          <table:table-cell office:value-type="float" office:value="21526" table:style-name="ce9">
            <text:p>21,526<text:s/></text:p>
          </table:table-cell>
          <table:table-cell office:value-type="float" office:value="21861" table:style-name="ce9">
            <text:p>21,861<text:s/></text:p>
          </table:table-cell>
          <table:table-cell office:value-type="float" office:value="23402" table:style-name="ce9">
            <text:p>23,402<text:s/></text:p>
          </table:table-cell>
          <table:table-cell office:value-type="float" office:value="17602" table:style-name="ce9">
            <text:p>17,602<text:s/></text:p>
          </table:table-cell>
          <table:table-cell office:value-type="float" office:value="14511" table:style-name="ce9">
            <text:p>14,511<text:s/></text:p>
          </table:table-cell>
          <table:table-cell office:value-type="float" office:value="20434" table:style-name="ce9">
            <text:p>20,434<text:s/></text:p>
          </table:table-cell>
          <table:table-cell office:value-type="float" office:value="21468" table:style-name="ce9">
            <text:p>21,468<text:s/></text:p>
          </table:table-cell>
          <table:table-cell office:value-type="float" office:value="22360" table:style-name="ce9">
            <text:p>22,360<text:s/></text:p>
          </table:table-cell>
          <table:table-cell office:value-type="float" office:value="22438" table:style-name="ce9">
            <text:p>22,438<text:s/></text:p>
          </table:table-cell>
          <table:table-cell office:value-type="float" office:value="23951" table:style-name="ce9">
            <text:p>23,951<text:s/></text:p>
          </table:table-cell>
          <table:table-cell office:value-type="float" office:value="18034" table:style-name="ce9">
            <text:p>18,034<text:s/></text:p>
          </table:table-cell>
          <table:table-cell office:value-type="float" office:value="15161" table:style-name="ce9">
            <text:p>15,161<text:s/></text:p>
          </table:table-cell>
          <table:table-cell office:value-type="float" office:value="21097" table:style-name="ce9">
            <text:p>21,097<text:s/></text:p>
          </table:table-cell>
          <table:table-cell office:value-type="float" office:value="21744" table:style-name="ce9">
            <text:p>21,744<text:s/></text:p>
          </table:table-cell>
          <table:table-cell office:value-type="float" office:value="22240" table:style-name="ce9">
            <text:p>22,240<text:s/></text:p>
          </table:table-cell>
          <table:table-cell office:value-type="float" office:value="22604" table:style-name="ce9">
            <text:p>22,604<text:s/></text:p>
          </table:table-cell>
          <table:table-cell office:value-type="float" office:value="23599" table:style-name="ce9">
            <text:p>23,599<text:s/></text:p>
          </table:table-cell>
          <table:table-cell office:value-type="float" office:value="16163" table:style-name="ce9">
            <text:p>16,163<text:s/></text:p>
          </table:table-cell>
          <table:table-cell office:value-type="float" office:value="18853" table:style-name="ce9">
            <text:p>18,853<text:s/></text:p>
          </table:table-cell>
          <table:table-cell office:value-type="float" office:value="625908" table:formula="msoxl:=SUM(B79:AF79)" table:style-name="ce2">
            <text:p>625,908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後山埤</text:p>
          </table:table-cell>
          <table:table-cell office:value-type="float" office:value="17984" table:style-name="ce9">
            <text:p>17,984<text:s/></text:p>
          </table:table-cell>
          <table:table-cell office:value-type="float" office:value="15462" table:style-name="ce9">
            <text:p>15,462<text:s/></text:p>
          </table:table-cell>
          <table:table-cell office:value-type="float" office:value="12811" table:style-name="ce9">
            <text:p>12,811<text:s/></text:p>
          </table:table-cell>
          <table:table-cell office:value-type="float" office:value="16370" table:style-name="ce9">
            <text:p>16,370<text:s/></text:p>
          </table:table-cell>
          <table:table-cell office:value-type="float" office:value="16743" table:style-name="ce9">
            <text:p>16,743<text:s/></text:p>
          </table:table-cell>
          <table:table-cell office:value-type="float" office:value="16848" table:style-name="ce9">
            <text:p>16,848<text:s/></text:p>
          </table:table-cell>
          <table:table-cell office:value-type="float" office:value="17082" table:style-name="ce9">
            <text:p>17,082<text:s/></text:p>
          </table:table-cell>
          <table:table-cell office:value-type="float" office:value="18296" table:style-name="ce9">
            <text:p>18,296<text:s/></text:p>
          </table:table-cell>
          <table:table-cell office:value-type="float" office:value="16110" table:style-name="ce9">
            <text:p>16,110<text:s/></text:p>
          </table:table-cell>
          <table:table-cell office:value-type="float" office:value="13421" table:style-name="ce9">
            <text:p>13,421<text:s/></text:p>
          </table:table-cell>
          <table:table-cell office:value-type="float" office:value="16325" table:style-name="ce9">
            <text:p>16,325<text:s/></text:p>
          </table:table-cell>
          <table:table-cell office:value-type="float" office:value="16848" table:style-name="ce9">
            <text:p>16,848<text:s/></text:p>
          </table:table-cell>
          <table:table-cell office:value-type="float" office:value="16937" table:style-name="ce9">
            <text:p>16,937<text:s/></text:p>
          </table:table-cell>
          <table:table-cell office:value-type="float" office:value="16974" table:style-name="ce9">
            <text:p>16,974<text:s/></text:p>
          </table:table-cell>
          <table:table-cell office:value-type="float" office:value="18001" table:style-name="ce9">
            <text:p>18,001<text:s/></text:p>
          </table:table-cell>
          <table:table-cell office:value-type="float" office:value="15378" table:style-name="ce9">
            <text:p>15,378<text:s/></text:p>
          </table:table-cell>
          <table:table-cell office:value-type="float" office:value="12846" table:style-name="ce9">
            <text:p>12,846<text:s/></text:p>
          </table:table-cell>
          <table:table-cell office:value-type="float" office:value="16354" table:style-name="ce9">
            <text:p>16,354<text:s/></text:p>
          </table:table-cell>
          <table:table-cell office:value-type="float" office:value="16596" table:style-name="ce9">
            <text:p>16,596<text:s/></text:p>
          </table:table-cell>
          <table:table-cell office:value-type="float" office:value="17365" table:style-name="ce9">
            <text:p>17,365<text:s/></text:p>
          </table:table-cell>
          <table:table-cell office:value-type="float" office:value="17188" table:style-name="ce9">
            <text:p>17,188<text:s/></text:p>
          </table:table-cell>
          <table:table-cell office:value-type="float" office:value="18218" table:style-name="ce9">
            <text:p>18,218<text:s/></text:p>
          </table:table-cell>
          <table:table-cell office:value-type="float" office:value="15688" table:style-name="ce9">
            <text:p>15,688<text:s/></text:p>
          </table:table-cell>
          <table:table-cell office:value-type="float" office:value="13640" table:style-name="ce9">
            <text:p>13,640<text:s/></text:p>
          </table:table-cell>
          <table:table-cell office:value-type="float" office:value="16878" table:style-name="ce9">
            <text:p>16,878<text:s/></text:p>
          </table:table-cell>
          <table:table-cell office:value-type="float" office:value="16977" table:style-name="ce9">
            <text:p>16,977<text:s/></text:p>
          </table:table-cell>
          <table:table-cell office:value-type="float" office:value="17512" table:style-name="ce9">
            <text:p>17,512<text:s/></text:p>
          </table:table-cell>
          <table:table-cell office:value-type="float" office:value="17144" table:style-name="ce9">
            <text:p>17,144<text:s/></text:p>
          </table:table-cell>
          <table:table-cell office:value-type="float" office:value="18135" table:style-name="ce9">
            <text:p>18,135<text:s/></text:p>
          </table:table-cell>
          <table:table-cell office:value-type="float" office:value="14761" table:style-name="ce9">
            <text:p>14,761<text:s/></text:p>
          </table:table-cell>
          <table:table-cell office:value-type="float" office:value="16407" table:style-name="ce9">
            <text:p>16,407<text:s/></text:p>
          </table:table-cell>
          <table:table-cell office:value-type="float" office:value="507299" table:formula="msoxl:=SUM(B80:AF80)" table:style-name="ce2">
            <text:p>507,299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昆陽</text:p>
          </table:table-cell>
          <table:table-cell office:value-type="float" office:value="16431" table:style-name="ce9">
            <text:p>16,431<text:s/></text:p>
          </table:table-cell>
          <table:table-cell office:value-type="float" office:value="11468" table:style-name="ce9">
            <text:p>11,468<text:s/></text:p>
          </table:table-cell>
          <table:table-cell office:value-type="float" office:value="8008" table:style-name="ce9">
            <text:p>8,008<text:s/></text:p>
          </table:table-cell>
          <table:table-cell office:value-type="float" office:value="14241" table:style-name="ce9">
            <text:p>14,241<text:s/></text:p>
          </table:table-cell>
          <table:table-cell office:value-type="float" office:value="14383" table:style-name="ce9">
            <text:p>14,383<text:s/></text:p>
          </table:table-cell>
          <table:table-cell office:value-type="float" office:value="14354" table:style-name="ce9">
            <text:p>14,354<text:s/></text:p>
          </table:table-cell>
          <table:table-cell office:value-type="float" office:value="15339" table:style-name="ce9">
            <text:p>15,339<text:s/></text:p>
          </table:table-cell>
          <table:table-cell office:value-type="float" office:value="15530" table:style-name="ce9">
            <text:p>15,530<text:s/></text:p>
          </table:table-cell>
          <table:table-cell office:value-type="float" office:value="11242" table:style-name="ce9">
            <text:p>11,242<text:s/></text:p>
          </table:table-cell>
          <table:table-cell office:value-type="float" office:value="8809" table:style-name="ce9">
            <text:p>8,809<text:s/></text:p>
          </table:table-cell>
          <table:table-cell office:value-type="float" office:value="14226" table:style-name="ce9">
            <text:p>14,226<text:s/></text:p>
          </table:table-cell>
          <table:table-cell office:value-type="float" office:value="14839" table:style-name="ce9">
            <text:p>14,839<text:s/></text:p>
          </table:table-cell>
          <table:table-cell office:value-type="float" office:value="14881" table:style-name="ce9">
            <text:p>14,881<text:s/></text:p>
          </table:table-cell>
          <table:table-cell office:value-type="float" office:value="15243" table:style-name="ce9">
            <text:p>15,243<text:s/></text:p>
          </table:table-cell>
          <table:table-cell office:value-type="float" office:value="15295" table:style-name="ce9">
            <text:p>15,295<text:s/></text:p>
          </table:table-cell>
          <table:table-cell office:value-type="float" office:value="11168" table:style-name="ce9">
            <text:p>11,168<text:s/></text:p>
          </table:table-cell>
          <table:table-cell office:value-type="float" office:value="9074" table:style-name="ce9">
            <text:p>9,074<text:s/></text:p>
          </table:table-cell>
          <table:table-cell office:value-type="float" office:value="14475" table:style-name="ce9">
            <text:p>14,475<text:s/></text:p>
          </table:table-cell>
          <table:table-cell office:value-type="float" office:value="14681" table:style-name="ce9">
            <text:p>14,681<text:s/></text:p>
          </table:table-cell>
          <table:table-cell office:value-type="float" office:value="15030" table:style-name="ce9">
            <text:p>15,030<text:s/></text:p>
          </table:table-cell>
          <table:table-cell office:value-type="float" office:value="15170" table:style-name="ce9">
            <text:p>15,170<text:s/></text:p>
          </table:table-cell>
          <table:table-cell office:value-type="float" office:value="16378" table:style-name="ce9">
            <text:p>16,378<text:s/></text:p>
          </table:table-cell>
          <table:table-cell office:value-type="float" office:value="9642" table:style-name="ce9">
            <text:p>9,642<text:s/></text:p>
          </table:table-cell>
          <table:table-cell office:value-type="float" office:value="9233" table:style-name="ce9">
            <text:p>9,233<text:s/></text:p>
          </table:table-cell>
          <table:table-cell office:value-type="float" office:value="14977" table:style-name="ce9">
            <text:p>14,977<text:s/></text:p>
          </table:table-cell>
          <table:table-cell office:value-type="float" office:value="14878" table:style-name="ce9">
            <text:p>14,878<text:s/></text:p>
          </table:table-cell>
          <table:table-cell office:value-type="float" office:value="14954" table:style-name="ce9">
            <text:p>14,954<text:s/></text:p>
          </table:table-cell>
          <table:table-cell office:value-type="float" office:value="15015" table:style-name="ce9">
            <text:p>15,015<text:s/></text:p>
          </table:table-cell>
          <table:table-cell office:value-type="float" office:value="15205" table:style-name="ce9">
            <text:p>15,205<text:s/></text:p>
          </table:table-cell>
          <table:table-cell office:value-type="float" office:value="10119" table:style-name="ce9">
            <text:p>10,119<text:s/></text:p>
          </table:table-cell>
          <table:table-cell office:value-type="float" office:value="9776" table:style-name="ce9">
            <text:p>9,776<text:s/></text:p>
          </table:table-cell>
          <table:table-cell office:value-type="float" office:value="414064" table:formula="msoxl:=SUM(B81:AF81)" table:style-name="ce2">
            <text:p>414,064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南港</text:p>
          </table:table-cell>
          <table:table-cell office:value-type="float" office:value="31517" table:style-name="ce9">
            <text:p>31,517<text:s/></text:p>
          </table:table-cell>
          <table:table-cell office:value-type="float" office:value="24324" table:style-name="ce9">
            <text:p>24,324<text:s/></text:p>
          </table:table-cell>
          <table:table-cell office:value-type="float" office:value="20834" table:style-name="ce9">
            <text:p>20,834<text:s/></text:p>
          </table:table-cell>
          <table:table-cell office:value-type="float" office:value="22294" table:style-name="ce9">
            <text:p>22,294<text:s/></text:p>
          </table:table-cell>
          <table:table-cell office:value-type="float" office:value="22335" table:style-name="ce9">
            <text:p>22,335<text:s/></text:p>
          </table:table-cell>
          <table:table-cell office:value-type="float" office:value="23568" table:style-name="ce9">
            <text:p>23,568<text:s/></text:p>
          </table:table-cell>
          <table:table-cell office:value-type="float" office:value="25138" table:style-name="ce9">
            <text:p>25,138<text:s/></text:p>
          </table:table-cell>
          <table:table-cell office:value-type="float" office:value="31355" table:style-name="ce9">
            <text:p>31,355<text:s/></text:p>
          </table:table-cell>
          <table:table-cell office:value-type="float" office:value="28702" table:style-name="ce9">
            <text:p>28,702<text:s/></text:p>
          </table:table-cell>
          <table:table-cell office:value-type="float" office:value="24295" table:style-name="ce9">
            <text:p>24,295<text:s/></text:p>
          </table:table-cell>
          <table:table-cell office:value-type="float" office:value="22190" table:style-name="ce9">
            <text:p>22,190<text:s/></text:p>
          </table:table-cell>
          <table:table-cell office:value-type="float" office:value="22813" table:style-name="ce9">
            <text:p>22,813<text:s/></text:p>
          </table:table-cell>
          <table:table-cell office:value-type="float" office:value="23135" table:style-name="ce9">
            <text:p>23,135<text:s/></text:p>
          </table:table-cell>
          <table:table-cell office:value-type="float" office:value="24118" table:style-name="ce9">
            <text:p>24,118<text:s/></text:p>
          </table:table-cell>
          <table:table-cell office:value-type="float" office:value="29137" table:style-name="ce9">
            <text:p>29,137<text:s/></text:p>
          </table:table-cell>
          <table:table-cell office:value-type="float" office:value="25118" table:style-name="ce9">
            <text:p>25,118<text:s/></text:p>
          </table:table-cell>
          <table:table-cell office:value-type="float" office:value="21002" table:style-name="ce9">
            <text:p>21,002<text:s/></text:p>
          </table:table-cell>
          <table:table-cell office:value-type="float" office:value="21950" table:style-name="ce9">
            <text:p>21,950<text:s/></text:p>
          </table:table-cell>
          <table:table-cell office:value-type="float" office:value="22894" table:style-name="ce9">
            <text:p>22,894<text:s/></text:p>
          </table:table-cell>
          <table:table-cell office:value-type="float" office:value="23884" table:style-name="ce9">
            <text:p>23,884<text:s/></text:p>
          </table:table-cell>
          <table:table-cell office:value-type="float" office:value="24551" table:style-name="ce9">
            <text:p>24,551<text:s/></text:p>
          </table:table-cell>
          <table:table-cell office:value-type="float" office:value="28528" table:style-name="ce9">
            <text:p>28,528<text:s/></text:p>
          </table:table-cell>
          <table:table-cell office:value-type="float" office:value="23183" table:style-name="ce9">
            <text:p>23,183<text:s/></text:p>
          </table:table-cell>
          <table:table-cell office:value-type="float" office:value="20191" table:style-name="ce9">
            <text:p>20,191<text:s/></text:p>
          </table:table-cell>
          <table:table-cell office:value-type="float" office:value="23355" table:style-name="ce9">
            <text:p>23,355<text:s/></text:p>
          </table:table-cell>
          <table:table-cell office:value-type="float" office:value="23127" table:style-name="ce9">
            <text:p>23,127<text:s/></text:p>
          </table:table-cell>
          <table:table-cell office:value-type="float" office:value="24303" table:style-name="ce9">
            <text:p>24,303<text:s/></text:p>
          </table:table-cell>
          <table:table-cell office:value-type="float" office:value="25298" table:style-name="ce9">
            <text:p>25,298<text:s/></text:p>
          </table:table-cell>
          <table:table-cell office:value-type="float" office:value="31606" table:style-name="ce9">
            <text:p>31,606<text:s/></text:p>
          </table:table-cell>
          <table:table-cell office:value-type="float" office:value="24975" table:style-name="ce9">
            <text:p>24,975<text:s/></text:p>
          </table:table-cell>
          <table:table-cell office:value-type="float" office:value="26424" table:style-name="ce9">
            <text:p>26,424<text:s/></text:p>
          </table:table-cell>
          <table:table-cell office:value-type="float" office:value="766144" table:formula="msoxl:=SUM(B82:AF82)" table:style-name="ce2">
            <text:p>766,144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象山</text:p>
          </table:table-cell>
          <table:table-cell office:value-type="float" office:value="13881" table:style-name="ce9">
            <text:p>13,881<text:s/></text:p>
          </table:table-cell>
          <table:table-cell office:value-type="float" office:value="10300" table:style-name="ce9">
            <text:p>10,300<text:s/></text:p>
          </table:table-cell>
          <table:table-cell office:value-type="float" office:value="8349" table:style-name="ce9">
            <text:p>8,349<text:s/></text:p>
          </table:table-cell>
          <table:table-cell office:value-type="float" office:value="12076" table:style-name="ce9">
            <text:p>12,076<text:s/></text:p>
          </table:table-cell>
          <table:table-cell office:value-type="float" office:value="13153" table:style-name="ce9">
            <text:p>13,153<text:s/></text:p>
          </table:table-cell>
          <table:table-cell office:value-type="float" office:value="13019" table:style-name="ce9">
            <text:p>13,019<text:s/></text:p>
          </table:table-cell>
          <table:table-cell office:value-type="float" office:value="14243" table:style-name="ce9">
            <text:p>14,243<text:s/></text:p>
          </table:table-cell>
          <table:table-cell office:value-type="float" office:value="15319" table:style-name="ce9">
            <text:p>15,319<text:s/></text:p>
          </table:table-cell>
          <table:table-cell office:value-type="float" office:value="11515" table:style-name="ce9">
            <text:p>11,515<text:s/></text:p>
          </table:table-cell>
          <table:table-cell office:value-type="float" office:value="9771" table:style-name="ce9">
            <text:p>9,771<text:s/></text:p>
          </table:table-cell>
          <table:table-cell office:value-type="float" office:value="13773" table:style-name="ce9">
            <text:p>13,773<text:s/></text:p>
          </table:table-cell>
          <table:table-cell office:value-type="float" office:value="13551" table:style-name="ce9">
            <text:p>13,551<text:s/></text:p>
          </table:table-cell>
          <table:table-cell office:value-type="float" office:value="13764" table:style-name="ce9">
            <text:p>13,764<text:s/></text:p>
          </table:table-cell>
          <table:table-cell office:value-type="float" office:value="14521" table:style-name="ce9">
            <text:p>14,521<text:s/></text:p>
          </table:table-cell>
          <table:table-cell office:value-type="float" office:value="15161" table:style-name="ce9">
            <text:p>15,161<text:s/></text:p>
          </table:table-cell>
          <table:table-cell office:value-type="float" office:value="10216" table:style-name="ce9">
            <text:p>10,216<text:s/></text:p>
          </table:table-cell>
          <table:table-cell office:value-type="float" office:value="8387" table:style-name="ce9">
            <text:p>8,387<text:s/></text:p>
          </table:table-cell>
          <table:table-cell office:value-type="float" office:value="14035" table:style-name="ce9">
            <text:p>14,035<text:s/></text:p>
          </table:table-cell>
          <table:table-cell office:value-type="float" office:value="13523" table:style-name="ce9">
            <text:p>13,523<text:s/></text:p>
          </table:table-cell>
          <table:table-cell office:value-type="float" office:value="13330" table:style-name="ce9">
            <text:p>13,330<text:s/></text:p>
          </table:table-cell>
          <table:table-cell office:value-type="float" office:value="13197" table:style-name="ce9">
            <text:p>13,197<text:s/></text:p>
          </table:table-cell>
          <table:table-cell office:value-type="float" office:value="14389" table:style-name="ce9">
            <text:p>14,389<text:s/></text:p>
          </table:table-cell>
          <table:table-cell office:value-type="float" office:value="10968" table:style-name="ce9">
            <text:p>10,968<text:s/></text:p>
          </table:table-cell>
          <table:table-cell office:value-type="float" office:value="8365" table:style-name="ce9">
            <text:p>8,365<text:s/></text:p>
          </table:table-cell>
          <table:table-cell office:value-type="float" office:value="13543" table:style-name="ce9">
            <text:p>13,543<text:s/></text:p>
          </table:table-cell>
          <table:table-cell office:value-type="float" office:value="14293" table:style-name="ce9">
            <text:p>14,293<text:s/></text:p>
          </table:table-cell>
          <table:table-cell office:value-type="float" office:value="14345" table:style-name="ce9">
            <text:p>14,345<text:s/></text:p>
          </table:table-cell>
          <table:table-cell office:value-type="float" office:value="13664" table:style-name="ce9">
            <text:p>13,664<text:s/></text:p>
          </table:table-cell>
          <table:table-cell office:value-type="float" office:value="14081" table:style-name="ce9">
            <text:p>14,081<text:s/></text:p>
          </table:table-cell>
          <table:table-cell office:value-type="float" office:value="11032" table:style-name="ce9">
            <text:p>11,032<text:s/></text:p>
          </table:table-cell>
          <table:table-cell office:value-type="float" office:value="31194" table:style-name="ce9">
            <text:p>31,194<text:s/></text:p>
          </table:table-cell>
          <table:table-cell office:value-type="float" office:value="410958" table:formula="msoxl:=SUM(B83:AF83)" table:style-name="ce2">
            <text:p>410,958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台北101/世貿</text:p>
          </table:table-cell>
          <table:table-cell office:value-type="float" office:value="37609" table:style-name="ce9">
            <text:p>37,609<text:s/></text:p>
          </table:table-cell>
          <table:table-cell office:value-type="float" office:value="38487" table:style-name="ce9">
            <text:p>38,487<text:s/></text:p>
          </table:table-cell>
          <table:table-cell office:value-type="float" office:value="32030" table:style-name="ce9">
            <text:p>32,030<text:s/></text:p>
          </table:table-cell>
          <table:table-cell office:value-type="float" office:value="30764" table:style-name="ce9">
            <text:p>30,764<text:s/></text:p>
          </table:table-cell>
          <table:table-cell office:value-type="float" office:value="30010" table:style-name="ce9">
            <text:p>30,010<text:s/></text:p>
          </table:table-cell>
          <table:table-cell office:value-type="float" office:value="30908" table:style-name="ce9">
            <text:p>30,908<text:s/></text:p>
          </table:table-cell>
          <table:table-cell office:value-type="float" office:value="32699" table:style-name="ce9">
            <text:p>32,699<text:s/></text:p>
          </table:table-cell>
          <table:table-cell office:value-type="float" office:value="38060" table:style-name="ce9">
            <text:p>38,060<text:s/></text:p>
          </table:table-cell>
          <table:table-cell office:value-type="float" office:value="38801" table:style-name="ce9">
            <text:p>38,801<text:s/></text:p>
          </table:table-cell>
          <table:table-cell office:value-type="float" office:value="32270" table:style-name="ce9">
            <text:p>32,270<text:s/></text:p>
          </table:table-cell>
          <table:table-cell office:value-type="float" office:value="31957" table:style-name="ce9">
            <text:p>31,957<text:s/></text:p>
          </table:table-cell>
          <table:table-cell office:value-type="float" office:value="31601" table:style-name="ce9">
            <text:p>31,601<text:s/></text:p>
          </table:table-cell>
          <table:table-cell office:value-type="float" office:value="31807" table:style-name="ce9">
            <text:p>31,807<text:s/></text:p>
          </table:table-cell>
          <table:table-cell office:value-type="float" office:value="33233" table:style-name="ce9">
            <text:p>33,233<text:s/></text:p>
          </table:table-cell>
          <table:table-cell office:value-type="float" office:value="38437" table:style-name="ce9">
            <text:p>38,437<text:s/></text:p>
          </table:table-cell>
          <table:table-cell office:value-type="float" office:value="39591" table:style-name="ce9">
            <text:p>39,591<text:s/></text:p>
          </table:table-cell>
          <table:table-cell office:value-type="float" office:value="34565" table:style-name="ce9">
            <text:p>34,565<text:s/></text:p>
          </table:table-cell>
          <table:table-cell office:value-type="float" office:value="32981" table:style-name="ce9">
            <text:p>32,981<text:s/></text:p>
          </table:table-cell>
          <table:table-cell office:value-type="float" office:value="31828" table:style-name="ce9">
            <text:p>31,828<text:s/></text:p>
          </table:table-cell>
          <table:table-cell office:value-type="float" office:value="33688" table:style-name="ce9">
            <text:p>33,688<text:s/></text:p>
          </table:table-cell>
          <table:table-cell office:value-type="float" office:value="35329" table:style-name="ce9">
            <text:p>35,329<text:s/></text:p>
          </table:table-cell>
          <table:table-cell office:value-type="float" office:value="45645" table:style-name="ce9">
            <text:p>45,645<text:s/></text:p>
          </table:table-cell>
          <table:table-cell office:value-type="float" office:value="51606" table:style-name="ce9">
            <text:p>51,606<text:s/></text:p>
          </table:table-cell>
          <table:table-cell office:value-type="float" office:value="48212" table:style-name="ce9">
            <text:p>48,212<text:s/></text:p>
          </table:table-cell>
          <table:table-cell office:value-type="float" office:value="45429" table:style-name="ce9">
            <text:p>45,429<text:s/></text:p>
          </table:table-cell>
          <table:table-cell office:value-type="float" office:value="33931" table:style-name="ce9">
            <text:p>33,931<text:s/></text:p>
          </table:table-cell>
          <table:table-cell office:value-type="float" office:value="34090" table:style-name="ce9">
            <text:p>34,090<text:s/></text:p>
          </table:table-cell>
          <table:table-cell office:value-type="float" office:value="35131" table:style-name="ce9">
            <text:p>35,131<text:s/></text:p>
          </table:table-cell>
          <table:table-cell office:value-type="float" office:value="38656" table:style-name="ce9">
            <text:p>38,656<text:s/></text:p>
          </table:table-cell>
          <table:table-cell office:value-type="float" office:value="34848" table:style-name="ce9">
            <text:p>34,848<text:s/></text:p>
          </table:table-cell>
          <table:table-cell office:value-type="float" office:value="119279" table:style-name="ce9">
            <text:p>119,279<text:s/></text:p>
          </table:table-cell>
          <table:table-cell office:value-type="float" office:value="1203482" table:formula="msoxl:=SUM(B84:AF84)" table:style-name="ce2">
            <text:p>1,203,482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信義安和</text:p>
          </table:table-cell>
          <table:table-cell office:value-type="float" office:value="22644" table:style-name="ce9">
            <text:p>22,644<text:s/></text:p>
          </table:table-cell>
          <table:table-cell office:value-type="float" office:value="15157" table:style-name="ce9">
            <text:p>15,157<text:s/></text:p>
          </table:table-cell>
          <table:table-cell office:value-type="float" office:value="11089" table:style-name="ce9">
            <text:p>11,089<text:s/></text:p>
          </table:table-cell>
          <table:table-cell office:value-type="float" office:value="19852" table:style-name="ce9">
            <text:p>19,852<text:s/></text:p>
          </table:table-cell>
          <table:table-cell office:value-type="float" office:value="20261" table:style-name="ce9">
            <text:p>20,261<text:s/></text:p>
          </table:table-cell>
          <table:table-cell office:value-type="float" office:value="21028" table:style-name="ce9">
            <text:p>21,028<text:s/></text:p>
          </table:table-cell>
          <table:table-cell office:value-type="float" office:value="21088" table:style-name="ce9">
            <text:p>21,088<text:s/></text:p>
          </table:table-cell>
          <table:table-cell office:value-type="float" office:value="22979" table:style-name="ce9">
            <text:p>22,979<text:s/></text:p>
          </table:table-cell>
          <table:table-cell office:value-type="float" office:value="16134" table:style-name="ce9">
            <text:p>16,134<text:s/></text:p>
          </table:table-cell>
          <table:table-cell office:value-type="float" office:value="11955" table:style-name="ce9">
            <text:p>11,955<text:s/></text:p>
          </table:table-cell>
          <table:table-cell office:value-type="float" office:value="19489" table:style-name="ce9">
            <text:p>19,489<text:s/></text:p>
          </table:table-cell>
          <table:table-cell office:value-type="float" office:value="20642" table:style-name="ce9">
            <text:p>20,642<text:s/></text:p>
          </table:table-cell>
          <table:table-cell office:value-type="float" office:value="20832" table:style-name="ce9">
            <text:p>20,832<text:s/></text:p>
          </table:table-cell>
          <table:table-cell office:value-type="float" office:value="21019" table:style-name="ce9">
            <text:p>21,019<text:s/></text:p>
          </table:table-cell>
          <table:table-cell office:value-type="float" office:value="23165" table:style-name="ce9">
            <text:p>23,165<text:s/></text:p>
          </table:table-cell>
          <table:table-cell office:value-type="float" office:value="16392" table:style-name="ce9">
            <text:p>16,392<text:s/></text:p>
          </table:table-cell>
          <table:table-cell office:value-type="float" office:value="12113" table:style-name="ce9">
            <text:p>12,113<text:s/></text:p>
          </table:table-cell>
          <table:table-cell office:value-type="float" office:value="20048" table:style-name="ce9">
            <text:p>20,048<text:s/></text:p>
          </table:table-cell>
          <table:table-cell office:value-type="float" office:value="20710" table:style-name="ce9">
            <text:p>20,710<text:s/></text:p>
          </table:table-cell>
          <table:table-cell office:value-type="float" office:value="21476" table:style-name="ce9">
            <text:p>21,476<text:s/></text:p>
          </table:table-cell>
          <table:table-cell office:value-type="float" office:value="21739" table:style-name="ce9">
            <text:p>21,739<text:s/></text:p>
          </table:table-cell>
          <table:table-cell office:value-type="float" office:value="24155" table:style-name="ce9">
            <text:p>24,155<text:s/></text:p>
          </table:table-cell>
          <table:table-cell office:value-type="float" office:value="17397" table:style-name="ce9">
            <text:p>17,397<text:s/></text:p>
          </table:table-cell>
          <table:table-cell office:value-type="float" office:value="13102" table:style-name="ce9">
            <text:p>13,102<text:s/></text:p>
          </table:table-cell>
          <table:table-cell office:value-type="float" office:value="21167" table:style-name="ce9">
            <text:p>21,167<text:s/></text:p>
          </table:table-cell>
          <table:table-cell office:value-type="float" office:value="21461" table:style-name="ce9">
            <text:p>21,461<text:s/></text:p>
          </table:table-cell>
          <table:table-cell office:value-type="float" office:value="21784" table:style-name="ce9">
            <text:p>21,784<text:s/></text:p>
          </table:table-cell>
          <table:table-cell office:value-type="float" office:value="21829" table:style-name="ce9">
            <text:p>21,829<text:s/></text:p>
          </table:table-cell>
          <table:table-cell office:value-type="float" office:value="23308" table:style-name="ce9">
            <text:p>23,308<text:s/></text:p>
          </table:table-cell>
          <table:table-cell office:value-type="float" office:value="15444" table:style-name="ce9">
            <text:p>15,444<text:s/></text:p>
          </table:table-cell>
          <table:table-cell office:value-type="float" office:value="31721" table:style-name="ce9">
            <text:p>31,721<text:s/></text:p>
          </table:table-cell>
          <table:table-cell office:value-type="float" office:value="611180" table:formula="msoxl:=SUM(B85:AF85)" table:style-name="ce2">
            <text:p>611,180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大安森林公園</text:p>
          </table:table-cell>
          <table:table-cell office:value-type="float" office:value="8406" table:style-name="ce9">
            <text:p>8,406<text:s/></text:p>
          </table:table-cell>
          <table:table-cell office:value-type="float" office:value="10370" table:style-name="ce9">
            <text:p>10,370<text:s/></text:p>
          </table:table-cell>
          <table:table-cell office:value-type="float" office:value="10472" table:style-name="ce9">
            <text:p>10,472<text:s/></text:p>
          </table:table-cell>
          <table:table-cell office:value-type="float" office:value="7149" table:style-name="ce9">
            <text:p>7,149<text:s/></text:p>
          </table:table-cell>
          <table:table-cell office:value-type="float" office:value="8102" table:style-name="ce9">
            <text:p>8,102<text:s/></text:p>
          </table:table-cell>
          <table:table-cell office:value-type="float" office:value="7695" table:style-name="ce9">
            <text:p>7,695<text:s/></text:p>
          </table:table-cell>
          <table:table-cell office:value-type="float" office:value="8726" table:style-name="ce9">
            <text:p>8,726<text:s/></text:p>
          </table:table-cell>
          <table:table-cell office:value-type="float" office:value="9461" table:style-name="ce9">
            <text:p>9,461<text:s/></text:p>
          </table:table-cell>
          <table:table-cell office:value-type="float" office:value="12668" table:style-name="ce9">
            <text:p>12,668<text:s/></text:p>
          </table:table-cell>
          <table:table-cell office:value-type="float" office:value="11500" table:style-name="ce9">
            <text:p>11,500<text:s/></text:p>
          </table:table-cell>
          <table:table-cell office:value-type="float" office:value="7994" table:style-name="ce9">
            <text:p>7,994<text:s/></text:p>
          </table:table-cell>
          <table:table-cell office:value-type="float" office:value="8007" table:style-name="ce9">
            <text:p>8,007<text:s/></text:p>
          </table:table-cell>
          <table:table-cell office:value-type="float" office:value="8373" table:style-name="ce9">
            <text:p>8,373<text:s/></text:p>
          </table:table-cell>
          <table:table-cell office:value-type="float" office:value="8640" table:style-name="ce9">
            <text:p>8,640<text:s/></text:p>
          </table:table-cell>
          <table:table-cell office:value-type="float" office:value="9209" table:style-name="ce9">
            <text:p>9,209<text:s/></text:p>
          </table:table-cell>
          <table:table-cell office:value-type="float" office:value="11766" table:style-name="ce9">
            <text:p>11,766<text:s/></text:p>
          </table:table-cell>
          <table:table-cell office:value-type="float" office:value="10091" table:style-name="ce9">
            <text:p>10,091<text:s/></text:p>
          </table:table-cell>
          <table:table-cell office:value-type="float" office:value="8163" table:style-name="ce9">
            <text:p>8,163<text:s/></text:p>
          </table:table-cell>
          <table:table-cell office:value-type="float" office:value="7871" table:style-name="ce9">
            <text:p>7,871<text:s/></text:p>
          </table:table-cell>
          <table:table-cell office:value-type="float" office:value="8177" table:style-name="ce9">
            <text:p>8,177<text:s/></text:p>
          </table:table-cell>
          <table:table-cell office:value-type="float" office:value="7864" table:style-name="ce9">
            <text:p>7,864<text:s/></text:p>
          </table:table-cell>
          <table:table-cell office:value-type="float" office:value="8928" table:style-name="ce9">
            <text:p>8,928<text:s/></text:p>
          </table:table-cell>
          <table:table-cell office:value-type="float" office:value="11357" table:style-name="ce9">
            <text:p>11,357<text:s/></text:p>
          </table:table-cell>
          <table:table-cell office:value-type="float" office:value="9729" table:style-name="ce9">
            <text:p>9,729<text:s/></text:p>
          </table:table-cell>
          <table:table-cell office:value-type="float" office:value="8937" table:style-name="ce9">
            <text:p>8,937<text:s/></text:p>
          </table:table-cell>
          <table:table-cell office:value-type="float" office:value="8788" table:style-name="ce9">
            <text:p>8,788<text:s/></text:p>
          </table:table-cell>
          <table:table-cell office:value-type="float" office:value="8914" table:style-name="ce9">
            <text:p>8,914<text:s/></text:p>
          </table:table-cell>
          <table:table-cell office:value-type="float" office:value="8129" table:style-name="ce9">
            <text:p>8,129<text:s/></text:p>
          </table:table-cell>
          <table:table-cell office:value-type="float" office:value="9003" table:style-name="ce9">
            <text:p>9,003<text:s/></text:p>
          </table:table-cell>
          <table:table-cell office:value-type="float" office:value="10899" table:style-name="ce9">
            <text:p>10,899<text:s/></text:p>
          </table:table-cell>
          <table:table-cell office:value-type="float" office:value="15386" table:style-name="ce9">
            <text:p>15,386<text:s/></text:p>
          </table:table-cell>
          <table:table-cell office:value-type="float" office:value="290774" table:formula="msoxl:=SUM(B86:AF86)" table:style-name="ce2">
            <text:p>290,774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北門</text:p>
          </table:table-cell>
          <table:table-cell office:value-type="float" office:value="16422" table:style-name="ce9">
            <text:p>16,422<text:s/></text:p>
          </table:table-cell>
          <table:table-cell office:value-type="float" office:value="13241" table:style-name="ce9">
            <text:p>13,241<text:s/></text:p>
          </table:table-cell>
          <table:table-cell office:value-type="float" office:value="11243" table:style-name="ce9">
            <text:p>11,243<text:s/></text:p>
          </table:table-cell>
          <table:table-cell office:value-type="float" office:value="14416" table:style-name="ce9">
            <text:p>14,416<text:s/></text:p>
          </table:table-cell>
          <table:table-cell office:value-type="float" office:value="15303" table:style-name="ce9">
            <text:p>15,303<text:s/></text:p>
          </table:table-cell>
          <table:table-cell office:value-type="float" office:value="15173" table:style-name="ce9">
            <text:p>15,173<text:s/></text:p>
          </table:table-cell>
          <table:table-cell office:value-type="float" office:value="15899" table:style-name="ce9">
            <text:p>15,899<text:s/></text:p>
          </table:table-cell>
          <table:table-cell office:value-type="float" office:value="16832" table:style-name="ce9">
            <text:p>16,832<text:s/></text:p>
          </table:table-cell>
          <table:table-cell office:value-type="float" office:value="15234" table:style-name="ce9">
            <text:p>15,234<text:s/></text:p>
          </table:table-cell>
          <table:table-cell office:value-type="float" office:value="13163" table:style-name="ce9">
            <text:p>13,163<text:s/></text:p>
          </table:table-cell>
          <table:table-cell office:value-type="float" office:value="15367" table:style-name="ce9">
            <text:p>15,367<text:s/></text:p>
          </table:table-cell>
          <table:table-cell office:value-type="float" office:value="15458" table:style-name="ce9">
            <text:p>15,458<text:s/></text:p>
          </table:table-cell>
          <table:table-cell office:value-type="float" office:value="15667" table:style-name="ce9">
            <text:p>15,667<text:s/></text:p>
          </table:table-cell>
          <table:table-cell office:value-type="float" office:value="15694" table:style-name="ce9">
            <text:p>15,694<text:s/></text:p>
          </table:table-cell>
          <table:table-cell office:value-type="float" office:value="16778" table:style-name="ce9">
            <text:p>16,778<text:s/></text:p>
          </table:table-cell>
          <table:table-cell office:value-type="float" office:value="14669" table:style-name="ce9">
            <text:p>14,669<text:s/></text:p>
          </table:table-cell>
          <table:table-cell office:value-type="float" office:value="12283" table:style-name="ce9">
            <text:p>12,283<text:s/></text:p>
          </table:table-cell>
          <table:table-cell office:value-type="float" office:value="14925" table:style-name="ce9">
            <text:p>14,925<text:s/></text:p>
          </table:table-cell>
          <table:table-cell office:value-type="float" office:value="15348" table:style-name="ce9">
            <text:p>15,348<text:s/></text:p>
          </table:table-cell>
          <table:table-cell office:value-type="float" office:value="15388" table:style-name="ce9">
            <text:p>15,388<text:s/></text:p>
          </table:table-cell>
          <table:table-cell office:value-type="float" office:value="15197" table:style-name="ce9">
            <text:p>15,197<text:s/></text:p>
          </table:table-cell>
          <table:table-cell office:value-type="float" office:value="16820" table:style-name="ce9">
            <text:p>16,820<text:s/></text:p>
          </table:table-cell>
          <table:table-cell office:value-type="float" office:value="14274" table:style-name="ce9">
            <text:p>14,274<text:s/></text:p>
          </table:table-cell>
          <table:table-cell office:value-type="float" office:value="11678" table:style-name="ce9">
            <text:p>11,678<text:s/></text:p>
          </table:table-cell>
          <table:table-cell office:value-type="float" office:value="16134" table:style-name="ce9">
            <text:p>16,134<text:s/></text:p>
          </table:table-cell>
          <table:table-cell office:value-type="float" office:value="16270" table:style-name="ce9">
            <text:p>16,270<text:s/></text:p>
          </table:table-cell>
          <table:table-cell office:value-type="float" office:value="16527" table:style-name="ce9">
            <text:p>16,527<text:s/></text:p>
          </table:table-cell>
          <table:table-cell office:value-type="float" office:value="16149" table:style-name="ce9">
            <text:p>16,149<text:s/></text:p>
          </table:table-cell>
          <table:table-cell office:value-type="float" office:value="17674" table:style-name="ce9">
            <text:p>17,674<text:s/></text:p>
          </table:table-cell>
          <table:table-cell office:value-type="float" office:value="14933" table:style-name="ce9">
            <text:p>14,933<text:s/></text:p>
          </table:table-cell>
          <table:table-cell office:value-type="float" office:value="16489" table:style-name="ce9">
            <text:p>16,489<text:s/></text:p>
          </table:table-cell>
          <table:table-cell office:value-type="float" office:value="470648" table:formula="msoxl:=SUM(B87:AF87)" table:style-name="ce2">
            <text:p>470,648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松江南京</text:p>
          </table:table-cell>
          <table:table-cell office:value-type="float" office:value="44602" table:style-name="ce9">
            <text:p>44,602<text:s/></text:p>
          </table:table-cell>
          <table:table-cell office:value-type="float" office:value="26505" table:style-name="ce9">
            <text:p>26,505<text:s/></text:p>
          </table:table-cell>
          <table:table-cell office:value-type="float" office:value="17064" table:style-name="ce9">
            <text:p>17,064<text:s/></text:p>
          </table:table-cell>
          <table:table-cell office:value-type="float" office:value="40786" table:style-name="ce9">
            <text:p>40,786<text:s/></text:p>
          </table:table-cell>
          <table:table-cell office:value-type="float" office:value="41845" table:style-name="ce9">
            <text:p>41,845<text:s/></text:p>
          </table:table-cell>
          <table:table-cell office:value-type="float" office:value="42999" table:style-name="ce9">
            <text:p>42,999<text:s/></text:p>
          </table:table-cell>
          <table:table-cell office:value-type="float" office:value="42793" table:style-name="ce9">
            <text:p>42,793<text:s/></text:p>
          </table:table-cell>
          <table:table-cell office:value-type="float" office:value="45012" table:style-name="ce9">
            <text:p>45,012<text:s/></text:p>
          </table:table-cell>
          <table:table-cell office:value-type="float" office:value="23701" table:style-name="ce9">
            <text:p>23,701<text:s/></text:p>
          </table:table-cell>
          <table:table-cell office:value-type="float" office:value="17409" table:style-name="ce9">
            <text:p>17,409<text:s/></text:p>
          </table:table-cell>
          <table:table-cell office:value-type="float" office:value="39781" table:style-name="ce9">
            <text:p>39,781<text:s/></text:p>
          </table:table-cell>
          <table:table-cell office:value-type="float" office:value="42048" table:style-name="ce9">
            <text:p>42,048<text:s/></text:p>
          </table:table-cell>
          <table:table-cell office:value-type="float" office:value="42299" table:style-name="ce9">
            <text:p>42,299<text:s/></text:p>
          </table:table-cell>
          <table:table-cell office:value-type="float" office:value="42758" table:style-name="ce9">
            <text:p>42,758<text:s/></text:p>
          </table:table-cell>
          <table:table-cell office:value-type="float" office:value="45014" table:style-name="ce9">
            <text:p>45,014<text:s/></text:p>
          </table:table-cell>
          <table:table-cell office:value-type="float" office:value="24595" table:style-name="ce9">
            <text:p>24,595<text:s/></text:p>
          </table:table-cell>
          <table:table-cell office:value-type="float" office:value="19388" table:style-name="ce9">
            <text:p>19,388<text:s/></text:p>
          </table:table-cell>
          <table:table-cell office:value-type="float" office:value="41152" table:style-name="ce9">
            <text:p>41,152<text:s/></text:p>
          </table:table-cell>
          <table:table-cell office:value-type="float" office:value="43025" table:style-name="ce9">
            <text:p>43,025<text:s/></text:p>
          </table:table-cell>
          <table:table-cell office:value-type="float" office:value="43556" table:style-name="ce9">
            <text:p>43,556<text:s/></text:p>
          </table:table-cell>
          <table:table-cell office:value-type="float" office:value="44560" table:style-name="ce9">
            <text:p>44,560<text:s/></text:p>
          </table:table-cell>
          <table:table-cell office:value-type="float" office:value="46207" table:style-name="ce9">
            <text:p>46,207<text:s/></text:p>
          </table:table-cell>
          <table:table-cell office:value-type="float" office:value="24875" table:style-name="ce9">
            <text:p>24,875<text:s/></text:p>
          </table:table-cell>
          <table:table-cell office:value-type="float" office:value="19023" table:style-name="ce9">
            <text:p>19,023<text:s/></text:p>
          </table:table-cell>
          <table:table-cell office:value-type="float" office:value="42075" table:style-name="ce9">
            <text:p>42,075<text:s/></text:p>
          </table:table-cell>
          <table:table-cell office:value-type="float" office:value="43764" table:style-name="ce9">
            <text:p>43,764<text:s/></text:p>
          </table:table-cell>
          <table:table-cell office:value-type="float" office:value="43834" table:style-name="ce9">
            <text:p>43,834<text:s/></text:p>
          </table:table-cell>
          <table:table-cell office:value-type="float" office:value="45015" table:style-name="ce9">
            <text:p>45,015<text:s/></text:p>
          </table:table-cell>
          <table:table-cell office:value-type="float" office:value="45543" table:style-name="ce9">
            <text:p>45,543<text:s/></text:p>
          </table:table-cell>
          <table:table-cell office:value-type="float" office:value="21743" table:style-name="ce9">
            <text:p>21,743<text:s/></text:p>
          </table:table-cell>
          <table:table-cell office:value-type="float" office:value="22096" table:style-name="ce9">
            <text:p>22,096<text:s/></text:p>
          </table:table-cell>
          <table:table-cell office:value-type="float" office:value="1125067" table:formula="msoxl:=SUM(B88:AF88)" table:style-name="ce2">
            <text:p>1,125,067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台北小巨蛋</text:p>
          </table:table-cell>
          <table:table-cell office:value-type="float" office:value="24821" table:style-name="ce9">
            <text:p>24,821<text:s/></text:p>
          </table:table-cell>
          <table:table-cell office:value-type="float" office:value="19950" table:style-name="ce9">
            <text:p>19,950<text:s/></text:p>
          </table:table-cell>
          <table:table-cell office:value-type="float" office:value="15696" table:style-name="ce9">
            <text:p>15,696<text:s/></text:p>
          </table:table-cell>
          <table:table-cell office:value-type="float" office:value="22277" table:style-name="ce9">
            <text:p>22,277<text:s/></text:p>
          </table:table-cell>
          <table:table-cell office:value-type="float" office:value="22973" table:style-name="ce9">
            <text:p>22,973<text:s/></text:p>
          </table:table-cell>
          <table:table-cell office:value-type="float" office:value="23838" table:style-name="ce9">
            <text:p>23,838<text:s/></text:p>
          </table:table-cell>
          <table:table-cell office:value-type="float" office:value="23696" table:style-name="ce9">
            <text:p>23,696<text:s/></text:p>
          </table:table-cell>
          <table:table-cell office:value-type="float" office:value="24759" table:style-name="ce9">
            <text:p>24,759<text:s/></text:p>
          </table:table-cell>
          <table:table-cell office:value-type="float" office:value="21215" table:style-name="ce9">
            <text:p>21,215<text:s/></text:p>
          </table:table-cell>
          <table:table-cell office:value-type="float" office:value="16249" table:style-name="ce9">
            <text:p>16,249<text:s/></text:p>
          </table:table-cell>
          <table:table-cell office:value-type="float" office:value="22239" table:style-name="ce9">
            <text:p>22,239<text:s/></text:p>
          </table:table-cell>
          <table:table-cell office:value-type="float" office:value="23671" table:style-name="ce9">
            <text:p>23,671<text:s/></text:p>
          </table:table-cell>
          <table:table-cell office:value-type="float" office:value="23339" table:style-name="ce9">
            <text:p>23,339<text:s/></text:p>
          </table:table-cell>
          <table:table-cell office:value-type="float" office:value="23656" table:style-name="ce9">
            <text:p>23,656<text:s/></text:p>
          </table:table-cell>
          <table:table-cell office:value-type="float" office:value="28484" table:style-name="ce9">
            <text:p>28,484<text:s/></text:p>
          </table:table-cell>
          <table:table-cell office:value-type="float" office:value="20879" table:style-name="ce9">
            <text:p>20,879<text:s/></text:p>
          </table:table-cell>
          <table:table-cell office:value-type="float" office:value="19516" table:style-name="ce9">
            <text:p>19,516<text:s/></text:p>
          </table:table-cell>
          <table:table-cell office:value-type="float" office:value="21255" table:style-name="ce9">
            <text:p>21,255<text:s/></text:p>
          </table:table-cell>
          <table:table-cell office:value-type="float" office:value="22884" table:style-name="ce9">
            <text:p>22,884<text:s/></text:p>
          </table:table-cell>
          <table:table-cell office:value-type="float" office:value="23963" table:style-name="ce9">
            <text:p>23,963<text:s/></text:p>
          </table:table-cell>
          <table:table-cell office:value-type="float" office:value="23759" table:style-name="ce9">
            <text:p>23,759<text:s/></text:p>
          </table:table-cell>
          <table:table-cell office:value-type="float" office:value="24724" table:style-name="ce9">
            <text:p>24,724<text:s/></text:p>
          </table:table-cell>
          <table:table-cell office:value-type="float" office:value="20347" table:style-name="ce9">
            <text:p>20,347<text:s/></text:p>
          </table:table-cell>
          <table:table-cell office:value-type="float" office:value="16450" table:style-name="ce9">
            <text:p>16,450<text:s/></text:p>
          </table:table-cell>
          <table:table-cell office:value-type="float" office:value="22332" table:style-name="ce9">
            <text:p>22,332<text:s/></text:p>
          </table:table-cell>
          <table:table-cell office:value-type="float" office:value="23185" table:style-name="ce9">
            <text:p>23,185<text:s/></text:p>
          </table:table-cell>
          <table:table-cell office:value-type="float" office:value="23759" table:style-name="ce9">
            <text:p>23,759<text:s/></text:p>
          </table:table-cell>
          <table:table-cell office:value-type="float" office:value="24283" table:style-name="ce9">
            <text:p>24,283<text:s/></text:p>
          </table:table-cell>
          <table:table-cell office:value-type="float" office:value="24248" table:style-name="ce9">
            <text:p>24,248<text:s/></text:p>
          </table:table-cell>
          <table:table-cell office:value-type="float" office:value="15579" table:style-name="ce9">
            <text:p>15,579<text:s/></text:p>
          </table:table-cell>
          <table:table-cell office:value-type="float" office:value="15518" table:style-name="ce9">
            <text:p>15,518<text:s/></text:p>
          </table:table-cell>
          <table:table-cell office:value-type="float" office:value="679544" table:formula="msoxl:=SUM(B89:AF89)" table:style-name="ce2">
            <text:p>679,544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南京三民</text:p>
          </table:table-cell>
          <table:table-cell office:value-type="float" office:value="27115" table:style-name="ce9">
            <text:p>27,115<text:s/></text:p>
          </table:table-cell>
          <table:table-cell office:value-type="float" office:value="15238" table:style-name="ce9">
            <text:p>15,238<text:s/></text:p>
          </table:table-cell>
          <table:table-cell office:value-type="float" office:value="12742" table:style-name="ce9">
            <text:p>12,742<text:s/></text:p>
          </table:table-cell>
          <table:table-cell office:value-type="float" office:value="25414" table:style-name="ce9">
            <text:p>25,414<text:s/></text:p>
          </table:table-cell>
          <table:table-cell office:value-type="float" office:value="25947" table:style-name="ce9">
            <text:p>25,947<text:s/></text:p>
          </table:table-cell>
          <table:table-cell office:value-type="float" office:value="26560" table:style-name="ce9">
            <text:p>26,560<text:s/></text:p>
          </table:table-cell>
          <table:table-cell office:value-type="float" office:value="26264" table:style-name="ce9">
            <text:p>26,264<text:s/></text:p>
          </table:table-cell>
          <table:table-cell office:value-type="float" office:value="27176" table:style-name="ce9">
            <text:p>27,176<text:s/></text:p>
          </table:table-cell>
          <table:table-cell office:value-type="float" office:value="16076" table:style-name="ce9">
            <text:p>16,076<text:s/></text:p>
          </table:table-cell>
          <table:table-cell office:value-type="float" office:value="13029" table:style-name="ce9">
            <text:p>13,029<text:s/></text:p>
          </table:table-cell>
          <table:table-cell office:value-type="float" office:value="25129" table:style-name="ce9">
            <text:p>25,129<text:s/></text:p>
          </table:table-cell>
          <table:table-cell office:value-type="float" office:value="26055" table:style-name="ce9">
            <text:p>26,055<text:s/></text:p>
          </table:table-cell>
          <table:table-cell office:value-type="float" office:value="26224" table:style-name="ce9">
            <text:p>26,224<text:s/></text:p>
          </table:table-cell>
          <table:table-cell office:value-type="float" office:value="26194" table:style-name="ce9">
            <text:p>26,194<text:s/></text:p>
          </table:table-cell>
          <table:table-cell office:value-type="float" office:value="27375" table:style-name="ce9">
            <text:p>27,375<text:s/></text:p>
          </table:table-cell>
          <table:table-cell office:value-type="float" office:value="16693" table:style-name="ce9">
            <text:p>16,693<text:s/></text:p>
          </table:table-cell>
          <table:table-cell office:value-type="float" office:value="14915" table:style-name="ce9">
            <text:p>14,915<text:s/></text:p>
          </table:table-cell>
          <table:table-cell office:value-type="float" office:value="25351" table:style-name="ce9">
            <text:p>25,351<text:s/></text:p>
          </table:table-cell>
          <table:table-cell office:value-type="float" office:value="26065" table:style-name="ce9">
            <text:p>26,065<text:s/></text:p>
          </table:table-cell>
          <table:table-cell office:value-type="float" office:value="26561" table:style-name="ce9">
            <text:p>26,561<text:s/></text:p>
          </table:table-cell>
          <table:table-cell office:value-type="float" office:value="26741" table:style-name="ce9">
            <text:p>26,741<text:s/></text:p>
          </table:table-cell>
          <table:table-cell office:value-type="float" office:value="27792" table:style-name="ce9">
            <text:p>27,792<text:s/></text:p>
          </table:table-cell>
          <table:table-cell office:value-type="float" office:value="16789" table:style-name="ce9">
            <text:p>16,789<text:s/></text:p>
          </table:table-cell>
          <table:table-cell office:value-type="float" office:value="13040" table:style-name="ce9">
            <text:p>13,040<text:s/></text:p>
          </table:table-cell>
          <table:table-cell office:value-type="float" office:value="25621" table:style-name="ce9">
            <text:p>25,621<text:s/></text:p>
          </table:table-cell>
          <table:table-cell office:value-type="float" office:value="26170" table:style-name="ce9">
            <text:p>26,170<text:s/></text:p>
          </table:table-cell>
          <table:table-cell office:value-type="float" office:value="26798" table:style-name="ce9">
            <text:p>26,798<text:s/></text:p>
          </table:table-cell>
          <table:table-cell office:value-type="float" office:value="27366" table:style-name="ce9">
            <text:p>27,366<text:s/></text:p>
          </table:table-cell>
          <table:table-cell office:value-type="float" office:value="27817" table:style-name="ce9">
            <text:p>27,817<text:s/></text:p>
          </table:table-cell>
          <table:table-cell office:value-type="float" office:value="14928" table:style-name="ce9">
            <text:p>14,928<text:s/></text:p>
          </table:table-cell>
          <table:table-cell office:value-type="float" office:value="16699" table:style-name="ce9">
            <text:p>16,699<text:s/></text:p>
          </table:table-cell>
          <table:table-cell office:value-type="float" office:value="705884" table:formula="msoxl:=SUM(B90:AF90)" table:style-name="ce2">
            <text:p>705,884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松山</text:p>
          </table:table-cell>
          <table:table-cell office:value-type="float" office:value="27950" table:style-name="ce9">
            <text:p>27,950<text:s/></text:p>
          </table:table-cell>
          <table:table-cell office:value-type="float" office:value="21769" table:style-name="ce9">
            <text:p>21,769<text:s/></text:p>
          </table:table-cell>
          <table:table-cell office:value-type="float" office:value="16447" table:style-name="ce9">
            <text:p>16,447<text:s/></text:p>
          </table:table-cell>
          <table:table-cell office:value-type="float" office:value="24208" table:style-name="ce9">
            <text:p>24,208<text:s/></text:p>
          </table:table-cell>
          <table:table-cell office:value-type="float" office:value="26337" table:style-name="ce9">
            <text:p>26,337<text:s/></text:p>
          </table:table-cell>
          <table:table-cell office:value-type="float" office:value="25827" table:style-name="ce9">
            <text:p>25,827<text:s/></text:p>
          </table:table-cell>
          <table:table-cell office:value-type="float" office:value="27147" table:style-name="ce9">
            <text:p>27,147<text:s/></text:p>
          </table:table-cell>
          <table:table-cell office:value-type="float" office:value="29094" table:style-name="ce9">
            <text:p>29,094<text:s/></text:p>
          </table:table-cell>
          <table:table-cell office:value-type="float" office:value="22710" table:style-name="ce9">
            <text:p>22,710<text:s/></text:p>
          </table:table-cell>
          <table:table-cell office:value-type="float" office:value="18220" table:style-name="ce9">
            <text:p>18,220<text:s/></text:p>
          </table:table-cell>
          <table:table-cell office:value-type="float" office:value="25516" table:style-name="ce9">
            <text:p>25,516<text:s/></text:p>
          </table:table-cell>
          <table:table-cell office:value-type="float" office:value="26100" table:style-name="ce9">
            <text:p>26,100<text:s/></text:p>
          </table:table-cell>
          <table:table-cell office:value-type="float" office:value="26849" table:style-name="ce9">
            <text:p>26,849<text:s/></text:p>
          </table:table-cell>
          <table:table-cell office:value-type="float" office:value="26897" table:style-name="ce9">
            <text:p>26,897<text:s/></text:p>
          </table:table-cell>
          <table:table-cell office:value-type="float" office:value="29369" table:style-name="ce9">
            <text:p>29,369<text:s/></text:p>
          </table:table-cell>
          <table:table-cell office:value-type="float" office:value="20856" table:style-name="ce9">
            <text:p>20,856<text:s/></text:p>
          </table:table-cell>
          <table:table-cell office:value-type="float" office:value="17821" table:style-name="ce9">
            <text:p>17,821<text:s/></text:p>
          </table:table-cell>
          <table:table-cell office:value-type="float" office:value="25880" table:style-name="ce9">
            <text:p>25,880<text:s/></text:p>
          </table:table-cell>
          <table:table-cell office:value-type="float" office:value="26436" table:style-name="ce9">
            <text:p>26,436<text:s/></text:p>
          </table:table-cell>
          <table:table-cell office:value-type="float" office:value="26713" table:style-name="ce9">
            <text:p>26,713<text:s/></text:p>
          </table:table-cell>
          <table:table-cell office:value-type="float" office:value="26733" table:style-name="ce9">
            <text:p>26,733<text:s/></text:p>
          </table:table-cell>
          <table:table-cell office:value-type="float" office:value="28854" table:style-name="ce9">
            <text:p>28,854<text:s/></text:p>
          </table:table-cell>
          <table:table-cell office:value-type="float" office:value="19707" table:style-name="ce9">
            <text:p>19,707<text:s/></text:p>
          </table:table-cell>
          <table:table-cell office:value-type="float" office:value="16798" table:style-name="ce9">
            <text:p>16,798<text:s/></text:p>
          </table:table-cell>
          <table:table-cell office:value-type="float" office:value="26570" table:style-name="ce9">
            <text:p>26,570<text:s/></text:p>
          </table:table-cell>
          <table:table-cell office:value-type="float" office:value="27674" table:style-name="ce9">
            <text:p>27,674<text:s/></text:p>
          </table:table-cell>
          <table:table-cell office:value-type="float" office:value="28064" table:style-name="ce9">
            <text:p>28,064<text:s/></text:p>
          </table:table-cell>
          <table:table-cell office:value-type="float" office:value="28124" table:style-name="ce9">
            <text:p>28,124<text:s/></text:p>
          </table:table-cell>
          <table:table-cell office:value-type="float" office:value="30097" table:style-name="ce9">
            <text:p>30,097<text:s/></text:p>
          </table:table-cell>
          <table:table-cell office:value-type="float" office:value="22649" table:style-name="ce9">
            <text:p>22,649<text:s/></text:p>
          </table:table-cell>
          <table:table-cell office:value-type="float" office:value="27030" table:style-name="ce9">
            <text:p>27,030<text:s/></text:p>
          </table:table-cell>
          <table:table-cell office:value-type="float" office:value="774446" table:formula="msoxl:=SUM(B91:AF91)" table:style-name="ce2">
            <text:p>774,446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輔大</text:p>
          </table:table-cell>
          <table:table-cell office:value-type="float" office:value="14203" table:style-name="ce9">
            <text:p>14,203<text:s/></text:p>
          </table:table-cell>
          <table:table-cell office:value-type="float" office:value="8437" table:style-name="ce9">
            <text:p>8,437<text:s/></text:p>
          </table:table-cell>
          <table:table-cell office:value-type="float" office:value="6922" table:style-name="ce9">
            <text:p>6,922<text:s/></text:p>
          </table:table-cell>
          <table:table-cell office:value-type="float" office:value="14664" table:style-name="ce9">
            <text:p>14,664<text:s/></text:p>
          </table:table-cell>
          <table:table-cell office:value-type="float" office:value="14722" table:style-name="ce9">
            <text:p>14,722<text:s/></text:p>
          </table:table-cell>
          <table:table-cell office:value-type="float" office:value="14566" table:style-name="ce9">
            <text:p>14,566<text:s/></text:p>
          </table:table-cell>
          <table:table-cell office:value-type="float" office:value="14440" table:style-name="ce9">
            <text:p>14,440<text:s/></text:p>
          </table:table-cell>
          <table:table-cell office:value-type="float" office:value="14682" table:style-name="ce9">
            <text:p>14,682<text:s/></text:p>
          </table:table-cell>
          <table:table-cell office:value-type="float" office:value="11707" table:style-name="ce9">
            <text:p>11,707<text:s/></text:p>
          </table:table-cell>
          <table:table-cell office:value-type="float" office:value="6558" table:style-name="ce9">
            <text:p>6,558<text:s/></text:p>
          </table:table-cell>
          <table:table-cell office:value-type="float" office:value="9861" table:style-name="ce9">
            <text:p>9,861<text:s/></text:p>
          </table:table-cell>
          <table:table-cell office:value-type="float" office:value="14941" table:style-name="ce9">
            <text:p>14,941<text:s/></text:p>
          </table:table-cell>
          <table:table-cell office:value-type="float" office:value="14325" table:style-name="ce9">
            <text:p>14,325<text:s/></text:p>
          </table:table-cell>
          <table:table-cell office:value-type="float" office:value="14408" table:style-name="ce9">
            <text:p>14,408<text:s/></text:p>
          </table:table-cell>
          <table:table-cell office:value-type="float" office:value="14650" table:style-name="ce9">
            <text:p>14,650<text:s/></text:p>
          </table:table-cell>
          <table:table-cell office:value-type="float" office:value="8465" table:style-name="ce9">
            <text:p>8,465<text:s/></text:p>
          </table:table-cell>
          <table:table-cell office:value-type="float" office:value="7052" table:style-name="ce9">
            <text:p>7,052<text:s/></text:p>
          </table:table-cell>
          <table:table-cell office:value-type="float" office:value="14614" table:style-name="ce9">
            <text:p>14,614<text:s/></text:p>
          </table:table-cell>
          <table:table-cell office:value-type="float" office:value="14543" table:style-name="ce9">
            <text:p>14,543<text:s/></text:p>
          </table:table-cell>
          <table:table-cell office:value-type="float" office:value="14275" table:style-name="ce9">
            <text:p>14,275<text:s/></text:p>
          </table:table-cell>
          <table:table-cell office:value-type="float" office:value="14306" table:style-name="ce9">
            <text:p>14,306<text:s/></text:p>
          </table:table-cell>
          <table:table-cell office:value-type="float" office:value="14129" table:style-name="ce9">
            <text:p>14,129<text:s/></text:p>
          </table:table-cell>
          <table:table-cell office:value-type="float" office:value="7972" table:style-name="ce9">
            <text:p>7,972<text:s/></text:p>
          </table:table-cell>
          <table:table-cell office:value-type="float" office:value="6504" table:style-name="ce9">
            <text:p>6,504<text:s/></text:p>
          </table:table-cell>
          <table:table-cell office:value-type="float" office:value="9228" table:style-name="ce9">
            <text:p>9,228<text:s/></text:p>
          </table:table-cell>
          <table:table-cell office:value-type="float" office:value="14343" table:style-name="ce9">
            <text:p>14,343<text:s/></text:p>
          </table:table-cell>
          <table:table-cell office:value-type="float" office:value="13764" table:style-name="ce9">
            <text:p>13,764<text:s/></text:p>
          </table:table-cell>
          <table:table-cell office:value-type="float" office:value="14288" table:style-name="ce9">
            <text:p>14,288<text:s/></text:p>
          </table:table-cell>
          <table:table-cell office:value-type="float" office:value="14599" table:style-name="ce9">
            <text:p>14,599<text:s/></text:p>
          </table:table-cell>
          <table:table-cell office:value-type="float" office:value="7283" table:style-name="ce9">
            <text:p>7,283<text:s/></text:p>
          </table:table-cell>
          <table:table-cell office:value-type="float" office:value="8310" table:style-name="ce9">
            <text:p>8,310<text:s/></text:p>
          </table:table-cell>
          <table:table-cell office:value-type="float" office:value="372761" table:formula="msoxl:=SUM(B92:AF92)" table:style-name="ce2">
            <text:p>372,761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新莊</text:p>
          </table:table-cell>
          <table:table-cell office:value-type="float" office:value="12360" table:style-name="ce9">
            <text:p>12,360<text:s/></text:p>
          </table:table-cell>
          <table:table-cell office:value-type="float" office:value="10495" table:style-name="ce9">
            <text:p>10,495<text:s/></text:p>
          </table:table-cell>
          <table:table-cell office:value-type="float" office:value="7226" table:style-name="ce9">
            <text:p>7,226<text:s/></text:p>
          </table:table-cell>
          <table:table-cell office:value-type="float" office:value="10537" table:style-name="ce9">
            <text:p>10,537<text:s/></text:p>
          </table:table-cell>
          <table:table-cell office:value-type="float" office:value="11709" table:style-name="ce9">
            <text:p>11,709<text:s/></text:p>
          </table:table-cell>
          <table:table-cell office:value-type="float" office:value="11608" table:style-name="ce9">
            <text:p>11,608<text:s/></text:p>
          </table:table-cell>
          <table:table-cell office:value-type="float" office:value="11924" table:style-name="ce9">
            <text:p>11,924<text:s/></text:p>
          </table:table-cell>
          <table:table-cell office:value-type="float" office:value="12755" table:style-name="ce9">
            <text:p>12,755<text:s/></text:p>
          </table:table-cell>
          <table:table-cell office:value-type="float" office:value="10728" table:style-name="ce9">
            <text:p>10,728<text:s/></text:p>
          </table:table-cell>
          <table:table-cell office:value-type="float" office:value="8480" table:style-name="ce9">
            <text:p>8,480<text:s/></text:p>
          </table:table-cell>
          <table:table-cell office:value-type="float" office:value="11313" table:style-name="ce9">
            <text:p>11,313<text:s/></text:p>
          </table:table-cell>
          <table:table-cell office:value-type="float" office:value="11646" table:style-name="ce9">
            <text:p>11,646<text:s/></text:p>
          </table:table-cell>
          <table:table-cell office:value-type="float" office:value="11715" table:style-name="ce9">
            <text:p>11,715<text:s/></text:p>
          </table:table-cell>
          <table:table-cell office:value-type="float" office:value="11964" table:style-name="ce9">
            <text:p>11,964<text:s/></text:p>
          </table:table-cell>
          <table:table-cell office:value-type="float" office:value="12623" table:style-name="ce9">
            <text:p>12,623<text:s/></text:p>
          </table:table-cell>
          <table:table-cell office:value-type="float" office:value="9983" table:style-name="ce9">
            <text:p>9,983<text:s/></text:p>
          </table:table-cell>
          <table:table-cell office:value-type="float" office:value="8019" table:style-name="ce9">
            <text:p>8,019<text:s/></text:p>
          </table:table-cell>
          <table:table-cell office:value-type="float" office:value="11372" table:style-name="ce9">
            <text:p>11,372<text:s/></text:p>
          </table:table-cell>
          <table:table-cell office:value-type="float" office:value="12162" table:style-name="ce9">
            <text:p>12,162<text:s/></text:p>
          </table:table-cell>
          <table:table-cell office:value-type="float" office:value="11896" table:style-name="ce9">
            <text:p>11,896<text:s/></text:p>
          </table:table-cell>
          <table:table-cell office:value-type="float" office:value="11719" table:style-name="ce9">
            <text:p>11,719<text:s/></text:p>
          </table:table-cell>
          <table:table-cell office:value-type="float" office:value="12356" table:style-name="ce9">
            <text:p>12,356<text:s/></text:p>
          </table:table-cell>
          <table:table-cell office:value-type="float" office:value="11233" table:style-name="ce9">
            <text:p>11,233<text:s/></text:p>
          </table:table-cell>
          <table:table-cell office:value-type="float" office:value="8572" table:style-name="ce9">
            <text:p>8,572<text:s/></text:p>
          </table:table-cell>
          <table:table-cell office:value-type="float" office:value="11317" table:style-name="ce9">
            <text:p>11,317<text:s/></text:p>
          </table:table-cell>
          <table:table-cell office:value-type="float" office:value="11698" table:style-name="ce9">
            <text:p>11,698<text:s/></text:p>
          </table:table-cell>
          <table:table-cell office:value-type="float" office:value="11912" table:style-name="ce9">
            <text:p>11,912<text:s/></text:p>
          </table:table-cell>
          <table:table-cell office:value-type="float" office:value="11632" table:style-name="ce9">
            <text:p>11,632<text:s/></text:p>
          </table:table-cell>
          <table:table-cell office:value-type="float" office:value="12324" table:style-name="ce9">
            <text:p>12,324<text:s/></text:p>
          </table:table-cell>
          <table:table-cell office:value-type="float" office:value="9976" table:style-name="ce9">
            <text:p>9,976<text:s/></text:p>
          </table:table-cell>
          <table:table-cell office:value-type="float" office:value="12184" table:style-name="ce9">
            <text:p>12,184<text:s/></text:p>
          </table:table-cell>
          <table:table-cell office:value-type="float" office:value="345438" table:formula="msoxl:=SUM(B93:AF93)" table:style-name="ce2">
            <text:p>345,438<text:s/></text:p>
          </table:table-cell>
          <table:table-cell table:number-columns-repeated="16351"/>
        </table:table-row>
        <table:table-row table:style-name="ro1">
          <table:table-cell office:value-type="string" table:style-name="ce10">
            <text:p>O頭前庄</text:p>
          </table:table-cell>
          <table:table-cell office:value-type="float" office:value="5289" table:style-name="ce11">
            <text:p>5,289<text:s/></text:p>
          </table:table-cell>
          <table:table-cell office:value-type="float" office:value="3818" table:style-name="ce11">
            <text:p>3,818<text:s/></text:p>
          </table:table-cell>
          <table:table-cell office:value-type="float" office:value="3332" table:style-name="ce11">
            <text:p>3,332<text:s/></text:p>
          </table:table-cell>
          <table:table-cell office:value-type="float" office:value="4818" table:style-name="ce11">
            <text:p>4,818<text:s/></text:p>
          </table:table-cell>
          <table:table-cell office:value-type="float" office:value="5136" table:style-name="ce11">
            <text:p>5,136<text:s/></text:p>
          </table:table-cell>
          <table:table-cell office:value-type="float" office:value="5122" table:style-name="ce11">
            <text:p>5,122<text:s/></text:p>
          </table:table-cell>
          <table:table-cell office:value-type="float" office:value="5164" table:style-name="ce11">
            <text:p>5,164<text:s/></text:p>
          </table:table-cell>
          <table:table-cell office:value-type="float" office:value="5354" table:style-name="ce11">
            <text:p>5,354<text:s/></text:p>
          </table:table-cell>
          <table:table-cell office:value-type="float" office:value="4235" table:style-name="ce11">
            <text:p>4,235<text:s/></text:p>
          </table:table-cell>
          <table:table-cell office:value-type="float" office:value="3143" table:style-name="ce11">
            <text:p>3,143<text:s/></text:p>
          </table:table-cell>
          <table:table-cell office:value-type="float" office:value="4794" table:style-name="ce11">
            <text:p>4,794<text:s/></text:p>
          </table:table-cell>
          <table:table-cell office:value-type="float" office:value="4999" table:style-name="ce11">
            <text:p>4,999<text:s/></text:p>
          </table:table-cell>
          <table:table-cell office:value-type="float" office:value="5068" table:style-name="ce11">
            <text:p>5,068<text:s/></text:p>
          </table:table-cell>
          <table:table-cell office:value-type="float" office:value="5075" table:style-name="ce11">
            <text:p>5,075<text:s/></text:p>
          </table:table-cell>
          <table:table-cell office:value-type="float" office:value="5266" table:style-name="ce11">
            <text:p>5,266<text:s/></text:p>
          </table:table-cell>
          <table:table-cell office:value-type="float" office:value="3707" table:style-name="ce11">
            <text:p>3,707<text:s/></text:p>
          </table:table-cell>
          <table:table-cell office:value-type="float" office:value="2856" table:style-name="ce11">
            <text:p>2,856<text:s/></text:p>
          </table:table-cell>
          <table:table-cell office:value-type="float" office:value="4882" table:style-name="ce11">
            <text:p>4,882<text:s/></text:p>
          </table:table-cell>
          <table:table-cell office:value-type="float" office:value="4947" table:style-name="ce11">
            <text:p>4,947<text:s/></text:p>
          </table:table-cell>
          <table:table-cell office:value-type="float" office:value="5014" table:style-name="ce11">
            <text:p>5,014<text:s/></text:p>
          </table:table-cell>
          <table:table-cell office:value-type="float" office:value="5067" table:style-name="ce11">
            <text:p>5,067<text:s/></text:p>
          </table:table-cell>
          <table:table-cell office:value-type="float" office:value="5125" table:style-name="ce11">
            <text:p>5,125<text:s/></text:p>
          </table:table-cell>
          <table:table-cell office:value-type="float" office:value="3875" table:style-name="ce11">
            <text:p>3,875<text:s/></text:p>
          </table:table-cell>
          <table:table-cell office:value-type="float" office:value="3018" table:style-name="ce11">
            <text:p>3,018<text:s/></text:p>
          </table:table-cell>
          <table:table-cell office:value-type="float" office:value="4773" table:style-name="ce11">
            <text:p>4,773<text:s/></text:p>
          </table:table-cell>
          <table:table-cell office:value-type="float" office:value="5097" table:style-name="ce11">
            <text:p>5,097<text:s/></text:p>
          </table:table-cell>
          <table:table-cell office:value-type="float" office:value="5148" table:style-name="ce11">
            <text:p>5,148<text:s/></text:p>
          </table:table-cell>
          <table:table-cell office:value-type="float" office:value="5146" table:style-name="ce11">
            <text:p>5,146<text:s/></text:p>
          </table:table-cell>
          <table:table-cell office:value-type="float" office:value="5177" table:style-name="ce11">
            <text:p>5,177<text:s/></text:p>
          </table:table-cell>
          <table:table-cell office:value-type="float" office:value="3457" table:style-name="ce11">
            <text:p>3,457<text:s/></text:p>
          </table:table-cell>
          <table:table-cell office:value-type="float" office:value="4174" table:style-name="ce11">
            <text:p>4,174<text:s/></text:p>
          </table:table-cell>
          <table:table-cell office:value-type="float" office:value="142076" table:formula="msoxl:=SUM(B94:AF94)" table:style-name="ce2">
            <text:p>142,076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先嗇宮</text:p>
          </table:table-cell>
          <table:table-cell office:value-type="float" office:value="5452" table:style-name="ce9">
            <text:p>5,452<text:s/></text:p>
          </table:table-cell>
          <table:table-cell office:value-type="float" office:value="2572" table:style-name="ce9">
            <text:p>2,572<text:s/></text:p>
          </table:table-cell>
          <table:table-cell office:value-type="float" office:value="2307" table:style-name="ce9">
            <text:p>2,307<text:s/></text:p>
          </table:table-cell>
          <table:table-cell office:value-type="float" office:value="5453" table:style-name="ce9">
            <text:p>5,453<text:s/></text:p>
          </table:table-cell>
          <table:table-cell office:value-type="float" office:value="5509" table:style-name="ce9">
            <text:p>5,509<text:s/></text:p>
          </table:table-cell>
          <table:table-cell office:value-type="float" office:value="5547" table:style-name="ce9">
            <text:p>5,547<text:s/></text:p>
          </table:table-cell>
          <table:table-cell office:value-type="float" office:value="5451" table:style-name="ce9">
            <text:p>5,451<text:s/></text:p>
          </table:table-cell>
          <table:table-cell office:value-type="float" office:value="5702" table:style-name="ce9">
            <text:p>5,702<text:s/></text:p>
          </table:table-cell>
          <table:table-cell office:value-type="float" office:value="2853" table:style-name="ce9">
            <text:p>2,853<text:s/></text:p>
          </table:table-cell>
          <table:table-cell office:value-type="float" office:value="2304" table:style-name="ce9">
            <text:p>2,304<text:s/></text:p>
          </table:table-cell>
          <table:table-cell office:value-type="float" office:value="5199" table:style-name="ce9">
            <text:p>5,199<text:s/></text:p>
          </table:table-cell>
          <table:table-cell office:value-type="float" office:value="5364" table:style-name="ce9">
            <text:p>5,364<text:s/></text:p>
          </table:table-cell>
          <table:table-cell office:value-type="float" office:value="5379" table:style-name="ce9">
            <text:p>5,379<text:s/></text:p>
          </table:table-cell>
          <table:table-cell office:value-type="float" office:value="5420" table:style-name="ce9">
            <text:p>5,420<text:s/></text:p>
          </table:table-cell>
          <table:table-cell office:value-type="float" office:value="5545" table:style-name="ce9">
            <text:p>5,545<text:s/></text:p>
          </table:table-cell>
          <table:table-cell office:value-type="float" office:value="2853" table:style-name="ce9">
            <text:p>2,853<text:s/></text:p>
          </table:table-cell>
          <table:table-cell office:value-type="float" office:value="2458" table:style-name="ce9">
            <text:p>2,458<text:s/></text:p>
          </table:table-cell>
          <table:table-cell office:value-type="float" office:value="5281" table:style-name="ce9">
            <text:p>5,281<text:s/></text:p>
          </table:table-cell>
          <table:table-cell office:value-type="float" office:value="5451" table:style-name="ce9">
            <text:p>5,451<text:s/></text:p>
          </table:table-cell>
          <table:table-cell office:value-type="float" office:value="5515" table:style-name="ce9">
            <text:p>5,515<text:s/></text:p>
          </table:table-cell>
          <table:table-cell office:value-type="float" office:value="5563" table:style-name="ce9">
            <text:p>5,563<text:s/></text:p>
          </table:table-cell>
          <table:table-cell office:value-type="float" office:value="5560" table:style-name="ce9">
            <text:p>5,560<text:s/></text:p>
          </table:table-cell>
          <table:table-cell office:value-type="float" office:value="2712" table:style-name="ce9">
            <text:p>2,712<text:s/></text:p>
          </table:table-cell>
          <table:table-cell office:value-type="float" office:value="2191" table:style-name="ce9">
            <text:p>2,191<text:s/></text:p>
          </table:table-cell>
          <table:table-cell office:value-type="float" office:value="5283" table:style-name="ce9">
            <text:p>5,283<text:s/></text:p>
          </table:table-cell>
          <table:table-cell office:value-type="float" office:value="5431" table:style-name="ce9">
            <text:p>5,431<text:s/></text:p>
          </table:table-cell>
          <table:table-cell office:value-type="float" office:value="5453" table:style-name="ce9">
            <text:p>5,453<text:s/></text:p>
          </table:table-cell>
          <table:table-cell office:value-type="float" office:value="5477" table:style-name="ce9">
            <text:p>5,477<text:s/></text:p>
          </table:table-cell>
          <table:table-cell office:value-type="float" office:value="5566" table:style-name="ce9">
            <text:p>5,566<text:s/></text:p>
          </table:table-cell>
          <table:table-cell office:value-type="float" office:value="2436" table:style-name="ce9">
            <text:p>2,436<text:s/></text:p>
          </table:table-cell>
          <table:table-cell office:value-type="float" office:value="2957" table:style-name="ce9">
            <text:p>2,957<text:s/></text:p>
          </table:table-cell>
          <table:table-cell office:value-type="float" office:value="140244" table:formula="msoxl:=SUM(B95:AF95)" table:style-name="ce2">
            <text:p>140,244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三重</text:p>
          </table:table-cell>
          <table:table-cell office:value-type="float" office:value="8506" table:style-name="ce9">
            <text:p>8,506<text:s/></text:p>
          </table:table-cell>
          <table:table-cell office:value-type="float" office:value="7683" table:style-name="ce9">
            <text:p>7,683<text:s/></text:p>
          </table:table-cell>
          <table:table-cell office:value-type="float" office:value="8070" table:style-name="ce9">
            <text:p>8,070<text:s/></text:p>
          </table:table-cell>
          <table:table-cell office:value-type="float" office:value="7811" table:style-name="ce9">
            <text:p>7,811<text:s/></text:p>
          </table:table-cell>
          <table:table-cell office:value-type="float" office:value="7974" table:style-name="ce9">
            <text:p>7,974<text:s/></text:p>
          </table:table-cell>
          <table:table-cell office:value-type="float" office:value="8089" table:style-name="ce9">
            <text:p>8,089<text:s/></text:p>
          </table:table-cell>
          <table:table-cell office:value-type="float" office:value="8339" table:style-name="ce9">
            <text:p>8,339<text:s/></text:p>
          </table:table-cell>
          <table:table-cell office:value-type="float" office:value="8777" table:style-name="ce9">
            <text:p>8,777<text:s/></text:p>
          </table:table-cell>
          <table:table-cell office:value-type="float" office:value="8772" table:style-name="ce9">
            <text:p>8,772<text:s/></text:p>
          </table:table-cell>
          <table:table-cell office:value-type="float" office:value="7803" table:style-name="ce9">
            <text:p>7,803<text:s/></text:p>
          </table:table-cell>
          <table:table-cell office:value-type="float" office:value="8068" table:style-name="ce9">
            <text:p>8,068<text:s/></text:p>
          </table:table-cell>
          <table:table-cell office:value-type="float" office:value="8010" table:style-name="ce9">
            <text:p>8,010<text:s/></text:p>
          </table:table-cell>
          <table:table-cell office:value-type="float" office:value="8285" table:style-name="ce9">
            <text:p>8,285<text:s/></text:p>
          </table:table-cell>
          <table:table-cell office:value-type="float" office:value="8386" table:style-name="ce9">
            <text:p>8,386<text:s/></text:p>
          </table:table-cell>
          <table:table-cell office:value-type="float" office:value="8771" table:style-name="ce9">
            <text:p>8,771<text:s/></text:p>
          </table:table-cell>
          <table:table-cell office:value-type="float" office:value="7566" table:style-name="ce9">
            <text:p>7,566<text:s/></text:p>
          </table:table-cell>
          <table:table-cell office:value-type="float" office:value="6319" table:style-name="ce9">
            <text:p>6,319<text:s/></text:p>
          </table:table-cell>
          <table:table-cell office:value-type="float" office:value="8214" table:style-name="ce9">
            <text:p>8,214<text:s/></text:p>
          </table:table-cell>
          <table:table-cell office:value-type="float" office:value="8281" table:style-name="ce9">
            <text:p>8,281<text:s/></text:p>
          </table:table-cell>
          <table:table-cell office:value-type="float" office:value="8328" table:style-name="ce9">
            <text:p>8,328<text:s/></text:p>
          </table:table-cell>
          <table:table-cell office:value-type="float" office:value="8476" table:style-name="ce9">
            <text:p>8,476<text:s/></text:p>
          </table:table-cell>
          <table:table-cell office:value-type="float" office:value="8855" table:style-name="ce9">
            <text:p>8,855<text:s/></text:p>
          </table:table-cell>
          <table:table-cell office:value-type="float" office:value="7895" table:style-name="ce9">
            <text:p>7,895<text:s/></text:p>
          </table:table-cell>
          <table:table-cell office:value-type="float" office:value="6805" table:style-name="ce9">
            <text:p>6,805<text:s/></text:p>
          </table:table-cell>
          <table:table-cell office:value-type="float" office:value="8119" table:style-name="ce9">
            <text:p>8,119<text:s/></text:p>
          </table:table-cell>
          <table:table-cell office:value-type="float" office:value="8669" table:style-name="ce9">
            <text:p>8,669<text:s/></text:p>
          </table:table-cell>
          <table:table-cell office:value-type="float" office:value="8489" table:style-name="ce9">
            <text:p>8,489<text:s/></text:p>
          </table:table-cell>
          <table:table-cell office:value-type="float" office:value="8373" table:style-name="ce9">
            <text:p>8,373<text:s/></text:p>
          </table:table-cell>
          <table:table-cell office:value-type="float" office:value="8885" table:style-name="ce9">
            <text:p>8,885<text:s/></text:p>
          </table:table-cell>
          <table:table-cell office:value-type="float" office:value="7653" table:style-name="ce9">
            <text:p>7,653<text:s/></text:p>
          </table:table-cell>
          <table:table-cell office:value-type="float" office:value="10147" table:style-name="ce9">
            <text:p>10,147<text:s/></text:p>
          </table:table-cell>
          <table:table-cell office:value-type="float" office:value="254418" table:formula="msoxl:=SUM(B96:AF96)" table:style-name="ce2">
            <text:p>254,418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菜寮</text:p>
          </table:table-cell>
          <table:table-cell office:value-type="float" office:value="11151" table:style-name="ce9">
            <text:p>11,151<text:s/></text:p>
          </table:table-cell>
          <table:table-cell office:value-type="float" office:value="9212" table:style-name="ce9">
            <text:p>9,212<text:s/></text:p>
          </table:table-cell>
          <table:table-cell office:value-type="float" office:value="6763" table:style-name="ce9">
            <text:p>6,763<text:s/></text:p>
          </table:table-cell>
          <table:table-cell office:value-type="float" office:value="10484" table:style-name="ce9">
            <text:p>10,484<text:s/></text:p>
          </table:table-cell>
          <table:table-cell office:value-type="float" office:value="11028" table:style-name="ce9">
            <text:p>11,028<text:s/></text:p>
          </table:table-cell>
          <table:table-cell office:value-type="float" office:value="11025" table:style-name="ce9">
            <text:p>11,025<text:s/></text:p>
          </table:table-cell>
          <table:table-cell office:value-type="float" office:value="10859" table:style-name="ce9">
            <text:p>10,859<text:s/></text:p>
          </table:table-cell>
          <table:table-cell office:value-type="float" office:value="11430" table:style-name="ce9">
            <text:p>11,430<text:s/></text:p>
          </table:table-cell>
          <table:table-cell office:value-type="float" office:value="9410" table:style-name="ce9">
            <text:p>9,410<text:s/></text:p>
          </table:table-cell>
          <table:table-cell office:value-type="float" office:value="6881" table:style-name="ce9">
            <text:p>6,881<text:s/></text:p>
          </table:table-cell>
          <table:table-cell office:value-type="float" office:value="10398" table:style-name="ce9">
            <text:p>10,398<text:s/></text:p>
          </table:table-cell>
          <table:table-cell office:value-type="float" office:value="11233" table:style-name="ce9">
            <text:p>11,233<text:s/></text:p>
          </table:table-cell>
          <table:table-cell office:value-type="float" office:value="10994" table:style-name="ce9">
            <text:p>10,994<text:s/></text:p>
          </table:table-cell>
          <table:table-cell office:value-type="float" office:value="10990" table:style-name="ce9">
            <text:p>10,990<text:s/></text:p>
          </table:table-cell>
          <table:table-cell office:value-type="float" office:value="11279" table:style-name="ce9">
            <text:p>11,279<text:s/></text:p>
          </table:table-cell>
          <table:table-cell office:value-type="float" office:value="8687" table:style-name="ce9">
            <text:p>8,687<text:s/></text:p>
          </table:table-cell>
          <table:table-cell office:value-type="float" office:value="6999" table:style-name="ce9">
            <text:p>6,999<text:s/></text:p>
          </table:table-cell>
          <table:table-cell office:value-type="float" office:value="10516" table:style-name="ce9">
            <text:p>10,516<text:s/></text:p>
          </table:table-cell>
          <table:table-cell office:value-type="float" office:value="10901" table:style-name="ce9">
            <text:p>10,901<text:s/></text:p>
          </table:table-cell>
          <table:table-cell office:value-type="float" office:value="11035" table:style-name="ce9">
            <text:p>11,035<text:s/></text:p>
          </table:table-cell>
          <table:table-cell office:value-type="float" office:value="10984" table:style-name="ce9">
            <text:p>10,984<text:s/></text:p>
          </table:table-cell>
          <table:table-cell office:value-type="float" office:value="11317" table:style-name="ce9">
            <text:p>11,317<text:s/></text:p>
          </table:table-cell>
          <table:table-cell office:value-type="float" office:value="8776" table:style-name="ce9">
            <text:p>8,776<text:s/></text:p>
          </table:table-cell>
          <table:table-cell office:value-type="float" office:value="6639" table:style-name="ce9">
            <text:p>6,639<text:s/></text:p>
          </table:table-cell>
          <table:table-cell office:value-type="float" office:value="10653" table:style-name="ce9">
            <text:p>10,653<text:s/></text:p>
          </table:table-cell>
          <table:table-cell office:value-type="float" office:value="10959" table:style-name="ce9">
            <text:p>10,959<text:s/></text:p>
          </table:table-cell>
          <table:table-cell office:value-type="float" office:value="11080" table:style-name="ce9">
            <text:p>11,080<text:s/></text:p>
          </table:table-cell>
          <table:table-cell office:value-type="float" office:value="11168" table:style-name="ce9">
            <text:p>11,168<text:s/></text:p>
          </table:table-cell>
          <table:table-cell office:value-type="float" office:value="11058" table:style-name="ce9">
            <text:p>11,058<text:s/></text:p>
          </table:table-cell>
          <table:table-cell office:value-type="float" office:value="7463" table:style-name="ce9">
            <text:p>7,463<text:s/></text:p>
          </table:table-cell>
          <table:table-cell office:value-type="float" office:value="8871" table:style-name="ce9">
            <text:p>8,871<text:s/></text:p>
          </table:table-cell>
          <table:table-cell office:value-type="float" office:value="310243" table:formula="msoxl:=SUM(B97:AF97)" table:style-name="ce2">
            <text:p>310,243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台北橋</text:p>
          </table:table-cell>
          <table:table-cell office:value-type="float" office:value="11394" table:style-name="ce9">
            <text:p>11,394<text:s/></text:p>
          </table:table-cell>
          <table:table-cell office:value-type="float" office:value="10644" table:style-name="ce9">
            <text:p>10,644<text:s/></text:p>
          </table:table-cell>
          <table:table-cell office:value-type="float" office:value="8573" table:style-name="ce9">
            <text:p>8,573<text:s/></text:p>
          </table:table-cell>
          <table:table-cell office:value-type="float" office:value="10529" table:style-name="ce9">
            <text:p>10,529<text:s/></text:p>
          </table:table-cell>
          <table:table-cell office:value-type="float" office:value="10501" table:style-name="ce9">
            <text:p>10,501<text:s/></text:p>
          </table:table-cell>
          <table:table-cell office:value-type="float" office:value="10421" table:style-name="ce9">
            <text:p>10,421<text:s/></text:p>
          </table:table-cell>
          <table:table-cell office:value-type="float" office:value="10800" table:style-name="ce9">
            <text:p>10,800<text:s/></text:p>
          </table:table-cell>
          <table:table-cell office:value-type="float" office:value="11776" table:style-name="ce9">
            <text:p>11,776<text:s/></text:p>
          </table:table-cell>
          <table:table-cell office:value-type="float" office:value="11419" table:style-name="ce9">
            <text:p>11,419<text:s/></text:p>
          </table:table-cell>
          <table:table-cell office:value-type="float" office:value="9165" table:style-name="ce9">
            <text:p>9,165<text:s/></text:p>
          </table:table-cell>
          <table:table-cell office:value-type="float" office:value="10130" table:style-name="ce9">
            <text:p>10,130<text:s/></text:p>
          </table:table-cell>
          <table:table-cell office:value-type="float" office:value="10473" table:style-name="ce9">
            <text:p>10,473<text:s/></text:p>
          </table:table-cell>
          <table:table-cell office:value-type="float" office:value="10540" table:style-name="ce9">
            <text:p>10,540<text:s/></text:p>
          </table:table-cell>
          <table:table-cell office:value-type="float" office:value="10542" table:style-name="ce9">
            <text:p>10,542<text:s/></text:p>
          </table:table-cell>
          <table:table-cell office:value-type="float" office:value="11735" table:style-name="ce9">
            <text:p>11,735<text:s/></text:p>
          </table:table-cell>
          <table:table-cell office:value-type="float" office:value="10942" table:style-name="ce9">
            <text:p>10,942<text:s/></text:p>
          </table:table-cell>
          <table:table-cell office:value-type="float" office:value="9029" table:style-name="ce9">
            <text:p>9,029<text:s/></text:p>
          </table:table-cell>
          <table:table-cell office:value-type="float" office:value="10173" table:style-name="ce9">
            <text:p>10,173<text:s/></text:p>
          </table:table-cell>
          <table:table-cell office:value-type="float" office:value="10252" table:style-name="ce9">
            <text:p>10,252<text:s/></text:p>
          </table:table-cell>
          <table:table-cell office:value-type="float" office:value="10618" table:style-name="ce9">
            <text:p>10,618<text:s/></text:p>
          </table:table-cell>
          <table:table-cell office:value-type="float" office:value="10659" table:style-name="ce9">
            <text:p>10,659<text:s/></text:p>
          </table:table-cell>
          <table:table-cell office:value-type="float" office:value="11612" table:style-name="ce9">
            <text:p>11,612<text:s/></text:p>
          </table:table-cell>
          <table:table-cell office:value-type="float" office:value="11344" table:style-name="ce9">
            <text:p>11,344<text:s/></text:p>
          </table:table-cell>
          <table:table-cell office:value-type="float" office:value="9076" table:style-name="ce9">
            <text:p>9,076<text:s/></text:p>
          </table:table-cell>
          <table:table-cell office:value-type="float" office:value="10565" table:style-name="ce9">
            <text:p>10,565<text:s/></text:p>
          </table:table-cell>
          <table:table-cell office:value-type="float" office:value="10621" table:style-name="ce9">
            <text:p>10,621<text:s/></text:p>
          </table:table-cell>
          <table:table-cell office:value-type="float" office:value="10752" table:style-name="ce9">
            <text:p>10,752<text:s/></text:p>
          </table:table-cell>
          <table:table-cell office:value-type="float" office:value="10912" table:style-name="ce9">
            <text:p>10,912<text:s/></text:p>
          </table:table-cell>
          <table:table-cell office:value-type="float" office:value="11794" table:style-name="ce9">
            <text:p>11,794<text:s/></text:p>
          </table:table-cell>
          <table:table-cell office:value-type="float" office:value="10589" table:style-name="ce9">
            <text:p>10,589<text:s/></text:p>
          </table:table-cell>
          <table:table-cell office:value-type="float" office:value="12745" table:style-name="ce9">
            <text:p>12,745<text:s/></text:p>
          </table:table-cell>
          <table:table-cell office:value-type="float" office:value="330325" table:formula="msoxl:=SUM(B98:AF98)" table:style-name="ce2">
            <text:p>330,325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大橋頭</text:p>
          </table:table-cell>
          <table:table-cell office:value-type="float" office:value="13498" table:style-name="ce9">
            <text:p>13,498<text:s/></text:p>
          </table:table-cell>
          <table:table-cell office:value-type="float" office:value="11869" table:style-name="ce9">
            <text:p>11,869<text:s/></text:p>
          </table:table-cell>
          <table:table-cell office:value-type="float" office:value="9526" table:style-name="ce9">
            <text:p>9,526<text:s/></text:p>
          </table:table-cell>
          <table:table-cell office:value-type="float" office:value="12440" table:style-name="ce9">
            <text:p>12,440<text:s/></text:p>
          </table:table-cell>
          <table:table-cell office:value-type="float" office:value="12694" table:style-name="ce9">
            <text:p>12,694<text:s/></text:p>
          </table:table-cell>
          <table:table-cell office:value-type="float" office:value="12749" table:style-name="ce9">
            <text:p>12,749<text:s/></text:p>
          </table:table-cell>
          <table:table-cell office:value-type="float" office:value="13086" table:style-name="ce9">
            <text:p>13,086<text:s/></text:p>
          </table:table-cell>
          <table:table-cell office:value-type="float" office:value="13755" table:style-name="ce9">
            <text:p>13,755<text:s/></text:p>
          </table:table-cell>
          <table:table-cell office:value-type="float" office:value="12339" table:style-name="ce9">
            <text:p>12,339<text:s/></text:p>
          </table:table-cell>
          <table:table-cell office:value-type="float" office:value="10133" table:style-name="ce9">
            <text:p>10,133<text:s/></text:p>
          </table:table-cell>
          <table:table-cell office:value-type="float" office:value="12405" table:style-name="ce9">
            <text:p>12,405<text:s/></text:p>
          </table:table-cell>
          <table:table-cell office:value-type="float" office:value="12866" table:style-name="ce9">
            <text:p>12,866<text:s/></text:p>
          </table:table-cell>
          <table:table-cell office:value-type="float" office:value="12812" table:style-name="ce9">
            <text:p>12,812<text:s/></text:p>
          </table:table-cell>
          <table:table-cell office:value-type="float" office:value="13061" table:style-name="ce9">
            <text:p>13,061<text:s/></text:p>
          </table:table-cell>
          <table:table-cell office:value-type="float" office:value="14065" table:style-name="ce9">
            <text:p>14,065<text:s/></text:p>
          </table:table-cell>
          <table:table-cell office:value-type="float" office:value="12284" table:style-name="ce9">
            <text:p>12,284<text:s/></text:p>
          </table:table-cell>
          <table:table-cell office:value-type="float" office:value="9933" table:style-name="ce9">
            <text:p>9,933<text:s/></text:p>
          </table:table-cell>
          <table:table-cell office:value-type="float" office:value="12889" table:style-name="ce9">
            <text:p>12,889<text:s/></text:p>
          </table:table-cell>
          <table:table-cell office:value-type="float" office:value="12659" table:style-name="ce9">
            <text:p>12,659<text:s/></text:p>
          </table:table-cell>
          <table:table-cell office:value-type="float" office:value="13040" table:style-name="ce9">
            <text:p>13,040<text:s/></text:p>
          </table:table-cell>
          <table:table-cell office:value-type="float" office:value="12930" table:style-name="ce9">
            <text:p>12,930<text:s/></text:p>
          </table:table-cell>
          <table:table-cell office:value-type="float" office:value="13652" table:style-name="ce9">
            <text:p>13,652<text:s/></text:p>
          </table:table-cell>
          <table:table-cell office:value-type="float" office:value="11909" table:style-name="ce9">
            <text:p>11,909<text:s/></text:p>
          </table:table-cell>
          <table:table-cell office:value-type="float" office:value="9750" table:style-name="ce9">
            <text:p>9,750<text:s/></text:p>
          </table:table-cell>
          <table:table-cell office:value-type="float" office:value="12738" table:style-name="ce9">
            <text:p>12,738<text:s/></text:p>
          </table:table-cell>
          <table:table-cell office:value-type="float" office:value="13226" table:style-name="ce9">
            <text:p>13,226<text:s/></text:p>
          </table:table-cell>
          <table:table-cell office:value-type="float" office:value="13207" table:style-name="ce9">
            <text:p>13,207<text:s/></text:p>
          </table:table-cell>
          <table:table-cell office:value-type="float" office:value="13464" table:style-name="ce9">
            <text:p>13,464<text:s/></text:p>
          </table:table-cell>
          <table:table-cell office:value-type="float" office:value="14247" table:style-name="ce9">
            <text:p>14,247<text:s/></text:p>
          </table:table-cell>
          <table:table-cell office:value-type="float" office:value="12100" table:style-name="ce9">
            <text:p>12,100<text:s/></text:p>
          </table:table-cell>
          <table:table-cell office:value-type="float" office:value="13088" table:style-name="ce9">
            <text:p>13,088<text:s/></text:p>
          </table:table-cell>
          <table:table-cell office:value-type="float" office:value="388414" table:formula="msoxl:=SUM(B99:AF99)" table:style-name="ce2">
            <text:p>388,414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中山國小</text:p>
          </table:table-cell>
          <table:table-cell office:value-type="float" office:value="19835" table:style-name="ce9">
            <text:p>19,835<text:s/></text:p>
          </table:table-cell>
          <table:table-cell office:value-type="float" office:value="14394" table:style-name="ce9">
            <text:p>14,394<text:s/></text:p>
          </table:table-cell>
          <table:table-cell office:value-type="float" office:value="11454" table:style-name="ce9">
            <text:p>11,454<text:s/></text:p>
          </table:table-cell>
          <table:table-cell office:value-type="float" office:value="17558" table:style-name="ce9">
            <text:p>17,558<text:s/></text:p>
          </table:table-cell>
          <table:table-cell office:value-type="float" office:value="18333" table:style-name="ce9">
            <text:p>18,333<text:s/></text:p>
          </table:table-cell>
          <table:table-cell office:value-type="float" office:value="18835" table:style-name="ce9">
            <text:p>18,835<text:s/></text:p>
          </table:table-cell>
          <table:table-cell office:value-type="float" office:value="18468" table:style-name="ce9">
            <text:p>18,468<text:s/></text:p>
          </table:table-cell>
          <table:table-cell office:value-type="float" office:value="20161" table:style-name="ce9">
            <text:p>20,161<text:s/></text:p>
          </table:table-cell>
          <table:table-cell office:value-type="float" office:value="15611" table:style-name="ce9">
            <text:p>15,611<text:s/></text:p>
          </table:table-cell>
          <table:table-cell office:value-type="float" office:value="12102" table:style-name="ce9">
            <text:p>12,102<text:s/></text:p>
          </table:table-cell>
          <table:table-cell office:value-type="float" office:value="17253" table:style-name="ce9">
            <text:p>17,253<text:s/></text:p>
          </table:table-cell>
          <table:table-cell office:value-type="float" office:value="18327" table:style-name="ce9">
            <text:p>18,327<text:s/></text:p>
          </table:table-cell>
          <table:table-cell office:value-type="float" office:value="18082" table:style-name="ce9">
            <text:p>18,082<text:s/></text:p>
          </table:table-cell>
          <table:table-cell office:value-type="float" office:value="18113" table:style-name="ce9">
            <text:p>18,113<text:s/></text:p>
          </table:table-cell>
          <table:table-cell office:value-type="float" office:value="20111" table:style-name="ce9">
            <text:p>20,111<text:s/></text:p>
          </table:table-cell>
          <table:table-cell office:value-type="float" office:value="15779" table:style-name="ce9">
            <text:p>15,779<text:s/></text:p>
          </table:table-cell>
          <table:table-cell office:value-type="float" office:value="12843" table:style-name="ce9">
            <text:p>12,843<text:s/></text:p>
          </table:table-cell>
          <table:table-cell office:value-type="float" office:value="17724" table:style-name="ce9">
            <text:p>17,724<text:s/></text:p>
          </table:table-cell>
          <table:table-cell office:value-type="float" office:value="18415" table:style-name="ce9">
            <text:p>18,415<text:s/></text:p>
          </table:table-cell>
          <table:table-cell office:value-type="float" office:value="18568" table:style-name="ce9">
            <text:p>18,568<text:s/></text:p>
          </table:table-cell>
          <table:table-cell office:value-type="float" office:value="18956" table:style-name="ce9">
            <text:p>18,956<text:s/></text:p>
          </table:table-cell>
          <table:table-cell office:value-type="float" office:value="20578" table:style-name="ce9">
            <text:p>20,578<text:s/></text:p>
          </table:table-cell>
          <table:table-cell office:value-type="float" office:value="16054" table:style-name="ce9">
            <text:p>16,054<text:s/></text:p>
          </table:table-cell>
          <table:table-cell office:value-type="float" office:value="13166" table:style-name="ce9">
            <text:p>13,166<text:s/></text:p>
          </table:table-cell>
          <table:table-cell office:value-type="float" office:value="18228" table:style-name="ce9">
            <text:p>18,228<text:s/></text:p>
          </table:table-cell>
          <table:table-cell office:value-type="float" office:value="18887" table:style-name="ce9">
            <text:p>18,887<text:s/></text:p>
          </table:table-cell>
          <table:table-cell office:value-type="float" office:value="18875" table:style-name="ce9">
            <text:p>18,875<text:s/></text:p>
          </table:table-cell>
          <table:table-cell office:value-type="float" office:value="19374" table:style-name="ce9">
            <text:p>19,374<text:s/></text:p>
          </table:table-cell>
          <table:table-cell office:value-type="float" office:value="20216" table:style-name="ce9">
            <text:p>20,216<text:s/></text:p>
          </table:table-cell>
          <table:table-cell office:value-type="float" office:value="14350" table:style-name="ce9">
            <text:p>14,350<text:s/></text:p>
          </table:table-cell>
          <table:table-cell office:value-type="float" office:value="15836" table:style-name="ce9">
            <text:p>15,836<text:s/></text:p>
          </table:table-cell>
          <table:table-cell office:value-type="float" office:value="536486" table:formula="msoxl:=SUM(B100:AF100)" table:style-name="ce2">
            <text:p>536,486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行天宮</text:p>
          </table:table-cell>
          <table:table-cell office:value-type="float" office:value="31935" table:style-name="ce9">
            <text:p>31,935<text:s/></text:p>
          </table:table-cell>
          <table:table-cell office:value-type="float" office:value="20942" table:style-name="ce9">
            <text:p>20,942<text:s/></text:p>
          </table:table-cell>
          <table:table-cell office:value-type="float" office:value="17010" table:style-name="ce9">
            <text:p>17,010<text:s/></text:p>
          </table:table-cell>
          <table:table-cell office:value-type="float" office:value="29421" table:style-name="ce9">
            <text:p>29,421<text:s/></text:p>
          </table:table-cell>
          <table:table-cell office:value-type="float" office:value="30720" table:style-name="ce9">
            <text:p>30,720<text:s/></text:p>
          </table:table-cell>
          <table:table-cell office:value-type="float" office:value="30610" table:style-name="ce9">
            <text:p>30,610<text:s/></text:p>
          </table:table-cell>
          <table:table-cell office:value-type="float" office:value="30690" table:style-name="ce9">
            <text:p>30,690<text:s/></text:p>
          </table:table-cell>
          <table:table-cell office:value-type="float" office:value="34059" table:style-name="ce9">
            <text:p>34,059<text:s/></text:p>
          </table:table-cell>
          <table:table-cell office:value-type="float" office:value="24084" table:style-name="ce9">
            <text:p>24,084<text:s/></text:p>
          </table:table-cell>
          <table:table-cell office:value-type="float" office:value="17084" table:style-name="ce9">
            <text:p>17,084<text:s/></text:p>
          </table:table-cell>
          <table:table-cell office:value-type="float" office:value="28752" table:style-name="ce9">
            <text:p>28,752<text:s/></text:p>
          </table:table-cell>
          <table:table-cell office:value-type="float" office:value="30318" table:style-name="ce9">
            <text:p>30,318<text:s/></text:p>
          </table:table-cell>
          <table:table-cell office:value-type="float" office:value="31110" table:style-name="ce9">
            <text:p>31,110<text:s/></text:p>
          </table:table-cell>
          <table:table-cell office:value-type="float" office:value="30770" table:style-name="ce9">
            <text:p>30,770<text:s/></text:p>
          </table:table-cell>
          <table:table-cell office:value-type="float" office:value="32031" table:style-name="ce9">
            <text:p>32,031<text:s/></text:p>
          </table:table-cell>
          <table:table-cell office:value-type="float" office:value="22374" table:style-name="ce9">
            <text:p>22,374<text:s/></text:p>
          </table:table-cell>
          <table:table-cell office:value-type="float" office:value="17982" table:style-name="ce9">
            <text:p>17,982<text:s/></text:p>
          </table:table-cell>
          <table:table-cell office:value-type="float" office:value="29692" table:style-name="ce9">
            <text:p>29,692<text:s/></text:p>
          </table:table-cell>
          <table:table-cell office:value-type="float" office:value="30069" table:style-name="ce9">
            <text:p>30,069<text:s/></text:p>
          </table:table-cell>
          <table:table-cell office:value-type="float" office:value="31604" table:style-name="ce9">
            <text:p>31,604<text:s/></text:p>
          </table:table-cell>
          <table:table-cell office:value-type="float" office:value="31191" table:style-name="ce9">
            <text:p>31,191<text:s/></text:p>
          </table:table-cell>
          <table:table-cell office:value-type="float" office:value="35000" table:style-name="ce9">
            <text:p>35,000<text:s/></text:p>
          </table:table-cell>
          <table:table-cell office:value-type="float" office:value="23716" table:style-name="ce9">
            <text:p>23,716<text:s/></text:p>
          </table:table-cell>
          <table:table-cell office:value-type="float" office:value="18265" table:style-name="ce9">
            <text:p>18,265<text:s/></text:p>
          </table:table-cell>
          <table:table-cell office:value-type="float" office:value="31279" table:style-name="ce9">
            <text:p>31,279<text:s/></text:p>
          </table:table-cell>
          <table:table-cell office:value-type="float" office:value="31959" table:style-name="ce9">
            <text:p>31,959<text:s/></text:p>
          </table:table-cell>
          <table:table-cell office:value-type="float" office:value="33065" table:style-name="ce9">
            <text:p>33,065<text:s/></text:p>
          </table:table-cell>
          <table:table-cell office:value-type="float" office:value="33121" table:style-name="ce9">
            <text:p>33,121<text:s/></text:p>
          </table:table-cell>
          <table:table-cell office:value-type="float" office:value="33348" table:style-name="ce9">
            <text:p>33,348<text:s/></text:p>
          </table:table-cell>
          <table:table-cell office:value-type="float" office:value="20526" table:style-name="ce9">
            <text:p>20,526<text:s/></text:p>
          </table:table-cell>
          <table:table-cell office:value-type="float" office:value="20085" table:style-name="ce9">
            <text:p>20,085<text:s/></text:p>
          </table:table-cell>
          <table:table-cell office:value-type="float" office:value="862812" table:formula="msoxl:=SUM(B101:AF101)" table:style-name="ce2">
            <text:p>862,812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東門</text:p>
          </table:table-cell>
          <table:table-cell office:value-type="float" office:value="27966" table:style-name="ce9">
            <text:p>27,966<text:s/></text:p>
          </table:table-cell>
          <table:table-cell office:value-type="float" office:value="24460" table:style-name="ce9">
            <text:p>24,460<text:s/></text:p>
          </table:table-cell>
          <table:table-cell office:value-type="float" office:value="20752" table:style-name="ce9">
            <text:p>20,752<text:s/></text:p>
          </table:table-cell>
          <table:table-cell office:value-type="float" office:value="24299" table:style-name="ce9">
            <text:p>24,299<text:s/></text:p>
          </table:table-cell>
          <table:table-cell office:value-type="float" office:value="26018" table:style-name="ce9">
            <text:p>26,018<text:s/></text:p>
          </table:table-cell>
          <table:table-cell office:value-type="float" office:value="26063" table:style-name="ce9">
            <text:p>26,063<text:s/></text:p>
          </table:table-cell>
          <table:table-cell office:value-type="float" office:value="27014" table:style-name="ce9">
            <text:p>27,014<text:s/></text:p>
          </table:table-cell>
          <table:table-cell office:value-type="float" office:value="29315" table:style-name="ce9">
            <text:p>29,315<text:s/></text:p>
          </table:table-cell>
          <table:table-cell office:value-type="float" office:value="25926" table:style-name="ce9">
            <text:p>25,926<text:s/></text:p>
          </table:table-cell>
          <table:table-cell office:value-type="float" office:value="21666" table:style-name="ce9">
            <text:p>21,666<text:s/></text:p>
          </table:table-cell>
          <table:table-cell office:value-type="float" office:value="24459" table:style-name="ce9">
            <text:p>24,459<text:s/></text:p>
          </table:table-cell>
          <table:table-cell office:value-type="float" office:value="26172" table:style-name="ce9">
            <text:p>26,172<text:s/></text:p>
          </table:table-cell>
          <table:table-cell office:value-type="float" office:value="26138" table:style-name="ce9">
            <text:p>26,138<text:s/></text:p>
          </table:table-cell>
          <table:table-cell office:value-type="float" office:value="26645" table:style-name="ce9">
            <text:p>26,645<text:s/></text:p>
          </table:table-cell>
          <table:table-cell office:value-type="float" office:value="29498" table:style-name="ce9">
            <text:p>29,498<text:s/></text:p>
          </table:table-cell>
          <table:table-cell office:value-type="float" office:value="27312" table:style-name="ce9">
            <text:p>27,312<text:s/></text:p>
          </table:table-cell>
          <table:table-cell office:value-type="float" office:value="22003" table:style-name="ce9">
            <text:p>22,003<text:s/></text:p>
          </table:table-cell>
          <table:table-cell office:value-type="float" office:value="25412" table:style-name="ce9">
            <text:p>25,412<text:s/></text:p>
          </table:table-cell>
          <table:table-cell office:value-type="float" office:value="26546" table:style-name="ce9">
            <text:p>26,546<text:s/></text:p>
          </table:table-cell>
          <table:table-cell office:value-type="float" office:value="26704" table:style-name="ce9">
            <text:p>26,704<text:s/></text:p>
          </table:table-cell>
          <table:table-cell office:value-type="float" office:value="27157" table:style-name="ce9">
            <text:p>27,157<text:s/></text:p>
          </table:table-cell>
          <table:table-cell office:value-type="float" office:value="29579" table:style-name="ce9">
            <text:p>29,579<text:s/></text:p>
          </table:table-cell>
          <table:table-cell office:value-type="float" office:value="26636" table:style-name="ce9">
            <text:p>26,636<text:s/></text:p>
          </table:table-cell>
          <table:table-cell office:value-type="float" office:value="22557" table:style-name="ce9">
            <text:p>22,557<text:s/></text:p>
          </table:table-cell>
          <table:table-cell office:value-type="float" office:value="26832" table:style-name="ce9">
            <text:p>26,832<text:s/></text:p>
          </table:table-cell>
          <table:table-cell office:value-type="float" office:value="27799" table:style-name="ce9">
            <text:p>27,799<text:s/></text:p>
          </table:table-cell>
          <table:table-cell office:value-type="float" office:value="28158" table:style-name="ce9">
            <text:p>28,158<text:s/></text:p>
          </table:table-cell>
          <table:table-cell office:value-type="float" office:value="28126" table:style-name="ce9">
            <text:p>28,126<text:s/></text:p>
          </table:table-cell>
          <table:table-cell office:value-type="float" office:value="30034" table:style-name="ce9">
            <text:p>30,034<text:s/></text:p>
          </table:table-cell>
          <table:table-cell office:value-type="float" office:value="25000" table:style-name="ce9">
            <text:p>25,000<text:s/></text:p>
          </table:table-cell>
          <table:table-cell office:value-type="float" office:value="27286" table:style-name="ce9">
            <text:p>27,286<text:s/></text:p>
          </table:table-cell>
          <table:table-cell office:value-type="float" office:value="813532" table:formula="msoxl:=SUM(B102:AF102)" table:style-name="ce2">
            <text:p>813,532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蘆洲</text:p>
          </table:table-cell>
          <table:table-cell office:value-type="float" office:value="15030" table:style-name="ce9">
            <text:p>15,030<text:s/></text:p>
          </table:table-cell>
          <table:table-cell office:value-type="float" office:value="11185" table:style-name="ce9">
            <text:p>11,185<text:s/></text:p>
          </table:table-cell>
          <table:table-cell office:value-type="float" office:value="9116" table:style-name="ce9">
            <text:p>9,116<text:s/></text:p>
          </table:table-cell>
          <table:table-cell office:value-type="float" office:value="14334" table:style-name="ce9">
            <text:p>14,334<text:s/></text:p>
          </table:table-cell>
          <table:table-cell office:value-type="float" office:value="14432" table:style-name="ce9">
            <text:p>14,432<text:s/></text:p>
          </table:table-cell>
          <table:table-cell office:value-type="float" office:value="14619" table:style-name="ce9">
            <text:p>14,619<text:s/></text:p>
          </table:table-cell>
          <table:table-cell office:value-type="float" office:value="14546" table:style-name="ce9">
            <text:p>14,546<text:s/></text:p>
          </table:table-cell>
          <table:table-cell office:value-type="float" office:value="15399" table:style-name="ce9">
            <text:p>15,399<text:s/></text:p>
          </table:table-cell>
          <table:table-cell office:value-type="float" office:value="12533" table:style-name="ce9">
            <text:p>12,533<text:s/></text:p>
          </table:table-cell>
          <table:table-cell office:value-type="float" office:value="9427" table:style-name="ce9">
            <text:p>9,427<text:s/></text:p>
          </table:table-cell>
          <table:table-cell office:value-type="float" office:value="13949" table:style-name="ce9">
            <text:p>13,949<text:s/></text:p>
          </table:table-cell>
          <table:table-cell office:value-type="float" office:value="14470" table:style-name="ce9">
            <text:p>14,470<text:s/></text:p>
          </table:table-cell>
          <table:table-cell office:value-type="float" office:value="14448" table:style-name="ce9">
            <text:p>14,448<text:s/></text:p>
          </table:table-cell>
          <table:table-cell office:value-type="float" office:value="14508" table:style-name="ce9">
            <text:p>14,508<text:s/></text:p>
          </table:table-cell>
          <table:table-cell office:value-type="float" office:value="15284" table:style-name="ce9">
            <text:p>15,284<text:s/></text:p>
          </table:table-cell>
          <table:table-cell office:value-type="float" office:value="11524" table:style-name="ce9">
            <text:p>11,524<text:s/></text:p>
          </table:table-cell>
          <table:table-cell office:value-type="float" office:value="9152" table:style-name="ce9">
            <text:p>9,152<text:s/></text:p>
          </table:table-cell>
          <table:table-cell office:value-type="float" office:value="14100" table:style-name="ce9">
            <text:p>14,100<text:s/></text:p>
          </table:table-cell>
          <table:table-cell office:value-type="float" office:value="14629" table:style-name="ce9">
            <text:p>14,629<text:s/></text:p>
          </table:table-cell>
          <table:table-cell office:value-type="float" office:value="14534" table:style-name="ce9">
            <text:p>14,534<text:s/></text:p>
          </table:table-cell>
          <table:table-cell office:value-type="float" office:value="14421" table:style-name="ce9">
            <text:p>14,421<text:s/></text:p>
          </table:table-cell>
          <table:table-cell office:value-type="float" office:value="15047" table:style-name="ce9">
            <text:p>15,047<text:s/></text:p>
          </table:table-cell>
          <table:table-cell office:value-type="float" office:value="11939" table:style-name="ce9">
            <text:p>11,939<text:s/></text:p>
          </table:table-cell>
          <table:table-cell office:value-type="float" office:value="8927" table:style-name="ce9">
            <text:p>8,927<text:s/></text:p>
          </table:table-cell>
          <table:table-cell office:value-type="float" office:value="14034" table:style-name="ce9">
            <text:p>14,034<text:s/></text:p>
          </table:table-cell>
          <table:table-cell office:value-type="float" office:value="14569" table:style-name="ce9">
            <text:p>14,569<text:s/></text:p>
          </table:table-cell>
          <table:table-cell office:value-type="float" office:value="14512" table:style-name="ce9">
            <text:p>14,512<text:s/></text:p>
          </table:table-cell>
          <table:table-cell office:value-type="float" office:value="14425" table:style-name="ce9">
            <text:p>14,425<text:s/></text:p>
          </table:table-cell>
          <table:table-cell office:value-type="float" office:value="15118" table:style-name="ce9">
            <text:p>15,118<text:s/></text:p>
          </table:table-cell>
          <table:table-cell office:value-type="float" office:value="10154" table:style-name="ce9">
            <text:p>10,154<text:s/></text:p>
          </table:table-cell>
          <table:table-cell office:value-type="float" office:value="11680" table:style-name="ce9">
            <text:p>11,680<text:s/></text:p>
          </table:table-cell>
          <table:table-cell office:value-type="float" office:value="412045" table:formula="msoxl:=SUM(B103:AF103)" table:style-name="ce2">
            <text:p>412,045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三民高中</text:p>
          </table:table-cell>
          <table:table-cell office:value-type="float" office:value="13711" table:style-name="ce9">
            <text:p>13,711<text:s/></text:p>
          </table:table-cell>
          <table:table-cell office:value-type="float" office:value="9941" table:style-name="ce9">
            <text:p>9,941<text:s/></text:p>
          </table:table-cell>
          <table:table-cell office:value-type="float" office:value="8241" table:style-name="ce9">
            <text:p>8,241<text:s/></text:p>
          </table:table-cell>
          <table:table-cell office:value-type="float" office:value="12490" table:style-name="ce9">
            <text:p>12,490<text:s/></text:p>
          </table:table-cell>
          <table:table-cell office:value-type="float" office:value="13171" table:style-name="ce9">
            <text:p>13,171<text:s/></text:p>
          </table:table-cell>
          <table:table-cell office:value-type="float" office:value="12985" table:style-name="ce9">
            <text:p>12,985<text:s/></text:p>
          </table:table-cell>
          <table:table-cell office:value-type="float" office:value="13214" table:style-name="ce9">
            <text:p>13,214<text:s/></text:p>
          </table:table-cell>
          <table:table-cell office:value-type="float" office:value="13842" table:style-name="ce9">
            <text:p>13,842<text:s/></text:p>
          </table:table-cell>
          <table:table-cell office:value-type="float" office:value="11177" table:style-name="ce9">
            <text:p>11,177<text:s/></text:p>
          </table:table-cell>
          <table:table-cell office:value-type="float" office:value="8701" table:style-name="ce9">
            <text:p>8,701<text:s/></text:p>
          </table:table-cell>
          <table:table-cell office:value-type="float" office:value="12616" table:style-name="ce9">
            <text:p>12,616<text:s/></text:p>
          </table:table-cell>
          <table:table-cell office:value-type="float" office:value="13110" table:style-name="ce9">
            <text:p>13,110<text:s/></text:p>
          </table:table-cell>
          <table:table-cell office:value-type="float" office:value="13146" table:style-name="ce9">
            <text:p>13,146<text:s/></text:p>
          </table:table-cell>
          <table:table-cell office:value-type="float" office:value="13153" table:style-name="ce9">
            <text:p>13,153<text:s/></text:p>
          </table:table-cell>
          <table:table-cell office:value-type="float" office:value="13607" table:style-name="ce9">
            <text:p>13,607<text:s/></text:p>
          </table:table-cell>
          <table:table-cell office:value-type="float" office:value="10440" table:style-name="ce9">
            <text:p>10,440<text:s/></text:p>
          </table:table-cell>
          <table:table-cell office:value-type="float" office:value="8189" table:style-name="ce9">
            <text:p>8,189<text:s/></text:p>
          </table:table-cell>
          <table:table-cell office:value-type="float" office:value="12646" table:style-name="ce9">
            <text:p>12,646<text:s/></text:p>
          </table:table-cell>
          <table:table-cell office:value-type="float" office:value="12898" table:style-name="ce9">
            <text:p>12,898<text:s/></text:p>
          </table:table-cell>
          <table:table-cell office:value-type="float" office:value="13048" table:style-name="ce9">
            <text:p>13,048<text:s/></text:p>
          </table:table-cell>
          <table:table-cell office:value-type="float" office:value="13033" table:style-name="ce9">
            <text:p>13,033<text:s/></text:p>
          </table:table-cell>
          <table:table-cell office:value-type="float" office:value="13669" table:style-name="ce9">
            <text:p>13,669<text:s/></text:p>
          </table:table-cell>
          <table:table-cell office:value-type="float" office:value="10390" table:style-name="ce9">
            <text:p>10,390<text:s/></text:p>
          </table:table-cell>
          <table:table-cell office:value-type="float" office:value="8201" table:style-name="ce9">
            <text:p>8,201<text:s/></text:p>
          </table:table-cell>
          <table:table-cell office:value-type="float" office:value="12484" table:style-name="ce9">
            <text:p>12,484<text:s/></text:p>
          </table:table-cell>
          <table:table-cell office:value-type="float" office:value="12955" table:style-name="ce9">
            <text:p>12,955<text:s/></text:p>
          </table:table-cell>
          <table:table-cell office:value-type="float" office:value="13011" table:style-name="ce9">
            <text:p>13,011<text:s/></text:p>
          </table:table-cell>
          <table:table-cell office:value-type="float" office:value="13048" table:style-name="ce9">
            <text:p>13,048<text:s/></text:p>
          </table:table-cell>
          <table:table-cell office:value-type="float" office:value="13492" table:style-name="ce9">
            <text:p>13,492<text:s/></text:p>
          </table:table-cell>
          <table:table-cell office:value-type="float" office:value="9516" table:style-name="ce9">
            <text:p>9,516<text:s/></text:p>
          </table:table-cell>
          <table:table-cell office:value-type="float" office:value="10225" table:style-name="ce9">
            <text:p>10,225<text:s/></text:p>
          </table:table-cell>
          <table:table-cell office:value-type="float" office:value="370350" table:formula="msoxl:=SUM(B104:AF104)" table:style-name="ce2">
            <text:p>370,350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徐匯中學</text:p>
          </table:table-cell>
          <table:table-cell office:value-type="float" office:value="14390" table:style-name="ce9">
            <text:p>14,390<text:s/></text:p>
          </table:table-cell>
          <table:table-cell office:value-type="float" office:value="11459" table:style-name="ce9">
            <text:p>11,459<text:s/></text:p>
          </table:table-cell>
          <table:table-cell office:value-type="float" office:value="9481" table:style-name="ce9">
            <text:p>9,481<text:s/></text:p>
          </table:table-cell>
          <table:table-cell office:value-type="float" office:value="13159" table:style-name="ce9">
            <text:p>13,159<text:s/></text:p>
          </table:table-cell>
          <table:table-cell office:value-type="float" office:value="13133" table:style-name="ce9">
            <text:p>13,133<text:s/></text:p>
          </table:table-cell>
          <table:table-cell office:value-type="float" office:value="13349" table:style-name="ce9">
            <text:p>13,349<text:s/></text:p>
          </table:table-cell>
          <table:table-cell office:value-type="float" office:value="13315" table:style-name="ce9">
            <text:p>13,315<text:s/></text:p>
          </table:table-cell>
          <table:table-cell office:value-type="float" office:value="14357" table:style-name="ce9">
            <text:p>14,357<text:s/></text:p>
          </table:table-cell>
          <table:table-cell office:value-type="float" office:value="12283" table:style-name="ce9">
            <text:p>12,283<text:s/></text:p>
          </table:table-cell>
          <table:table-cell office:value-type="float" office:value="9821" table:style-name="ce9">
            <text:p>9,821<text:s/></text:p>
          </table:table-cell>
          <table:table-cell office:value-type="float" office:value="12813" table:style-name="ce9">
            <text:p>12,813<text:s/></text:p>
          </table:table-cell>
          <table:table-cell office:value-type="float" office:value="13303" table:style-name="ce9">
            <text:p>13,303<text:s/></text:p>
          </table:table-cell>
          <table:table-cell office:value-type="float" office:value="13225" table:style-name="ce9">
            <text:p>13,225<text:s/></text:p>
          </table:table-cell>
          <table:table-cell office:value-type="float" office:value="13379" table:style-name="ce9">
            <text:p>13,379<text:s/></text:p>
          </table:table-cell>
          <table:table-cell office:value-type="float" office:value="14240" table:style-name="ce9">
            <text:p>14,240<text:s/></text:p>
          </table:table-cell>
          <table:table-cell office:value-type="float" office:value="11895" table:style-name="ce9">
            <text:p>11,895<text:s/></text:p>
          </table:table-cell>
          <table:table-cell office:value-type="float" office:value="9622" table:style-name="ce9">
            <text:p>9,622<text:s/></text:p>
          </table:table-cell>
          <table:table-cell office:value-type="float" office:value="13339" table:style-name="ce9">
            <text:p>13,339<text:s/></text:p>
          </table:table-cell>
          <table:table-cell office:value-type="float" office:value="13352" table:style-name="ce9">
            <text:p>13,352<text:s/></text:p>
          </table:table-cell>
          <table:table-cell office:value-type="float" office:value="13318" table:style-name="ce9">
            <text:p>13,318<text:s/></text:p>
          </table:table-cell>
          <table:table-cell office:value-type="float" office:value="13426" table:style-name="ce9">
            <text:p>13,426<text:s/></text:p>
          </table:table-cell>
          <table:table-cell office:value-type="float" office:value="14486" table:style-name="ce9">
            <text:p>14,486<text:s/></text:p>
          </table:table-cell>
          <table:table-cell office:value-type="float" office:value="11729" table:style-name="ce9">
            <text:p>11,729<text:s/></text:p>
          </table:table-cell>
          <table:table-cell office:value-type="float" office:value="9918" table:style-name="ce9">
            <text:p>9,918<text:s/></text:p>
          </table:table-cell>
          <table:table-cell office:value-type="float" office:value="13080" table:style-name="ce9">
            <text:p>13,080<text:s/></text:p>
          </table:table-cell>
          <table:table-cell office:value-type="float" office:value="13434" table:style-name="ce9">
            <text:p>13,434<text:s/></text:p>
          </table:table-cell>
          <table:table-cell office:value-type="float" office:value="13653" table:style-name="ce9">
            <text:p>13,653<text:s/></text:p>
          </table:table-cell>
          <table:table-cell office:value-type="float" office:value="13521" table:style-name="ce9">
            <text:p>13,521<text:s/></text:p>
          </table:table-cell>
          <table:table-cell office:value-type="float" office:value="14082" table:style-name="ce9">
            <text:p>14,082<text:s/></text:p>
          </table:table-cell>
          <table:table-cell office:value-type="float" office:value="10788" table:style-name="ce9">
            <text:p>10,788<text:s/></text:p>
          </table:table-cell>
          <table:table-cell office:value-type="float" office:value="11937" table:style-name="ce9">
            <text:p>11,937<text:s/></text:p>
          </table:table-cell>
          <table:table-cell office:value-type="float" office:value="393287" table:formula="msoxl:=SUM(B105:AF105)" table:style-name="ce2">
            <text:p>393,287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三和國中</text:p>
          </table:table-cell>
          <table:table-cell office:value-type="float" office:value="13498" table:style-name="ce9">
            <text:p>13,498<text:s/></text:p>
          </table:table-cell>
          <table:table-cell office:value-type="float" office:value="10774" table:style-name="ce9">
            <text:p>10,774<text:s/></text:p>
          </table:table-cell>
          <table:table-cell office:value-type="float" office:value="9396" table:style-name="ce9">
            <text:p>9,396<text:s/></text:p>
          </table:table-cell>
          <table:table-cell office:value-type="float" office:value="13041" table:style-name="ce9">
            <text:p>13,041<text:s/></text:p>
          </table:table-cell>
          <table:table-cell office:value-type="float" office:value="12818" table:style-name="ce9">
            <text:p>12,818<text:s/></text:p>
          </table:table-cell>
          <table:table-cell office:value-type="float" office:value="13400" table:style-name="ce9">
            <text:p>13,400<text:s/></text:p>
          </table:table-cell>
          <table:table-cell office:value-type="float" office:value="13365" table:style-name="ce9">
            <text:p>13,365<text:s/></text:p>
          </table:table-cell>
          <table:table-cell office:value-type="float" office:value="13793" table:style-name="ce9">
            <text:p>13,793<text:s/></text:p>
          </table:table-cell>
          <table:table-cell office:value-type="float" office:value="11083" table:style-name="ce9">
            <text:p>11,083<text:s/></text:p>
          </table:table-cell>
          <table:table-cell office:value-type="float" office:value="8946" table:style-name="ce9">
            <text:p>8,946<text:s/></text:p>
          </table:table-cell>
          <table:table-cell office:value-type="float" office:value="12677" table:style-name="ce9">
            <text:p>12,677<text:s/></text:p>
          </table:table-cell>
          <table:table-cell office:value-type="float" office:value="12968" table:style-name="ce9">
            <text:p>12,968<text:s/></text:p>
          </table:table-cell>
          <table:table-cell office:value-type="float" office:value="12927" table:style-name="ce9">
            <text:p>12,927<text:s/></text:p>
          </table:table-cell>
          <table:table-cell office:value-type="float" office:value="13133" table:style-name="ce9">
            <text:p>13,133<text:s/></text:p>
          </table:table-cell>
          <table:table-cell office:value-type="float" office:value="13532" table:style-name="ce9">
            <text:p>13,532<text:s/></text:p>
          </table:table-cell>
          <table:table-cell office:value-type="float" office:value="10696" table:style-name="ce9">
            <text:p>10,696<text:s/></text:p>
          </table:table-cell>
          <table:table-cell office:value-type="float" office:value="8540" table:style-name="ce9">
            <text:p>8,540<text:s/></text:p>
          </table:table-cell>
          <table:table-cell office:value-type="float" office:value="12723" table:style-name="ce9">
            <text:p>12,723<text:s/></text:p>
          </table:table-cell>
          <table:table-cell office:value-type="float" office:value="13130" table:style-name="ce9">
            <text:p>13,130<text:s/></text:p>
          </table:table-cell>
          <table:table-cell office:value-type="float" office:value="13239" table:style-name="ce9">
            <text:p>13,239<text:s/></text:p>
          </table:table-cell>
          <table:table-cell office:value-type="float" office:value="13287" table:style-name="ce9">
            <text:p>13,287<text:s/></text:p>
          </table:table-cell>
          <table:table-cell office:value-type="float" office:value="13752" table:style-name="ce9">
            <text:p>13,752<text:s/></text:p>
          </table:table-cell>
          <table:table-cell office:value-type="float" office:value="10801" table:style-name="ce9">
            <text:p>10,801<text:s/></text:p>
          </table:table-cell>
          <table:table-cell office:value-type="float" office:value="8884" table:style-name="ce9">
            <text:p>8,884<text:s/></text:p>
          </table:table-cell>
          <table:table-cell office:value-type="float" office:value="12865" table:style-name="ce9">
            <text:p>12,865<text:s/></text:p>
          </table:table-cell>
          <table:table-cell office:value-type="float" office:value="13012" table:style-name="ce9">
            <text:p>13,012<text:s/></text:p>
          </table:table-cell>
          <table:table-cell office:value-type="float" office:value="13200" table:style-name="ce9">
            <text:p>13,200<text:s/></text:p>
          </table:table-cell>
          <table:table-cell office:value-type="float" office:value="13230" table:style-name="ce9">
            <text:p>13,230<text:s/></text:p>
          </table:table-cell>
          <table:table-cell office:value-type="float" office:value="13327" table:style-name="ce9">
            <text:p>13,327<text:s/></text:p>
          </table:table-cell>
          <table:table-cell office:value-type="float" office:value="9386" table:style-name="ce9">
            <text:p>9,386<text:s/></text:p>
          </table:table-cell>
          <table:table-cell office:value-type="float" office:value="11226" table:style-name="ce9">
            <text:p>11,226<text:s/></text:p>
          </table:table-cell>
          <table:table-cell office:value-type="float" office:value="376649" table:formula="msoxl:=SUM(B106:AF106)" table:style-name="ce2">
            <text:p>376,649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三重國小</text:p>
          </table:table-cell>
          <table:table-cell office:value-type="float" office:value="12997" table:style-name="ce9">
            <text:p>12,997<text:s/></text:p>
          </table:table-cell>
          <table:table-cell office:value-type="float" office:value="10713" table:style-name="ce9">
            <text:p>10,713<text:s/></text:p>
          </table:table-cell>
          <table:table-cell office:value-type="float" office:value="8935" table:style-name="ce9">
            <text:p>8,935<text:s/></text:p>
          </table:table-cell>
          <table:table-cell office:value-type="float" office:value="12697" table:style-name="ce9">
            <text:p>12,697<text:s/></text:p>
          </table:table-cell>
          <table:table-cell office:value-type="float" office:value="12326" table:style-name="ce9">
            <text:p>12,326<text:s/></text:p>
          </table:table-cell>
          <table:table-cell office:value-type="float" office:value="12498" table:style-name="ce9">
            <text:p>12,498<text:s/></text:p>
          </table:table-cell>
          <table:table-cell office:value-type="float" office:value="12587" table:style-name="ce9">
            <text:p>12,587<text:s/></text:p>
          </table:table-cell>
          <table:table-cell office:value-type="float" office:value="13296" table:style-name="ce9">
            <text:p>13,296<text:s/></text:p>
          </table:table-cell>
          <table:table-cell office:value-type="float" office:value="11225" table:style-name="ce9">
            <text:p>11,225<text:s/></text:p>
          </table:table-cell>
          <table:table-cell office:value-type="float" office:value="9033" table:style-name="ce9">
            <text:p>9,033<text:s/></text:p>
          </table:table-cell>
          <table:table-cell office:value-type="float" office:value="11940" table:style-name="ce9">
            <text:p>11,940<text:s/></text:p>
          </table:table-cell>
          <table:table-cell office:value-type="float" office:value="12313" table:style-name="ce9">
            <text:p>12,313<text:s/></text:p>
          </table:table-cell>
          <table:table-cell office:value-type="float" office:value="12467" table:style-name="ce9">
            <text:p>12,467<text:s/></text:p>
          </table:table-cell>
          <table:table-cell office:value-type="float" office:value="12487" table:style-name="ce9">
            <text:p>12,487<text:s/></text:p>
          </table:table-cell>
          <table:table-cell office:value-type="float" office:value="13167" table:style-name="ce9">
            <text:p>13,167<text:s/></text:p>
          </table:table-cell>
          <table:table-cell office:value-type="float" office:value="11249" table:style-name="ce9">
            <text:p>11,249<text:s/></text:p>
          </table:table-cell>
          <table:table-cell office:value-type="float" office:value="8901" table:style-name="ce9">
            <text:p>8,901<text:s/></text:p>
          </table:table-cell>
          <table:table-cell office:value-type="float" office:value="12222" table:style-name="ce9">
            <text:p>12,222<text:s/></text:p>
          </table:table-cell>
          <table:table-cell office:value-type="float" office:value="12415" table:style-name="ce9">
            <text:p>12,415<text:s/></text:p>
          </table:table-cell>
          <table:table-cell office:value-type="float" office:value="12579" table:style-name="ce9">
            <text:p>12,579<text:s/></text:p>
          </table:table-cell>
          <table:table-cell office:value-type="float" office:value="12524" table:style-name="ce9">
            <text:p>12,524<text:s/></text:p>
          </table:table-cell>
          <table:table-cell office:value-type="float" office:value="13304" table:style-name="ce9">
            <text:p>13,304<text:s/></text:p>
          </table:table-cell>
          <table:table-cell office:value-type="float" office:value="10729" table:style-name="ce9">
            <text:p>10,729<text:s/></text:p>
          </table:table-cell>
          <table:table-cell office:value-type="float" office:value="9023" table:style-name="ce9">
            <text:p>9,023<text:s/></text:p>
          </table:table-cell>
          <table:table-cell office:value-type="float" office:value="12337" table:style-name="ce9">
            <text:p>12,337<text:s/></text:p>
          </table:table-cell>
          <table:table-cell office:value-type="float" office:value="12339" table:style-name="ce9">
            <text:p>12,339<text:s/></text:p>
          </table:table-cell>
          <table:table-cell office:value-type="float" office:value="12655" table:style-name="ce9">
            <text:p>12,655<text:s/></text:p>
          </table:table-cell>
          <table:table-cell office:value-type="float" office:value="12685" table:style-name="ce9">
            <text:p>12,685<text:s/></text:p>
          </table:table-cell>
          <table:table-cell office:value-type="float" office:value="13090" table:style-name="ce9">
            <text:p>13,090<text:s/></text:p>
          </table:table-cell>
          <table:table-cell office:value-type="float" office:value="9873" table:style-name="ce9">
            <text:p>9,873<text:s/></text:p>
          </table:table-cell>
          <table:table-cell office:value-type="float" office:value="11527" table:style-name="ce9">
            <text:p>11,527<text:s/></text:p>
          </table:table-cell>
          <table:table-cell office:value-type="float" office:value="366133" table:formula="msoxl:=SUM(B107:AF107)" table:style-name="ce2">
            <text:p>366,133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迴龍</text:p>
          </table:table-cell>
          <table:table-cell office:value-type="float" office:value="12082" table:style-name="ce9">
            <text:p>12,082<text:s/></text:p>
          </table:table-cell>
          <table:table-cell office:value-type="float" office:value="9229" table:style-name="ce9">
            <text:p>9,229<text:s/></text:p>
          </table:table-cell>
          <table:table-cell office:value-type="float" office:value="7368" table:style-name="ce9">
            <text:p>7,368<text:s/></text:p>
          </table:table-cell>
          <table:table-cell office:value-type="float" office:value="11303" table:style-name="ce9">
            <text:p>11,303<text:s/></text:p>
          </table:table-cell>
          <table:table-cell office:value-type="float" office:value="11963" table:style-name="ce9">
            <text:p>11,963<text:s/></text:p>
          </table:table-cell>
          <table:table-cell office:value-type="float" office:value="11902" table:style-name="ce9">
            <text:p>11,902<text:s/></text:p>
          </table:table-cell>
          <table:table-cell office:value-type="float" office:value="11916" table:style-name="ce9">
            <text:p>11,916<text:s/></text:p>
          </table:table-cell>
          <table:table-cell office:value-type="float" office:value="12427" table:style-name="ce9">
            <text:p>12,427<text:s/></text:p>
          </table:table-cell>
          <table:table-cell office:value-type="float" office:value="9919" table:style-name="ce9">
            <text:p>9,919<text:s/></text:p>
          </table:table-cell>
          <table:table-cell office:value-type="float" office:value="8006" table:style-name="ce9">
            <text:p>8,006<text:s/></text:p>
          </table:table-cell>
          <table:table-cell office:value-type="float" office:value="11512" table:style-name="ce9">
            <text:p>11,512<text:s/></text:p>
          </table:table-cell>
          <table:table-cell office:value-type="float" office:value="11928" table:style-name="ce9">
            <text:p>11,928<text:s/></text:p>
          </table:table-cell>
          <table:table-cell office:value-type="float" office:value="12064" table:style-name="ce9">
            <text:p>12,064<text:s/></text:p>
          </table:table-cell>
          <table:table-cell office:value-type="float" office:value="11949" table:style-name="ce9">
            <text:p>11,949<text:s/></text:p>
          </table:table-cell>
          <table:table-cell office:value-type="float" office:value="12316" table:style-name="ce9">
            <text:p>12,316<text:s/></text:p>
          </table:table-cell>
          <table:table-cell office:value-type="float" office:value="9258" table:style-name="ce9">
            <text:p>9,258<text:s/></text:p>
          </table:table-cell>
          <table:table-cell office:value-type="float" office:value="7348" table:style-name="ce9">
            <text:p>7,348<text:s/></text:p>
          </table:table-cell>
          <table:table-cell office:value-type="float" office:value="11647" table:style-name="ce9">
            <text:p>11,647<text:s/></text:p>
          </table:table-cell>
          <table:table-cell office:value-type="float" office:value="11841" table:style-name="ce9">
            <text:p>11,841<text:s/></text:p>
          </table:table-cell>
          <table:table-cell office:value-type="float" office:value="12026" table:style-name="ce9">
            <text:p>12,026<text:s/></text:p>
          </table:table-cell>
          <table:table-cell office:value-type="float" office:value="11804" table:style-name="ce9">
            <text:p>11,804<text:s/></text:p>
          </table:table-cell>
          <table:table-cell office:value-type="float" office:value="12188" table:style-name="ce9">
            <text:p>12,188<text:s/></text:p>
          </table:table-cell>
          <table:table-cell office:value-type="float" office:value="8753" table:style-name="ce9">
            <text:p>8,753<text:s/></text:p>
          </table:table-cell>
          <table:table-cell office:value-type="float" office:value="7144" table:style-name="ce9">
            <text:p>7,144<text:s/></text:p>
          </table:table-cell>
          <table:table-cell office:value-type="float" office:value="11736" table:style-name="ce9">
            <text:p>11,736<text:s/></text:p>
          </table:table-cell>
          <table:table-cell office:value-type="float" office:value="12021" table:style-name="ce9">
            <text:p>12,021<text:s/></text:p>
          </table:table-cell>
          <table:table-cell office:value-type="float" office:value="12117" table:style-name="ce9">
            <text:p>12,117<text:s/></text:p>
          </table:table-cell>
          <table:table-cell office:value-type="float" office:value="11808" table:style-name="ce9">
            <text:p>11,808<text:s/></text:p>
          </table:table-cell>
          <table:table-cell office:value-type="float" office:value="12387" table:style-name="ce9">
            <text:p>12,387<text:s/></text:p>
          </table:table-cell>
          <table:table-cell office:value-type="float" office:value="8030" table:style-name="ce9">
            <text:p>8,030<text:s/></text:p>
          </table:table-cell>
          <table:table-cell office:value-type="float" office:value="11114" table:style-name="ce9">
            <text:p>11,114<text:s/></text:p>
          </table:table-cell>
          <table:table-cell office:value-type="float" office:value="337106" table:formula="msoxl:=SUM(B108:AF108)" table:style-name="ce2">
            <text:p>337,106<text:s/></text:p>
          </table:table-cell>
          <table:table-cell table:number-columns-repeated="16351"/>
        </table:table-row>
        <table:table-row table:style-name="ro1">
          <table:table-cell office:value-type="string" table:style-name="ce8">
            <text:p>丹鳳</text:p>
          </table:table-cell>
          <table:table-cell office:value-type="float" office:value="9985" table:style-name="ce9">
            <text:p>9,985<text:s/></text:p>
          </table:table-cell>
          <table:table-cell office:value-type="float" office:value="8215" table:style-name="ce9">
            <text:p>8,215<text:s/></text:p>
          </table:table-cell>
          <table:table-cell office:value-type="float" office:value="6406" table:style-name="ce9">
            <text:p>6,406<text:s/></text:p>
          </table:table-cell>
          <table:table-cell office:value-type="float" office:value="8992" table:style-name="ce9">
            <text:p>8,992<text:s/></text:p>
          </table:table-cell>
          <table:table-cell office:value-type="float" office:value="9543" table:style-name="ce9">
            <text:p>9,543<text:s/></text:p>
          </table:table-cell>
          <table:table-cell office:value-type="float" office:value="9609" table:style-name="ce9">
            <text:p>9,609<text:s/></text:p>
          </table:table-cell>
          <table:table-cell office:value-type="float" office:value="9689" table:style-name="ce9">
            <text:p>9,689<text:s/></text:p>
          </table:table-cell>
          <table:table-cell office:value-type="float" office:value="10359" table:style-name="ce9">
            <text:p>10,359<text:s/></text:p>
          </table:table-cell>
          <table:table-cell office:value-type="float" office:value="8612" table:style-name="ce9">
            <text:p>8,612<text:s/></text:p>
          </table:table-cell>
          <table:table-cell office:value-type="float" office:value="7026" table:style-name="ce9">
            <text:p>7,026<text:s/></text:p>
          </table:table-cell>
          <table:table-cell office:value-type="float" office:value="9415" table:style-name="ce9">
            <text:p>9,415<text:s/></text:p>
          </table:table-cell>
          <table:table-cell office:value-type="float" office:value="9628" table:style-name="ce9">
            <text:p>9,628<text:s/></text:p>
          </table:table-cell>
          <table:table-cell office:value-type="float" office:value="9723" table:style-name="ce9">
            <text:p>9,723<text:s/></text:p>
          </table:table-cell>
          <table:table-cell office:value-type="float" office:value="9662" table:style-name="ce9">
            <text:p>9,662<text:s/></text:p>
          </table:table-cell>
          <table:table-cell office:value-type="float" office:value="10139" table:style-name="ce9">
            <text:p>10,139<text:s/></text:p>
          </table:table-cell>
          <table:table-cell office:value-type="float" office:value="7999" table:style-name="ce9">
            <text:p>7,999<text:s/></text:p>
          </table:table-cell>
          <table:table-cell office:value-type="float" office:value="6423" table:style-name="ce9">
            <text:p>6,423<text:s/></text:p>
          </table:table-cell>
          <table:table-cell office:value-type="float" office:value="9348" table:style-name="ce9">
            <text:p>9,348<text:s/></text:p>
          </table:table-cell>
          <table:table-cell office:value-type="float" office:value="9505" table:style-name="ce9">
            <text:p>9,505<text:s/></text:p>
          </table:table-cell>
          <table:table-cell office:value-type="float" office:value="9618" table:style-name="ce9">
            <text:p>9,618<text:s/></text:p>
          </table:table-cell>
          <table:table-cell office:value-type="float" office:value="9527" table:style-name="ce9">
            <text:p>9,527<text:s/></text:p>
          </table:table-cell>
          <table:table-cell office:value-type="float" office:value="10105" table:style-name="ce9">
            <text:p>10,105<text:s/></text:p>
          </table:table-cell>
          <table:table-cell office:value-type="float" office:value="7599" table:style-name="ce9">
            <text:p>7,599<text:s/></text:p>
          </table:table-cell>
          <table:table-cell office:value-type="float" office:value="6435" table:style-name="ce9">
            <text:p>6,435<text:s/></text:p>
          </table:table-cell>
          <table:table-cell office:value-type="float" office:value="9347" table:style-name="ce9">
            <text:p>9,347<text:s/></text:p>
          </table:table-cell>
          <table:table-cell office:value-type="float" office:value="9772" table:style-name="ce9">
            <text:p>9,772<text:s/></text:p>
          </table:table-cell>
          <table:table-cell office:value-type="float" office:value="9740" table:style-name="ce9">
            <text:p>9,740<text:s/></text:p>
          </table:table-cell>
          <table:table-cell office:value-type="float" office:value="9515" table:style-name="ce9">
            <text:p>9,515<text:s/></text:p>
          </table:table-cell>
          <table:table-cell office:value-type="float" office:value="9987" table:style-name="ce9">
            <text:p>9,987<text:s/></text:p>
          </table:table-cell>
          <table:table-cell office:value-type="float" office:value="7322" table:style-name="ce9">
            <text:p>7,322<text:s/></text:p>
          </table:table-cell>
          <table:table-cell office:value-type="float" office:value="9064" table:style-name="ce9">
            <text:p>9,064<text:s/></text:p>
          </table:table-cell>
          <table:table-cell office:value-type="float" office:value="278309" table:formula="msoxl:=SUM(B109:AF109)" table:style-name="ce2">
            <text:p>278,309<text:s/></text:p>
          </table:table-cell>
          <table:table-cell table:number-columns-repeated="16351"/>
        </table:table-row>
        <table:table-row table:number-rows-repeated="10484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cf1" style:family="table-cell" style:data-style-name="N0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middle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Y.C. CHUANG</meta:initial-creator>
    <dc:creator>Galant</dc:creator>
    <meta:creation-date>2024-01-11T03:03:45Z</meta:creation-date>
    <dc:date>2024-12-21T04:35:32Z</dc:date>
  </office:meta>
</office:document-meta>
</file>